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16000000CC436B0830A4848D45.png" manifest:media-type="image/png"/>
  <manifest:file-entry manifest:full-path="Pictures/100000000000011F000000A786239DEB2B11AC0C.png" manifest:media-type="image/png"/>
  <manifest:file-entry manifest:full-path="Pictures/10000000000000B6000000C14B4094CAE4C5E9F7.png" manifest:media-type="image/png"/>
  <manifest:file-entry manifest:full-path="Pictures/1000000000000898000004DF63B1C40909A636AD.jpg" manifest:media-type="image/jpeg"/>
  <manifest:file-entry manifest:full-path="Pictures/10000000000000EB000000AF1AC259988BD21594.png" manifest:media-type="image/png"/>
  <manifest:file-entry manifest:full-path="Pictures/1000020100000559000000B1BE7519BF0C39CF3B.png" manifest:media-type="image/png"/>
  <manifest:file-entry manifest:full-path="Pictures/10000201000001D90000002A38F8A1BAE4B25D5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2" svg:font-family="Arial"/>
    <style:font-face style:name="Calibri3" svg:font-family="Calibri"/>
    <style:font-face style:name="MS PGothic2" svg:font-family="'MS PGothic'"/>
    <style:font-face style:name="Arial6" svg:font-family="Arial" style:font-family-generic="modern"/>
    <style:font-face style:name="JetBrains Mono1" svg:font-family="'JetBrains Mono'" style:font-family-generic="modern"/>
    <style:font-face style:name="MS PGothic1" svg:font-family="'MS PGothic'" style:font-family-generic="modern"/>
    <style:font-face style:name="Arial" svg:font-family="Arial" style:font-family-generic="swiss"/>
    <style:font-face style:name="Calibri2" svg:font-family="Calibri" style:font-family-generic="swiss"/>
    <style:font-face style:name="Source Code Pro Medium" svg:font-family="'Source Code Pro Medium'" style:font-pitch="fixed"/>
    <style:font-face style:name="MS PGothic4" svg:font-family="'MS PGothic'" style:font-family-generic="modern" style:font-pitch="fixed"/>
    <style:font-face style:name="Arial3" svg:font-family="Arial" style:font-pitch="variable"/>
    <style:font-face style:name="Calibri" svg:font-family="Calibri" style:font-pitch="variable"/>
    <style:font-face style:name="DejaVu Sans2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S PGothic3" svg:font-family="'MS PGothic'" style:font-pitch="variable"/>
    <style:font-face style:name="Source Code Pro Medium1" svg:font-family="'Source Code Pro Medium'" style:font-pitch="variable"/>
    <style:font-face style:name="DejaVu Sans1" svg:font-family="'DejaVu Sans'" style:font-family-generic="modern" style:font-pitch="variable"/>
    <style:font-face style:name="FreeSans3" svg:font-family="FreeSans" style:font-family-generic="modern" style:font-pitch="variable"/>
    <style:font-face style:name="JetBrains Mono" svg:font-family="'JetBrains Mono'" style:font-family-generic="modern" style:font-pitch="variable"/>
    <style:font-face style:name="MS PGothic5" svg:font-family="'MS PGothic'" style:font-family-generic="modern" style:font-pitch="variable"/>
    <style:font-face style:name="Arial1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4" svg:font-family="Arial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S PGothic" svg:font-family="'MS PGothi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standard">
      <style:graphic-properties svg:stroke-color="#4a5c66" draw:fill="none" draw:textarea-horizontal-align="justify" draw:textarea-vertical-align="middle" draw:auto-grow-height="false" fo:min-height="7.37cm" fo:min-width="22.36cm"/>
      <style:paragraph-properties style:writing-mode="lr-tb"/>
    </style:style>
    <style:style style:name="gr4" style:family="graphic" style:parent-style-name="standard">
      <style:graphic-properties svg:stroke-color="#4a5c66" draw:fill="none" draw:textarea-horizontal-align="justify" draw:textarea-vertical-align="middle" draw:auto-grow-height="false" fo:min-height="1.02cm" fo:min-width="3.31cm"/>
      <style:paragraph-properties style:writing-mode="lr-tb"/>
    </style:style>
    <style:style style:name="gr5" style:family="graphic" style:parent-style-name="standard">
      <style:graphic-properties svg:stroke-color="#4a5c66" draw:fill="none" draw:textarea-horizontal-align="justify" draw:textarea-vertical-align="middle" draw:auto-grow-height="false" fo:min-height="0.648cm" fo:min-width="2.194cm"/>
      <style:paragraph-properties style:writing-mode="lr-tb"/>
    </style:style>
    <style:style style:name="gr6" style:family="graphic" style:parent-style-name="objectwithoutfill">
      <style:graphic-properties svg:stroke-color="#4a5c66" draw:marker-end="Arrowheads_20_1" draw:marker-end-width="0.3cm" draw:fill="none" draw:textarea-vertical-align="middle"/>
    </style:style>
    <style:style style:name="gr7" style:family="graphic" style:parent-style-name="standard">
      <style:graphic-properties svg:stroke-color="#4a5c66" draw:fill="none" draw:textarea-horizontal-align="justify" draw:textarea-vertical-align="middle" draw:auto-grow-height="false" fo:min-height="9.91cm" fo:min-width="22.36cm"/>
      <style:paragraph-properties style:writing-mode="lr-tb"/>
    </style:style>
    <style:style style:name="gr8" style:family="graphic" style:parent-style-name="standard">
      <style:graphic-properties svg:stroke-color="#4a5c66" draw:fill="none" draw:textarea-horizontal-align="justify" draw:textarea-vertical-align="middle" draw:auto-grow-height="false" fo:min-height="4.195cm" fo:min-width="14.105cm"/>
      <style:paragraph-properties style:writing-mode="lr-tb"/>
    </style:style>
    <style:style style:name="gr9" style:family="graphic" style:parent-style-name="standard" style:list-style-name="L3">
      <style:graphic-properties svg:stroke-color="#4a5c66" draw:fill="none" draw:textarea-horizontal-align="justify" draw:textarea-vertical-align="middle" draw:auto-grow-height="false" fo:min-height="4.195cm" fo:min-width="14.105cm"/>
      <style:paragraph-properties style:writing-mode="lr-tb"/>
    </style:style>
    <style:style style:name="gr10" style:family="graphic" style:parent-style-name="standard">
      <style:graphic-properties svg:stroke-color="#4a5c66" draw:fill="none" draw:textarea-horizontal-align="justify" draw:textarea-vertical-align="middle" draw:auto-grow-height="false" fo:min-height="9.91cm" fo:min-width="16.645cm"/>
      <style:paragraph-properties style:writing-mode="lr-tb"/>
    </style:style>
    <style:style style:name="gr11" style:family="graphic" style:parent-style-name="standard">
      <style:graphic-properties svg:stroke-color="#4a5c66" draw:fill="none" draw:textarea-horizontal-align="justify" draw:textarea-vertical-align="middle" draw:auto-grow-height="false" fo:min-height="9.91cm" fo:min-width="19.82cm"/>
      <style:paragraph-properties style:writing-mode="lr-tb"/>
    </style:style>
    <style:style style:name="gr12" style:family="graphic" style:parent-style-name="standard">
      <style:graphic-properties svg:stroke-color="#4a5c66" draw:fill="none" draw:textarea-horizontal-align="justify" draw:textarea-vertical-align="middle" draw:auto-grow-height="false" fo:min-height="8.64cm" fo:min-width="19.82cm"/>
      <style:paragraph-properties style:writing-mode="lr-tb"/>
    </style:style>
    <style:style style:name="gr13" style:family="graphic" style:parent-style-name="standard" style:list-style-name="L3">
      <style:graphic-properties svg:stroke-color="#4a5c66" draw:fill="none" draw:textarea-horizontal-align="justify" draw:textarea-vertical-align="middle" draw:auto-grow-height="false" fo:min-height="9.91cm" fo:min-width="19.82cm"/>
      <style:paragraph-properties style:writing-mode="lr-tb"/>
    </style:style>
    <style:style style:name="gr14" style:family="graphic" style:parent-style-name="standard" style:list-style-name="L3">
      <style:graphic-properties svg:stroke-color="#4a5c66" draw:fill="none" draw:textarea-horizontal-align="justify" draw:textarea-vertical-align="middle" draw:auto-grow-height="false" fo:min-height="9.91cm" fo:min-width="19.82cm"/>
      <style:paragraph-properties style:writing-mode="lr-tb"/>
    </style:style>
    <style:style style:name="gr15" style:family="graphic" style:parent-style-name="standard" style:list-style-name="L3">
      <style:graphic-properties svg:stroke-color="#4a5c66" draw:fill="none" draw:textarea-horizontal-align="justify" draw:textarea-vertical-align="middle" draw:auto-grow-height="false" fo:min-height="9.91cm" fo:min-width="19.82cm"/>
      <style:paragraph-properties style:writing-mode="lr-tb"/>
    </style:style>
    <style:style style:name="gr16" style:family="graphic" style:parent-style-name="standard" style:list-style-name="L3">
      <style:graphic-properties svg:stroke-color="#4a5c66" draw:fill="none" draw:textarea-horizontal-align="justify" draw:textarea-vertical-align="middle" draw:auto-grow-height="false" fo:min-height="9.91cm" fo:min-width="19.82cm"/>
      <style:paragraph-properties style:writing-mode="lr-tb"/>
    </style:style>
    <style:style style:name="gr17" style:family="graphic" style:parent-style-name="standard" style:list-style-name="L3">
      <style:graphic-properties svg:stroke-color="#4a5c66" draw:fill="none" draw:textarea-horizontal-align="justify" draw:textarea-vertical-align="middle" draw:auto-grow-height="false" fo:min-height="9.91cm" fo:min-width="19.82cm"/>
      <style:paragraph-properties style:writing-mode="lr-tb"/>
    </style:style>
    <style:style style:name="gr18" style:family="graphic" style:parent-style-name="standard" style:list-style-name="L3">
      <style:graphic-properties svg:stroke-color="#4a5c66" draw:fill="none" draw:textarea-horizontal-align="justify" draw:textarea-vertical-align="middle" draw:auto-grow-height="false" fo:min-height="9.91cm" fo:min-width="19.82cm"/>
      <style:paragraph-properties style:writing-mode="lr-tb"/>
    </style:style>
    <style:style style:name="gr19" style:family="graphic" style:parent-style-name="standard">
      <style:graphic-properties svg:stroke-color="#4a5c66" draw:fill="none" draw:textarea-horizontal-align="justify" draw:textarea-vertical-align="middle" draw:auto-grow-height="false" fo:min-height="1.02cm" fo:min-width="2.138cm"/>
      <style:paragraph-properties style:writing-mode="lr-tb"/>
    </style:style>
    <style:style style:name="gr20" style:family="graphic" style:parent-style-name="standard">
      <style:graphic-properties svg:stroke-color="#4a5c66" draw:fill="none" draw:textarea-horizontal-align="justify" draw:textarea-vertical-align="middle" draw:auto-grow-height="false" fo:min-height="0.648cm" fo:min-width="1.366cm"/>
      <style:paragraph-properties style:writing-mode="lr-tb"/>
    </style:style>
    <style:style style:name="gr21" style:family="graphic" style:parent-style-name="standard">
      <style:graphic-properties svg:stroke-color="#4a5c66" draw:fill="none" draw:textarea-horizontal-align="justify" draw:textarea-vertical-align="middle" draw:auto-grow-height="false" fo:min-height="3.525cm" fo:min-width="11.028cm"/>
      <style:paragraph-properties style:writing-mode="lr-tb"/>
    </style:style>
    <style:style style:name="gr22" style:family="graphic" style:parent-style-name="standard" style:list-style-name="L3">
      <style:graphic-properties svg:stroke-color="#4a5c66" draw:fill="none" draw:textarea-horizontal-align="justify" draw:textarea-vertical-align="middle" draw:auto-grow-height="false" fo:min-height="2.89cm" fo:min-width="12.2cm"/>
      <style:paragraph-properties style:writing-mode="lr-tb"/>
    </style:style>
    <style:style style:name="gr23" style:family="graphic" style:parent-style-name="standard" style:list-style-name="L3">
      <style:graphic-properties svg:stroke-color="#4a5c66" draw:fill="none" draw:textarea-horizontal-align="justify" draw:textarea-vertical-align="middle" draw:auto-grow-height="false" fo:min-height="4.795cm" fo:min-width="15.375cm"/>
      <style:paragraph-properties style:writing-mode="lr-tb"/>
    </style:style>
    <style:style style:name="gr24" style:family="graphic" style:parent-style-name="standard" style:list-style-name="L3">
      <style:graphic-properties svg:stroke-color="#4a5c66" draw:fill="none" draw:textarea-horizontal-align="justify" draw:textarea-vertical-align="middle" draw:auto-grow-height="false" fo:min-height="4.795cm" fo:min-width="15.375cm"/>
      <style:paragraph-properties style:writing-mode="lr-tb"/>
    </style:style>
    <style:style style:name="gr25" style:family="graphic" style:parent-style-name="standard" style:list-style-name="L3">
      <style:graphic-properties svg:stroke-color="#4a5c66" draw:fill="none" draw:textarea-horizontal-align="justify" draw:textarea-vertical-align="middle" draw:auto-grow-height="false" fo:min-height="4.795cm" fo:min-width="15.375cm"/>
      <style:paragraph-properties style:writing-mode="lr-tb"/>
    </style:style>
    <style:style style:name="gr26" style:family="graphic" style:parent-style-name="standard" style:list-style-name="L3">
      <style:graphic-properties svg:stroke-color="#4a5c66" draw:fill="none" draw:textarea-horizontal-align="justify" draw:textarea-vertical-align="middle" draw:auto-grow-height="false" fo:min-height="2.255cm" fo:min-width="12.835cm"/>
      <style:paragraph-properties style:writing-mode="lr-tb"/>
    </style:style>
    <style:style style:name="gr27" style:family="graphic" style:parent-style-name="standard" style:list-style-name="L3">
      <style:graphic-properties svg:stroke-color="#4a5c66" draw:fill="none" draw:textarea-horizontal-align="justify" draw:textarea-vertical-align="middle" draw:auto-grow-height="false" fo:min-height="2.925cm" fo:min-width="14.105cm"/>
      <style:paragraph-properties style:writing-mode="lr-tb"/>
    </style:style>
    <style:style style:name="gr28" style:family="graphic" style:parent-style-name="standard" style:list-style-name="L3">
      <style:graphic-properties svg:stroke-color="#4a5c66" draw:fill="none" draw:textarea-horizontal-align="justify" draw:textarea-vertical-align="middle" draw:auto-grow-height="false" fo:min-height="2.255cm" fo:min-width="12.835cm"/>
      <style:paragraph-properties style:writing-mode="lr-tb"/>
    </style:style>
    <style:style style:name="gr29" style:family="graphic" style:parent-style-name="standard" style:list-style-name="L3">
      <style:graphic-properties svg:stroke-color="#4a5c66" draw:fill="none" draw:textarea-horizontal-align="justify" draw:textarea-vertical-align="middle" draw:auto-grow-height="false" fo:min-height="2.925cm" fo:min-width="14.105cm"/>
      <style:paragraph-properties style:writing-mode="lr-tb"/>
    </style:style>
    <style:style style:name="gr30" style:family="graphic" style:parent-style-name="standard" style:list-style-name="L3">
      <style:graphic-properties svg:stroke-color="#4a5c66" draw:fill="none" draw:textarea-horizontal-align="justify" draw:textarea-vertical-align="middle" draw:auto-grow-height="false" fo:min-height="2.255cm" fo:min-width="12.835cm"/>
      <style:paragraph-properties style:writing-mode="lr-tb"/>
    </style:style>
    <style:style style:name="gr31" style:family="graphic" style:parent-style-name="standard" style:list-style-name="L3">
      <style:graphic-properties svg:stroke-color="#4a5c66" draw:fill="none" draw:textarea-horizontal-align="justify" draw:textarea-vertical-align="middle" draw:auto-grow-height="false" fo:min-height="2.925cm" fo:min-width="14.105cm"/>
      <style:paragraph-properties style:writing-mode="lr-tb"/>
    </style:style>
    <style:style style:name="gr32" style:family="graphic" style:parent-style-name="standard" style:list-style-name="L3">
      <style:graphic-properties svg:stroke-color="#4a5c66" draw:fill="none" draw:textarea-horizontal-align="justify" draw:textarea-vertical-align="middle" draw:auto-grow-height="false" fo:min-height="2.255cm" fo:min-width="12.835cm"/>
      <style:paragraph-properties style:writing-mode="lr-tb"/>
    </style:style>
    <style:style style:name="gr33" style:family="graphic" style:parent-style-name="standard" style:list-style-name="L3">
      <style:graphic-properties svg:stroke-color="#4a5c66" draw:fill="none" draw:textarea-horizontal-align="justify" draw:textarea-vertical-align="middle" draw:auto-grow-height="false" fo:min-height="2.925cm" fo:min-width="14.105cm"/>
      <style:paragraph-properties style:writing-mode="lr-tb"/>
    </style:style>
    <style:style style:name="gr34" style:family="graphic" style:parent-style-name="standard">
      <style:graphic-properties svg:stroke-color="#4a5c66" draw:fill-color="#80ba24" draw:textarea-horizontal-align="justify" draw:textarea-vertical-align="middle" draw:auto-grow-height="false" fo:min-height="0.703cm" fo:min-width="5.604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_32__5f_THM-Titelfolie-outline1">
      <style:graphic-properties draw:stroke="none" svg:stroke-width="0cm" draw:fill="none" draw:textarea-vertical-align="bottom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2" style:family="presentation" style:parent-style-name="_32__5f_THM-Titelfolie-notes">
      <style:graphic-properties draw:fill-color="#ffffff" fo:min-height="12.572cm"/>
      <style:paragraph-properties style:writing-mode="lr-tb"/>
    </style:style>
    <style:style style:name="pr3" style:family="presentation" style:parent-style-name="Text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extfolie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5" style:family="presentation" style:parent-style-name="Textfolie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6" style:family="presentation" style:parent-style-name="Textfolie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Textfolie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8" style:family="presentation" style:parent-style-name="Textfolie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9" style:family="presentation" style:parent-style-name="Textfolie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10" style:family="presentation" style:parent-style-name="Textfolie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11" style:family="presentation" style:parent-style-name="Textfoli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13" style:family="presentation" style:parent-style-name="Textfolie_5f_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14" style:family="presentation" style:parent-style-name="Textfolie_5f_-notes">
      <style:graphic-properties draw:fill-color="#ffffff" fo:min-height="12.572cm"/>
      <style:paragraph-properties style:writing-mode="lr-tb"/>
    </style:style>
    <style:style style:name="pr15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16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17" style:family="presentation" style:parent-style-name="Textfolie_5f_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18" style:family="presentation" style:parent-style-name="Textfolie_5f_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19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20" style:family="presentation" style:parent-style-name="Textfolie_5f_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21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22" style:family="presentation" style:parent-style-name="Textfolie_5f_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23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24" style:family="presentation" style:parent-style-name="Textfolie_5f_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25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26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27" style:family="presentation" style:parent-style-name="Textfolie_5f_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28" style:family="presentation" style:parent-style-name="Textfolie_5f_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29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30" style:family="presentation" style:parent-style-name="Textfolie_5f_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31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32" style:family="presentation" style:parent-style-name="Textfolie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33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34" style:family="presentation" style:parent-style-name="Textfolie_5f_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35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36" style:family="presentation" style:parent-style-name="Textfolie_5f_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37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38" style:family="presentation" style:parent-style-name="Textfolie_5f_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39" style:family="presentation" style:parent-style-name="Textfolie_5f_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40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41" style:family="presentation" style:parent-style-name="Textfolie_5f_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42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43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44" style:family="presentation" style:parent-style-name="Textfolie_5f_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45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46" style:family="presentation" style:parent-style-name="Textfolie_5f_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47" style:family="presentation" style:parent-style-name="Textfolie_5f_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48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49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50" style:family="presentation" style:parent-style-name="Textfolie_5f_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51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52" style:family="presentation" style:parent-style-name="Textfolie_5f_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53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54" style:family="presentation" style:parent-style-name="Textfolie_5f_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55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56" style:family="presentation" style:parent-style-name="Textfolie_5f_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57" style:family="presentation" style:parent-style-name="Textfolie_5f_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58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59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60" style:family="presentation" style:parent-style-name="Textfolie_5f_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61" style:family="presentation" style:parent-style-name="Textfolie_5f_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62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63" style:family="presentation" style:parent-style-name="Textfolie_5f_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64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65" style:family="presentation" style:parent-style-name="Textfolie_5f_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66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67" style:family="presentation" style:parent-style-name="Textfolie_5f_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68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69" style:family="presentation" style:parent-style-name="Textfolie_5f_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70" style:family="presentation" style:parent-style-name="Textfolie_5f_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71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72" style:family="presentation" style:parent-style-name="Textfolie_5f_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73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74" style:family="presentation" style:parent-style-name="Textfolie_5f_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75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76" style:family="presentation" style:parent-style-name="Textfolie_5f_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77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78" style:family="presentation" style:parent-style-name="Textfolie_5f_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79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80" style:family="presentation" style:parent-style-name="Textfolie_5f_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81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82" style:family="presentation" style:parent-style-name="Textfolie_5f_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83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84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85" style:family="presentation" style:parent-style-name="Textfolie_5f_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86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87" style:family="presentation" style:parent-style-name="Textfolie_5f_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88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89" style:family="presentation" style:parent-style-name="Textfolie_5f_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90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91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92" style:family="presentation" style:parent-style-name="Textfolie_5f_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93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94" style:family="presentation" style:parent-style-name="Textfolie_5f_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95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.155cm" fo:margin-bottom="0cm" fo:line-height="15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.155cm" fo:margin-bottom="0cm" fo:line-height="15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2pt" fo:language="en" fo:country="US"/>
    </style:style>
    <style:style style:name="P3" style:family="paragraph">
      <loext:graphic-properties draw:fill-color="#ffffff"/>
      <style:paragraph-properties style:writing-mode="lr-tb"/>
      <style:text-properties fo:language="en" fo:country="US"/>
    </style:style>
    <style:style style:name="P4" style:family="paragraph">
      <style:paragraph-properties fo:margin-top="0cm" fo:margin-bottom="0cm" fo:line-height="100%" fo:text-align="end" style:punctuation-wrap="hanging" style:writing-mode="lr-tb"/>
      <style:text-properties fo:font-size="11pt" fo:language="en" fo:country="US" style:font-size-asian="14pt" style:font-size-complex="14pt"/>
    </style:style>
    <style:style style:name="P5" style:family="paragraph">
      <loext:graphic-properties draw:fill="none" draw:fill-color="#ffffff"/>
      <style:paragraph-properties fo:margin-top="0cm" fo:margin-bottom="0cm" fo:line-height="100%" fo:text-align="end" style:punctuation-wrap="hanging" style:writing-mode="lr-tb" style:font-independent-line-spacing="true"/>
      <style:text-properties fo:font-size="11pt" fo:language="en" fo:country="US" style:font-size-asian="14pt" style:font-size-complex="14pt"/>
    </style:style>
    <style:style style:name="P6" style:family="paragraph">
      <style:paragraph-properties fo:margin-top="0cm" fo:margin-bottom="0cm" fo:line-height="100%" fo:text-align="start" style:punctuation-wrap="hanging" style:writing-mode="lr-tb"/>
    </style:style>
    <style:style style:name="P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4a5c66" loext:opacity="100%" style:text-line-through-style="none" style:text-line-through-type="none" style:text-position="0% 100%" style:font-name="Arial4" fo:font-size="22pt" fo:letter-spacing="normal" fo:language="en" fo:country="US" fo:font-style="normal" style:text-underline-style="none" fo:font-weight="bold" style:font-name-asian="MS PGothic4" style:font-size-asian="22pt" style:font-style-asian="normal" style:font-weight-asian="bold" style:font-name-complex="Arial4" style:font-size-complex="22pt" style:font-style-complex="normal" style:font-weight-complex="bold"/>
    </style:style>
    <style:style style:name="P8" style:family="paragraph">
      <loext:graphic-properties draw:fill="none"/>
      <style:paragraph-properties fo:margin-left="0cm" fo:margin-right="0cm" fo:margin-top="0.127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4a5c66" loext:opacity="100%" style:text-line-through-style="none" style:text-line-through-type="none" style:text-position="0% 100%" style:font-name="Arial4" fo:font-size="18pt" fo:letter-spacing="normal" fo:language="en" fo:country="US" fo:font-style="normal" style:text-underline-style="none" fo:font-weight="normal" style:font-name-asian="MS PGothic4" style:font-size-asian="18pt" style:font-style-asian="normal" style:font-weight-asian="normal" style:font-name-complex="Arial4" style:font-size-complex="18pt" style:font-style-complex="normal" style:font-weight-complex="normal"/>
    </style:style>
    <style:style style:name="P9" style:family="paragraph">
      <style:paragraph-properties fo:text-align="center"/>
      <style:text-properties fo:language="en" fo:country="US"/>
    </style:style>
    <style:style style:name="P10" style:family="paragraph">
      <style:paragraph-properties fo:text-align="start" style:writing-mode="lr-tb"/>
      <style:text-properties fo:color="#4a5c66" loext:opacity="100%" style:font-name="Source Code Pro Medium" fo:font-size="14pt"/>
    </style:style>
    <style:style style:name="P11" style:family="paragraph">
      <loext:graphic-properties draw:fill="none"/>
      <style:paragraph-properties fo:text-align="start" style:writing-mode="lr-tb"/>
      <style:text-properties fo:color="#4a5c66" loext:opacity="100%" style:font-name="Source Code Pro Medium" fo:font-size="14pt"/>
    </style:style>
    <style:style style:name="P12" style:family="paragraph">
      <style:paragraph-properties fo:margin-top="0cm" fo:margin-bottom="0cm" fo:line-height="100%" fo:text-align="center" style:punctuation-wrap="hanging" style:writing-mode="lr-tb"/>
    </style:style>
    <style:style style:name="P13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variant="normal" fo:text-transform="none" fo:color="#4a5c66" loext:opacity="100%" style:text-line-through-style="none" style:text-line-through-type="none" style:text-position="0% 100%" style:font-name="Arial4" fo:font-size="22pt" fo:letter-spacing="normal" fo:language="en" fo:country="US" fo:font-style="normal" style:text-underline-style="none" fo:font-weight="bold" style:font-name-asian="MS PGothic4" style:font-size-asian="22pt" style:font-style-asian="normal" style:font-weight-asian="bold" style:font-name-complex="Arial4" style:font-size-complex="22pt" style:font-style-complex="normal" style:font-weight-complex="bold"/>
    </style:style>
    <style:style style:name="P14" style:family="paragraph">
      <style:paragraph-properties fo:text-align="center" style:writing-mode="lr-tb"/>
      <style:text-properties fo:color="#4a5c66" loext:opacity="100%" style:font-name="Arial4" fo:language="en" fo:country="US"/>
    </style:style>
    <style:style style:name="P15" style:family="paragraph">
      <loext:graphic-properties draw:fill="none"/>
      <style:paragraph-properties fo:text-align="center" style:writing-mode="lr-tb"/>
      <style:text-properties fo:color="#4a5c66" loext:opacity="100%" style:font-name="Arial4" fo:language="en" fo:country="US"/>
    </style:style>
    <style:style style:name="P16" style:family="paragraph">
      <loext:graphic-properties draw:fill="none"/>
      <style:paragraph-properties fo:text-align="center"/>
      <style:text-properties fo:language="en" fo:country="US"/>
    </style:style>
    <style:style style:name="P17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19" style:family="paragraph">
      <style:paragraph-properties fo:text-align="center"/>
    </style:style>
    <style:style style:name="P20" style:family="paragraph">
      <loext:graphic-properties draw:fill="none"/>
      <style:paragraph-properties fo:margin-left="0cm" fo:margin-right="0cm" fo:margin-top="0.127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4a5c66" loext:opacity="100%" style:text-line-through-style="none" style:text-line-through-type="none" style:text-position="0% 100%" style:font-name="Arial4" fo:font-size="18pt" fo:letter-spacing="normal" fo:language="en" fo:country="US" fo:font-style="normal" style:text-underline-style="none" fo:font-weight="normal" style:font-name-asian="MS PGothic4" style:font-size-asian="18pt" style:font-style-asian="normal" style:font-weight-asian="normal" style:font-name-complex="Arial4" style:font-size-complex="18pt" style:font-style-complex="normal" style:font-weight-complex="normal"/>
    </style:style>
    <style:style style:name="P21" style:family="paragraph">
      <style:paragraph-properties fo:text-align="start" style:writing-mode="lr-tb"/>
      <style:text-properties fo:color="#4a5c66" loext:opacity="100%" style:font-name="Source Code Pro Medium" fo:font-size="14pt" style:font-size-asian="14pt" style:font-size-complex="14pt"/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4a5c66" loext:opacity="100%" style:font-name="Source Code Pro Medium" fo:font-size="14pt" style:font-size-asian="14pt" style:font-size-complex="14pt"/>
    </style:style>
    <style:style style:name="P23" style:family="paragraph">
      <loext:graphic-properties draw:fill="none"/>
      <style:paragraph-properties fo:text-align="start" style:writing-mode="lr-tb"/>
      <style:text-properties fo:color="#4a5c66" loext:opacity="100%" style:font-name="Source Code Pro Medium" fo:font-size="14pt" style:font-size-asian="14pt" style:font-size-complex="14pt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color="#4a5c66" loext:opacity="100%" style:font-name="Source Code Pro Medium" fo:font-size="14pt" style:font-size-asian="14pt" style:font-size-complex="14pt"/>
    </style:style>
    <style:style style:name="P25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26" style:family="paragraph">
      <loext:graphic-properties draw:fill="none"/>
      <style:paragraph-properties fo:text-align="center" style:writing-mode="lr-tb"/>
      <style:text-properties fo:color="#4a5c66" loext:opacity="100%" style:font-name="Source Code Pro Medium" fo:font-size="14pt" style:font-size-asian="14pt" style:font-size-complex="14pt"/>
    </style:style>
    <style:style style:name="P2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4a5c66" loext:opacity="100%" style:font-name="Source Code Pro Medium" fo:font-size="14pt" style:font-size-asian="14pt" style:font-size-complex="14pt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4a5c66" loext:opacity="100%" style:font-name="Source Code Pro Medium" fo:font-size="14pt" style:font-size-asian="14pt" style:font-size-complex="14pt"/>
    </style:style>
    <style:style style:name="P29" style:family="paragraph">
      <loext:graphic-properties draw:fill-color="#80ba24"/>
      <style:paragraph-properties fo:text-align="center"/>
    </style:style>
    <style:style style:name="P30" style:family="paragraph">
      <style:paragraph-properties fo:text-align="end"/>
    </style:style>
    <style:style style:name="P31" style:family="paragraph">
      <loext:graphic-properties draw:fill="none" draw:fill-color="#ffffff"/>
      <style:paragraph-properties fo:text-align="end" style:writing-mode="lr-tb"/>
      <style:text-properties fo:color="#4a5c66" loext:opacity="100%" style:font-name="Arial4"/>
    </style:style>
    <style:style style:name="P32" style:family="paragraph">
      <style:paragraph-properties fo:text-align="start"/>
    </style:style>
    <style:style style:name="P33" style:family="paragraph">
      <loext:graphic-properties draw:fill="none" draw:fill-color="#ffffff"/>
      <style:paragraph-properties fo:text-align="start" style:writing-mode="lr-tb"/>
      <style:text-properties fo:color="#4a5c66" loext:opacity="100%" style:font-name="Arial4"/>
    </style:style>
    <style:style style:name="P34" style:family="paragraph">
      <style:paragraph-properties fo:margin-top="0.4cm" fo:margin-bottom="0cm" fo:line-height="100%" fo:text-align="start" style:punctuation-wrap="hanging" style:writing-mode="lr-tb"/>
    </style:style>
    <style:style style:name="T1" style:family="text">
      <style:text-properties fo:font-variant="normal" fo:text-transform="none" fo:color="#4a5c66" loext:opacity="100%" style:text-line-through-style="none" style:text-line-through-type="none" style:text-position="0% 100%" style:font-name="Arial4" fo:font-size="22pt" fo:letter-spacing="normal" fo:language="en" fo:country="US" fo:font-style="normal" style:text-underline-style="none" fo:font-weight="bold" style:font-name-asian="MS PGothic4" style:font-size-asian="22pt" style:font-style-asian="normal" style:font-weight-asian="bold" style:font-name-complex="Arial4" style:font-size-complex="22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1pt" fo:letter-spacing="normal" fo:language="en" fo:country="US" fo:font-style="normal" style:text-underline-style="none" fo:font-weight="normal" style:font-name-asian="MS PGothic2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style:text-position="-8% 58%" fo:language="en" fo:country="US" fo:font-style="italic" style:font-style-asian="italic" style:font-style-complex="italic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font-size="20pt" fo:language="en" fo:country="US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4a5c66" loext:opacity="100%" style:text-outline="false" style:text-line-through-style="none" style:text-line-through-type="none" style:text-position="0% 100%" style:font-name="Arial4" fo:font-size="18pt" fo:letter-spacing="normal" fo:language="en" fo:country="US" fo:font-style="normal" fo:text-shadow="none" style:text-underline-style="none" fo:font-weight="normal" style:letter-kerning="true" fo:background-color="transparent" style:font-name-asian="MS PGothic4" style:font-size-asian="18pt" style:font-style-asian="normal" style:font-weight-asian="normal" style:font-name-complex="Arial4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4a5c66" loext:opacity="100%" style:text-outline="false" style:text-line-through-style="none" style:text-line-through-type="none" style:text-position="0% 100%" style:font-name="Arial4" fo:font-size="18pt" fo:letter-spacing="normal" fo:language="en" fo:country="US" fo:font-style="normal" fo:text-shadow="none" style:text-underline-style="solid" style:text-underline-width="auto" style:text-underline-color="font-color" fo:font-weight="bold" style:letter-kerning="true" fo:background-color="transparent" style:font-name-asian="MS PGothic4" style:font-size-asian="18pt" style:font-style-asian="normal" style:font-weight-asian="bold" style:font-name-complex="Arial4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color="#80ba24" loext:opacity="100%" style:font-name="Source Code Pro Medium" fo:font-size="14pt"/>
    </style:style>
    <style:style style:name="T13" style:family="text">
      <style:text-properties fo:color="#4a5c66" loext:opacity="100%" style:font-name="Source Code Pro Medium" fo:font-size="14pt"/>
    </style:style>
    <style:style style:name="T14" style:family="text">
      <style:text-properties fo:font-variant="normal" fo:text-transform="none" fo:color="#4a5c66" loext:opacity="100%" style:text-line-through-style="none" style:text-line-through-type="none" style:text-position="0% 100%" style:font-name="Arial4" fo:font-size="36pt" fo:letter-spacing="normal" fo:language="en" fo:country="US" fo:font-style="normal" style:text-underline-style="none" fo:font-weight="bold" style:font-name-asian="MS PGothic4" style:font-size-asian="36pt" style:font-style-asian="normal" style:font-weight-asian="bold" style:font-name-complex="Arial4" style:font-size-complex="36pt" style:font-style-complex="normal" style:font-weight-complex="bold"/>
    </style:style>
    <style:style style:name="T15" style:family="text">
      <style:text-properties fo:color="#4a5c66" loext:opacity="100%" style:font-name="Arial4" fo:language="en" fo:country="US"/>
    </style:style>
    <style:style style:name="T16" style:family="text">
      <style:text-properties fo:font-variant="normal" fo:text-transform="none" fo:color="#4a5c66" loext:opacity="100%" style:text-line-through-style="none" style:text-line-through-type="none" style:text-position="0% 100%" style:font-name="Arial4" fo:font-size="18pt" fo:letter-spacing="normal" fo:language="en" fo:country="US" fo:font-style="normal" style:text-underline-style="none" fo:font-weight="normal" style:font-name-asian="MS PGothic4" style:font-size-asian="18pt" style:font-style-asian="normal" style:font-weight-asian="normal" style:font-name-complex="Arial4" style:font-size-complex="18pt" style:font-style-complex="normal" style:font-weight-complex="normal"/>
    </style:style>
    <style:style style:name="T17" style:family="text">
      <style:text-properties fo:font-variant="normal" fo:text-transform="none" fo:color="#4a5c66" loext:opacity="100%" style:text-line-through-style="none" style:text-line-through-type="none" style:text-position="0% 100%" style:font-name="Arial4" fo:font-size="18pt" fo:letter-spacing="normal" fo:language="en" fo:country="US" fo:font-style="italic" style:text-underline-style="none" fo:font-weight="normal" style:font-name-asian="MS PGothic4" style:font-size-asian="18pt" style:font-style-asian="italic" style:font-weight-asian="normal" style:font-name-complex="Arial4" style:font-size-complex="18pt" style:font-style-complex="italic" style:font-weight-complex="normal"/>
    </style:style>
    <style:style style:name="T18" style:family="text">
      <style:text-properties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fo:language="en" fo:country="US" fo:font-style="normal" style:text-underline-style="none" fo:font-weight="bold" style:font-style-asian="normal" style:font-weight-asian="bold" style:font-style-complex="normal" style:font-weight-complex="bold"/>
    </style:style>
    <style:style style:name="T20" style:family="text">
      <style:text-properties fo:font-variant="normal" fo:text-transform="none" fo:color="#4a5c66" loext:opacity="100%" style:text-line-through-style="none" style:text-line-through-type="none" style:text-position="0% 100%" style:font-name="Arial4" fo:font-size="16pt" fo:letter-spacing="normal" fo:language="en" fo:country="US" fo:font-style="normal" style:text-underline-style="none" fo:font-weight="normal" style:font-name-asian="MS PGothic4" style:font-size-asian="16pt" style:font-style-asian="normal" style:font-weight-asian="normal" style:font-name-complex="Arial4" style:font-size-complex="16pt" style:font-style-complex="normal" style:font-weight-complex="normal"/>
    </style:style>
    <style:style style:name="T21" style:family="text">
      <style:text-properties fo:color="#80ba24" loext:opacity="100%" style:font-name="Source Code Pro Medium" fo:font-size="14pt" style:font-size-asian="14pt" style:font-size-complex="14pt"/>
    </style:style>
    <style:style style:name="T22" style:family="text">
      <style:text-properties fo:color="#4a5c66" loext:opacity="100%" style:font-name="Source Code Pro Medium" fo:font-size="14pt" style:font-size-asian="14pt" style:font-size-complex="14pt"/>
    </style:style>
    <style:style style:name="T23" style:family="text">
      <style:text-properties fo:color="#9c132e" loext:opacity="100%" style:font-name="Source Code Pro Medium" fo:font-size="14pt" style:font-size-asian="14pt" style:font-size-complex="14pt"/>
    </style:style>
    <style:style style:name="T24" style:family="text">
      <style:text-properties fo:color="#f4aa00" loext:opacity="100%" style:font-name="Source Code Pro Medium" fo:font-size="14pt" style:font-size-asian="14pt" style:font-size-complex="14pt"/>
    </style:style>
    <style:style style:name="T25" style:family="text">
      <style:text-properties fo:font-variant="normal" fo:text-transform="none" fo:color="#f4aa00" loext:opacity="100%" style:text-outline="false" style:text-line-through-style="none" style:text-line-through-type="none" style:font-name="Source Code Pro Medium" fo:font-size="14pt" fo:font-style="normal" fo:text-shadow="none" style:text-underline-style="none" fo:font-weight="normal" style:letter-kerning="true" style:font-name-asian="JetBrains Mono1" style:font-size-asian="14pt" style:font-style-asian="normal" style:font-weight-asian="normal" style:font-name-complex="JetBrains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4a5c66" loext:opacity="100%" style:text-outline="false" style:text-line-through-style="none" style:text-line-through-type="none" style:font-name="Source Code Pro Medium" fo:font-size="14pt" fo:font-style="normal" fo:text-shadow="none" style:text-underline-style="none" fo:font-weight="normal" style:letter-kerning="true" style:font-name-asian="JetBrains Mono1" style:font-size-asian="14pt" style:font-style-asian="normal" style:font-weight-asian="normal" style:font-name-complex="JetBrains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80ba24" loext:opacity="100%" style:font-name="Source Code Pro Medium" fo:font-size="14pt" style:text-underline-style="solid" style:text-underline-width="auto" style:text-underline-color="font-color" style:font-size-asian="14pt" style:font-size-complex="14pt"/>
    </style:style>
    <style:style style:name="T28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1pt" fo:letter-spacing="normal" fo:language="de" fo:country="DE" fo:font-style="normal" style:text-underline-style="none" fo:font-weight="normal" style:font-name-asian="MS PGothic2" style:font-size-asian="11pt" style:font-style-asian="normal" style:font-weight-asian="normal" style:font-size-complex="11pt" style:font-style-complex="normal" style:font-weight-complex="normal"/>
    </style:style>
    <style:style style:name="T29" style:family="text">
      <style:text-properties fo:font-variant="normal" fo:text-transform="none" fo:color="#4a5c66" loext:opacity="100%" style:text-line-through-style="none" style:text-line-through-type="none" style:text-position="0% 100%" style:font-name="Arial4" fo:font-size="22pt" fo:letter-spacing="normal" fo:font-style="normal" style:text-underline-style="none" fo:font-weight="bold" style:font-name-asian="MS PGothic4" style:font-size-asian="22pt" style:font-style-asian="normal" style:font-weight-asian="bold" style:font-name-complex="Arial4" style:font-size-complex="22pt" style:font-style-complex="normal" style:font-weight-complex="bold"/>
    </style:style>
    <style:style style:name="T30" style:family="text">
      <style:text-properties fo:font-variant="normal" fo:text-transform="none" fo:color="#4a5c66" loext:opacity="100%" style:text-line-through-style="none" style:text-line-through-type="none" style:text-position="0% 100%" style:font-name="Arial4" fo:font-size="18pt" fo:letter-spacing="normal" fo:language="en" fo:country="US" fo:font-style="normal" style:text-underline-style="solid" style:text-underline-width="auto" style:text-underline-color="font-color" fo:font-weight="bold" style:font-name-asian="MS PGothic4" style:font-size-asian="18pt" style:font-style-asian="normal" style:font-weight-asian="bold" style:font-name-complex="Arial4" style:font-size-complex="18pt" style:font-style-complex="normal" style:font-weight-complex="bold"/>
    </style:style>
    <style:style style:name="T31" style:family="text">
      <style:text-properties fo:language="en" fo:country="US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2" style:family="text">
      <style:text-properties fo:font-variant="normal" fo:text-transform="none" fo:color="#4a5c66" loext:opacity="100%" style:text-outline="false" style:text-line-through-style="none" style:text-line-through-type="none" style:font-name="Source Code Pro Medium" fo:font-size="14pt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f4aa00" loext:opacity="100%" style:text-outline="false" style:text-line-through-style="none" style:text-line-through-type="none" style:font-name="Source Code Pro Medium" fo:font-size="14pt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35" style:family="text">
      <style:text-properties fo:font-variant="normal" fo:text-transform="none" fo:color="#80ba24" loext:opacity="100%" style:text-outline="false" style:text-line-through-style="none" style:text-line-through-type="none" style:font-name="Source Code Pro Medium" fo:font-size="14pt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4a5c66" loext:opacity="100%" style:font-name="Source Code Pro Medium" fo:font-size="14pt" style:text-underline-style="solid" style:text-underline-width="auto" style:text-underline-color="font-color" style:font-size-asian="14pt" style:font-size-complex="14pt"/>
    </style:style>
    <style:style style:name="T37" style:family="text">
      <style:text-properties fo:language="en" fo:country="US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8" style:family="text">
      <style:text-properties fo:font-variant="normal" fo:text-transform="none" fo:color="#4a5c66" loext:opacity="100%" style:text-outline="false" style:text-line-through-style="none" style:text-line-through-type="none" style:font-name="Source Code Pro Medium" fo:font-size="14pt" fo:font-style="normal" fo:text-shadow="none" style:text-underline-style="solid" style:text-underline-width="auto" style:text-underline-color="font-color" fo:font-weight="normal" style:letter-kerning="true" style:font-name-asian="DejaVu Sans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4a5c66" loext:opacity="100%" style:text-position="-8% 58%" style:font-name="Source Code Pro Medium" fo:font-size="14pt" style:font-size-asian="14pt" style:font-size-complex="14pt"/>
    </style:style>
    <style:style style:name="T40" style:family="text">
      <style:text-properties fo:font-variant="normal" fo:text-transform="none" fo:color="#4a5c66" loext:opacity="100%" style:text-outline="false" style:text-line-through-style="none" style:text-line-through-type="none" style:text-position="-8% 58%" style:font-name="Source Code Pro Medium" fo:font-size="14pt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4a5c66" loext:opacity="100%" style:text-outline="false" style:text-line-through-style="none" style:text-line-through-type="none" style:text-position="0% 100%" style:font-name="Source Code Pro Medium" fo:font-size="14pt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style:text-position="0% 100%" fo:language="en" fo:country="US" fo:font-style="normal" fo:font-weight="normal" style:font-style-asian="normal" style:font-weight-asian="normal" style:font-style-complex="normal" style:font-weight-complex="normal"/>
    </style:style>
    <style:style style:name="T44" style:family="text">
      <style:text-properties style:font-name="Source Code Pro Medium" fo:font-size="14pt" style:font-size-asian="14pt" style:font-size-complex="14pt"/>
    </style:style>
    <style:style style:name="T45" style:family="text">
      <style:text-properties style:font-name="Source Code Pro Medium" fo:font-size="14pt" style:text-underline-style="solid" style:text-underline-width="auto" style:text-underline-color="font-color" style:font-size-asian="14pt" style:font-size-complex="14pt"/>
    </style:style>
    <style:style style:name="T46" style:family="text">
      <style:text-properties fo:color="#f4aa00" loext:opacity="100%" style:font-name="Source Code Pro Medium" fo:font-size="14pt" style:text-underline-style="solid" style:text-underline-width="auto" style:text-underline-color="font-color" style:font-size-asian="14pt" style:font-size-complex="14pt"/>
    </style:style>
    <style:style style:name="T47" style:family="text">
      <style:text-properties fo:font-variant="normal" fo:text-transform="none" fo:color="#f4aa00" loext:opacity="100%" style:text-outline="false" style:text-line-through-style="none" style:text-line-through-type="none" style:font-name="Source Code Pro Medium" fo:font-size="14pt" fo:font-style="normal" fo:text-shadow="none" style:text-underline-style="solid" style:text-underline-width="auto" style:text-underline-color="font-color" fo:font-weight="normal" style:letter-kerning="true" style:font-name-asian="DejaVu Sans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4a5c66" loext:opacity="100%" style:text-outline="false" style:text-line-through-style="none" style:text-line-through-type="none" style:font-name="Source Code Pro Medium" fo:font-size="14pt" fo:font-style="normal" fo:text-shadow="none" fo:font-weight="normal" style:letter-kerning="true" style:font-name-asian="DejaVu Sans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text-position="0% 100%" fo:language="en" fo:country="US" fo:font-style="italic" fo:font-weight="normal" style:font-style-asian="italic" style:font-weight-asian="normal" style:font-style-complex="italic" style:font-weight-complex="normal"/>
    </style:style>
    <style:style style:name="T50" style:family="text">
      <style:text-properties style:font-name="Source Code Pro Medium" fo:language="en" fo:country="US" fo:font-style="normal" style:font-style-asian="normal" style:font-style-complex="normal"/>
    </style:style>
    <style:style style:name="T51" style:family="text">
      <style:text-properties style:text-position="0% 100%" fo:language="en" fo:country="US" fo:font-weight="normal" style:font-weight-asian="normal" style:font-weight-complex="normal"/>
    </style:style>
    <style:style style:name="T52" style:family="text">
      <style:text-properties fo:color="#4a5c66" loext:opacity="100%" style:font-name="Arial4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9cm" text:min-label-width="0.9cm"/>
        <style:text-properties fo:color="#80ba24" fo:font-size="106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2__5f_THM-Titelfolie" presentation:presentation-page-layout-name="AL1T0">
        <office:forms form:automatic-focus="false" form:apply-design-mode="false"/>
        <draw:frame draw:name="Textplatzhalter 1" presentation:style-name="pr1" draw:text-style-name="P2" draw:layer="layout" svg:width="8.255cm" svg:height="3.824cm" svg:x="16.645cm" svg:y="12.686cm" presentation:class="outline" presentation:user-transformed="true">
          <draw:text-box>
            <text:p text:style-name="P1"><text:span text:style-name="T1">Using Partial </text:span><text:span text:style-name="T1">Evaluation to </text:span><text:span text:style-name="T1">Generate Compiler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extfolie">
        <office:forms form:automatic-focus="false" form:apply-design-mode="false"/>
        <draw:frame draw:name="Foliennummernplatzhalter 1_0" presentation:style-name="pr3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1" presentation:style-name="pr4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P</text:span><text:span text:style-name="T1">ar</text:span><text:span text:style-name="T1">ti</text:span><text:span text:style-name="T1">al </text:span><text:span text:style-name="T1">E</text:span><text:span text:style-name="T1">v</text:span><text:span text:style-name="T1">al</text:span><text:span text:style-name="T1">u</text:span><text:span text:style-name="T1">at</text:span><text:span text:style-name="T1">io</text:span><text:span text:style-name="T1">n </text:span><text:span text:style-name="T1">– </text:span><text:span text:style-name="T1">In</text:span><text:span text:style-name="T1">tr</text:span><text:span text:style-name="T1">o</text:span><text:span text:style-name="T1">d</text:span><text:span text:style-name="T1">u</text:span><text:span text:style-name="T1">ct</text:span><text:span text:style-name="T1">io</text:span><text:span text:style-name="T1">n</text:span></text:p>
          </draw:text-box>
        </draw:frame>
        <draw:frame draw:name="Textplatzhalter 3_1" presentation:style-name="pr5" draw:text-style-name="P8" draw:layer="layout" svg:width="23.4cm" svg:height="12.825cm" svg:x="0.9cm" svg:y="4.549cm" presentation:class="outline" presentation:user-transformed="true">
          <draw:text-box>
            <text:list text:style-name="L1">
              <text:list-header>
                <text:p><text:span text:style-name="T3"/></text:p>
              </text:list-header>
              <text:list-item>
                <text:p><text:span text:style-name="T3">Optimization technique </text:span><text:span text:style-name="T3">(Program </text:span><text:span text:style-name="T3">Specialization)</text:span></text:p>
                <text:list>
                  <text:list-item>
                    <text:p><text:span text:style-name="T3">Evaluate programs </text:span><text:span text:style-name="T3">with partial input</text:span></text:p>
                  </text:list-item>
                </text:list>
                <text:p><text:span text:style-name="T3"/></text:p>
              </text:list-item>
              <text:list-item>
                <text:p><text:span text:style-name="T3">Paradigm connected to </text:span><text:span text:style-name="T3">program generation, </text:span><text:span text:style-name="T3">program analysis, …</text:span></text:p>
                <text:p><text:span text:style-name="T3"/></text:p>
              </text:list-item>
              <text:list-item>
                <text:p><text:span text:style-name="T3">Tool for compiler </text:span><text:span text:style-name="T3">genera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extfolie">
        <office:forms form:automatic-focus="false" form:apply-design-mode="false"/>
        <draw:frame draw:name="Foliennummernplatzhalter 1_1" presentation:style-name="pr3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2" presentation:style-name="pr7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<text:s text:c="5"/></text:span><text:span text:style-name="T1">- </text:span><text:span text:style-name="T1">Theo</text:span><text:span text:style-name="T1">rem</text:span></text:p>
          </draw:text-box>
        </draw:frame>
        <draw:frame draw:style-name="gr2" draw:text-style-name="P9" draw:layer="layout" svg:width="0.927cm" svg:height="0.976cm" svg:x="0.9cm" svg:y="3.0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Textplatzhalter 3_0" presentation:style-name="pr8" draw:text-style-name="P8" draw:layer="layout" svg:width="23.4cm" svg:height="12.825cm" svg:x="0.9cm" svg:y="4.501cm" presentation:class="outline" presentation:user-transformed="true">
          <draw:text-box>
            <text:list text:style-name="L1">
              <text:list-header>
                <text:p><text:span text:style-name="T4"/></text:p>
              </text:list-header>
              <text:list-item>
                <text:p><text:span text:style-name="T4">Given a function </text:span><text:span text:style-name="T5">f</text:span><text:span text:style-name="T4"> with </text:span><text:span text:style-name="T5">n + m</text:span><text:span text:style-name="T4"> arguments it is possible to construct a <text:s text:c="7"/></text:span><text:span text:style-name="T4">function </text:span><text:span text:style-name="T5">g </text:span><text:span text:style-name="T4">with n arguments such that </text:span><text:span text:style-name="T5">f(s</text:span><text:span text:style-name="T6">1</text:span><text:span text:style-name="T5">, …, s</text:span><text:span text:style-name="T6">m</text:span><text:span text:style-name="T5">, d</text:span><text:span text:style-name="T6">1</text:span><text:span text:style-name="T5">, …, d</text:span><text:span text:style-name="T6">n</text:span><text:span text:style-name="T5">) = g(d</text:span><text:span text:style-name="T6">1</text:span><text:span text:style-name="T5">, …, d</text:span><text:span text:style-name="T6">n</text:span><text:span text:style-name="T5">)</text:span></text:p>
                <text:p><text:span text:style-name="T5"/></text:p>
              </text:list-item>
              <text:list-item>
                <text:p><text:span text:style-name="T3">Proven by S. Kleene (1943)</text:span></text:p>
                <text:p><text:span text:style-name="T5"/></text:p>
              </text:list-item>
              <text:list-item>
                <text:p><text:span text:style-name="T3">Specialized functions could be slower than generic ones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extfolie">
        <office:forms form:automatic-focus="false" form:apply-design-mode="false"/>
        <draw:frame draw:name="Foliennummernplatzhalter 1_2" presentation:style-name="pr3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3" presentation:style-name="pr9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Pr</text:span><text:span text:style-name="T1">o</text:span><text:span text:style-name="T1">gr</text:span><text:span text:style-name="T1">a</text:span><text:span text:style-name="T1">m </text:span><text:span text:style-name="T1">S</text:span><text:span text:style-name="T1">p</text:span><text:span text:style-name="T1">e</text:span><text:span text:style-name="T1">ci</text:span><text:span text:style-name="T1">al</text:span><text:span text:style-name="T1">iz</text:span><text:span text:style-name="T1">at</text:span><text:span text:style-name="T1">io</text:span><text:span text:style-name="T1">n</text:span></text:p>
          </draw:text-box>
        </draw:frame>
        <draw:frame draw:name="Textplatzhalter 3_2" presentation:style-name="pr10" draw:text-style-name="P8" draw:layer="layout" svg:width="23.4cm" svg:height="12.825cm" svg:x="0.9cm" svg:y="4.501cm" presentation:class="outline" presentation:user-transformed="true">
          <draw:text-box>
            <text:list text:style-name="L1">
              <text:list-header>
                <text:p><text:span text:style-name="T4"/></text:p>
              </text:list-header>
              <text:list-item>
                <text:p><text:span text:style-name="T4">Given a </text:span><text:span text:style-name="T7">program</text:span><text:span text:style-name="T4"> </text:span><text:span text:style-name="T5">f</text:span><text:span text:style-name="T4"> with </text:span><text:span text:style-name="T5">n + m</text:span><text:span text:style-name="T4"> arguments it is </text:span><text:span text:style-name="T4">possible to construct a <text:s text:c="2"/></text:span><text:span text:style-name="T4"><text:s/></text:span><text:span text:style-name="T7">program</text:span><text:span text:style-name="T4"> </text:span><text:span text:style-name="T5">g </text:span><text:span text:style-name="T4">with n </text:span><text:span text:style-name="T4">arguments such that </text:span><text:span text:style-name="T5">f(s</text:span><text:span text:style-name="T6">1</text:span><text:span text:style-name="T5">, …, s</text:span><text:span text:style-name="T6">m</text:span><text:span text:style-name="T5">, d</text:span><text:span text:style-name="T6">1</text:span><text:span text:style-name="T5">, …, d</text:span><text:span text:style-name="T6">n</text:span><text:span text:style-name="T5">) = </text:span><text:span text:style-name="T5">g(d</text:span><text:span text:style-name="T6">1</text:span><text:span text:style-name="T5">, …, d</text:span><text:span text:style-name="T6">n</text:span><text:span text:style-name="T5">)</text:span></text:p>
                <text:p><text:span text:style-name="T5"/></text:p>
              </text:list-item>
              <text:list-item>
                <text:p><text:span text:style-name="T3">Specialized programs </text:span><text:span text:style-name="T3">can be optimized</text:span></text:p>
                <text:list>
                  <text:list-item>
                    <text:p><text:span text:style-name="T3">Validation of </text:span><text:span text:style-name="T3">arguments is no </text:span><text:span text:style-name="T3">longer required</text:span></text:p>
                  </text:list-item>
                  <text:list-item>
                    <text:p><text:span text:style-name="T3">Static computations </text:span><text:span text:style-name="T3">are possible</text:span></text:p>
                  </text:list-item>
                  <text:list-item>
                    <text:p><text:span text:style-name="T3">Parts of control flow </text:span><text:span text:style-name="T3">are known</text:span></text:p>
                  </text:list-item>
                  <text:list-item>
                    <text:p><text:span text:style-name="T3">… </text:span></text:p>
                  </text:list-item>
                </text:list>
                <text:p><text:span text:style-name="T3"/></text:p>
                <text:p><text:span text:style-name="T8">⇒</text:span><text:span text:style-name="T3"> </text:span><text:span text:style-name="T3">Partial Evaluators can </text:span><text:span text:style-name="T3">optimize programs!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extfolie_5f_">
        <office:forms form:automatic-focus="false" form:apply-design-mode="false"/>
        <draw:frame draw:name="Foliennummernplatzhalter 1_38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38" presentation:style-name="pr12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Pr</text:span><text:span text:style-name="T1">o</text:span><text:span text:style-name="T1">gr</text:span><text:span text:style-name="T1">a</text:span><text:span text:style-name="T1">m </text:span><text:span text:style-name="T1">S</text:span><text:span text:style-name="T1">p</text:span><text:span text:style-name="T1">e</text:span><text:span text:style-name="T1">ci</text:span><text:span text:style-name="T1">al</text:span><text:span text:style-name="T1">iz</text:span><text:span text:style-name="T1">at</text:span><text:span text:style-name="T1">io</text:span><text:span text:style-name="T1">n</text:span></text:p>
          </draw:text-box>
        </draw:frame>
        <draw:frame draw:name="Textplatzhalter 3_27" presentation:style-name="pr13" draw:text-style-name="P8" draw:layer="layout" svg:width="23.4cm" svg:height="3.754cm" svg:x="0.9cm" svg:y="4.501cm" presentation:class="outline" presentation:user-transformed="true">
          <draw:text-box>
            <text:list text:style-name="L1">
              <text:list-header>
                <text:p><text:span text:style-name="T9"/></text:p>
                <text:p><text:span text:style-name="T10">Important:</text:span><text:span text:style-name="T9"> <text:s/></text:span><text:span text:style-name="T3">Program </text:span><text:span text:style-name="T3">Specialization (Partial </text:span><text:span text:style-name="T3">Evaluation) </text:span><text:span text:style-name="T11">is not </text:span><text:span text:style-name="T3">Partial <text:s text:c="27"/></text:span><text:span text:style-name="T3"><text:s text:c="7"/>Application or </text:span><text:span text:style-name="T3">Currying</text:span></text:p>
                <text:p><text:span text:style-name="T3"/></text:p>
              </text:list-header>
            </text:list>
          </draw:text-box>
        </draw:frame>
        <draw:custom-shape draw:style-name="gr3" draw:text-style-name="P11" draw:layer="layout" svg:width="22.86cm" svg:height="7.62cm" svg:x="1.27cm" svg:y="8.89cm">
          <text:p text:style-name="P10"><text:span text:style-name="T12">/* Generic method */</text:span></text:p>
          <text:p text:style-name="P10"><text:span text:style-name="T13">def pow(base: Int, exp: Int): Int =</text:span></text:p>
          <text:p text:style-name="P10"><text:span text:style-name="T13"><text:s text:c="2"/></text:span><text:span text:style-name="T13">if (exp == 0) return 1</text:span></text:p>
          <text:p text:style-name="P10"><text:span text:style-name="T13"><text:s text:c="2"/></text:span><text:span text:style-name="T13">else return base * pow(base, exp – 1)</text:span></text:p>
          <text:p text:style-name="P10"><text:span text:style-name="T13"/></text:p>
          <text:p text:style-name="P10"><text:span text:style-name="T12">/* Specialized method via partial application */</text:span></text:p>
          <text:p text:style-name="P10"><text:span text:style-name="T13">def pow4(base: Int): Int =</text:span></text:p>
          <text:p text:style-name="P10"><text:span text:style-name="T13"><text:tab/></text:span><text:span text:style-name="T13">pow(base, 4)</text:span></text:p>
          <text:p text:style-name="P10"><text:span text:style-name="T13"/></text:p>
          <text:p text:style-name="P10"><text:span text:style-name="T12">/* Specialized method via partial evaluation */</text:span></text:p>
          <text:p text:style-name="P10"><text:span text:style-name="T13">def pow4(base: Int): Int =</text:span></text:p>
          <text:p text:style-name="P10"><text:span text:style-name="T13"><text:tab/></text:span><text:span text:style-name="T13">return base * base * base * bas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extfolie_5f_">
        <office:forms form:automatic-focus="false" form:apply-design-mode="false"/>
        <draw:frame draw:name="Foliennummernplatzhalter 1_3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4" presentation:style-name="pr15" draw:text-style-name="P13" draw:layer="layout" svg:width="23.393cm" svg:height="1.595cm" svg:x="0.737cm" svg:y="8.565cm" presentation:class="title" presentation:user-transformed="true">
          <draw:text-box>
            <text:p text:style-name="P12"><text:span text:style-name="T14">E</text:span><text:span text:style-name="T14">x</text:span><text:span text:style-name="T14">e</text:span><text:span text:style-name="T14">c</text:span><text:span text:style-name="T14">u</text:span><text:span text:style-name="T14">ti</text:span><text:span text:style-name="T14">o</text:span><text:span text:style-name="T14">n </text:span><text:span text:style-name="T14">&amp;</text:span><text:span text:style-name="T14"> </text:span><text:span text:style-name="T14">P</text:span><text:span text:style-name="T14">r</text:span><text:span text:style-name="T14">o</text:span><text:span text:style-name="T14">g</text:span><text:span text:style-name="T14">r</text:span><text:span text:style-name="T14">a</text:span><text:span text:style-name="T14">m</text:span><text:span text:style-name="T14">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extfolie_5f_">
        <office:forms form:automatic-focus="false" form:apply-design-mode="false"/>
        <draw:frame draw:name="Foliennummernplatzhalter 1_5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6" presentation:style-name="pr16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E</text:span><text:span text:style-name="T1">x</text:span><text:span text:style-name="T1">e</text:span><text:span text:style-name="T1">c</text:span><text:span text:style-name="T1">ut</text:span><text:span text:style-name="T1">in</text:span><text:span text:style-name="T1">g </text:span><text:span text:style-name="T1">Pr</text:span><text:span text:style-name="T1">o</text:span><text:span text:style-name="T1">gr</text:span><text:span text:style-name="T1">a</text:span><text:span text:style-name="T1">m</text:span><text:span text:style-name="T1">s</text:span></text:p>
          </draw:text-box>
        </draw:frame>
        <draw:custom-shape draw:style-name="gr4" draw:text-style-name="P15" draw:layer="layout" svg:width="3.81cm" svg:height="1.27cm" svg:x="3.81cm" svg:y="11.43cm">
          <text:p text:style-name="P14"><text:span text:style-name="T15">Input 1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3.81cm" svg:height="1.27cm" svg:x="3.81cm" svg:y="12.7cm">
          <text:p text:style-name="P14"><text:span text:style-name="T15">Input 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3.81cm" svg:height="1.27cm" svg:x="3.81cm" svg:y="13.97cm">
          <text:p text:style-name="P14"><text:span text:style-name="T15">…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3.81cm" svg:height="1.27cm" svg:x="10.16cm" svg:y="12.7cm">
          <text:p text:style-name="P14"><text:span text:style-name="T15">Progr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3.81cm" svg:height="1.27cm" svg:x="16.51cm" svg:y="12.7cm">
          <text:p text:style-name="P14"><text:span text:style-name="T15">Output</text:span></text:p>
          <draw:enhanced-geometry svg:viewBox="0 0 21600 21600" draw:type="rectangle" draw:enhanced-path="M 0 0 L 21600 0 21600 21600 0 21600 0 0 Z N"/>
        </draw:custom-shape>
        <draw:line draw:style-name="gr6" draw:text-style-name="P16" draw:layer="layout" svg:x1="7.62cm" svg:y1="12.065cm" svg:x2="10.16cm" svg:y2="13.335cm">
          <text:p/>
        </draw:line>
        <draw:line draw:style-name="gr6" draw:text-style-name="P16" draw:layer="layout" svg:x1="7.62cm" svg:y1="13.335cm" svg:x2="10.16cm" svg:y2="13.335cm">
          <text:p/>
        </draw:line>
        <draw:line draw:style-name="gr6" draw:text-style-name="P16" draw:layer="layout" svg:x1="7.62cm" svg:y1="14.605cm" svg:x2="10.16cm" svg:y2="13.335cm">
          <text:p/>
        </draw:line>
        <draw:line draw:style-name="gr6" draw:text-style-name="P16" draw:layer="layout" svg:x1="13.97cm" svg:y1="13.335cm" svg:x2="16.51cm" svg:y2="13.335cm">
          <text:p/>
        </draw:line>
        <draw:frame draw:name="Textplatzhalter 3_9" presentation:style-name="pr17" draw:text-style-name="P8" draw:layer="layout" svg:width="23.4cm" svg:height="4.39cm" svg:x="0.9cm" svg:y="4.975cm" presentation:class="outline" presentation:user-transformed="true">
          <draw:text-box>
            <text:list text:style-name="L3">
              <text:list-item>
                <text:p text:style-name="P17"><text:span text:style-name="T16">Execution in one go</text:span></text:p>
                <text:list>
                  <text:list-item>
                    <text:p text:style-name="P18"><text:span text:style-name="T16">All inputs have to be </text:span><text:span text:style-name="T16">provided</text:span></text:p>
                  </text:list-item>
                  <text:list-item>
                    <text:p text:style-name="P18"><text:span text:style-name="T16">One output is produced</text:span></text:p>
                  </text:list-item>
                </text:list>
                <text:p text:style-name="P17"><text:span text:style-name="T16"/></text:p>
                <text:p text:style-name="P17"><text:span text:style-name="T16">⇒ </text:span><text:span text:style-name="T16">A single </text:span><text:span text:style-name="T17">computational </text:span><text:span text:style-name="T17">stage</text:span></text:p>
              </text:list-item>
            </text:list>
          </draw:text-box>
        </draw:frame>
        <draw:line draw:style-name="gr6" draw:text-style-name="P16" draw:layer="layout" svg:x1="7.62cm" svg:y1="14.606cm" svg:x2="10.16cm" svg:y2="13.336cm">
          <text:p/>
        </draw:line>
        <draw:frame draw:name="Textplatzhalter 3_3" presentation:style-name="pr18" draw:text-style-name="P20" draw:layer="layout" svg:width="20.32cm" svg:height="1.566cm" svg:x="2.54cm" svg:y="16.51cm" presentation:class="outline" presentation:user-transformed="true">
          <draw:text-box>
            <text:p text:style-name="P19"><text:span text:style-name="T18">Usually this is </text:span><text:span text:style-name="T19">not</text:span><text:span text:style-name="T18"> how </text:span><text:span text:style-name="T18">programs are executed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extfolie_5f_">
        <office:forms form:automatic-focus="false" form:apply-design-mode="false"/>
        <draw:frame draw:name="Foliennummernplatzhalter 1_7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8" presentation:style-name="pr19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In</text:span><text:span text:style-name="T1">te</text:span><text:span text:style-name="T1">rp</text:span><text:span text:style-name="T1">re</text:span><text:span text:style-name="T1">te</text:span><text:span text:style-name="T1">r</text:span></text:p>
          </draw:text-box>
        </draw:frame>
        <draw:custom-shape draw:style-name="gr4" draw:text-style-name="P15" draw:layer="layout" svg:width="3.81cm" svg:height="1.27cm" svg:x="3.81cm" svg:y="12.065cm">
          <text:p text:style-name="P14"><text:span text:style-name="T15">Input 1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3.81cm" svg:height="1.27cm" svg:x="3.81cm" svg:y="13.335cm">
          <text:p text:style-name="P14"><text:span text:style-name="T15">Input 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3.81cm" svg:height="1.27cm" svg:x="3.81cm" svg:y="14.605cm">
          <text:p text:style-name="P14"><text:span text:style-name="T15">…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3.81cm" svg:height="1.27cm" svg:x="10.16cm" svg:y="12.7cm">
          <text:p text:style-name="P14"><text:span text:style-name="T15">Interpre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3.81cm" svg:height="1.27cm" svg:x="16.51cm" svg:y="12.7cm">
          <text:p text:style-name="P14"><text:span text:style-name="T15">Output</text:span></text:p>
          <draw:enhanced-geometry svg:viewBox="0 0 21600 21600" draw:type="rectangle" draw:enhanced-path="M 0 0 L 21600 0 21600 21600 0 21600 0 0 Z N"/>
        </draw:custom-shape>
        <draw:line draw:style-name="gr6" draw:text-style-name="P16" draw:layer="layout" svg:x1="7.62cm" svg:y1="11.43cm" svg:x2="10.16cm" svg:y2="13.335cm">
          <text:p/>
        </draw:line>
        <draw:line draw:style-name="gr6" draw:text-style-name="P16" draw:layer="layout" svg:x1="7.62cm" svg:y1="12.7cm" svg:x2="10.16cm" svg:y2="13.335cm">
          <text:p/>
        </draw:line>
        <draw:line draw:style-name="gr6" draw:text-style-name="P16" draw:layer="layout" svg:x1="7.62cm" svg:y1="13.97cm" svg:x2="10.16cm" svg:y2="13.335cm">
          <text:p/>
        </draw:line>
        <draw:line draw:style-name="gr6" draw:text-style-name="P16" draw:layer="layout" svg:x1="13.97cm" svg:y1="13.335cm" svg:x2="16.51cm" svg:y2="13.335cm">
          <text:p/>
        </draw:line>
        <draw:frame draw:name="Textplatzhalter 3_6" presentation:style-name="pr20" draw:text-style-name="P8" draw:layer="layout" svg:width="23.23cm" svg:height="4.39cm" svg:x="0.9cm" svg:y="4.975cm" presentation:class="outline" presentation:user-transformed="true">
          <draw:text-box>
            <text:list text:style-name="L3">
              <text:list-item>
                <text:p text:style-name="P17"><text:span text:style-name="T16">Meaning is assigned and </text:span><text:span text:style-name="T16">directly executed</text:span></text:p>
                <text:p text:style-name="P17"><text:span text:style-name="T20">⇒ </text:span><text:span text:style-name="T20">One computational stage </text:span></text:p>
              </text:list-item>
              <text:list-item>
                <text:p text:style-name="P17"><text:span text:style-name="T16">Slow: Analysis and </text:span><text:span text:style-name="T16">execution share resources</text:span></text:p>
              </text:list-item>
              <text:list-item>
                <text:p text:style-name="P17"><text:span text:style-name="T16">Easy to implement</text:span></text:p>
                <text:p text:style-name="P17"><text:span text:style-name="T16"/></text:p>
                <text:p text:style-name="P17"><text:span text:style-name="T16"/></text:p>
              </text:list-item>
            </text:list>
          </draw:text-box>
        </draw:frame>
        <draw:custom-shape draw:style-name="gr5" draw:text-style-name="P15" draw:layer="layout" svg:width="3.81cm" svg:height="1.27cm" svg:x="3.81cm" svg:y="10.795cm">
          <text:p text:style-name="P14"><text:span text:style-name="T15">Progr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3.81cm" svg:height="1.27cm" svg:x="3.81cm" svg:y="10.795cm">
          <text:p/>
          <draw:enhanced-geometry svg:viewBox="0 0 21600 21600" draw:type="rectangle" draw:enhanced-path="M 0 0 L 21600 0 21600 21600 0 21600 0 0 Z N"/>
        </draw:custom-shape>
        <draw:line draw:style-name="gr6" draw:text-style-name="P16" draw:layer="layout" svg:x1="7.62cm" svg:y1="15.24cm" svg:x2="10.16cm" svg:y2="13.336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extfolie_5f_">
        <office:forms form:automatic-focus="false" form:apply-design-mode="false"/>
        <draw:frame draw:name="Foliennummernplatzhalter 1_26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7" draw:text-style-name="P23" draw:layer="layout" svg:width="22.86cm" svg:height="10.16cm" svg:x="1.27cm" svg:y="3.81cm">
          <text:p text:style-name="P21"><text:span text:style-name="T21">/* abstract syntax for expressions */</text:span></text:p>
          <text:p text:style-name="P21"><text:span text:style-name="T22">sealed trait </text:span><text:span text:style-name="T21">Exp</text:span></text:p>
          <text:p text:style-name="P21"><text:span text:style-name="T22">case class </text:span><text:span text:style-name="T23">Number</text:span><text:span text:style-name="T22">(value: </text:span><text:span text:style-name="T24">Int</text:span><text:span text:style-name="T22">) extends </text:span><text:span text:style-name="T21">Exp</text:span></text:p>
          <text:p text:style-name="P21"><text:span text:style-name="T22">case class </text:span><text:span text:style-name="T23">Variable</text:span><text:span text:style-name="T22">(name: </text:span><text:span text:style-name="T24">String</text:span><text:span text:style-name="T22">) extends </text:span><text:span text:style-name="T21">Exp</text:span></text:p>
          <text:p text:style-name="P22"><text:span text:style-name="T22">case class </text:span><text:span text:style-name="T23">Comp</text:span><text:span text:style-name="T22">(lhs: </text:span><text:span text:style-name="T24">Exp</text:span><text:span text:style-name="T22">, op: </text:span><text:span text:style-name="T24">(Int, Int) =&gt; Boolean</text:span><text:span text:style-name="T22">, rhs: </text:span><text:span text:style-name="T24">Exp</text:span><text:span text:style-name="T22">) extends </text:span><text:span text:style-name="T21">Exp</text:span></text:p>
          <text:p text:style-name="P21"><text:span text:style-name="T22">case class </text:span><text:span text:style-name="T23">Arith</text:span><text:span text:style-name="T22">(lhs: </text:span><text:span text:style-name="T24">Exp</text:span><text:span text:style-name="T22">, op: </text:span><text:span text:style-name="T24">(Int, Int) =&gt; Int</text:span><text:span text:style-name="T22">, rhs: </text:span><text:span text:style-name="T24">Exp</text:span><text:span text:style-name="T22">) extends </text:span><text:span text:style-name="T21">Exp</text:span></text:p>
          <text:p text:style-name="P21"><text:span text:style-name="T22"/></text:p>
          <text:p text:style-name="P21"><text:span text:style-name="T21">/* abstract syntax for statements */</text:span></text:p>
          <text:p text:style-name="P21"><text:span text:style-name="T22">sealed trait </text:span><text:span text:style-name="T21">Stm</text:span></text:p>
          <text:p text:style-name="P21"><text:span text:style-name="T22">case class </text:span><text:span text:style-name="T23">If</text:span><text:span text:style-name="T22">(condition: </text:span><text:span text:style-name="T24">Compare</text:span><text:span text:style-name="T22">, ifTrue: </text:span><text:span text:style-name="T24">Stm</text:span><text:span text:style-name="T22">, ifFalse: </text:span><text:span text:style-name="T24">Stm</text:span><text:span text:style-name="T22">) extends </text:span><text:span text:style-name="T21">Stm</text:span></text:p>
          <text:p text:style-name="P21"><text:span text:style-name="T22">case class </text:span><text:span text:style-name="T23">Assign</text:span><text:span text:style-name="T22">(name: </text:span><text:span text:style-name="T24">String</text:span><text:span text:style-name="T22">, value: </text:span><text:span text:style-name="T24">Exp</text:span><text:span text:style-name="T22">) extends </text:span><text:span text:style-name="T21">Stm</text:span></text:p>
          <text:p text:style-name="P21"><text:span text:style-name="T22">case class </text:span><text:span text:style-name="T23">Seq</text:span><text:span text:style-name="T22">(first: </text:span><text:span text:style-name="T24">Stm</text:span><text:span text:style-name="T22">, second: </text:span><text:span text:style-name="T24">Stm</text:span><text:span text:style-name="T22">) extends </text:span><text:span text:style-name="T21">St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extfolie_5f_">
        <office:forms form:automatic-focus="false" form:apply-design-mode="false"/>
        <draw:frame draw:name="Foliennummernplatzhalter 1_39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7" draw:text-style-name="P23" draw:layer="layout" svg:width="22.86cm" svg:height="10.16cm" svg:x="1.27cm" svg:y="3.81cm">
          <text:p text:style-name="P21"><text:span text:style-name="T22">sealed trait Exp {</text:span></text:p>
          <text:p text:style-name="P21"><text:span text:style-name="T22"><text:s text:c="4"/></text:span><text:span text:style-name="T22">def eval(environment: </text:span><text:span text:style-name="T21">Map[String, Int]</text:span><text:span text:style-name="T22">): </text:span><text:span text:style-name="T21">Int</text:span><text:span text:style-name="T22"> = this match {</text:span></text:p>
          <text:p text:style-name="P21"><text:span text:style-name="T22"><text:s text:c="6"/></text:span><text:span text:style-name="T22">case </text:span><text:span text:style-name="T23">Number</text:span><text:span text:style-name="T22">(value) =&gt;</text:span></text:p>
          <text:p text:style-name="P21"><text:span text:style-name="T22"><text:s text:c="8"/></text:span><text:span text:style-name="T24">value</text:span></text:p>
          <text:p text:style-name="P21"><text:span text:style-name="T22"><text:s text:c="6"/></text:span></text:p>
          <text:p text:style-name="P21"><text:span text:style-name="T22"><text:s text:c="6"/></text:span><text:span text:style-name="T22">case </text:span><text:span text:style-name="T23">Variable</text:span><text:span text:style-name="T22">(name) =&gt;</text:span></text:p>
          <text:p text:style-name="P21"><text:span text:style-name="T22"><text:s text:c="8"/></text:span><text:span text:style-name="T24">environment(name)</text:span></text:p>
          <text:p text:style-name="P21"><text:span text:style-name="T22"/></text:p>
          <text:p text:style-name="P21"><text:span text:style-name="T22"><text:s text:c="6"/></text:span><text:span text:style-name="T22">case </text:span><text:span text:style-name="T23">Comp</text:span><text:span text:style-name="T22">(lhs, op, rhs) =&gt;</text:span></text:p>
          <text:p text:style-name="P21"><text:span text:style-name="T22"><text:s text:c="8"/></text:span><text:span text:style-name="T22">if (</text:span><text:span text:style-name="T24">op(</text:span><text:span text:style-name="T22">lhs.eval(environment), rhs.eval(environment)</text:span><text:span text:style-name="T24">)</text:span><text:span text:style-name="T22">) </text:span><text:span text:style-name="T24">1</text:span><text:span text:style-name="T22"> else </text:span><text:span text:style-name="T24">0</text:span></text:p>
          <text:p text:style-name="P21"><text:span text:style-name="T22"/></text:p>
          <text:p text:style-name="P21"><text:span text:style-name="T22"><text:s text:c="6"/></text:span><text:span text:style-name="T22">case </text:span><text:span text:style-name="T23">Arith</text:span><text:span text:style-name="T22">(lhs, op, rhs) =&gt;</text:span></text:p>
          <text:p text:style-name="P21"><text:span text:style-name="T22"><text:s text:c="8"/></text:span><text:span text:style-name="T24">op(</text:span><text:span text:style-name="T22">lhs.eval(environment), rhs.eval(environment)</text:span><text:span text:style-name="T24">)</text:span></text:p>
          <text:p text:style-name="P21"><text:span text:style-name="T22"><text:s text:c="4"/></text:span><text:span text:style-name="T22">}</text:span></text:p>
          <text:p text:style-name="P21"><text:span text:style-name="T22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extfolie_5f_">
        <office:forms form:automatic-focus="false" form:apply-design-mode="false"/>
        <draw:frame draw:name="Foliennummernplatzhalter 1_40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7" draw:text-style-name="P23" draw:layer="layout" svg:width="22.86cm" svg:height="10.16cm" svg:x="1.27cm" svg:y="3.81cm">
          <text:p text:style-name="P21"><text:span text:style-name="T22">sealed trait Stm {</text:span></text:p>
          <text:p text:style-name="P21"><text:span text:style-name="T22"><text:s text:c="4"/></text:span><text:span text:style-name="T22">def eval(environment: </text:span><text:span text:style-name="T21">Map[String, Int]</text:span><text:span text:style-name="T22">): </text:span><text:span text:style-name="T21">Map[String, Int]</text:span><text:span text:style-name="T22"> = this match {</text:span></text:p>
          <text:p text:style-name="P21"><text:span text:style-name="T22"><text:s text:c="6"/></text:span><text:span text:style-name="T22">case </text:span><text:span text:style-name="T23">If</text:span><text:span text:style-name="T22">(condition, ifTrue, ifFalse) =&gt;</text:span></text:p>
          <text:p text:style-name="P21"><text:span text:style-name="T22"><text:s text:c="8"/></text:span><text:span text:style-name="T22">if (condition.eval(environment) != 0) </text:span><text:span text:style-name="T24">ifTrue.eval(environment)</text:span></text:p>
          <text:p text:style-name="P21"><text:span text:style-name="T22"><text:s text:c="8"/></text:span><text:span text:style-name="T22">else </text:span><text:span text:style-name="T24">ifFalse.eval(environment)</text:span></text:p>
          <text:p text:style-name="P21"><text:span text:style-name="T22"/></text:p>
          <text:p text:style-name="P21"><text:span text:style-name="T22"><text:s text:c="6"/></text:span><text:span text:style-name="T22">case </text:span><text:span text:style-name="T23">Assign</text:span><text:span text:style-name="T22">(name, value) =&gt;</text:span></text:p>
          <text:p text:style-name="P21"><text:span text:style-name="T22"><text:s text:c="8"/></text:span><text:span text:style-name="T22">environment </text:span><text:span text:style-name="T24">+ (name -&gt; value.eval(environment))</text:span></text:p>
          <text:p text:style-name="P21"><text:span text:style-name="T22"/></text:p>
          <text:p text:style-name="P21"><text:span text:style-name="T22"><text:s text:c="6"/></text:span><text:span text:style-name="T22">case </text:span><text:span text:style-name="T23">Seq</text:span><text:span text:style-name="T22">(first, second) =&gt;</text:span></text:p>
          <text:p text:style-name="P21"><text:span text:style-name="T22"><text:s text:c="8"/></text:span><text:span text:style-name="T25">second</text:span><text:span text:style-name="T26">.eval(</text:span><text:span text:style-name="T25">first</text:span><text:span text:style-name="T26">.eval(environment))</text:span></text:p>
          <text:p text:style-name="P21"><text:span text:style-name="T22"><text:s text:c="4"/></text:span><text:span text:style-name="T22">}</text:span></text:p>
          <text:p text:style-name="P21"><text:span text:style-name="T22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extfolie_5f_">
        <office:forms form:automatic-focus="false" form:apply-design-mode="false"/>
        <draw:frame draw:name="Foliennummernplatzhalter 1_41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7" draw:text-style-name="P23" draw:layer="layout" svg:width="22.86cm" svg:height="10.16cm" svg:x="1.27cm" svg:y="3.81cm">
          <text:p text:style-name="P21"><text:span text:style-name="T22">val program = If(Comp( <text:s text:c="24"/></text:span><text:span text:style-name="T21">// if (</text:span></text:p>
          <text:p text:style-name="P21"><text:span text:style-name="T22"><text:s text:c="4"/></text:span><text:span text:style-name="T22">Arith(Variable("x"), _ * _, Number(2)), <text:s text:c="4"/></text:span><text:span text:style-name="T21">// <text:s/>(x * 2)</text:span></text:p>
          <text:p text:style-name="P21"><text:span text:style-name="T22"><text:s text:c="4"/></text:span><text:span text:style-name="T22">_ &gt; _, Number(12)), <text:s text:c="24"/></text:span><text:span text:style-name="T21">// <text:s/>&gt; 12 ) </text:span></text:p>
          <text:p text:style-name="P21"><text:span text:style-name="T22"><text:s text:c="2"/></text:span><text:span text:style-name="T22">Assign("result", Number(42)), <text:s text:c="16"/></text:span><text:span text:style-name="T21">// then { result := 42; }</text:span></text:p>
          <text:p text:style-name="P21"><text:span text:style-name="T22"><text:s text:c="2"/></text:span><text:span text:style-name="T22">Assign("result", Number(12))) <text:s text:c="16"/></text:span><text:span text:style-name="T21">// else { result := 12; }</text:span></text:p>
          <text:p text:style-name="P21"><text:span text:style-name="T22"/></text:p>
          <text:p text:style-name="P21"><text:span text:style-name="T22">program.eval(Map("x" -&gt; 6)) <text:s text:c="20"/></text:span><text:span text:style-name="T21">// x -&gt; 6, </text:span><text:span text:style-name="T27">result -&gt; 12</text:span></text:p>
          <text:p text:style-name="P21"><text:span text:style-name="T22"/></text:p>
          <text:p text:style-name="P22"><text:span text:style-name="T22">program.eval(Map("x" -&gt; 7)) <text:s text:c="20"/></text:span><text:span text:style-name="T21">// x -&gt; 7, </text:span><text:span text:style-name="T27">result -&gt; 4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extfolie_5f_">
        <office:forms form:automatic-focus="false" form:apply-design-mode="false"/>
        <draw:frame draw:name="Foliennummernplatzhalter 1_8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8"><text:page-number>&lt;number&gt;</text:page-number></text:span></text:p>
          </draw:text-box>
        </draw:frame>
        <draw:frame draw:name="Titel 2_9" presentation:style-name="pr21" draw:text-style-name="P7" draw:layer="layout" svg:width="23.393cm" svg:height="1.595cm" svg:x="0.9cm" svg:y="3cm" presentation:class="title" presentation:user-transformed="true">
          <draw:text-box>
            <text:p text:style-name="P6"><text:span text:style-name="T29">C</text:span><text:span text:style-name="T29">o</text:span><text:span text:style-name="T29">m</text:span><text:span text:style-name="T29">pi</text:span><text:span text:style-name="T29">le</text:span><text:span text:style-name="T29">r</text:span></text:p>
          </draw:text-box>
        </draw:frame>
        <draw:custom-shape draw:style-name="gr4" draw:text-style-name="P15" draw:layer="layout" svg:width="3.81cm" svg:height="1.27cm" svg:x="3.81cm" svg:y="12.7cm">
          <text:p text:style-name="P14"><text:span text:style-name="T15">Input 1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3.81cm" svg:height="1.27cm" svg:x="3.81cm" svg:y="13.97cm">
          <text:p text:style-name="P14"><text:span text:style-name="T15">Input 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3.81cm" svg:height="1.27cm" svg:x="3.81cm" svg:y="15.24cm">
          <text:p text:style-name="P14"><text:span text:style-name="T15">…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3.81cm" svg:height="1.27cm" svg:x="10.16cm" svg:y="10.795cm">
          <text:p text:style-name="P14"><text:span text:style-name="T15">Compi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3.81cm" svg:height="1.27cm" svg:x="16.51cm" svg:y="13.97cm">
          <text:p text:style-name="P14"><text:span text:style-name="T15">Output</text:span></text:p>
          <draw:enhanced-geometry svg:viewBox="0 0 21600 21600" draw:type="rectangle" draw:enhanced-path="M 0 0 L 21600 0 21600 21600 0 21600 0 0 Z N"/>
        </draw:custom-shape>
        <draw:line draw:style-name="gr6" draw:text-style-name="P16" draw:layer="layout" svg:x1="7.62cm" svg:y1="11.43cm" svg:x2="10.16cm" svg:y2="11.43cm">
          <text:p/>
        </draw:line>
        <draw:line draw:style-name="gr6" draw:text-style-name="P16" draw:layer="layout" svg:x1="7.62cm" svg:y1="13.335cm" svg:x2="10.16cm" svg:y2="14.605cm">
          <text:p/>
        </draw:line>
        <draw:line draw:style-name="gr6" draw:text-style-name="P16" draw:layer="layout" svg:x1="7.62cm" svg:y1="14.605cm" svg:x2="10.16cm" svg:y2="14.605cm">
          <text:p/>
        </draw:line>
        <draw:line draw:style-name="gr6" draw:text-style-name="P16" draw:layer="layout" svg:x1="12.065cm" svg:y1="12.065cm" svg:x2="12.065cm" svg:y2="13.97cm">
          <text:p/>
        </draw:line>
        <draw:frame draw:name="Textplatzhalter 3_7" presentation:style-name="pr22" draw:text-style-name="P8" draw:layer="layout" svg:width="22.595cm" svg:height="4.39cm" svg:x="0.9cm" svg:y="4.975cm" presentation:class="outline" presentation:user-transformed="true">
          <draw:text-box>
            <text:list text:style-name="L3">
              <text:list-item>
                <text:p text:style-name="P17"><text:span text:style-name="T16">Meaning is assigned and </text:span><text:span text:style-name="T16">translated to another </text:span><text:span text:style-name="T16">language</text:span></text:p>
                <text:p text:style-name="P17"><text:span text:style-name="T20">⇒ </text:span><text:span text:style-name="T20">Two computational stages</text:span></text:p>
              </text:list-item>
              <text:list-item>
                <text:p text:style-name="P17"><text:span text:style-name="T16">Faster: Analysis and </text:span><text:span text:style-name="T16">execution are separated </text:span><text:span text:style-name="T16">as different programs</text:span></text:p>
              </text:list-item>
              <text:list-item>
                <text:p text:style-name="P17"><text:span text:style-name="T16">More complex </text:span><text:span text:style-name="T16">implementation</text:span></text:p>
                <text:p text:style-name="P17"><text:span text:style-name="T16"/></text:p>
              </text:list-item>
            </text:list>
          </draw:text-box>
        </draw:frame>
        <draw:custom-shape draw:style-name="gr5" draw:text-style-name="P15" draw:layer="layout" svg:width="3.81cm" svg:height="1.27cm" svg:x="3.81cm" svg:y="10.795cm">
          <text:p text:style-name="P14"><text:span text:style-name="T15">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3.81cm" svg:height="1.27cm" svg:x="3.81cm" svg:y="10.795cm">
          <text:p/>
          <draw:enhanced-geometry svg:viewBox="0 0 21600 21600" draw:type="rectangle" draw:enhanced-path="M 0 0 L 21600 0 21600 21600 0 21600 0 0 Z N"/>
        </draw:custom-shape>
        <draw:line draw:style-name="gr6" draw:text-style-name="P16" draw:layer="layout" svg:x1="7.62cm" svg:y1="15.874cm" svg:x2="10.16cm" svg:y2="14.605cm">
          <text:p/>
        </draw:line>
        <draw:custom-shape draw:style-name="gr5" draw:text-style-name="P15" draw:layer="layout" svg:width="3.81cm" svg:height="1.27cm" svg:x="10.16cm" svg:y="13.97cm">
          <text:p text:style-name="P14"><text:span text:style-name="T15">Targ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3.81cm" svg:height="1.27cm" svg:x="10.16cm" svg:y="13.97cm">
          <text:p/>
          <draw:enhanced-geometry svg:viewBox="0 0 21600 21600" draw:type="rectangle" draw:enhanced-path="M 0 0 L 21600 0 21600 21600 0 21600 0 0 Z N"/>
        </draw:custom-shape>
        <draw:line draw:style-name="gr6" draw:text-style-name="P16" draw:layer="layout" svg:x1="13.97cm" svg:y1="14.605cm" svg:x2="16.51cm" svg:y2="14.605cm">
          <text:p/>
        </draw:lin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extfolie_5f_">
        <office:forms form:automatic-focus="false" form:apply-design-mode="false"/>
        <draw:frame draw:name="Foliennummernplatzhalter 1_9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8"><text:page-number>&lt;number&gt;</text:page-number></text:span></text:p>
          </draw:text-box>
        </draw:frame>
        <draw:frame draw:name="Titel 2_10" presentation:style-name="pr23" draw:text-style-name="P7" draw:layer="layout" svg:width="23.393cm" svg:height="1.595cm" svg:x="0.9cm" svg:y="3cm" presentation:class="title" presentation:user-transformed="true">
          <draw:text-box>
            <text:p text:style-name="P6"><text:span text:style-name="T29">P</text:span><text:span text:style-name="T29">ar</text:span><text:span text:style-name="T29">ti</text:span><text:span text:style-name="T29">al </text:span><text:span text:style-name="T29">E</text:span><text:span text:style-name="T29">v</text:span><text:span text:style-name="T29">al</text:span><text:span text:style-name="T29">u</text:span><text:span text:style-name="T29">at</text:span><text:span text:style-name="T29">or</text:span></text:p>
          </draw:text-box>
        </draw:frame>
        <draw:custom-shape draw:style-name="gr4" draw:text-style-name="P15" draw:layer="layout" svg:width="3.81cm" svg:height="1.27cm" svg:x="3.81cm" svg:y="11.43cm">
          <text:p text:style-name="P14"><text:span text:style-name="T15">Input 1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3.81cm" svg:height="1.27cm" svg:x="3.81cm" svg:y="13.335cm">
          <text:p text:style-name="P14"><text:span text:style-name="T15">Input 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3.81cm" svg:height="1.27cm" svg:x="3.81cm" svg:y="14.605cm">
          <text:p text:style-name="P14"><text:span text:style-name="T15">…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3.81cm" svg:height="1.27cm" svg:x="10.16cm" svg:y="10.795cm">
          <text:p text:style-name="P14"><text:span text:style-name="T15">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3.81cm" svg:height="1.27cm" svg:x="16.51cm" svg:y="13.97cm">
          <text:p text:style-name="P14"><text:span text:style-name="T15">Output</text:span></text:p>
          <draw:enhanced-geometry svg:viewBox="0 0 21600 21600" draw:type="rectangle" draw:enhanced-path="M 0 0 L 21600 0 21600 21600 0 21600 0 0 Z N"/>
        </draw:custom-shape>
        <draw:line draw:style-name="gr6" draw:text-style-name="P16" draw:layer="layout" svg:x1="7.62cm" svg:y1="10.795cm" svg:x2="10.16cm" svg:y2="11.43cm">
          <text:p/>
        </draw:line>
        <draw:line draw:style-name="gr6" draw:text-style-name="P16" draw:layer="layout" svg:x1="7.62cm" svg:y1="12.065cm" svg:x2="10.16cm" svg:y2="11.43cm">
          <text:p/>
        </draw:line>
        <draw:line draw:style-name="gr6" draw:text-style-name="P16" draw:layer="layout" svg:x1="7.62cm" svg:y1="13.97cm" svg:x2="10.16cm" svg:y2="14.605cm">
          <text:p/>
        </draw:line>
        <draw:line draw:style-name="gr6" draw:text-style-name="P16" draw:layer="layout" svg:x1="12.065cm" svg:y1="12.065cm" svg:x2="12.065cm" svg:y2="13.97cm">
          <text:p/>
        </draw:line>
        <draw:frame draw:name="Textplatzhalter 3_8" presentation:style-name="pr24" draw:text-style-name="P8" draw:layer="layout" svg:width="22.595cm" svg:height="4.39cm" svg:x="0.9cm" svg:y="4.975cm" presentation:class="outline" presentation:user-transformed="true">
          <draw:text-box>
            <text:list text:style-name="L3">
              <text:list-item>
                <text:p text:style-name="P17"><text:span text:style-name="T16">Mix of interpretation </text:span><text:span text:style-name="T16">(execute now) and </text:span><text:span text:style-name="T16">compilation (execute later)</text:span></text:p>
              </text:list-item>
              <text:list-item>
                <text:p text:style-name="P17"><text:span text:style-name="T16">Generalizes creation of </text:span><text:span text:style-name="T16">computational stages</text:span></text:p>
                <text:p text:style-name="P17"><text:span text:style-name="T16"/></text:p>
              </text:list-item>
            </text:list>
            <text:p text:style-name="P17"><text:span text:style-name="T30">Operation:</text:span><text:span text:style-name="T16"> Given program </text:span><text:span text:style-name="T16">and fixed inputs, specialized </text:span><text:span text:style-name="T16">program is generated</text:span></text:p>
            <text:list text:continue-numbering="true" text:style-name="L3">
              <text:list-header>
                <text:p text:style-name="P17"><text:span text:style-name="T16"/></text:p>
              </text:list-header>
            </text:list>
          </draw:text-box>
        </draw:frame>
        <draw:custom-shape draw:style-name="gr5" draw:text-style-name="P15" draw:layer="layout" svg:width="3.81cm" svg:height="1.27cm" svg:x="3.81cm" svg:y="10.16cm">
          <text:p text:style-name="P14"><text:span text:style-name="T15">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3.81cm" svg:height="1.27cm" svg:x="3.81cm" svg:y="10.16cm">
          <text:p/>
          <draw:enhanced-geometry svg:viewBox="0 0 21600 21600" draw:type="rectangle" draw:enhanced-path="M 0 0 L 21600 0 21600 21600 0 21600 0 0 Z N"/>
        </draw:custom-shape>
        <draw:line draw:style-name="gr6" draw:text-style-name="P16" draw:layer="layout" svg:x1="7.62cm" svg:y1="15.24cm" svg:x2="10.16cm" svg:y2="14.605cm">
          <text:p/>
        </draw:line>
        <draw:custom-shape draw:style-name="gr5" draw:text-style-name="P15" draw:layer="layout" svg:width="3.81cm" svg:height="1.27cm" svg:x="10.16cm" svg:y="13.97cm">
          <text:p text:style-name="P14"><text:span text:style-name="T15">Residu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3.81cm" svg:height="1.27cm" svg:x="10.16cm" svg:y="13.97cm">
          <text:p/>
          <draw:enhanced-geometry svg:viewBox="0 0 21600 21600" draw:type="rectangle" draw:enhanced-path="M 0 0 L 21600 0 21600 21600 0 21600 0 0 Z N"/>
        </draw:custom-shape>
        <draw:line draw:style-name="gr6" draw:text-style-name="P16" draw:layer="layout" svg:x1="13.97cm" svg:y1="14.605cm" svg:x2="16.51cm" svg:y2="14.605cm">
          <text:p/>
        </draw:lin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extfolie_5f_">
        <office:forms form:automatic-focus="false" form:apply-design-mode="false"/>
        <draw:frame draw:name="Foliennummernplatzhalter 1_10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11" presentation:style-name="pr25" draw:text-style-name="P13" draw:layer="layout" svg:width="23.393cm" svg:height="1.595cm" svg:x="0.737cm" svg:y="8.565cm" presentation:class="title" presentation:user-transformed="true">
          <draw:text-box>
            <text:p text:style-name="P12"><text:span text:style-name="T14">H</text:span><text:span text:style-name="T14">o</text:span><text:span text:style-name="T14">w</text:span><text:span text:style-name="T14"> </text:span><text:span text:style-name="T14">D</text:span><text:span text:style-name="T14">o </text:span><text:span text:style-name="T14">P</text:span><text:span text:style-name="T14">a</text:span><text:span text:style-name="T14">r</text:span><text:span text:style-name="T14">ti</text:span><text:span text:style-name="T14">a</text:span><text:span text:style-name="T14">l </text:span><text:span text:style-name="T14">E</text:span><text:span text:style-name="T14">v</text:span><text:span text:style-name="T14">a</text:span><text:span text:style-name="T14">l</text:span><text:span text:style-name="T14">u</text:span><text:span text:style-name="T14">a</text:span><text:span text:style-name="T14">t</text:span><text:span text:style-name="T14">o</text:span><text:span text:style-name="T14">r</text:span><text:span text:style-name="T14">s </text:span><text:span text:style-name="T14">W</text:span><text:span text:style-name="T14">o</text:span><text:span text:style-name="T14">r</text:span><text:span text:style-name="T14">k</text:span><text:span text:style-name="T14">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extfolie_5f_">
        <office:forms form:automatic-focus="false" form:apply-design-mode="false"/>
        <draw:frame draw:name="Foliennummernplatzhalter 1_11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12" presentation:style-name="pr26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Pr</text:span><text:span text:style-name="T1">o</text:span><text:span text:style-name="T1">gr</text:span><text:span text:style-name="T1">a</text:span><text:span text:style-name="T1">m </text:span><text:span text:style-name="T1">S</text:span><text:span text:style-name="T1">p</text:span><text:span text:style-name="T1">e</text:span><text:span text:style-name="T1">ci</text:span><text:span text:style-name="T1">al</text:span><text:span text:style-name="T1">iz</text:span><text:span text:style-name="T1">at</text:span><text:span text:style-name="T1">io</text:span><text:span text:style-name="T1">n </text:span><text:span text:style-name="T1">a</text:span><text:span text:style-name="T1">s </text:span><text:span text:style-name="T1">a</text:span><text:span text:style-name="T1">n </text:span><text:span text:style-name="T1">O</text:span><text:span text:style-name="T1">pt</text:span><text:span text:style-name="T1">i</text:span><text:span text:style-name="T1">m</text:span><text:span text:style-name="T1">iz</text:span><text:span text:style-name="T1">at</text:span><text:span text:style-name="T1">io</text:span><text:span text:style-name="T1">n </text:span><text:span text:style-name="T1">St</text:span><text:span text:style-name="T1">ra</text:span><text:span text:style-name="T1">te</text:span><text:span text:style-name="T1">g</text:span><text:span text:style-name="T1">y</text:span></text:p>
          </draw:text-box>
        </draw:frame>
        <draw:frame draw:name="Textplatzhalter 3_10" presentation:style-name="pr27" draw:text-style-name="P8" draw:layer="layout" svg:width="23.4cm" svg:height="9.07cm" svg:x="0.901cm" svg:y="6.17cm" presentation:class="outline" presentation:user-transformed="true">
          <draw:text-box>
            <text:list text:style-name="L3">
              <text:list-header>
                <text:p text:style-name="P17"><text:span text:style-name="T16"/></text:p>
              </text:list-header>
            </text:list>
            <text:list text:style-name="L4">
              <text:list-item>
                <text:p text:style-name="P17"><text:span text:style-name="T16"><text:s/></text:span><text:span text:style-name="T16">Execute static </text:span><text:span text:style-name="T16">computations</text:span></text:p>
                <text:list>
                  <text:list-header>
                    <text:p text:style-name="P18"><text:span text:style-name="T16"/></text:p>
                  </text:list-header>
                </text:list>
              </text:list-item>
              <text:list-item>
                <text:p text:style-name="P17"><text:span text:style-name="T16"><text:s/></text:span><text:span text:style-name="T16">Defer dynamic </text:span><text:span text:style-name="T16">computations</text:span></text:p>
                <text:list>
                  <text:list-header>
                    <text:p text:style-name="P18"><text:span text:style-name="T16"/></text:p>
                  </text:list-header>
                </text:list>
              </text:list-item>
              <text:list-item>
                <text:p text:style-name="P17"><text:span text:style-name="T16"><text:s/></text:span><text:span text:style-name="T16">Distinguish between </text:span><text:span text:style-name="T16">static and dynamic </text:span><text:span text:style-name="T16">computations</text:span></text:p>
              </text:list-item>
            </text:list>
          </draw:text-box>
        </draw:frame>
        <draw:frame draw:name="Textplatzhalter 3_11" presentation:style-name="pr28" draw:text-style-name="P8" draw:layer="layout" svg:width="22.595cm" svg:height="1.375cm" svg:x="0.901cm" svg:y="4.975cm" presentation:class="outline" presentation:user-transformed="true">
          <draw:text-box>
            <text:p text:style-name="P17"><text:span text:style-name="T16">Three problems have to be </text:span><text:span text:style-name="T16">solved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extfolie_5f_">
        <office:forms form:automatic-focus="false" form:apply-design-mode="false"/>
        <draw:frame draw:name="Foliennummernplatzhalter 1_12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13" presentation:style-name="pr29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D</text:span><text:span text:style-name="T1">ef</text:span><text:span text:style-name="T1">er </text:span><text:span text:style-name="T1">D</text:span><text:span text:style-name="T1">y</text:span><text:span text:style-name="T1">n</text:span><text:span text:style-name="T1">a</text:span><text:span text:style-name="T1">m</text:span><text:span text:style-name="T1">ic </text:span><text:span text:style-name="T1">C</text:span><text:span text:style-name="T1">o</text:span><text:span text:style-name="T1">m</text:span><text:span text:style-name="T1">p</text:span><text:span text:style-name="T1">ut</text:span><text:span text:style-name="T1">at</text:span><text:span text:style-name="T1">io</text:span><text:span text:style-name="T1">n</text:span><text:span text:style-name="T1">s</text:span></text:p>
          </draw:text-box>
        </draw:frame>
        <draw:frame draw:name="Textplatzhalter 3_12" presentation:style-name="pr30" draw:text-style-name="P8" draw:layer="layout" svg:width="23.4cm" svg:height="12.825cm" svg:x="0.9cm" svg:y="4.503cm" presentation:class="outline" presentation:user-transformed="true">
          <draw:text-box>
            <text:list text:style-name="L1">
              <text:list-item>
                <text:p><text:span text:style-name="T3">Only parts of input are </text:span><text:span text:style-name="T3">fixed/known</text:span></text:p>
                <text:list>
                  <text:list-header>
                    <text:p><text:span text:style-name="T3"/></text:p>
                  </text:list-header>
                </text:list>
              </text:list-item>
              <text:list-item>
                <text:p><text:span text:style-name="T3">Computations may </text:span><text:span text:style-name="T3">depend on unknown </text:span><text:span text:style-name="T3">input</text:span></text:p>
                <text:p><text:span text:style-name="T3"/></text:p>
              </text:list-item>
              <text:list-item>
                <text:p><text:span text:style-name="T3">Partial Evaluator must </text:span><text:span text:style-name="T3">generate a program </text:span><text:span text:style-name="T3">containing these </text:span><text:span text:style-name="T3">computations</text:span></text:p>
                <text:list>
                  <text:list-header>
                    <text:p><text:span text:style-name="T3">⇒ </text:span><text:span text:style-name="T3">The </text:span><text:span text:style-name="T11">residual</text:span><text:span text:style-name="T3"> </text:span><text:span text:style-name="T11">program</text:span><text:span text:style-name="T3"> performs </text:span><text:span text:style-name="T3">computations at </text:span><text:span text:style-name="T3">runtime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extfolie_5f_">
        <office:forms form:automatic-focus="false" form:apply-design-mode="false"/>
        <draw:frame draw:name="Foliennummernplatzhalter 1_19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8" draw:text-style-name="P23" draw:layer="layout" svg:width="14.605cm" svg:height="4.445cm" svg:x="5.08cm" svg:y="5.545cm">
          <text:p text:style-name="P21"><text:span text:style-name="T22">int example(int x, int y) {</text:span></text:p>
          <text:p text:style-name="P21"><text:span text:style-name="T22"><text:s text:c="2"/></text:span><text:span text:style-name="T22">int result = 1;</text:span></text:p>
          <text:p text:style-name="P21"><text:span text:style-name="T22"><text:s text:c="2"/></text:span><text:span text:style-name="T22">while (result &lt; x) {</text:span></text:p>
          <text:p text:style-name="P21"><text:span text:style-name="T22"><text:s text:c="4"/></text:span><text:span text:style-name="T22">result += result * 3 / x;</text:span></text:p>
          <text:p text:style-name="P21"><text:span text:style-name="T22"><text:s text:c="2"/></text:span><text:span text:style-name="T22">}</text:span></text:p>
          <text:p text:style-name="P21"><text:span text:style-name="T22"><text:s text:c="2"/></text:span><text:span text:style-name="T22">return result;</text:span></text:p>
          <text:p text:style-name="P21"><text:span text:style-name="T22">}</text:span></text:p>
          <draw:enhanced-geometry svg:viewBox="0 0 21600 21600" draw:type="rectangle" draw:enhanced-path="M 0 0 L 21600 0 21600 21600 0 21600 0 0 Z N"/>
        </draw:custom-shape>
        <draw:custom-shape draw:style-name="gr8" draw:text-style-name="P23" draw:layer="layout" svg:width="14.605cm" svg:height="4.445cm" svg:x="5.08cm" svg:y="11.895cm">
          <text:p text:style-name="P22"><text:span text:style-name="T22">int example_2(int x </text:span><text:span text:style-name="T21">/* int y = 2 */</text:span><text:span text:style-name="T22">) {</text:span></text:p>
          <text:p text:style-name="P22"><text:span text:style-name="T22"><text:s text:c="2"/></text:span><text:span text:style-name="T22">int result = 1;</text:span></text:p>
          <text:p text:style-name="P22"><text:span text:style-name="T22"><text:s text:c="2"/></text:span><text:span text:style-name="T22">while (result &lt; x) {</text:span></text:p>
          <text:p text:style-name="P22"><text:span text:style-name="T22"><text:s text:c="4"/></text:span><text:span text:style-name="T22">result += result * 3 / x;</text:span></text:p>
          <text:p text:style-name="P22"><text:span text:style-name="T22"><text:s text:c="2"/></text:span><text:span text:style-name="T22">}</text:span></text:p>
          <text:p text:style-name="P22"><text:span text:style-name="T22"><text:s text:c="2"/></text:span><text:span text:style-name="T22">return result;</text:span></text:p>
          <text:p text:style-name="P22"><text:span text:style-name="T22">}</text:span></text:p>
          <draw:enhanced-geometry svg:viewBox="0 0 21600 21600" draw:type="rectangle" draw:enhanced-path="M 0 0 L 21600 0 21600 21600 0 21600 0 0 Z N"/>
        </draw:custom-shape>
        <draw:frame draw:name="Titel 2_19" presentation:style-name="pr31" draw:text-style-name="P7" draw:layer="layout" svg:width="23.393cm" svg:height="1.595cm" svg:x="0.901cm" svg:y="3.001cm" presentation:class="title" presentation:user-transformed="true">
          <draw:text-box>
            <text:p text:style-name="P6"><text:span text:style-name="T1">N</text:span><text:span text:style-name="T1">ot</text:span><text:span text:style-name="T1">hi</text:span><text:span text:style-name="T1">n</text:span><text:span text:style-name="T1">g </text:span><text:span text:style-name="T1">re</text:span><text:span text:style-name="T1">al</text:span><text:span text:style-name="T1">ly </text:span><text:span text:style-name="T1">c</text:span><text:span text:style-name="T1">h</text:span><text:span text:style-name="T1">a</text:span><text:span text:style-name="T1">n</text:span><text:span text:style-name="T1">g</text:span><text:span text:style-name="T1">e</text:span><text:span text:style-name="T1">s</text:span><text:span text:style-name="T1">…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extfolie">
        <office:forms form:automatic-focus="false" form:apply-design-mode="false"/>
        <draw:frame draw:name="Foliennummernplatzhalter 1_42" presentation:style-name="pr3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8" draw:text-style-name="P23" draw:layer="layout" svg:width="14.605cm" svg:height="4.445cm" svg:x="5.08cm" svg:y="5.61cm">
          <text:p text:style-name="P21"><text:span text:style-name="T22">int example(int x, int y) {</text:span></text:p>
          <text:p text:style-name="P21"><text:span text:style-name="T22"><text:s text:c="2"/></text:span><text:span text:style-name="T22">int result = 1;</text:span></text:p>
          <text:p text:style-name="P21"><text:span text:style-name="T22"><text:s text:c="2"/></text:span><text:span text:style-name="T22">while (result &lt; x) {</text:span></text:p>
          <text:p text:style-name="P21"><text:span text:style-name="T22"><text:s text:c="4"/></text:span><text:span text:style-name="T22">result += result * 3 / x;</text:span></text:p>
          <text:p text:style-name="P21"><text:span text:style-name="T22"><text:s text:c="2"/></text:span><text:span text:style-name="T22">}</text:span></text:p>
          <text:p text:style-name="P21"><text:span text:style-name="T22"><text:s text:c="2"/></text:span><text:span text:style-name="T22">return result;</text:span></text:p>
          <text:p text:style-name="P21"><text:span text:style-name="T22">}</text:span></text:p>
          <draw:enhanced-geometry svg:viewBox="0 0 21600 21600" draw:type="rectangle" draw:enhanced-path="M 0 0 L 21600 0 21600 21600 0 21600 0 0 Z N"/>
        </draw:custom-shape>
        <draw:custom-shape draw:style-name="gr9" draw:text-style-name="P24" draw:layer="layout" svg:width="14.605cm" svg:height="4.445cm" svg:x="5.08cm" svg:y="11.96cm">
          <text:p text:style-name="P22"><text:span text:style-name="T22">def example_2(x </text:span><text:span text:style-name="T21">/* y = 2 */</text:span><text:span text:style-name="T22">):</text:span></text:p>
          <text:p text:style-name="P22"><text:span text:style-name="T22"><text:s text:c="2"/></text:span><text:span text:style-name="T22">result = 1</text:span></text:p>
          <text:p text:style-name="P22"><text:span text:style-name="T22"><text:s text:c="2"/></text:span><text:span text:style-name="T22">while (result &lt; x):</text:span></text:p>
          <text:p text:style-name="P22"><text:span text:style-name="T22"><text:s text:c="4"/></text:span><text:span text:style-name="T22">result += result * 3 // x</text:span></text:p>
          <text:p text:style-name="P22"><text:span text:style-name="T22"/></text:p>
          <text:p text:style-name="P22"><text:span text:style-name="T22"><text:s text:c="2"/></text:span><text:span text:style-name="T22">return result</text:span></text:p>
          <text:p text:style-name="P22"><text:span text:style-name="T22"/></text:p>
          <draw:enhanced-geometry svg:viewBox="0 0 21600 21600" draw:type="rectangle" draw:enhanced-path="M 0 0 L 21600 0 21600 21600 0 21600 0 0 Z N"/>
        </draw:custom-shape>
        <draw:frame draw:name="Titel 2_26" presentation:style-name="pr32" draw:text-style-name="P7" draw:layer="layout" svg:width="23.393cm" svg:height="1.595cm" svg:x="0.901cm" svg:y="3.001cm" presentation:class="title" presentation:user-transformed="true">
          <draw:text-box>
            <text:p text:style-name="P6"><text:span text:style-name="T1">… </text:span><text:span text:style-name="T1">E</text:span><text:span text:style-name="T1">x</text:span><text:span text:style-name="T1">c</text:span><text:span text:style-name="T1">e</text:span><text:span text:style-name="T1">pt </text:span><text:span text:style-name="T1">(</text:span><text:span text:style-name="T1">O</text:span><text:span text:style-name="T1">pt</text:span><text:span text:style-name="T1">io</text:span><text:span text:style-name="T1">n</text:span><text:span text:style-name="T1">al</text:span><text:span text:style-name="T1">ly</text:span><text:span text:style-name="T1">) </text:span><text:span text:style-name="T1">th</text:span><text:span text:style-name="T1">e </text:span><text:span text:style-name="T1">O</text:span><text:span text:style-name="T1">ut</text:span><text:span text:style-name="T1">p</text:span><text:span text:style-name="T1">ut </text:span><text:span text:style-name="T1">L</text:span><text:span text:style-name="T1">a</text:span><text:span text:style-name="T1">n</text:span><text:span text:style-name="T1">g</text:span><text:span text:style-name="T1">u</text:span><text:span text:style-name="T1">a</text:span><text:span text:style-name="T1">g</text:span><text:span text:style-name="T1">e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extfolie_5f_">
        <office:forms form:automatic-focus="false" form:apply-design-mode="false"/>
        <draw:frame draw:name="Foliennummernplatzhalter 1_13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14" presentation:style-name="pr33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E</text:span><text:span text:style-name="T1">x</text:span><text:span text:style-name="T1">e</text:span><text:span text:style-name="T1">c</text:span><text:span text:style-name="T1">ut</text:span><text:span text:style-name="T1">e </text:span><text:span text:style-name="T1">St</text:span><text:span text:style-name="T1">at</text:span><text:span text:style-name="T1">ic </text:span><text:span text:style-name="T1">C</text:span><text:span text:style-name="T1">o</text:span><text:span text:style-name="T1">m</text:span><text:span text:style-name="T1">p</text:span><text:span text:style-name="T1">ut</text:span><text:span text:style-name="T1">at</text:span><text:span text:style-name="T1">io</text:span><text:span text:style-name="T1">n</text:span><text:span text:style-name="T1">s</text:span></text:p>
          </draw:text-box>
        </draw:frame>
        <draw:frame draw:name="Textplatzhalter 3_13" presentation:style-name="pr34" draw:text-style-name="P8" draw:layer="layout" svg:width="23.4cm" svg:height="12.825cm" svg:x="0.9cm" svg:y="4.503cm" presentation:class="outline" presentation:user-transformed="true">
          <draw:text-box>
            <text:list text:style-name="L1">
              <text:list-item>
                <text:p><text:span text:style-name="T3">Specialization as </text:span><text:span text:style-name="T3">program optimization</text:span></text:p>
                <text:p><text:span text:style-name="T3"/></text:p>
              </text:list-item>
              <text:list-item>
                <text:p><text:span text:style-name="T11">What</text:span><text:span text:style-name="T3"> can be </text:span><text:span text:style-name="T3">optimized?</text:span></text:p>
                <text:list>
                  <text:list-item>
                    <text:p><text:span text:style-name="T3">Expressions</text:span></text:p>
                  </text:list-item>
                  <text:list-item>
                    <text:p><text:span text:style-name="T3">Program Points</text:span></text:p>
                  </text:list-item>
                </text:list>
                <text:p><text:span text:style-name="T3"/></text:p>
              </text:list-item>
              <text:list-item>
                <text:p><text:span text:style-name="T11">How</text:span><text:span text:style-name="T3"> can we optimize?</text:span></text:p>
                <text:list>
                  <text:list-item>
                    <text:p><text:span text:style-name="T3">Symbolic </text:span><text:span text:style-name="T3">Computation</text:span></text:p>
                  </text:list-item>
                  <text:list-item>
                    <text:p><text:span text:style-name="T3">Unfolding of </text:span><text:span text:style-name="T3">function calls</text:span></text:p>
                  </text:list-item>
                  <text:list-item>
                    <text:p><text:span text:style-name="T3">Program point </text:span><text:span text:style-name="T3">specialization</text:span></text:p>
                  </text:list-item>
                  <text:list-item>
                    <text:p><text:span text:style-name="T3">… </text:span><text:span text:style-name="T3">many more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extfolie_5f_">
        <office:forms form:automatic-focus="false" form:apply-design-mode="false"/>
        <draw:frame draw:name="Foliennummernplatzhalter 1_48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21" presentation:style-name="pr35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E</text:span><text:span text:style-name="T1">x</text:span><text:span text:style-name="T1">e</text:span><text:span text:style-name="T1">c</text:span><text:span text:style-name="T1">ut</text:span><text:span text:style-name="T1">e </text:span><text:span text:style-name="T1">St</text:span><text:span text:style-name="T1">at</text:span><text:span text:style-name="T1">ic </text:span><text:span text:style-name="T1">C</text:span><text:span text:style-name="T1">o</text:span><text:span text:style-name="T1">m</text:span><text:span text:style-name="T1">p</text:span><text:span text:style-name="T1">ut</text:span><text:span text:style-name="T1">at</text:span><text:span text:style-name="T1">io</text:span><text:span text:style-name="T1">n</text:span><text:span text:style-name="T1">s </text:span><text:span text:style-name="T1">– </text:span><text:span text:style-name="T1">S</text:span><text:span text:style-name="T1">y</text:span><text:span text:style-name="T1">m</text:span><text:span text:style-name="T1">b</text:span><text:span text:style-name="T1">ol</text:span><text:span text:style-name="T1">ic </text:span><text:span text:style-name="T1">C</text:span><text:span text:style-name="T1">o</text:span><text:span text:style-name="T1">m</text:span><text:span text:style-name="T1">p</text:span><text:span text:style-name="T1">ut</text:span><text:span text:style-name="T1">at</text:span><text:span text:style-name="T1">io</text:span><text:span text:style-name="T1">n</text:span></text:p>
          </draw:text-box>
        </draw:frame>
        <draw:frame draw:name="Textplatzhalter 3_31" presentation:style-name="pr36" draw:text-style-name="P8" draw:layer="layout" svg:width="23.4cm" svg:height="12.825cm" svg:x="0.9cm" svg:y="4.503cm" presentation:class="outline" presentation:user-transformed="true">
          <draw:text-box>
            <text:list text:style-name="L1">
              <text:list-item>
                <text:p><text:span text:style-name="T3">Computation depend on </text:span><text:span text:style-name="T3">symbols and not (just) </text:span><text:span text:style-name="T3">values</text:span></text:p>
                <text:list>
                  <text:list-item>
                    <text:p><text:span text:style-name="T3">Arithmetic </text:span><text:span text:style-name="T3">simplifications </text:span><text:span text:style-name="T3">(simplification of </text:span><text:span text:style-name="T3">expression </text:span><text:span text:style-name="T3">structure)</text:span></text:p>
                  </text:list-item>
                  <text:list-item>
                    <text:p><text:span text:style-name="T3">Constant </text:span><text:span text:style-name="T3">propagation</text:span></text:p>
                  </text:list-item>
                  <text:list-item>
                    <text:p><text:span text:style-name="T3">Constant folding</text:span></text:p>
                  </text:list-item>
                  <text:list-item>
                    <text:p><text:span text:style-name="T3">…</text:span></text:p>
                  </text:list-item>
                </text:list>
                <text:p><text:span text:style-name="T3"/></text:p>
              </text:list-item>
              <text:list-item>
                <text:p><text:span text:style-name="T3">Reduces / Removes </text:span><text:span text:style-name="T3">computations</text:span></text:p>
                <text:p><text:span text:style-name="T3"/></text:p>
              </text:list-item>
              <text:list-item>
                <text:p><text:span text:style-name="T3">Can spread static </text:span><text:span text:style-name="T3">valu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extfolie_5f_">
        <office:forms form:automatic-focus="false" form:apply-design-mode="false"/>
        <draw:frame draw:name="Foliennummernplatzhalter 1_14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15" presentation:style-name="pr37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E</text:span><text:span text:style-name="T1">x</text:span><text:span text:style-name="T1">e</text:span><text:span text:style-name="T1">c</text:span><text:span text:style-name="T1">ut</text:span><text:span text:style-name="T1">e </text:span><text:span text:style-name="T1">St</text:span><text:span text:style-name="T1">at</text:span><text:span text:style-name="T1">ic </text:span><text:span text:style-name="T1">C</text:span><text:span text:style-name="T1">o</text:span><text:span text:style-name="T1">m</text:span><text:span text:style-name="T1">p</text:span><text:span text:style-name="T1">ut</text:span><text:span text:style-name="T1">at</text:span><text:span text:style-name="T1">io</text:span><text:span text:style-name="T1">n</text:span><text:span text:style-name="T1">s </text:span><text:span text:style-name="T1">– </text:span><text:span text:style-name="T1">U</text:span><text:span text:style-name="T1">nf</text:span><text:span text:style-name="T1">ol</text:span><text:span text:style-name="T1">di</text:span><text:span text:style-name="T1">n</text:span><text:span text:style-name="T1">g </text:span><text:span text:style-name="T1">of </text:span><text:span text:style-name="T1">C</text:span><text:span text:style-name="T1">al</text:span><text:span text:style-name="T1">ls</text:span></text:p>
          </draw:text-box>
        </draw:frame>
        <draw:frame draw:name="Textplatzhalter 3_14" presentation:style-name="pr38" draw:text-style-name="P8" draw:layer="layout" svg:width="23.4cm" svg:height="4.387cm" svg:x="0.9cm" svg:y="4.503cm" presentation:class="outline" presentation:user-transformed="true">
          <draw:text-box>
            <text:list text:style-name="L1">
              <text:list-item>
                <text:p><text:span text:style-name="T3">Include body of </text:span><text:span text:style-name="T3">(recursive) calls at call </text:span><text:span text:style-name="T3">site</text:span></text:p>
                <text:list>
                  <text:list-item>
                    <text:p><text:span text:style-name="T3">Known as </text:span><text:span text:style-name="T5">inlining </text:span><text:span text:style-name="T3">in </text:span><text:span text:style-name="T3">most productive </text:span><text:span text:style-name="T3">compilers today</text:span></text:p>
                  </text:list-item>
                </text:list>
                <text:p><text:span text:style-name="T5"/></text:p>
              </text:list-item>
              <text:list-item>
                <text:p><text:span text:style-name="T9">Allows </text:span><text:span text:style-name="T3">further </text:span><text:span text:style-name="T3">optimizations</text:span></text:p>
              </text:list-item>
            </text:list>
          </draw:text-box>
        </draw:frame>
        <draw:frame draw:name="Textplatzhalter 3_28" presentation:style-name="pr39" draw:text-style-name="P8" draw:layer="layout" svg:width="23.4cm" svg:height="4.387cm" svg:x="0.73cm" svg:y="11.488cm" presentation:class="outline" presentation:user-transformed="true">
          <draw:text-box>
            <text:p><text:span text:style-name="T31">Disadvantages:</text:span></text:p>
            <text:list text:style-name="L1">
              <text:list-item>
                <text:p><text:span text:style-name="T3">Increases code size</text:span></text:p>
                <text:p><text:span text:style-name="T3"/></text:p>
              </text:list-item>
              <text:list-item>
                <text:p><text:span text:style-name="T3">Termination of </text:span><text:span text:style-name="T3">optimization is not </text:span><text:span text:style-name="T3">guarante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extfolie_5f_">
        <office:forms form:automatic-focus="false" form:apply-design-mode="false"/>
        <draw:frame draw:name="Foliennummernplatzhalter 1_52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10" draw:text-style-name="P23" draw:layer="layout" svg:width="17.145cm" svg:height="10.16cm" svg:x="4.379cm" svg:y="5.411cm">
          <text:p text:style-name="P21"><text:span text:style-name="T22"><text:s text:c="5"/></text:span><text:span text:style-name="T22">int pow(int base, int exponent) {</text:span></text:p>
          <text:p text:style-name="P21"><text:span text:style-name="T22"><text:s text:c="7"/></text:span><text:span text:style-name="T22">if (exponent == 0) return 1;</text:span></text:p>
          <text:p text:style-name="P21"><text:span text:style-name="T22"><text:s text:c="7"/></text:span><text:span text:style-name="T22">else return (base * pow(base, exponent – 1));</text:span></text:p>
          <text:p text:style-name="P21"><text:span text:style-name="T22"><text:s text:c="5"/></text:span><text:span text:style-name="T22">}</text:span></text:p>
          <draw:enhanced-geometry svg:viewBox="0 0 21600 21600" draw:type="rectangle" draw:enhanced-path="M 0 0 L 21600 0 21600 21600 0 21600 0 0 Z N"/>
        </draw:custom-shape>
        <draw:frame draw:name="Titel 2_40" presentation:style-name="pr40" draw:text-style-name="P7" draw:layer="layout" svg:width="23.393cm" svg:height="1.595cm" svg:x="0.901cm" svg:y="3.001cm" presentation:class="title" presentation:user-transformed="true">
          <draw:text-box>
            <text:p text:style-name="P6"><text:span text:style-name="T1">U</text:span><text:span text:style-name="T1">nf</text:span><text:span text:style-name="T1">ol</text:span><text:span text:style-name="T1">di</text:span><text:span text:style-name="T1">n</text:span><text:span text:style-name="T1">g </text:span><text:span text:style-name="T1">of </text:span><text:span text:style-name="T1">C</text:span><text:span text:style-name="T1">al</text:span><text:span text:style-name="T1">ls </text:span><text:span text:style-name="T1">– </text:span><text:span text:style-name="T1">E</text:span><text:span text:style-name="T1">x</text:span><text:span text:style-name="T1">a</text:span><text:span text:style-name="T1">m</text:span><text:span text:style-name="T1">pl</text:span><text:span text:style-name="T1">e </text:span><text:span text:style-name="T1">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extfolie_5f_">
        <office:forms form:automatic-focus="false" form:apply-design-mode="false"/>
        <draw:frame draw:name="Foliennummernplatzhalter 1_53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11" draw:text-style-name="P23" draw:layer="layout" svg:width="20.32cm" svg:height="10.16cm" svg:x="2.54cm" svg:y="3.81cm">
          <text:p text:style-name="P21"><text:span text:style-name="T22"><text:s text:c="6"/></text:span><text:span text:style-name="T22">int pow_3(int base, </text:span><text:span text:style-name="T21">/* int exponent = 3 */</text:span><text:span text:style-name="T22">) {</text:span></text:p>
          <text:p text:style-name="P22"><text:span text:style-name="T32"><text:s text:c="8"/></text:span><text:span text:style-name="T32">i</text:span><text:span text:style-name="T22">f (</text:span><text:span text:style-name="T24">3</text:span><text:span text:style-name="T22"> == 0) return 1; </text:span><text:span text:style-name="T21">// Branch is not executed!</text:span></text:p>
          <text:p text:style-name="P22"><text:span text:style-name="T22"><text:s text:c="8"/></text:span><text:span text:style-name="T22">else return (base * pow(base, </text:span><text:span text:style-name="T24">3 – 1</text:span><text:span text:style-name="T22">)); </text:span><text:span text:style-name="T21">// Unfold!</text:span></text:p>
          <text:p text:style-name="P21"><text:span text:style-name="T22"><text:s text:c="6"/></text:span><text:span text:style-name="T22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extfolie_5f_">
        <office:forms form:automatic-focus="false" form:apply-design-mode="false"/>
        <draw:frame draw:name="Foliennummernplatzhalter 1_54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11" draw:text-style-name="P23" draw:layer="layout" svg:width="20.32cm" svg:height="10.16cm" svg:x="2.54cm" svg:y="3.81cm">
          <text:p text:style-name="P21"><text:span text:style-name="T22"><text:s text:c="6"/></text:span><text:span text:style-name="T22">int pow_3(int base, </text:span><text:span text:style-name="T21">/* int exponent = 3 */</text:span><text:span text:style-name="T22">) {</text:span></text:p>
          <text:p text:style-name="P21"><text:span text:style-name="T22"><text:s text:c="8"/></text:span><text:span text:style-name="T22">return base * </text:span></text:p>
          <text:p text:style-name="P21"><text:span text:style-name="T22"><text:tab/></text:span><text:span text:style-name="T22"><text:tab/></text:span><text:span text:style-name="T22"><text:tab/></text:span><text:span text:style-name="T24">if (2 == 0) return 1;</text:span></text:p>
          <text:p text:style-name="P22"><text:span text:style-name="T33"><text:s text:c="13"/></text:span><text:span text:style-name="T24">else return (base * pow(base, 2));</text:span></text:p>
          <text:p text:style-name="P21"><text:span text:style-name="T22"><text:s text:c="6"/></text:span><text:span text:style-name="T22">} </text:span><text:span text:style-name="T21">// Unfold again! And again! And ...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extfolie_5f_">
        <office:forms form:automatic-focus="false" form:apply-design-mode="false"/>
        <draw:frame draw:name="Foliennummernplatzhalter 1_55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11" draw:text-style-name="P23" draw:layer="layout" svg:width="20.32cm" svg:height="10.16cm" svg:x="2.54cm" svg:y="3.81cm">
          <text:p text:style-name="P21"><text:span text:style-name="T22"><text:s text:c="6"/></text:span><text:span text:style-name="T22">int pow_3(int base, </text:span><text:span text:style-name="T21">/* int exponent = 3 */</text:span><text:span text:style-name="T22">) {</text:span></text:p>
          <text:p text:style-name="P21"><text:span text:style-name="T22"><text:s text:c="8"/></text:span><text:span text:style-name="T22">return base * </text:span></text:p>
          <text:p text:style-name="P21"><text:span text:style-name="T22"><text:s text:c="13"/></text:span><text:span text:style-name="T22">base *</text:span></text:p>
          <text:p text:style-name="P21"><text:span text:style-name="T22"><text:s text:c="15"/></text:span><text:span text:style-name="T24">base *</text:span></text:p>
          <text:p text:style-name="P21"><text:span text:style-name="T22"><text:tab/></text:span><text:span text:style-name="T22"><text:tab/></text:span><text:span text:style-name="T22"><text:tab/></text:span><text:span text:style-name="T22"> <text:s text:c="3"/></text:span><text:span text:style-name="T24">if (0 == 0) return 1; </text:span><text:span text:style-name="T21">// Is 0 == 0? Yes!</text:span></text:p>
          <text:p text:style-name="P22"><text:span text:style-name="T33"><text:s text:c="17"/></text:span><text:span text:style-name="T24">else return (base * pow(base, 0 – 1));</text:span></text:p>
          <text:p text:style-name="P21"><text:span text:style-name="T22"><text:s text:c="6"/></text:span><text:span text:style-name="T22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extfolie_5f_">
        <office:forms form:automatic-focus="false" form:apply-design-mode="false"/>
        <draw:frame draw:name="Foliennummernplatzhalter 1_56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11" draw:text-style-name="P23" draw:layer="layout" svg:width="20.32cm" svg:height="10.16cm" svg:x="2.54cm" svg:y="3.81cm">
          <text:p text:style-name="P21"><text:span text:style-name="T22"><text:s text:c="6"/></text:span><text:span text:style-name="T22">int pow_3(int base, </text:span><text:span text:style-name="T21">/* int exponent = 3 */</text:span><text:span text:style-name="T22">) {</text:span></text:p>
          <text:p text:style-name="P22"><text:span text:style-name="T21"><text:s text:c="8"/></text:span><text:span text:style-name="T21">// Arithmetic simplification!</text:span></text:p>
          <text:p text:style-name="P21"><text:span text:style-name="T22"><text:s text:c="8"/></text:span><text:span text:style-name="T22">return base * base * base </text:span><text:span text:style-name="T24">* 1</text:span><text:span text:style-name="T22">; </text:span></text:p>
          <text:p text:style-name="P21"><text:span text:style-name="T22"><text:s text:c="6"/></text:span><text:span text:style-name="T22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Textfolie_5f_">
        <office:forms form:automatic-focus="false" form:apply-design-mode="false"/>
        <draw:frame draw:name="Foliennummernplatzhalter 1_57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11" draw:text-style-name="P23" draw:layer="layout" svg:width="20.32cm" svg:height="10.16cm" svg:x="2.54cm" svg:y="3.81cm">
          <text:p text:style-name="P21"><text:span text:style-name="T22"><text:s text:c="6"/></text:span><text:span text:style-name="T22">int pow_3(int base, </text:span><text:span text:style-name="T21">/* int exponent = 3 */</text:span><text:span text:style-name="T22">) {</text:span></text:p>
          <text:p text:style-name="P22"><text:span text:style-name="T21"><text:s text:c="8"/></text:span><text:span text:style-name="T22">return base * base * base; </text:span></text:p>
          <text:p text:style-name="P21"><text:span text:style-name="T22"><text:s text:c="6"/></text:span><text:span text:style-name="T22">}</text:span></text:p>
          <draw:enhanced-geometry svg:viewBox="0 0 21600 21600" draw:type="rectangle" draw:enhanced-path="M 0 0 L 21600 0 21600 21600 0 21600 0 0 Z N"/>
        </draw:custom-shape>
        <draw:frame draw:name="Textplatzhalter 3_34" presentation:style-name="pr41" draw:text-style-name="P8" draw:layer="layout" svg:width="20.32cm" svg:height="1.566cm" svg:x="2.54cm" svg:y="14.605cm" presentation:class="outline" presentation:user-transformed="true">
          <draw:text-box>
            <text:p><text:span text:style-name="T18"><text:s text:c="2"/></text:span><text:span text:style-name="T18">Partial Evaluation works </text:span><text:span text:style-name="T18">and is a powerful </text:span><text:span text:style-name="T18">optimization strategy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Textfolie_5f_">
        <office:forms form:automatic-focus="false" form:apply-design-mode="false"/>
        <draw:frame draw:name="Foliennummernplatzhalter 1_58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10" draw:text-style-name="P23" draw:layer="layout" svg:width="17.145cm" svg:height="10.16cm" svg:x="4.379cm" svg:y="5.411cm">
          <text:p text:style-name="P21"><text:span text:style-name="T22"><text:s text:c="5"/></text:span><text:span text:style-name="T22">def collatz: Int =&gt; Int = {</text:span></text:p>
          <text:p text:style-name="P21"><text:span text:style-name="T22"><text:s text:c="7"/></text:span><text:span text:style-name="T22">case 1 =&gt; 0</text:span></text:p>
          <text:p text:style-name="P21"><text:span text:style-name="T22"><text:s text:c="7"/></text:span><text:span text:style-name="T22">case n if n % 2 == 0 =&gt;</text:span></text:p>
          <text:p text:style-name="P21"><text:span text:style-name="T22"><text:s text:c="9"/></text:span><text:span text:style-name="T22">1 + collatz(n / 2)</text:span></text:p>
          <text:p text:style-name="P21"><text:span text:style-name="T22"><text:s text:c="7"/></text:span><text:span text:style-name="T22">case n if n % 2 != 0 =&gt;</text:span></text:p>
          <text:p text:style-name="P21"><text:span text:style-name="T22"><text:s text:c="9"/></text:span><text:span text:style-name="T22">1 + collatz(3 * n + 1)</text:span></text:p>
          <text:p text:style-name="P21"><text:span text:style-name="T22"><text:s text:c="5"/></text:span><text:span text:style-name="T22">}</text:span></text:p>
          <draw:enhanced-geometry svg:viewBox="0 0 21600 21600" draw:type="rectangle" draw:enhanced-path="M 0 0 L 21600 0 21600 21600 0 21600 0 0 Z N"/>
        </draw:custom-shape>
        <draw:frame draw:name="Titel 2_41" presentation:style-name="pr42" draw:text-style-name="P7" draw:layer="layout" svg:width="23.393cm" svg:height="1.595cm" svg:x="0.901cm" svg:y="3.001cm" presentation:class="title" presentation:user-transformed="true">
          <draw:text-box>
            <text:p text:style-name="P6"><text:span text:style-name="T1">U</text:span><text:span text:style-name="T1">nf</text:span><text:span text:style-name="T1">ol</text:span><text:span text:style-name="T1">di</text:span><text:span text:style-name="T1">n</text:span><text:span text:style-name="T1">g </text:span><text:span text:style-name="T1">of </text:span><text:span text:style-name="T1">C</text:span><text:span text:style-name="T1">al</text:span><text:span text:style-name="T1">ls </text:span><text:span text:style-name="T1">– </text:span><text:span text:style-name="T1">E</text:span><text:span text:style-name="T1">x</text:span><text:span text:style-name="T1">a</text:span><text:span text:style-name="T1">m</text:span><text:span text:style-name="T1">pl</text:span><text:span text:style-name="T1">e </text:span><text:span text:style-name="T1">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Textfolie_5f_">
        <office:forms form:automatic-focus="false" form:apply-design-mode="false"/>
        <draw:frame draw:name="Foliennummernplatzhalter 1_20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20" presentation:style-name="pr43" draw:text-style-name="P7" draw:layer="layout" svg:width="23.393cm" svg:height="1.595cm" svg:x="0.901cm" svg:y="3.001cm" presentation:class="title" presentation:user-transformed="true">
          <draw:text-box>
            <text:p text:style-name="P6"><text:span text:style-name="T1">U</text:span><text:span text:style-name="T1">nf</text:span><text:span text:style-name="T1">ol</text:span><text:span text:style-name="T1">di</text:span><text:span text:style-name="T1">n</text:span><text:span text:style-name="T1">g </text:span><text:span text:style-name="T1">of </text:span><text:span text:style-name="T1">C</text:span><text:span text:style-name="T1">al</text:span><text:span text:style-name="T1">ls </text:span><text:span text:style-name="T1">– </text:span><text:span text:style-name="T1">E</text:span><text:span text:style-name="T1">x</text:span><text:span text:style-name="T1">a</text:span><text:span text:style-name="T1">m</text:span><text:span text:style-name="T1">pl</text:span><text:span text:style-name="T1">e </text:span><text:span text:style-name="T1">2</text:span></text:p>
          </draw:text-box>
        </draw:frame>
        <draw:frame draw:name="Textplatzhalter 3_35" presentation:style-name="pr44" draw:text-style-name="P8" draw:layer="layout" svg:width="20.32cm" svg:height="1.566cm" svg:x="2.54cm" svg:y="14.605cm" presentation:class="outline" presentation:user-transformed="true">
          <draw:text-box>
            <text:p><text:span text:style-name="T18"><text:s text:c="2"/></text:span><text:span text:style-name="T18">Partial Evaluation works … </text:span><text:span text:style-name="T18">in these cases!</text:span></text:p>
            <text:p><text:span text:style-name="T18"><text:s text:c="4"/>⇒ </text:span><text:span text:style-name="T18">But we have to </text:span><text:span text:style-name="T34">actively prevent</text:span><text:span text:style-name="T18"> infinite </text:span><text:span text:style-name="T18">loops</text:span></text:p>
          </draw:text-box>
        </draw:frame>
        <draw:custom-shape draw:style-name="gr12" draw:text-style-name="P23" draw:layer="layout" svg:width="20.32cm" svg:height="8.89cm" svg:x="2.54cm" svg:y="5.08cm">
          <text:p text:style-name="P21"><text:span text:style-name="T22"><text:s text:c="2"/></text:span><text:span text:style-name="T22">def collatz_1 = 0</text:span></text:p>
          <text:p text:style-name="P21"><text:span text:style-name="T32"><text:s text:c="2"/></text:span><text:span text:style-name="T32">def collatz_2 = 1</text:span></text:p>
          <text:p text:style-name="P22"><text:span text:style-name="T22"><text:s text:c="2"/></text:span><text:span text:style-name="T22">def collatz_3 = 7</text:span></text:p>
          <text:p text:style-name="P22"><text:span text:style-name="T22"><text:s text:c="2"/></text:span><text:span text:style-name="T22">def collatz_4 = 2</text:span></text:p>
          <text:p text:style-name="P22"><text:span text:style-name="T22"><text:s text:c="3"/></text:span><text:span text:style-name="T22">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Textfolie_5f_">
        <office:forms form:automatic-focus="false" form:apply-design-mode="false"/>
        <draw:frame draw:name="Foliennummernplatzhalter 1_15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16" presentation:style-name="pr45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E</text:span><text:span text:style-name="T1">x</text:span><text:span text:style-name="T1">e</text:span><text:span text:style-name="T1">c</text:span><text:span text:style-name="T1">ut</text:span><text:span text:style-name="T1">e </text:span><text:span text:style-name="T1">St</text:span><text:span text:style-name="T1">at</text:span><text:span text:style-name="T1">ic </text:span><text:span text:style-name="T1">C</text:span><text:span text:style-name="T1">o</text:span><text:span text:style-name="T1">m</text:span><text:span text:style-name="T1">p</text:span><text:span text:style-name="T1">ut</text:span><text:span text:style-name="T1">at</text:span><text:span text:style-name="T1">io</text:span><text:span text:style-name="T1">n</text:span><text:span text:style-name="T1">s </text:span><text:span text:style-name="T1">– </text:span><text:span text:style-name="T1">Pr</text:span><text:span text:style-name="T1">o</text:span><text:span text:style-name="T1">gr</text:span><text:span text:style-name="T1">a</text:span><text:span text:style-name="T1">m </text:span><text:span text:style-name="T1">P</text:span><text:span text:style-name="T1">oi</text:span><text:span text:style-name="T1">nt </text:span><text:span text:style-name="T1">S</text:span><text:span text:style-name="T1">p</text:span><text:span text:style-name="T1">e</text:span><text:span text:style-name="T1">ci</text:span><text:span text:style-name="T1">al</text:span><text:span text:style-name="T1">iz</text:span><text:span text:style-name="T1">at</text:span><text:span text:style-name="T1">io</text:span><text:span text:style-name="T1">n</text:span></text:p>
          </draw:text-box>
        </draw:frame>
        <draw:frame draw:name="Textplatzhalter 3_15" presentation:style-name="pr46" draw:text-style-name="P8" draw:layer="layout" svg:width="23.4cm" svg:height="12.825cm" svg:x="0.9cm" svg:y="4.503cm" presentation:class="outline" presentation:user-transformed="true">
          <draw:text-box>
            <text:list text:style-name="L1">
              <text:list-item>
                <text:p><text:span text:style-name="T3">Creation of specialized </text:span><text:span text:style-name="T3">definitions </text:span></text:p>
                <text:p><text:span text:style-name="T3"/></text:p>
              </text:list-item>
              <text:list-item>
                <text:p><text:span text:style-name="T3">Parts of a program </text:span><text:span text:style-name="T3">occur multiple times </text:span><text:span text:style-name="T3">with identical </text:span><text:span text:style-name="T3">specialized inputs</text:span></text:p>
                <text:list>
                  <text:list-item>
                    <text:p><text:span text:style-name="T3">Only one </text:span><text:span text:style-name="T3">specialized </text:span><text:span text:style-name="T3">definition is required</text:span></text:p>
                  </text:list-item>
                  <text:list-item>
                    <text:p><text:span text:style-name="T3">Specialized </text:span><text:span text:style-name="T3">definition can be </text:span><text:span text:style-name="T3">shared between </text:span><text:span text:style-name="T3">instances</text:span></text:p>
                  </text:list-item>
                </text:list>
              </text:list-item>
            </text:list>
          </draw:text-box>
        </draw:frame>
        <draw:frame draw:name="Textplatzhalter 3_29" presentation:style-name="pr47" draw:text-style-name="P8" draw:layer="layout" svg:width="23.4cm" svg:height="4.387cm" svg:x="0.722cm" svg:y="11.636cm" presentation:class="outline" presentation:user-transformed="true">
          <draw:text-box>
            <text:p><text:span text:style-name="T31">Disadvantages:</text:span></text:p>
            <text:list text:style-name="L1">
              <text:list-item>
                <text:p><text:span text:style-name="T3">Potential increase in </text:span><text:span text:style-name="T3">code size (not as much </text:span><text:span text:style-name="T3">as unfolding)</text:span></text:p>
                <text:p><text:span text:style-name="T3"/></text:p>
              </text:list-item>
              <text:list-item>
                <text:p><text:span text:style-name="T3">Termination of </text:span><text:span text:style-name="T3">optimization is not </text:span><text:span text:style-name="T3">guarante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Textfolie_5f_">
        <office:forms form:automatic-focus="false" form:apply-design-mode="false"/>
        <draw:frame draw:name="Foliennummernplatzhalter 1_59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10" draw:text-style-name="P23" draw:layer="layout" svg:width="17.145cm" svg:height="10.16cm" svg:x="4.379cm" svg:y="5.411cm">
          <text:p text:style-name="P21"><text:span text:style-name="T32"><text:s text:c="5"/></text:span><text:span text:style-name="T32">def ack(</text:span><text:span text:style-name="T22">m: Int, n: Int): Int =</text:span></text:p>
          <text:p text:style-name="P21"><text:span text:style-name="T22"><text:s text:c="7"/></text:span><text:span text:style-name="T22">if (m == 0) n + 1</text:span></text:p>
          <text:p text:style-name="P21"><text:span text:style-name="T22"><text:s text:c="7"/></text:span><text:span text:style-name="T22">else if (n == 0) ack(m - 1, 1)</text:span></text:p>
          <text:p text:style-name="P21"><text:span text:style-name="T22"><text:s text:c="7"/></text:span><text:span text:style-name="T22">else ack(m - 1, ack(m, n - 1))</text:span></text:p>
          <draw:enhanced-geometry svg:viewBox="0 0 21600 21600" draw:type="rectangle" draw:enhanced-path="M 0 0 L 21600 0 21600 21600 0 21600 0 0 Z N"/>
        </draw:custom-shape>
        <draw:frame draw:name="Titel 2_22" presentation:style-name="pr48" draw:text-style-name="P7" draw:layer="layout" svg:width="23.393cm" svg:height="1.595cm" svg:x="0.901cm" svg:y="3.001cm" presentation:class="title" presentation:user-transformed="true">
          <draw:text-box>
            <text:p text:style-name="P6"><text:span text:style-name="T1">Pr</text:span><text:span text:style-name="T1">o</text:span><text:span text:style-name="T1">gr</text:span><text:span text:style-name="T1">a</text:span><text:span text:style-name="T1">m </text:span><text:span text:style-name="T1">P</text:span><text:span text:style-name="T1">oi</text:span><text:span text:style-name="T1">nt </text:span><text:span text:style-name="T1">S</text:span><text:span text:style-name="T1">p</text:span><text:span text:style-name="T1">e</text:span><text:span text:style-name="T1">ci</text:span><text:span text:style-name="T1">al</text:span><text:span text:style-name="T1">iz</text:span><text:span text:style-name="T1">at</text:span><text:span text:style-name="T1">io</text:span><text:span text:style-name="T1">n </text:span><text:span text:style-name="T1">– </text:span><text:span text:style-name="T1">E</text:span><text:span text:style-name="T1">x</text:span><text:span text:style-name="T1">a</text:span><text:span text:style-name="T1">m</text:span><text:span text:style-name="T1">pl</text:span><text:span text:style-name="T1">e </text:span><text:span text:style-name="T1">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Textfolie_5f_">
        <office:forms form:automatic-focus="false" form:apply-design-mode="false"/>
        <draw:frame draw:name="Foliennummernplatzhalter 1_22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13" draw:text-style-name="P24" draw:layer="layout" svg:width="20.32cm" svg:height="10.16cm" svg:x="2.54cm" svg:y="3.81cm">
          <text:p text:style-name="P22"><text:span text:style-name="T32"><text:s text:c="6"/></text:span><text:span text:style-name="T32">def ack_2(</text:span><text:span text:style-name="T21">/* m: Int = 2 */ </text:span><text:span text:style-name="T22">n: Int): Int =</text:span></text:p>
          <text:p text:style-name="P22"><text:span text:style-name="T22"><text:s text:c="7"/></text:span><text:span text:style-name="T22">if (</text:span><text:span text:style-name="T24">2</text:span><text:span text:style-name="T22"> == 0) n + 1 </text:span><text:span text:style-name="T21">// Is 2 == 0? No!</text:span></text:p>
          <text:p text:style-name="P22"><text:span text:style-name="T22"><text:s text:c="7"/></text:span><text:span text:style-name="T22">else if (n == 0) ack(</text:span><text:span text:style-name="T24">1</text:span><text:span text:style-name="T22">, 1)</text:span></text:p>
          <text:p text:style-name="P22"><text:span text:style-name="T22"><text:s text:c="7"/></text:span><text:span text:style-name="T22">else ack(</text:span><text:span text:style-name="T24">1</text:span><text:span text:style-name="T22">, ack(</text:span><text:span text:style-name="T24">2</text:span><text:span text:style-name="T22">, n – 1))</text:span></text:p>
          <text:p text:style-name="P22"><text:span text:style-name="T22"><text:s text:c="5"/></text:span></text:p>
          <text:p text:style-name="P22"><text:span text:style-name="T22"><text:s text:c="5"/></text:span><text:span text:style-name="T21">// Multiple recursive calls with m = 2 and m = 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Textfolie_5f_">
        <office:forms form:automatic-focus="false" form:apply-design-mode="false"/>
        <draw:frame draw:name="Foliennummernplatzhalter 1_27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14" draw:text-style-name="P24" draw:layer="layout" svg:width="20.32cm" svg:height="10.16cm" svg:x="2.54cm" svg:y="3.81cm">
          <text:p text:style-name="P22"><text:span text:style-name="T32"><text:s text:c="6"/></text:span><text:span text:style-name="T32">def ack_2(</text:span><text:span text:style-name="T21">/* m: Int = 2 */ </text:span><text:span text:style-name="T22">n: Int): Int =</text:span></text:p>
          <text:p text:style-name="P22"><text:span text:style-name="T22"><text:s text:c="7"/></text:span><text:span text:style-name="T22">else if (n == 0) </text:span><text:span text:style-name="T24">ack_1</text:span><text:span text:style-name="T22">(1)</text:span></text:p>
          <text:p text:style-name="P22"><text:span text:style-name="T22"><text:s text:c="7"/></text:span><text:span text:style-name="T22">else </text:span><text:span text:style-name="T24">ack_1</text:span><text:span text:style-name="T22">(</text:span><text:span text:style-name="T24">ack_2</text:span><text:span text:style-name="T22">(n – 1))</text:span></text:p>
          <text:p text:style-name="P22"><text:span text:style-name="T22"/></text:p>
          <text:p text:style-name="P22"><text:span text:style-name="T32"><text:tab/></text:span><text:span text:style-name="T32"> </text:span><text:span text:style-name="T32">def ack_1(</text:span><text:span text:style-name="T35">/* m: Int = 1 */ </text:span><text:span text:style-name="T32">n: Int</text:span><text:span text:style-name="T22">): Int =</text:span></text:p>
          <text:p text:style-name="P22"><text:span text:style-name="T22"><text:s text:c="7"/></text:span><text:span text:style-name="T22">if (1 == 0) n + 1</text:span></text:p>
          <text:p text:style-name="P22"><text:span text:style-name="T22"><text:s text:c="7"/></text:span><text:span text:style-name="T22">else if (n == 0) ack(0, 1)</text:span></text:p>
          <text:p text:style-name="P22"><text:span text:style-name="T22"><text:s text:c="7"/></text:span><text:span text:style-name="T22">else ack(0, ack(1, n - 1))</text:span></text:p>
          <text:p text:style-name="P22"><text:span text:style-name="T22"><text:s text:c="5"/></text:span></text:p>
          <text:p text:style-name="P22"><text:span text:style-name="T22"><text:s text:c="5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Textfolie_5f_">
        <office:forms form:automatic-focus="false" form:apply-design-mode="false"/>
        <draw:frame draw:name="Foliennummernplatzhalter 1_24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15" draw:text-style-name="P24" draw:layer="layout" svg:width="20.32cm" svg:height="10.16cm" svg:x="2.54cm" svg:y="3.81cm">
          <text:p text:style-name="P22"><text:span text:style-name="T32"><text:s text:c="6"/></text:span><text:span text:style-name="T32">def ack_2(</text:span><text:span text:style-name="T21">/* m: Int = 2 */ </text:span><text:span text:style-name="T22">n: Int): Int =</text:span></text:p>
          <text:p text:style-name="P22"><text:span text:style-name="T22"><text:s text:c="7"/></text:span><text:span text:style-name="T22">else if (n == 0) ack_1(1)</text:span></text:p>
          <text:p text:style-name="P22"><text:span text:style-name="T22"><text:s text:c="7"/></text:span><text:span text:style-name="T22">else ack_1(ack_2(n – 1))</text:span></text:p>
          <text:p text:style-name="P22"><text:span text:style-name="T22"/></text:p>
          <text:p text:style-name="P22"><text:span text:style-name="T32"><text:tab/></text:span><text:span text:style-name="T32"> </text:span><text:span text:style-name="T32">def ack_1(</text:span><text:span text:style-name="T35">/* m: Int = 1 */ </text:span><text:span text:style-name="T32">n: Int</text:span><text:span text:style-name="T22">): Int =</text:span></text:p>
          <text:p text:style-name="P22"><text:span text:style-name="T22"><text:s text:c="7"/></text:span><text:span text:style-name="T22">if (1 == 0) n + 1</text:span></text:p>
          <text:p text:style-name="P22"><text:span text:style-name="T22"><text:s text:c="7"/></text:span><text:span text:style-name="T22">else if (n == 0) </text:span><text:span text:style-name="T24">ack_0</text:span><text:span text:style-name="T22">(1)</text:span></text:p>
          <text:p text:style-name="P22"><text:span text:style-name="T22"><text:s text:c="7"/></text:span><text:span text:style-name="T22">else </text:span><text:span text:style-name="T24">ack_0</text:span><text:span text:style-name="T22">(</text:span><text:span text:style-name="T24">ack_1</text:span><text:span text:style-name="T22">(n – 1))</text:span></text:p>
          <text:p text:style-name="P22"><text:span text:style-name="T22"/></text:p>
          <text:p text:style-name="P22"><text:span text:style-name="T32"><text:s text:c="5"/></text:span><text:span text:style-name="T32">def </text:span><text:span text:style-name="T33">ack_0</text:span><text:span text:style-name="T32">(</text:span><text:span text:style-name="T35">/* m: Int = 0 */ </text:span><text:span text:style-name="T32">n: Int): Int =</text:span></text:p>
          <text:p text:style-name="P22"><text:span text:style-name="T32"><text:s text:c="7"/></text:span><text:span text:style-name="T32">if (0 == 0) n + 1 </text:span><text:span text:style-name="T35">// Is 0 == 0? Yes!</text:span></text:p>
          <text:p text:style-name="P22"><text:span text:style-name="T32"><text:s text:c="7"/></text:span><text:span text:style-name="T32">else if (n == 0) ack(-1, 1)</text:span></text:p>
          <text:p text:style-name="P22"><text:span text:style-name="T32"><text:s text:c="7"/></text:span><text:span text:style-name="T32">else ack(-1, ack(0, n – 1))</text:span></text:p>
          <text:p text:style-name="P22"><text:span text:style-name="T32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1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Textfolie_5f_">
        <office:forms form:automatic-focus="false" form:apply-design-mode="false"/>
        <draw:frame draw:name="Foliennummernplatzhalter 1_61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16" draw:text-style-name="P24" draw:layer="layout" svg:width="20.32cm" svg:height="10.16cm" svg:x="2.54cm" svg:y="3.81cm">
          <text:p text:style-name="P22"><text:span text:style-name="T32"><text:s text:c="6"/></text:span><text:span text:style-name="T32">def ack_2(</text:span><text:span text:style-name="T21">/* m: Int = 2 */ </text:span><text:span text:style-name="T22">n: Int): Int =</text:span></text:p>
          <text:p text:style-name="P22"><text:span text:style-name="T22"><text:s text:c="7"/></text:span><text:span text:style-name="T22">else if (n == 0) ack_1(1)</text:span></text:p>
          <text:p text:style-name="P22"><text:span text:style-name="T22"><text:s text:c="7"/></text:span><text:span text:style-name="T22">else ack_1(ack_2(n – 1))</text:span></text:p>
          <text:p text:style-name="P22"><text:span text:style-name="T22"/></text:p>
          <text:p text:style-name="P22"><text:span text:style-name="T32"><text:tab/></text:span><text:span text:style-name="T32"> </text:span><text:span text:style-name="T32">def ack_1(</text:span><text:span text:style-name="T35">/* m: Int = 1 */ </text:span><text:span text:style-name="T32">n: Int</text:span><text:span text:style-name="T22">): Int =</text:span></text:p>
          <text:p text:style-name="P22"><text:span text:style-name="T22"><text:s text:c="7"/></text:span><text:span text:style-name="T22">if (1 == 0) n + 1</text:span></text:p>
          <text:p text:style-name="P22"><text:span text:style-name="T22"><text:s text:c="7"/></text:span><text:span text:style-name="T22">else if (n == 0) ack_0(1)</text:span></text:p>
          <text:p text:style-name="P22"><text:span text:style-name="T22"><text:s text:c="7"/></text:span><text:span text:style-name="T22">else ack_0(ack_1(n – 1))</text:span></text:p>
          <text:p text:style-name="P22"><text:span text:style-name="T22"/></text:p>
          <text:p text:style-name="P22"><text:span text:style-name="T32"><text:s text:c="5"/></text:span><text:span text:style-name="T32">def ack_0(</text:span><text:span text:style-name="T35">/* m: Int = 0 */ </text:span><text:span text:style-name="T32">n: Int): Int =</text:span></text:p>
          <text:p text:style-name="P22"><text:span text:style-name="T32"><text:s text:c="7"/></text:span><text:span text:style-name="T32">if (0 == 0) n + 1</text:span></text:p>
          <text:p text:style-name="P22"><text:span text:style-name="T35"><text:tab/></text:span><text:span text:style-name="T35">// ack_0 is not recursive! Unfold it!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1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Textfolie_5f_">
        <office:forms form:automatic-focus="false" form:apply-design-mode="false"/>
        <draw:frame draw:name="Foliennummernplatzhalter 1_60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17" draw:text-style-name="P24" draw:layer="layout" svg:width="20.32cm" svg:height="10.16cm" svg:x="2.54cm" svg:y="3.81cm">
          <text:p text:style-name="P22"><text:span text:style-name="T32"><text:s text:c="6"/></text:span><text:span text:style-name="T32">def ack_2(</text:span><text:span text:style-name="T21">/* m: Int = 2 */ </text:span><text:span text:style-name="T22">n: Int): Int =</text:span></text:p>
          <text:p text:style-name="P22"><text:span text:style-name="T22"><text:s text:c="7"/></text:span><text:span text:style-name="T22">else if (n == 0) ack_1(1)</text:span></text:p>
          <text:p text:style-name="P22"><text:span text:style-name="T22"><text:s text:c="7"/></text:span><text:span text:style-name="T22">else ack_1(ack_2(n – 1))</text:span></text:p>
          <text:p text:style-name="P22"><text:span text:style-name="T22"/></text:p>
          <text:p text:style-name="P22"><text:span text:style-name="T32"><text:tab/></text:span><text:span text:style-name="T32"> </text:span><text:span text:style-name="T32">def ack_1(</text:span><text:span text:style-name="T35">/* m: Int = 1 */ </text:span><text:span text:style-name="T32">n: Int</text:span><text:span text:style-name="T22">): Int =</text:span></text:p>
          <text:p text:style-name="P22"><text:span text:style-name="T22"><text:s text:c="7"/></text:span><text:span text:style-name="T22">if (1 == 0) n + 1</text:span></text:p>
          <text:p text:style-name="P22"><text:span text:style-name="T22"><text:s text:c="7"/></text:span><text:span text:style-name="T22">else if (n == 0) </text:span><text:span text:style-name="T24">2</text:span></text:p>
          <text:p text:style-name="P22"><text:span text:style-name="T22"><text:s text:c="7"/></text:span><text:span text:style-name="T22">else ack_1(n – 1)</text:span><text:span text:style-name="T24"> + 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Textfolie_5f_">
        <office:forms form:automatic-focus="false" form:apply-design-mode="false"/>
        <draw:frame draw:name="Foliennummernplatzhalter 1_16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0" presentation:style-name="pr49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Di</text:span><text:span text:style-name="T1">st</text:span><text:span text:style-name="T1">in</text:span><text:span text:style-name="T1">g</text:span><text:span text:style-name="T1">ui</text:span><text:span text:style-name="T1">s</text:span><text:span text:style-name="T1">h </text:span><text:span text:style-name="T1">b</text:span><text:span text:style-name="T1">et</text:span><text:span text:style-name="T1">w</text:span><text:span text:style-name="T1">e</text:span><text:span text:style-name="T1">e</text:span><text:span text:style-name="T1">n </text:span><text:span text:style-name="T1">st</text:span><text:span text:style-name="T1">at</text:span><text:span text:style-name="T1">ic </text:span><text:span text:style-name="T1">a</text:span><text:span text:style-name="T1">n</text:span><text:span text:style-name="T1">d </text:span><text:span text:style-name="T1">d</text:span><text:span text:style-name="T1">y</text:span><text:span text:style-name="T1">n</text:span><text:span text:style-name="T1">a</text:span><text:span text:style-name="T1">m</text:span><text:span text:style-name="T1">ic </text:span><text:span text:style-name="T1">c</text:span><text:span text:style-name="T1">o</text:span><text:span text:style-name="T1">m</text:span><text:span text:style-name="T1">p</text:span><text:span text:style-name="T1">ut</text:span><text:span text:style-name="T1">at</text:span><text:span text:style-name="T1">io</text:span><text:span text:style-name="T1">n</text:span><text:span text:style-name="T1">s</text:span></text:p>
          </draw:text-box>
        </draw:frame>
        <draw:frame draw:name="Textplatzhalter 3_16" presentation:style-name="pr50" draw:text-style-name="P8" draw:layer="layout" svg:width="23.4cm" svg:height="12.825cm" svg:x="0.9cm" svg:y="4.503cm" presentation:class="outline" presentation:user-transformed="true">
          <draw:text-box>
            <text:list text:style-name="L1">
              <text:list-item>
                <text:p><text:span text:style-name="T3">Static computations can </text:span><text:span text:style-name="T3">be performed by the </text:span><text:span text:style-name="T3">Partial Evaluator</text:span></text:p>
                <text:p><text:span text:style-name="T3"/></text:p>
              </text:list-item>
              <text:list-item>
                <text:p><text:span text:style-name="T3">Dynamic computations </text:span><text:span text:style-name="T3">have to be included in </text:span><text:span text:style-name="T3">the residual program</text:span></text:p>
                <text:p><text:span text:style-name="T3"/></text:p>
              </text:list-item>
              <text:list-item>
                <text:p><text:span text:style-name="T11">Division</text:span><text:span text:style-name="T3"> between static </text:span><text:span text:style-name="T3">and dynamic depends </text:span><text:span text:style-name="T3">on input</text:span></text:p>
                <text:p><text:span text:style-name="T3"/></text:p>
              </text:list-item>
              <text:list-item>
                <text:p><text:span text:style-name="T9">Two approaches for </text:span><text:span text:style-name="T9">division:</text:span></text:p>
                <text:list>
                  <text:list-item>
                    <text:p><text:span text:style-name="T3">Offline Partial </text:span><text:span text:style-name="T3">evaluation</text:span></text:p>
                  </text:list-item>
                  <text:list-item>
                    <text:p><text:span text:style-name="T3">Online Partial </text:span><text:span text:style-name="T3">evalu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Textfolie_5f_">
        <office:forms form:automatic-focus="false" form:apply-design-mode="false"/>
        <draw:frame draw:name="Foliennummernplatzhalter 1_17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17" presentation:style-name="pr51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O</text:span><text:span text:style-name="T1">nl</text:span><text:span text:style-name="T1">in</text:span><text:span text:style-name="T1">e </text:span><text:span text:style-name="T1">P</text:span><text:span text:style-name="T1">ar</text:span><text:span text:style-name="T1">ti</text:span><text:span text:style-name="T1">al </text:span><text:span text:style-name="T1">E</text:span><text:span text:style-name="T1">v</text:span><text:span text:style-name="T1">al</text:span><text:span text:style-name="T1">u</text:span><text:span text:style-name="T1">at</text:span><text:span text:style-name="T1">io</text:span><text:span text:style-name="T1">n</text:span></text:p>
          </draw:text-box>
        </draw:frame>
        <draw:frame draw:name="Textplatzhalter 3_17" presentation:style-name="pr52" draw:text-style-name="P8" draw:layer="layout" svg:width="23.4cm" svg:height="12.825cm" svg:x="0.9cm" svg:y="4.503cm" presentation:class="outline" presentation:user-transformed="true">
          <draw:text-box>
            <text:list text:style-name="L1">
              <text:list-item>
                <text:p><text:span text:style-name="T3">Division is created “on </text:span><text:span text:style-name="T3">the fly“ during </text:span><text:span text:style-name="T3">specialization</text:span></text:p>
                <text:p><text:span text:style-name="T3"/></text:p>
              </text:list-item>
              <text:list-item>
                <text:p><text:span text:style-name="T3">Fixed input is given </text:span><text:span text:style-name="T3">(similar to environment </text:span><text:span text:style-name="T3">in interpreter)</text:span></text:p>
                <text:p><text:span text:style-name="T3"/></text:p>
              </text:list-item>
              <text:list-item>
                <text:p><text:span text:style-name="T3">Program is traversed, </text:span><text:span text:style-name="T3">performing calculations </text:span><text:span text:style-name="T3">and optimizations</text:span></text:p>
                <text:list>
                  <text:list-item>
                    <text:p><text:span text:style-name="T3">Values are used to </text:span><text:span text:style-name="T3">decide control flow, </text:span><text:span text:style-name="T3">etc.</text:span></text:p>
                  </text:list-item>
                  <text:list-item>
                    <text:p><text:span text:style-name="T3">Usually yields </text:span><text:span text:style-name="T3">better optimization</text:span></text:p>
                  </text:list-item>
                </text:list>
                <text:p><text:span text:style-name="T3"/></text:p>
                <text:p><text:span text:style-name="T3"/></text:p>
                <text:p><text:span text:style-name="T3">⇒ </text:span><text:span text:style-name="T3">We performed </text:span><text:span text:style-name="T5">online</text:span><text:span text:style-name="T3"> </text:span><text:span text:style-name="T3">partial evaluation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1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Textfolie_5f_">
        <office:forms form:automatic-focus="false" form:apply-design-mode="false"/>
        <draw:frame draw:name="Foliennummernplatzhalter 1_18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18" presentation:style-name="pr53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O</text:span><text:span text:style-name="T1">ffl</text:span><text:span text:style-name="T1">in</text:span><text:span text:style-name="T1">e </text:span><text:span text:style-name="T1">P</text:span><text:span text:style-name="T1">ar</text:span><text:span text:style-name="T1">ti</text:span><text:span text:style-name="T1">al </text:span><text:span text:style-name="T1">E</text:span><text:span text:style-name="T1">v</text:span><text:span text:style-name="T1">al</text:span><text:span text:style-name="T1">u</text:span><text:span text:style-name="T1">at</text:span><text:span text:style-name="T1">io</text:span><text:span text:style-name="T1">n</text:span></text:p>
          </draw:text-box>
        </draw:frame>
        <draw:frame draw:name="Textplatzhalter 3_18" presentation:style-name="pr54" draw:text-style-name="P8" draw:layer="layout" svg:width="23.4cm" svg:height="12.825cm" svg:x="0.9cm" svg:y="4.503cm" presentation:class="outline" presentation:user-transformed="true">
          <draw:text-box>
            <text:list text:style-name="L1">
              <text:list-item>
                <text:p><text:span text:style-name="T3">Division is created </text:span><text:span text:style-name="T3">during separate analysis</text:span></text:p>
                <text:list>
                  <text:list-item>
                    <text:p><text:span text:style-name="T3">Binding Time </text:span><text:span text:style-name="T3">Analysis</text:span></text:p>
                  </text:list-item>
                </text:list>
                <text:p><text:span text:style-name="T3"/></text:p>
              </text:list-item>
              <text:list-item>
                <text:p><text:span text:style-name="T3">Annotations in source </text:span><text:span text:style-name="T3">code decide which parts </text:span><text:span text:style-name="T3">are static and dynamic</text:span></text:p>
                <text:list>
                  <text:list-item>
                    <text:p><text:span text:style-name="T3">Inserted by </text:span><text:span text:style-name="T3">programmer</text:span></text:p>
                  </text:list-item>
                  <text:list-item>
                    <text:p><text:span text:style-name="T3">Propagated, </text:span><text:span text:style-name="T3">analyzed </text:span><text:span text:style-name="T3">automatically</text:span></text:p>
                  </text:list-item>
                </text:list>
                <text:p><text:span text:style-name="T3"/></text:p>
              </text:list-item>
              <text:list-item>
                <text:p><text:span text:style-name="T3">Conservative approach</text:span></text:p>
                <text:list>
                  <text:list-item>
                    <text:p><text:span text:style-name="T3">Depends on </text:span><text:span text:style-name="T3">knowledge of what </text:span><text:span text:style-name="T3">inputs are </text:span><text:span text:style-name="T3">static/dynamic </text:span><text:span text:style-name="T3">annotated</text:span></text:p>
                  </text:list-item>
                  <text:list-item>
                    <text:p><text:span text:style-name="T3">Does not utilize </text:span><text:span text:style-name="T3">value of inputs</text:span></text:p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Textfolie_5f_">
        <office:forms form:automatic-focus="false" form:apply-design-mode="false"/>
        <draw:frame draw:name="Foliennummernplatzhalter 1_62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10" draw:text-style-name="P23" draw:layer="layout" svg:width="17.145cm" svg:height="10.16cm" svg:x="4.379cm" svg:y="5.411cm">
          <text:p text:style-name="P21"><text:span text:style-name="T32"><text:s text:c="5"/></text:span><text:span text:style-name="T32">def ack(</text:span><text:span text:style-name="T22">m: Int, </text:span><text:span text:style-name="T36">n: Int</text:span><text:span text:style-name="T22">): Int =</text:span></text:p>
          <text:p text:style-name="P21"><text:span text:style-name="T22"><text:s text:c="7"/></text:span><text:span text:style-name="T22">if (m == 0) </text:span><text:span text:style-name="T36">n + 1</text:span></text:p>
          <text:p text:style-name="P21"><text:span text:style-name="T22"><text:s text:c="7"/></text:span><text:span text:style-name="T22">else </text:span><text:span text:style-name="T36">if (n == 0) ack(</text:span><text:span text:style-name="T22">m - 1</text:span><text:span text:style-name="T36">, 1)</text:span></text:p>
          <text:p text:style-name="P21"><text:span text:style-name="T22"><text:s text:c="7"/></text:span><text:span text:style-name="T22">else </text:span><text:span text:style-name="T36">ack(</text:span><text:span text:style-name="T22">m - 1, </text:span><text:span text:style-name="T36">ack(</text:span><text:span text:style-name="T22">m</text:span><text:span text:style-name="T36">, n - 1))</text:span></text:p>
          <draw:enhanced-geometry svg:viewBox="0 0 21600 21600" draw:type="rectangle" draw:enhanced-path="M 0 0 L 21600 0 21600 21600 0 21600 0 0 Z N"/>
        </draw:custom-shape>
        <draw:frame draw:name="Titel 2_23" presentation:style-name="pr55" draw:text-style-name="P7" draw:layer="layout" svg:width="23.393cm" svg:height="1.595cm" svg:x="0.901cm" svg:y="3.001cm" presentation:class="title" presentation:user-transformed="true">
          <draw:text-box>
            <text:p text:style-name="P6"><text:span text:style-name="T1">O</text:span><text:span text:style-name="T1">ffl</text:span><text:span text:style-name="T1">in</text:span><text:span text:style-name="T1">e </text:span><text:span text:style-name="T1">P</text:span><text:span text:style-name="T1">ar</text:span><text:span text:style-name="T1">ti</text:span><text:span text:style-name="T1">al </text:span><text:span text:style-name="T1">E</text:span><text:span text:style-name="T1">v</text:span><text:span text:style-name="T1">al</text:span><text:span text:style-name="T1">u</text:span><text:span text:style-name="T1">at</text:span><text:span text:style-name="T1">io</text:span><text:span text:style-name="T1">n </text:span><text:span text:style-name="T1">– </text:span><text:span text:style-name="T1">E</text:span><text:span text:style-name="T1">x</text:span><text:span text:style-name="T1">a</text:span><text:span text:style-name="T1">m</text:span><text:span text:style-name="T1">pl</text:span><text:span text:style-name="T1">e</text:span></text:p>
          </draw:text-box>
        </draw:frame>
        <draw:frame draw:name="Textplatzhalter 3_36" presentation:style-name="pr56" draw:text-style-name="P20" draw:layer="layout" svg:width="17.145cm" svg:height="1.566cm" svg:x="4.445cm" svg:y="16.214cm" presentation:class="outline" presentation:user-transformed="true">
          <draw:text-box>
            <text:p text:style-name="P19"><text:span text:style-name="T37">Annotations</text:span><text:span text:style-name="T18"> mark dynamic </text:span><text:span text:style-name="T18">computa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Textfolie_5f_">
        <office:forms form:automatic-focus="false" form:apply-design-mode="false"/>
        <draw:frame draw:name="Foliennummernplatzhalter 1_25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18" draw:text-style-name="P24" draw:layer="layout" svg:width="20.32cm" svg:height="10.16cm" svg:x="2.54cm" svg:y="3.81cm">
          <text:p text:style-name="P22"><text:span text:style-name="T32"><text:s text:c="5"/></text:span><text:span text:style-name="T32">def ack_2(/* m = 2 */ </text:span><text:span text:style-name="T38">n: Int</text:span><text:span text:style-name="T32">): Int =</text:span></text:p>
          <text:p text:style-name="P22"><text:span text:style-name="T32"><text:s text:c="7"/></text:span><text:span text:style-name="T38">if (n == 0) ack(</text:span><text:span text:style-name="T33">1</text:span><text:span text:style-name="T38">, 1)</text:span></text:p>
          <text:p text:style-name="P22"><text:span text:style-name="T32"><text:s text:c="7"/></text:span><text:span text:style-name="T32">else </text:span><text:span text:style-name="T38">ack(</text:span><text:span text:style-name="T33">1</text:span><text:span text:style-name="T32">, </text:span><text:span text:style-name="T38">ack(</text:span><text:span text:style-name="T33">2</text:span><text:span text:style-name="T38">, n – 1))</text:span></text:p>
          <draw:enhanced-geometry svg:viewBox="0 0 21600 21600" draw:type="rectangle" draw:enhanced-path="M 0 0 L 21600 0 21600 21600 0 21600 0 0 Z N"/>
        </draw:custom-shape>
        <draw:frame draw:name="Textplatzhalter 3_37" presentation:style-name="pr57" draw:text-style-name="P20" draw:layer="layout" svg:width="20.32cm" svg:height="1.566cm" svg:x="2.54cm" svg:y="15.414cm" presentation:class="outline" presentation:user-transformed="true">
          <draw:text-box>
            <text:p text:style-name="P19"><text:span text:style-name="T18">Offline partial evaluation </text:span><text:span text:style-name="T18">often yields less optimized </text:span><text:span text:style-name="T18">resul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1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Textfolie_5f_">
        <office:forms form:automatic-focus="false" form:apply-design-mode="false"/>
        <draw:frame draw:name="Foliennummernplatzhalter 1_28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28" presentation:style-name="pr58" draw:text-style-name="P13" draw:layer="layout" svg:width="23.393cm" svg:height="1.595cm" svg:x="0.737cm" svg:y="7.93cm" presentation:class="title" presentation:user-transformed="true">
          <draw:text-box>
            <text:p text:style-name="P12"><text:span text:style-name="T14">M</text:span><text:span text:style-name="T14">u</text:span><text:span text:style-name="T14">lt</text:span><text:span text:style-name="T14">i-</text:span><text:span text:style-name="T14">S</text:span><text:span text:style-name="T14">t</text:span><text:span text:style-name="T14">a</text:span><text:span text:style-name="T14">g</text:span><text:span text:style-name="T14">e </text:span><text:span text:style-name="T14">C</text:span><text:span text:style-name="T14">o</text:span><text:span text:style-name="T14">m</text:span><text:span text:style-name="T14">p</text:span><text:span text:style-name="T14">u</text:span><text:span text:style-name="T14">t</text:span><text:span text:style-name="T14">a</text:span><text:span text:style-name="T14">ti</text:span><text:span text:style-name="T14">o</text:span><text:span text:style-name="T14">n</text:span><text:span text:style-name="T14"><text:line-break/></text:span><text:span text:style-name="T14">&amp;</text:span><text:span text:style-name="T14"><text:line-break/></text:span><text:span text:style-name="T14">F</text:span><text:span text:style-name="T14">u</text:span><text:span text:style-name="T14">t</text:span><text:span text:style-name="T14">a</text:span><text:span text:style-name="T14">m</text:span><text:span text:style-name="T14">u</text:span><text:span text:style-name="T14">r</text:span><text:span text:style-name="T14">a </text:span><text:span text:style-name="T14">P</text:span><text:span text:style-name="T14">r</text:span><text:span text:style-name="T14">o</text:span><text:span text:style-name="T14">j</text:span><text:span text:style-name="T14">e</text:span><text:span text:style-name="T14">c</text:span><text:span text:style-name="T14">ti</text:span><text:span text:style-name="T14">o</text:span><text:span text:style-name="T14">n</text:span><text:span text:style-name="T14">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Textfolie_5f_">
        <office:forms form:automatic-focus="false" form:apply-design-mode="false"/>
        <draw:frame draw:name="Foliennummernplatzhalter 1_29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29" presentation:style-name="pr59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C</text:span><text:span text:style-name="T1">o</text:span><text:span text:style-name="T1">m</text:span><text:span text:style-name="T1">p</text:span><text:span text:style-name="T1">ut</text:span><text:span text:style-name="T1">at</text:span><text:span text:style-name="T1">io</text:span><text:span text:style-name="T1">n</text:span><text:span text:style-name="T1">s </text:span><text:span text:style-name="T1">a</text:span><text:span text:style-name="T1">s </text:span><text:span text:style-name="T1">E</text:span><text:span text:style-name="T1">q</text:span><text:span text:style-name="T1">u</text:span><text:span text:style-name="T1">at</text:span><text:span text:style-name="T1">io</text:span><text:span text:style-name="T1">n</text:span><text:span text:style-name="T1">s</text:span></text:p>
          </draw:text-box>
        </draw:frame>
        <draw:frame draw:name="Textplatzhalter 3_19" presentation:style-name="pr60" draw:text-style-name="P8" draw:layer="layout" svg:width="23.4cm" svg:height="5.022cm" svg:x="0.9cm" svg:y="4.503cm" presentation:class="outline" presentation:user-transformed="true">
          <draw:text-box>
            <text:list text:style-name="L1">
              <text:list-item>
                <text:p><text:span text:style-name="T3">The execution of </text:span><text:span text:style-name="T3">programs can be </text:span><text:span text:style-name="T3">described with </text:span><text:span text:style-name="T3">equations</text:span></text:p>
                <text:list>
                  <text:list-item>
                    <text:p><text:span text:style-name="T3">Programs are </text:span><text:span text:style-name="T3">functions</text:span></text:p>
                  </text:list-item>
                  <text:list-item>
                    <text:p><text:span text:style-name="T3">Inputs are </text:span><text:span text:style-name="T3">arguments to this </text:span><text:span text:style-name="T3">function</text:span></text:p>
                  </text:list-item>
                  <text:list-item>
                    <text:p><text:span text:style-name="T3">Outputs are result </text:span><text:span text:style-name="T3">of function</text:span></text:p>
                  </text:list-item>
                </text:list>
              </text:list-item>
            </text:list>
          </draw:text-box>
        </draw:frame>
        <draw:custom-shape draw:style-name="gr19" draw:text-style-name="P15" draw:layer="layout" svg:width="2.638cm" svg:height="1.27cm" svg:x="1.27cm" svg:y="10.795cm">
          <text:p text:style-name="P14"><text:span text:style-name="T15">4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2.638cm" svg:height="1.27cm" svg:x="1.27cm" svg:y="12.065cm">
          <text:p text:style-name="P14"><text:span text:style-name="T15">2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2.638cm" svg:height="1.27cm" svg:x="5.08cm" svg:y="11.465cm">
          <text:p text:style-name="P14"><text:span text:style-name="T15">mu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draw:layer="layout" svg:width="2.638cm" svg:height="1.27cm" svg:x="8.89cm" svg:y="11.465cm">
          <text:p text:style-name="P14"><text:span text:style-name="T15">8</text:span></text:p>
          <draw:enhanced-geometry svg:viewBox="0 0 21600 21600" draw:type="rectangle" draw:enhanced-path="M 0 0 L 21600 0 21600 21600 0 21600 0 0 Z N"/>
        </draw:custom-shape>
        <draw:line draw:style-name="gr6" draw:text-style-name="P16" draw:layer="layout" svg:x1="3.908cm" svg:y1="11.465cm" svg:x2="5.08cm" svg:y2="12.1cm">
          <text:p/>
        </draw:line>
        <draw:line draw:style-name="gr6" draw:text-style-name="P16" draw:layer="layout" svg:x1="3.908cm" svg:y1="12.735cm" svg:x2="5.08cm" svg:y2="12.1cm">
          <text:p/>
        </draw:line>
        <draw:line draw:style-name="gr6" draw:text-style-name="P16" draw:layer="layout" svg:x1="7.718cm" svg:y1="12.065cm" svg:x2="8.89cm" svg:y2="12.065cm">
          <text:p/>
        </draw:line>
        <draw:custom-shape draw:style-name="gr21" draw:text-style-name="P26" draw:layer="layout" svg:width="11.528cm" svg:height="3.775cm" svg:x="0.635cm" svg:y="10.19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6" draw:layer="layout" svg:width="11.528cm" svg:height="3.775cm" svg:x="12.7cm" svg:y="10.16cm">
          <text:p text:style-name="P27"><text:span text:style-name="T22">8 = ⟦mul⟧ (4, 2)</text:span></text:p>
          <draw:enhanced-geometry svg:viewBox="0 0 21600 21600" draw:type="rectangle" draw:enhanced-path="M 0 0 L 21600 0 21600 21600 0 21600 0 0 Z N"/>
        </draw:custom-shape>
        <draw:frame draw:name="Textplatzhalter 3_30" presentation:style-name="pr61" draw:text-style-name="P8" draw:layer="layout" svg:width="23.4cm" svg:height="1.212cm" svg:x="0.73cm" svg:y="16.51cm" presentation:class="outline" presentation:user-transformed="true">
          <draw:text-box>
            <text:p><text:span text:style-name="T31">Note:</text:span><text:span text:style-name="T3"> Equality describes the </text:span><text:span text:style-name="T3">output of both sides, not the </text:span><text:span text:style-name="T3">way it is produced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Textfolie_5f_">
        <office:forms form:automatic-focus="false" form:apply-design-mode="false"/>
        <draw:frame draw:name="Foliennummernplatzhalter 1_31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22" draw:text-style-name="P24" draw:layer="layout" svg:width="12.7cm" svg:height="3.14cm" svg:x="1.905cm" svg:y="13.37cm">
          <text:p text:style-name="P22"><text:span text:style-name="T32"><text:s text:c="6"/></text:span><text:span text:style-name="T32">output = </text:span><text:span text:style-name="T22">⟦example⟧ (x, y)</text:span></text:p>
          <text:p text:style-name="P22"><text:span text:style-name="T32"><text:s text:c="13"/></text:span><text:span text:style-name="T32">= </text:span><text:span text:style-name="T22">⟦example⟧ (x, 2)</text:span></text:p>
          <text:p text:style-name="P22"><text:span text:style-name="T32"><text:s text:c="13"/></text:span><text:span text:style-name="T32">= </text:span><text:span text:style-name="T22">⟦example_2⟧ (x)</text:span></text:p>
          <draw:enhanced-geometry svg:viewBox="0 0 21600 21600" draw:type="rectangle" draw:enhanced-path="M 0 0 L 21600 0 21600 21600 0 21600 0 0 Z N"/>
        </draw:custom-shape>
        <draw:custom-shape draw:style-name="gr21" draw:text-style-name="P28" draw:layer="layout" svg:width="11.528cm" svg:height="3.775cm" svg:x="1.27cm" svg:y="3.845cm">
          <text:p text:style-name="P27"><text:span text:style-name="T22">8 = ⟦mul⟧ (4, 2)</text:span></text:p>
          <text:p text:style-name="P27"><text:span text:style-name="T32"><text:s text:c="2"/></text:span><text:span text:style-name="T32">= </text:span><text:span text:style-name="T22">⟦add⟧ (5, 3)</text:span></text:p>
          <draw:enhanced-geometry svg:viewBox="0 0 21600 21600" draw:type="rectangle" draw:enhanced-path="M 0 0 L 21600 0 21600 21600 0 21600 0 0 Z N"/>
        </draw:custom-shape>
        <draw:custom-shape draw:style-name="gr21" draw:text-style-name="P28" draw:layer="layout" svg:width="11.528cm" svg:height="3.775cm" svg:x="10.795cm" svg:y="8.29cm">
          <text:p text:style-name="P27"><text:span text:style-name="T22">9 = ⟦collatz⟧ (12)</text:span></text:p>
          <text:p text:style-name="P27"><text:span text:style-name="T32"><text:s text:c="2"/></text:span><text:span text:style-name="T32">= </text:span><text:span text:style-name="T22">⟦collatz⟧ (13)</text:span></text:p>
          <text:p text:style-name="P27"><text:span text:style-name="T32"><text:s text:c="3"/></text:span><text:span text:style-name="T32">= </text:span><text:span text:style-name="T22">⟦collatz_12⟧ ()</text:span></text:p>
          <draw:enhanced-geometry svg:viewBox="0 0 21600 21600" draw:type="rectangle" draw:enhanced-path="M 0 0 L 21600 0 21600 21600 0 21600 0 0 Z N"/>
        </draw:custom-shape>
        <draw:custom-shape draw:style-name="gr21" draw:text-style-name="P28" draw:layer="layout" svg:width="11.528cm" svg:height="3.775cm" svg:x="1.27cm" svg:y="3.845cm">
          <text:p text:style-name="P27"><text:span text:style-name="T22">8 = ⟦mul⟧ (4, 2)</text:span></text:p>
          <text:p text:style-name="P27"><text:span text:style-name="T32"><text:s text:c="2"/></text:span><text:span text:style-name="T32">= </text:span><text:span text:style-name="T22">⟦add⟧ (5, 3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1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Textfolie_5f_">
        <office:forms form:automatic-focus="false" form:apply-design-mode="false"/>
        <draw:frame draw:name="Foliennummernplatzhalter 1_63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23" draw:text-style-name="P24" draw:layer="layout" svg:width="15.875cm" svg:height="5.045cm" svg:x="5.08cm" svg:y="4.48cm">
          <text:p text:style-name="P22"><text:span text:style-name="T22">output = ⟦program⟧ (input</text:span><text:span text:style-name="T39">1</text:span><text:span text:style-name="T22">, input</text:span><text:span text:style-name="T39">2</text:span><text:span text:style-name="T22">)</text:span></text:p>
          <text:p text:style-name="P22"><text:span text:style-name="T22"><text:s text:c="7"/></text:span><text:span text:style-name="T22">= ⟦interpreter⟧ (program, input</text:span><text:span text:style-name="T39">1</text:span><text:span text:style-name="T22">, input</text:span><text:span text:style-name="T39">2</text:span><text:span text:style-name="T22">)</text:span></text:p>
          <text:p text:style-name="P22"><text:span text:style-name="T32"><text:s text:c="7"/></text:span><text:span text:style-name="T32">= ⟦ ⟦compiler⟧ (program) </text:span><text:span text:style-name="T22">⟧ (input</text:span><text:span text:style-name="T39">1</text:span><text:span text:style-name="T22">, input</text:span><text:span text:style-name="T39">2</text:span><text:span text:style-name="T22">)</text:span></text:p>
          <draw:enhanced-geometry svg:viewBox="0 0 21600 21600" draw:type="rectangle" draw:enhanced-path="M 0 0 L 21600 0 21600 21600 0 21600 0 0 Z N"/>
        </draw:custom-shape>
        <draw:custom-shape draw:style-name="gr24" draw:text-style-name="P24" draw:layer="layout" svg:width="15.875cm" svg:height="5.045cm" svg:x="5.08cm" svg:y="10.795cm">
          <text:p text:style-name="P22"><text:span text:style-name="T22">output = ⟦program⟧ (input</text:span><text:span text:style-name="T39">1</text:span><text:span text:style-name="T22">, input</text:span><text:span text:style-name="T39">2</text:span><text:span text:style-name="T22">)</text:span></text:p>
          <text:p text:style-name="P22"><text:span text:style-name="T32"><text:s text:c="7"/></text:span><text:span text:style-name="T32">= ⟦ ⟦pe⟧ (program, input</text:span><text:span text:style-name="T40">1</text:span><text:span text:style-name="T41">)</text:span><text:span text:style-name="T32"> ⟧ (input</text:span><text:span text:style-name="T39">2</text:span><text:span text:style-name="T22">)</text:span></text:p>
          <text:p text:style-name="P22"><text:span text:style-name="T32"><text:s text:c="7"/></text:span><text:span text:style-name="T32">= ⟦ program</text:span><text:span text:style-name="T40">input1</text:span><text:span text:style-name="T32"> </text:span><text:span text:style-name="T22">⟧ (input</text:span><text:span text:style-name="T39">2</text:span><text:span text:style-name="T22">)</text:span></text:p>
          <draw:enhanced-geometry svg:viewBox="0 0 21600 21600" draw:type="rectangle" draw:enhanced-path="M 0 0 L 21600 0 21600 21600 0 21600 0 0 Z N"/>
        </draw:custom-shape>
        <draw:custom-shape draw:style-name="gr25" draw:text-style-name="P24" draw:layer="layout" svg:width="15.875cm" svg:height="5.045cm" svg:x="5.08cm" svg:y="4.48cm">
          <text:p text:style-name="P22"><text:span text:style-name="T22">output = ⟦program⟧ (input</text:span><text:span text:style-name="T39">1</text:span><text:span text:style-name="T22">, input</text:span><text:span text:style-name="T39">2</text:span><text:span text:style-name="T22">)</text:span></text:p>
          <text:p text:style-name="P22"><text:span text:style-name="T22"><text:s text:c="7"/></text:span><text:span text:style-name="T22">= ⟦interpreter⟧ (program, input</text:span><text:span text:style-name="T39">1</text:span><text:span text:style-name="T22">, input</text:span><text:span text:style-name="T39">2</text:span><text:span text:style-name="T22">)</text:span></text:p>
          <text:p text:style-name="P22"><text:span text:style-name="T32"><text:s text:c="7"/></text:span><text:span text:style-name="T32">= ⟦ ⟦compiler⟧ (program) </text:span><text:span text:style-name="T22">⟧ (input</text:span><text:span text:style-name="T39">1</text:span><text:span text:style-name="T22">, input</text:span><text:span text:style-name="T39">2</text:span><text:span text:style-name="T22">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1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Textfolie_5f_">
        <office:forms form:automatic-focus="false" form:apply-design-mode="false"/>
        <draw:frame draw:name="Foliennummernplatzhalter 1_30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30" presentation:style-name="pr62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C</text:span><text:span text:style-name="T1">o</text:span><text:span text:style-name="T1">m</text:span><text:span text:style-name="T1">p</text:span><text:span text:style-name="T1">ut</text:span><text:span text:style-name="T1">at</text:span><text:span text:style-name="T1">io</text:span><text:span text:style-name="T1">n</text:span><text:span text:style-name="T1">s </text:span><text:span text:style-name="T1">a</text:span><text:span text:style-name="T1">s </text:span><text:span text:style-name="T1">E</text:span><text:span text:style-name="T1">q</text:span><text:span text:style-name="T1">u</text:span><text:span text:style-name="T1">at</text:span><text:span text:style-name="T1">io</text:span><text:span text:style-name="T1">n</text:span><text:span text:style-name="T1">s </text:span><text:span text:style-name="T1">– </text:span><text:span text:style-name="T1">P</text:span><text:span text:style-name="T1">ar</text:span><text:span text:style-name="T1">ti</text:span><text:span text:style-name="T1">al </text:span><text:span text:style-name="T1">E</text:span><text:span text:style-name="T1">v</text:span><text:span text:style-name="T1">al</text:span><text:span text:style-name="T1">u</text:span><text:span text:style-name="T1">at</text:span><text:span text:style-name="T1">or</text:span><text:span text:style-name="T1">s</text:span></text:p>
          </draw:text-box>
        </draw:frame>
        <draw:frame draw:name="Textplatzhalter 3_20" presentation:style-name="pr63" draw:text-style-name="P8" draw:layer="layout" svg:width="23.4cm" svg:height="12.825cm" svg:x="0.9cm" svg:y="4.503cm" presentation:class="outline" presentation:user-transformed="true">
          <draw:text-box>
            <text:list text:style-name="L1">
              <text:list-item>
                <text:p><text:span text:style-name="T3">Partial Evaluators can </text:span><text:span text:style-name="T3">separate „function </text:span><text:span text:style-name="T3">arguments“</text:span></text:p>
                <text:list>
                  <text:list-item>
                    <text:p><text:span text:style-name="T3">Programs with two </text:span><text:span text:style-name="T3">inputs become two </text:span><text:span text:style-name="T3">programs with one </text:span><text:span text:style-name="T3">input</text:span></text:p>
                  </text:list-item>
                  <text:list-item>
                    <text:p><text:span text:style-name="T3">Additional </text:span><text:span text:style-name="T3">computational </text:span><text:span text:style-name="T3">stages are </text:span><text:span text:style-name="T3">introduced</text:span></text:p>
                  </text:list-item>
                </text:list>
                <text:p><text:span text:style-name="T3"/></text:p>
              </text:list-item>
              <text:list-item>
                <text:p><text:span text:style-name="T3">Equations show </text:span><text:span text:style-name="T3">computational stages as </text:span><text:span text:style-name="T3">nested ⟦ ⟧ brackets</text:span></text:p>
                <text:p><text:span text:style-name="T3"/></text:p>
              </text:list-item>
              <text:list-item>
                <text:p><text:span text:style-name="T42">Semantic equality of </text:span><text:span text:style-name="T42">programs can be shown </text:span><text:span text:style-name="T42">independent of comp. </text:span><text:span text:style-name="T42">stag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Textfolie_5f_">
        <office:forms form:automatic-focus="false" form:apply-design-mode="false"/>
        <draw:frame draw:name="Foliennummernplatzhalter 1_32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32" presentation:style-name="pr64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F</text:span><text:span text:style-name="T1">ut</text:span><text:span text:style-name="T1">a</text:span><text:span text:style-name="T1">m</text:span><text:span text:style-name="T1">ur</text:span><text:span text:style-name="T1">a </text:span><text:span text:style-name="T1">Pr</text:span><text:span text:style-name="T1">oj</text:span><text:span text:style-name="T1">e</text:span><text:span text:style-name="T1">ct</text:span><text:span text:style-name="T1">io</text:span><text:span text:style-name="T1">n</text:span><text:span text:style-name="T1">s</text:span></text:p>
          </draw:text-box>
        </draw:frame>
        <draw:frame draw:name="Textplatzhalter 3_21" presentation:style-name="pr65" draw:text-style-name="P8" draw:layer="layout" svg:width="23.4cm" svg:height="12.825cm" svg:x="0.9cm" svg:y="4.503cm" presentation:class="outline" presentation:user-transformed="true">
          <draw:text-box>
            <text:list text:style-name="L1">
              <text:list-item>
                <text:p><text:span text:style-name="T3">Yoshihiko Futamura </text:span><text:span text:style-name="T3">presented projections in </text:span><text:span text:style-name="T3">1970s</text:span></text:p>
                <text:p><text:span text:style-name="T3"/></text:p>
              </text:list-item>
              <text:list-item>
                <text:p><text:span text:style-name="T3">Partial Evaluation can </text:span><text:span text:style-name="T3">not only optimize </text:span><text:span text:style-name="T3">programs</text:span></text:p>
                <text:list>
                  <text:list-item>
                    <text:p><text:span text:style-name="T3">Some combinations </text:span><text:span text:style-name="T3">seemingly create </text:span><text:span text:style-name="T3">new functionality</text:span></text:p>
                  </text:list-item>
                </text:list>
                <text:p><text:span text:style-name="T3"/></text:p>
              </text:list-item>
              <text:list-item>
                <text:p><text:span text:style-name="T3">In total: </text:span><text:span text:style-name="T11">3</text:span><text:span text:style-name="T3"> Projections</text:span></text:p>
                <text:p><text:span text:style-name="T3"/></text:p>
              </text:list-item>
              <text:list-item>
                <text:p><text:span text:style-name="T3">Links between </text:span><text:span text:style-name="T5">Partial </text:span><text:span text:style-name="T5">Evaluation</text:span><text:span text:style-name="T3"> and </text:span><text:span text:style-name="T5">Compiler </text:span><text:span text:style-name="T5">Construc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Textfolie_5f_">
        <office:forms form:automatic-focus="false" form:apply-design-mode="false"/>
        <draw:frame draw:name="Foliennummernplatzhalter 1_36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36" presentation:style-name="pr66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Fi</text:span><text:span text:style-name="T1">rs</text:span><text:span text:style-name="T1">t </text:span><text:span text:style-name="T1">F</text:span><text:span text:style-name="T1">ut</text:span><text:span text:style-name="T1">a</text:span><text:span text:style-name="T1">m</text:span><text:span text:style-name="T1">ur</text:span><text:span text:style-name="T1">a </text:span><text:span text:style-name="T1">Pr</text:span><text:span text:style-name="T1">oj</text:span><text:span text:style-name="T1">e</text:span><text:span text:style-name="T1">ct</text:span><text:span text:style-name="T1">io</text:span><text:span text:style-name="T1">n</text:span></text:p>
          </draw:text-box>
        </draw:frame>
        <draw:frame draw:name="Textplatzhalter 3_25" presentation:style-name="pr67" draw:text-style-name="P8" draw:layer="layout" svg:width="23.4cm" svg:height="8.255cm" svg:x="0.9cm" svg:y="8.89cm" presentation:class="outline" presentation:user-transformed="true">
          <draw:text-box>
            <text:list text:style-name="L1">
              <text:list-item>
                <text:p><text:span text:style-name="T3">An interpreter accepts </text:span><text:span text:style-name="T3">multiple inputs</text:span></text:p>
                <text:p><text:span text:style-name="T3"/></text:p>
                <text:p><text:span text:style-name="T3">⇒ </text:span><text:span text:style-name="T3">Partial Evaluator can </text:span><text:span text:style-name="T3">specialize an </text:span><text:span text:style-name="T42">Interpreter </text:span><text:span text:style-name="T42"><text:s text:c="37"/></text:span><text:span text:style-name="T42"><text:s text:c="16"/>with respect </text:span><text:span text:style-name="T42">to a source program</text:span><text:span text:style-name="T3">!</text:span></text:p>
              </text:list-item>
            </text:list>
          </draw:text-box>
        </draw:frame>
        <draw:custom-shape draw:style-name="gr26" draw:text-style-name="P28" draw:layer="layout" svg:width="13.335cm" svg:height="2.505cm" svg:x="5.715cm" svg:y="5.08cm">
          <text:p text:style-name="P27"><text:span text:style-name="T22">output = ⟦interpreter⟧ (program, input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Textfolie_5f_">
        <office:forms form:automatic-focus="false" form:apply-design-mode="false"/>
        <draw:frame draw:name="Foliennummernplatzhalter 1_64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25" presentation:style-name="pr68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Fi</text:span><text:span text:style-name="T1">rs</text:span><text:span text:style-name="T1">t </text:span><text:span text:style-name="T1">F</text:span><text:span text:style-name="T1">ut</text:span><text:span text:style-name="T1">a</text:span><text:span text:style-name="T1">m</text:span><text:span text:style-name="T1">ur</text:span><text:span text:style-name="T1">a </text:span><text:span text:style-name="T1">Pr</text:span><text:span text:style-name="T1">oj</text:span><text:span text:style-name="T1">e</text:span><text:span text:style-name="T1">ct</text:span><text:span text:style-name="T1">io</text:span><text:span text:style-name="T1">n</text:span></text:p>
          </draw:text-box>
        </draw:frame>
        <draw:frame draw:name="Textplatzhalter 3_38" presentation:style-name="pr69" draw:text-style-name="P8" draw:layer="layout" svg:width="23.4cm" svg:height="7.62cm" svg:x="0.9cm" svg:y="9.525cm" presentation:class="outline" presentation:user-transformed="true">
          <draw:text-box>
            <text:list text:style-name="L1">
              <text:list-item>
                <text:p><text:span text:style-name="T3">Specialization of an </text:span><text:span text:style-name="T3">Interpreter with respect </text:span><text:span text:style-name="T3">to a program yields:</text:span></text:p>
                <text:list>
                  <text:list-header>
                    <text:p><text:span text:style-name="T11">Compiled </text:span><text:span text:style-name="T11">Program</text:span></text:p>
                  </text:list-header>
                </text:list>
                <text:p><text:span text:style-name="T11"/></text:p>
              </text:list-item>
              <text:list-item>
                <text:p><text:span text:style-name="T43">Partial Evaluator can </text:span><text:span text:style-name="T43">act as compiler!</text:span></text:p>
              </text:list-item>
            </text:list>
          </draw:text-box>
        </draw:frame>
        <draw:custom-shape draw:style-name="gr27" draw:text-style-name="P28" draw:layer="layout" svg:width="14.605cm" svg:height="3.175cm" svg:x="5.715cm" svg:y="5.08cm">
          <text:p text:style-name="P27"><text:span text:style-name="T32">output = ⟦interpreter⟧ (program, input) <text:s text:c="7"/></text:span></text:p>
          <text:p text:style-name="P27"><text:span text:style-name="T32"><text:s text:c="6"/></text:span><text:span text:style-name="T32">= ⟦</text:span><text:span text:style-name="T33">⟦pe⟧ (interpreter, program)</text:span><text:span text:style-name="T22">⟧ (input)</text:span></text:p>
          <text:p text:style-name="P27"><text:span text:style-name="T32"><text:s text:c="8"/></text:span><text:span text:style-name="T32">= <text:s text:c="10"/>⟦</text:span><text:span text:style-name="T33">target</text:span><text:span text:style-name="T32">⟧ <text:s text:c="11"/>(input) 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Textfolie_5f_">
        <office:forms form:automatic-focus="false" form:apply-design-mode="false"/>
        <draw:frame draw:name="Foliennummernplatzhalter 1_4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7" draw:text-style-name="P23" draw:layer="layout" svg:width="22.86cm" svg:height="10.16cm" svg:x="1.27cm" svg:y="3.81cm">
          <text:p text:style-name="P21"><text:span text:style-name="T22">va</text:span><text:span text:style-name="T22">l </text:span><text:span text:style-name="T22">pr</text:span><text:span text:style-name="T22">og</text:span><text:span text:style-name="T22">ra</text:span><text:span text:style-name="T22">m </text:span><text:span text:style-name="T22">= </text:span><text:span text:style-name="T22">If</text:span><text:span text:style-name="T22">(C</text:span><text:span text:style-name="T22">om</text:span><text:span text:style-name="T22">p( </text:span><text:span text:style-name="T22"><text:s text:c="3"/></text:span><text:span text:style-name="T22"><text:s text:c="3"/></text:span><text:span text:style-name="T22"><text:s text:c="3"/></text:span><text:span text:style-name="T22"><text:s text:c="3"/></text:span><text:span text:style-name="T22"><text:s text:c="3"/></text:span><text:span text:style-name="T22"><text:s text:c="3"/></text:span><text:span text:style-name="T22"><text:s text:c="3"/></text:span><text:span text:style-name="T22"><text:s text:c="3"/></text:span><text:span text:style-name="T21">// </text:span><text:span text:style-name="T21">if </text:span><text:span text:style-name="T21">(</text:span></text:p>
          <text:p text:style-name="P21"><text:span text:style-name="T22"><text:s text:c="3"/></text:span><text:span text:style-name="T22"><text:s/></text:span><text:span text:style-name="T22">Ar</text:span><text:span text:style-name="T22">it</text:span><text:span text:style-name="T22">h(</text:span><text:span text:style-name="T22">Va</text:span><text:span text:style-name="T22">ri</text:span><text:span text:style-name="T22">ab</text:span><text:span text:style-name="T22">le</text:span><text:span text:style-name="T22">("</text:span><text:span text:style-name="T22">x"</text:span><text:span text:style-name="T22">), </text:span><text:span text:style-name="T22">_ </text:span><text:span text:style-name="T22">* </text:span><text:span text:style-name="T22">_, </text:span><text:span text:style-name="T22">Nu</text:span><text:span text:style-name="T22">mb</text:span><text:span text:style-name="T22">er</text:span><text:span text:style-name="T22">(2</text:span><text:span text:style-name="T22">))</text:span><text:span text:style-name="T22">, <text:s/></text:span><text:span text:style-name="T22"><text:s text:c="3"/></text:span><text:span text:style-name="T21">// </text:span><text:span text:style-name="T21"><text:s/></text:span><text:span text:style-name="T21">(x </text:span><text:span text:style-name="T21">* </text:span><text:span text:style-name="T21">2)</text:span></text:p>
          <text:p text:style-name="P21"><text:span text:style-name="T22"><text:s text:c="3"/></text:span><text:span text:style-name="T22"><text:s/></text:span><text:span text:style-name="T22">_ </text:span><text:span text:style-name="T22">&gt; </text:span><text:span text:style-name="T22">_, </text:span><text:span text:style-name="T22">Nu</text:span><text:span text:style-name="T22">mb</text:span><text:span text:style-name="T22">er</text:span><text:span text:style-name="T22">(1</text:span><text:span text:style-name="T22">2)</text:span><text:span text:style-name="T22">), </text:span><text:span text:style-name="T22"><text:s text:c="3"/></text:span><text:span text:style-name="T22"><text:s text:c="3"/></text:span><text:span text:style-name="T22"><text:s text:c="3"/></text:span><text:span text:style-name="T22"><text:s text:c="3"/></text:span><text:span text:style-name="T22"><text:s text:c="3"/></text:span><text:span text:style-name="T22"><text:s text:c="3"/></text:span><text:span text:style-name="T22"><text:s text:c="3"/></text:span><text:span text:style-name="T22"><text:s text:c="3"/></text:span><text:span text:style-name="T21">// </text:span><text:span text:style-name="T21"><text:s/>&gt; </text:span><text:span text:style-name="T21">12 </text:span><text:span text:style-name="T21">) </text:span></text:p>
          <text:p text:style-name="P21"><text:span text:style-name="T22"><text:s text:c="2"/></text:span><text:span text:style-name="T22">As</text:span><text:span text:style-name="T22">si</text:span><text:span text:style-name="T22">gn</text:span><text:span text:style-name="T22">("</text:span><text:span text:style-name="T22">re</text:span><text:span text:style-name="T22">su</text:span><text:span text:style-name="T22">lt</text:span><text:span text:style-name="T22">", </text:span><text:span text:style-name="T22">Nu</text:span><text:span text:style-name="T22">mb</text:span><text:span text:style-name="T22">er</text:span><text:span text:style-name="T22">(4</text:span><text:span text:style-name="T22">2)</text:span><text:span text:style-name="T22">), </text:span><text:span text:style-name="T22"><text:s text:c="3"/></text:span><text:span text:style-name="T22"><text:s text:c="3"/></text:span><text:span text:style-name="T22"><text:s text:c="3"/></text:span><text:span text:style-name="T22"><text:s text:c="3"/></text:span><text:span text:style-name="T22"><text:s text:c="3"/></text:span><text:span text:style-name="T22"><text:s/></text:span><text:span text:style-name="T21">/</text:span><text:span text:style-name="T21">/ </text:span><text:span text:style-name="T21">th</text:span><text:span text:style-name="T21">en </text:span><text:span text:style-name="T21">{ </text:span><text:span text:style-name="T21">re</text:span><text:span text:style-name="T21">su</text:span><text:span text:style-name="T21">lt </text:span><text:span text:style-name="T21">:= </text:span><text:span text:style-name="T21">42</text:span><text:span text:style-name="T21">; </text:span><text:span text:style-name="T21">}</text:span></text:p>
          <text:p text:style-name="P21"><text:span text:style-name="T22"><text:s text:c="2"/></text:span><text:span text:style-name="T22">As</text:span><text:span text:style-name="T22">si</text:span><text:span text:style-name="T22">gn</text:span><text:span text:style-name="T22">("</text:span><text:span text:style-name="T22">re</text:span><text:span text:style-name="T22">su</text:span><text:span text:style-name="T22">lt</text:span><text:span text:style-name="T22">", </text:span><text:span text:style-name="T22">Nu</text:span><text:span text:style-name="T22">mb</text:span><text:span text:style-name="T22">er</text:span><text:span text:style-name="T22">(1</text:span><text:span text:style-name="T22">2)</text:span><text:span text:style-name="T22">)) </text:span><text:span text:style-name="T22"><text:s text:c="3"/></text:span><text:span text:style-name="T22"><text:s text:c="3"/></text:span><text:span text:style-name="T22"><text:s text:c="3"/></text:span><text:span text:style-name="T22"><text:s text:c="3"/></text:span><text:span text:style-name="T22"><text:s text:c="3"/></text:span><text:span text:style-name="T22"><text:s/></text:span><text:span text:style-name="T21">/</text:span><text:span text:style-name="T21">/ </text:span><text:span text:style-name="T21">el</text:span><text:span text:style-name="T21">se </text:span><text:span text:style-name="T21">{ </text:span><text:span text:style-name="T21">re</text:span><text:span text:style-name="T21">su</text:span><text:span text:style-name="T21">lt </text:span><text:span text:style-name="T21">:= </text:span><text:span text:style-name="T21">12</text:span><text:span text:style-name="T21">; </text:span><text:span text:style-name="T21">}</text:span></text:p>
          <text:p text:style-name="P21"><text:span text:style-name="T22"/></text:p>
          <text:p text:style-name="P21"><text:span text:style-name="T44"/></text:p>
          <text:p text:style-name="P21"><text:span text:style-name="T44">pr</text:span><text:span text:style-name="T44">og</text:span><text:span text:style-name="T44">ra</text:span><text:span text:style-name="T44">m.</text:span><text:span text:style-name="T44">ev</text:span><text:span text:style-name="T44">al </text:span><text:span text:style-name="T44">(</text:span><text:span text:style-name="T45">i</text:span><text:span text:style-name="T45">np</text:span><text:span text:style-name="T45">ut</text:span><text:span text:style-name="T44">) </text:span><text:span text:style-name="T21">// </text:span><text:span text:style-name="T21">Sp</text:span><text:span text:style-name="T21">ec</text:span><text:span text:style-name="T21">ia</text:span><text:span text:style-name="T21">li</text:span><text:span text:style-name="T21">ze </text:span><text:span text:style-name="T21">in</text:span><text:span text:style-name="T21">te</text:span><text:span text:style-name="T21">rp</text:span><text:span text:style-name="T21">re</text:span><text:span text:style-name="T21">te</text:span><text:span text:style-name="T21">r </text:span><text:span text:style-name="T21">to </text:span><text:span text:style-name="T21">fi</text:span><text:span text:style-name="T21">xe</text:span><text:span text:style-name="T21">d </text:span><text:span text:style-name="T21">pr</text:span><text:span text:style-name="T21">og</text:span><text:span text:style-name="T21">ra</text:span><text:span text:style-name="T21">m</text:span>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51" presentation:class="page"/>
          <draw:frame presentation:style-name="pr1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Textfolie_5f_">
        <office:forms form:automatic-focus="false" form:apply-design-mode="false"/>
        <draw:frame draw:name="Foliennummernplatzhalter 1_37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7" draw:text-style-name="P23" draw:layer="layout" svg:width="22.86cm" svg:height="10.16cm" svg:x="1.27cm" svg:y="3.81cm">
          <text:p text:style-name="P21"><text:span text:style-name="T24">if </text:span><text:span text:style-name="T24">(</text:span><text:span text:style-name="T22">C</text:span><text:span text:style-name="T22">om</text:span><text:span text:style-name="T22">p(</text:span></text:p>
          <text:p text:style-name="P21"><text:span text:style-name="T22"><text:s text:c="3"/></text:span><text:span text:style-name="T22"><text:s text:c="3"/></text:span><text:span text:style-name="T22">Ar</text:span><text:span text:style-name="T22">it</text:span><text:span text:style-name="T22">h(</text:span><text:span text:style-name="T22">Va</text:span><text:span text:style-name="T22">ri</text:span><text:span text:style-name="T22">ab</text:span><text:span text:style-name="T22">le</text:span><text:span text:style-name="T22">("</text:span><text:span text:style-name="T22">x"</text:span><text:span text:style-name="T22">), </text:span><text:span text:style-name="T22">_ </text:span><text:span text:style-name="T22">* </text:span><text:span text:style-name="T22">_, </text:span><text:span text:style-name="T22">Nu</text:span><text:span text:style-name="T22">mb</text:span><text:span text:style-name="T22">er</text:span><text:span text:style-name="T22">(2</text:span><text:span text:style-name="T22">))</text:span><text:span text:style-name="T22">,</text:span></text:p>
          <text:p text:style-name="P21"><text:span text:style-name="T22"><text:s text:c="3"/></text:span><text:span text:style-name="T22"><text:s text:c="3"/></text:span><text:span text:style-name="T22">_ </text:span><text:span text:style-name="T22">&gt; </text:span><text:span text:style-name="T22">_, </text:span><text:span text:style-name="T22">Nu</text:span><text:span text:style-name="T22">mb</text:span><text:span text:style-name="T22">er</text:span><text:span text:style-name="T22">(1</text:span><text:span text:style-name="T22">2)</text:span><text:span text:style-name="T22">)</text:span><text:span text:style-name="T24">.</text:span><text:span text:style-name="T24">ev</text:span><text:span text:style-name="T24">al</text:span><text:span text:style-name="T24">ua</text:span><text:span text:style-name="T24">te</text:span><text:span text:style-name="T24">(</text:span><text:span text:style-name="T46">i</text:span><text:span text:style-name="T46">np</text:span><text:span text:style-name="T46">ut</text:span><text:span text:style-name="T24">) </text:span><text:span text:style-name="T24">!= </text:span><text:span text:style-name="T24">0) </text:span><text:span text:style-name="T24"><text:s/></text:span><text:span text:style-name="T21">/</text:span><text:span text:style-name="T21">/ </text:span><text:span text:style-name="T21">Un</text:span><text:span text:style-name="T21">fo</text:span><text:span text:style-name="T21">ld </text:span><text:span text:style-name="T21">.e</text:span><text:span text:style-name="T21">va</text:span><text:span text:style-name="T21">lu</text:span><text:span text:style-name="T21">at</text:span><text:span text:style-name="T21">e</text:span></text:p>
          <text:p text:style-name="P22"><text:span text:style-name="T32"><text:s text:c="3"/></text:span><text:span text:style-name="T32"><text:s/></text:span><text:span text:style-name="T32">As</text:span><text:span text:style-name="T32">si</text:span><text:span text:style-name="T32">gn</text:span><text:span text:style-name="T32">("</text:span><text:span text:style-name="T32">re</text:span><text:span text:style-name="T32">su</text:span><text:span text:style-name="T32">lt</text:span><text:span text:style-name="T32">", </text:span><text:span text:style-name="T32">Nu</text:span><text:span text:style-name="T32">mb</text:span><text:span text:style-name="T32">er</text:span><text:span text:style-name="T32">(4</text:span><text:span text:style-name="T32">2)</text:span><text:span text:style-name="T32">)</text:span><text:span text:style-name="T33">.</text:span><text:span text:style-name="T33">ev</text:span><text:span text:style-name="T33">al</text:span><text:span text:style-name="T33">ua</text:span><text:span text:style-name="T33">te</text:span><text:span text:style-name="T33">(</text:span><text:span text:style-name="T47">i</text:span><text:span text:style-name="T47">np</text:span><text:span text:style-name="T47">ut</text:span><text:span text:style-name="T33">)</text:span></text:p>
          <text:p text:style-name="P22"><text:span text:style-name="T22">el</text:span><text:span text:style-name="T22">se</text:span></text:p>
          <text:p text:style-name="P22"><text:span text:style-name="T32"><text:s text:c="3"/></text:span><text:span text:style-name="T32"><text:s/></text:span><text:span text:style-name="T32">As</text:span><text:span text:style-name="T32">si</text:span><text:span text:style-name="T32">gn</text:span><text:span text:style-name="T32">("</text:span><text:span text:style-name="T32">re</text:span><text:span text:style-name="T32">su</text:span><text:span text:style-name="T32">lt</text:span><text:span text:style-name="T32">", </text:span><text:span text:style-name="T32">Nu</text:span><text:span text:style-name="T32">mb</text:span><text:span text:style-name="T32">er</text:span><text:span text:style-name="T32">(1</text:span><text:span text:style-name="T32">2)</text:span><text:span text:style-name="T32">)</text:span><text:span text:style-name="T33">.</text:span><text:span text:style-name="T33">ev</text:span><text:span text:style-name="T33">al</text:span><text:span text:style-name="T33">ua</text:span><text:span text:style-name="T33">te</text:span><text:span text:style-name="T33">(</text:span><text:span text:style-name="T47">i</text:span><text:span text:style-name="T47">np</text:span><text:span text:style-name="T47">ut</text:span><text:span text:style-name="T33">)</text:span></text:p>
          <text:p text:style-name="P21"><text:span text:style-name="T22"/></text:p>
          <text:p text:style-name="P21"><text:span text:style-name="T44"/></text:p>
          <text:p text:style-name="P21"><text:span text:style-name="T44"/>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52" presentation:class="page"/>
          <draw:frame presentation:style-name="pr1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Textfolie_5f_">
        <office:forms form:automatic-focus="false" form:apply-design-mode="false"/>
        <draw:frame draw:name="Foliennummernplatzhalter 1_49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7" draw:text-style-name="P23" draw:layer="layout" svg:width="22.86cm" svg:height="10.16cm" svg:x="1.27cm" svg:y="3.81cm">
          <text:p text:style-name="P21"><text:span text:style-name="T32">if </text:span><text:span text:style-name="T32">(</text:span><text:span text:style-name="T22">Arith(</text:span><text:span text:style-name="T22">Variabl</text:span><text:span text:style-name="T22">e("x"), </text:span><text:span text:style-name="T22">_ * _, </text:span><text:span text:style-name="T22">Number(</text:span><text:span text:style-name="T22">2))</text:span></text:p>
          <text:p text:style-name="P21"><text:span text:style-name="T22"><text:s text:c="6"/></text:span><text:span text:style-name="T24">.</text:span><text:span text:style-name="T24">evaluat</text:span><text:span text:style-name="T24">e(</text:span><text:span text:style-name="T46">input</text:span><text:span text:style-name="T24">)</text:span><text:span text:style-name="T22"> &gt; </text:span></text:p>
          <text:p text:style-name="P22"><text:span text:style-name="T32"><text:s text:c="6"/></text:span><text:span text:style-name="T22">Number(</text:span><text:span text:style-name="T22">12)</text:span><text:span text:style-name="T24">.eva</text:span><text:span text:style-name="T24">luate(</text:span><text:span text:style-name="T46">i</text:span><text:span text:style-name="T46">nput</text:span><text:span text:style-name="T24">)</text:span><text:span text:style-name="T22">) <text:s/></text:span><text:span text:style-name="T21">// </text:span><text:span text:style-name="T21">Unfold </text:span><text:span text:style-name="T21">.evalua</text:span><text:span text:style-name="T21">te </text:span><text:span text:style-name="T21">again</text:span></text:p>
          <text:p text:style-name="P22"><text:span text:style-name="T32"><text:s text:c="4"/></text:span><text:span text:style-name="T32">Assign(</text:span><text:span text:style-name="T32">"result</text:span><text:span text:style-name="T32">", </text:span><text:span text:style-name="T32">Number(</text:span><text:span text:style-name="T32">42)).ev</text:span><text:span text:style-name="T32">aluate(</text:span><text:span text:style-name="T38">input</text:span><text:span text:style-name="T32">) </text:span></text:p>
          <text:p text:style-name="P22"><text:span text:style-name="T22">else</text:span></text:p>
          <text:p text:style-name="P22"><text:span text:style-name="T32"><text:s text:c="4"/></text:span><text:span text:style-name="T32">Assign(</text:span><text:span text:style-name="T32">"result</text:span><text:span text:style-name="T32">", </text:span><text:span text:style-name="T32">Number(</text:span><text:span text:style-name="T32">12)).ev</text:span><text:span text:style-name="T32">aluate(</text:span><text:span text:style-name="T38">input</text:span><text:span text:style-name="T32">)</text:span></text:p>
          <text:p text:style-name="P21"><text:span text:style-name="T22"/></text:p>
          <text:p text:style-name="P21"><text:span text:style-name="T44"/></text:p>
          <text:p text:style-name="P21"><text:span text:style-name="T44"/>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53" presentation:class="page"/>
          <draw:frame presentation:style-name="pr1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Textfolie_5f_">
        <office:forms form:automatic-focus="false" form:apply-design-mode="false"/>
        <draw:frame draw:name="Foliennummernplatzhalter 1_50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7" draw:text-style-name="P23" draw:layer="layout" svg:width="22.86cm" svg:height="10.16cm" svg:x="1.27cm" svg:y="3.81cm">
          <text:p text:style-name="P21"><text:span text:style-name="T32">if (</text:span><text:span text:style-name="T22">Variable("x")</text:span><text:span text:style-name="T24">.evaluate(</text:span><text:span text:style-name="T46">input</text:span><text:span text:style-name="T24">)</text:span><text:span text:style-name="T22"> * Number(2)</text:span><text:span text:style-name="T24">.evaluate(</text:span><text:span text:style-name="T46">input</text:span><text:span text:style-name="T24">)</text:span><text:span text:style-name="T22">)</text:span></text:p>
          <text:p text:style-name="P21"><text:span text:style-name="T22"><text:s text:c="7"/></text:span><text:span text:style-name="T22">&gt; </text:span><text:span text:style-name="T24">12</text:span><text:span text:style-name="T32">) </text:span><text:span text:style-name="T35">// Unfold .evaluate again ...</text:span></text:p>
          <text:p text:style-name="P22"><text:span text:style-name="T32"><text:s text:c="4"/></text:span><text:span text:style-name="T32">Assign("result", Number(42)).evaluate(</text:span><text:span text:style-name="T38">input</text:span><text:span text:style-name="T32">) </text:span></text:p>
          <text:p text:style-name="P22"><text:span text:style-name="T22">else</text:span></text:p>
          <text:p text:style-name="P22"><text:span text:style-name="T32"><text:s text:c="4"/></text:span><text:span text:style-name="T32">Assign("result", Number(12)).evaluate(</text:span><text:span text:style-name="T38">input</text:span><text:span text:style-name="T32">)</text:span></text:p>
          <text:p text:style-name="P21"><text:span text:style-name="T22"/></text:p>
          <text:p text:style-name="P21"><text:span text:style-name="T44"/>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54" presentation:class="page"/>
          <draw:frame presentation:style-name="pr1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Textfolie_5f_">
        <office:forms form:automatic-focus="false" form:apply-design-mode="false"/>
        <draw:frame draw:name="Foliennummernplatzhalter 1_23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7" draw:text-style-name="P23" draw:layer="layout" svg:width="22.86cm" svg:height="10.16cm" svg:x="1.27cm" svg:y="3.81cm">
          <text:p text:style-name="P21"><text:span text:style-name="T32">if </text:span><text:span text:style-name="T32">(</text:span><text:span text:style-name="T47">i</text:span><text:span text:style-name="T47">np</text:span><text:span text:style-name="T47">ut</text:span><text:span text:style-name="T33">(“</text:span><text:span text:style-name="T33">x”</text:span><text:span text:style-name="T33">)</text:span><text:span text:style-name="T24"> </text:span><text:span text:style-name="T24">* </text:span><text:span text:style-name="T24">2</text:span><text:span text:style-name="T22"> </text:span><text:span text:style-name="T22">&gt; </text:span><text:span text:style-name="T32">12</text:span><text:span text:style-name="T32">)</text:span></text:p>
          <text:p text:style-name="P22"><text:span text:style-name="T32"><text:s text:c="3"/></text:span><text:span text:style-name="T32"><text:s/></text:span><text:span text:style-name="T32">As</text:span><text:span text:style-name="T32">si</text:span><text:span text:style-name="T32">gn</text:span><text:span text:style-name="T32">("</text:span><text:span text:style-name="T32">re</text:span><text:span text:style-name="T32">su</text:span><text:span text:style-name="T32">lt</text:span><text:span text:style-name="T32">", </text:span><text:span text:style-name="T32">Nu</text:span><text:span text:style-name="T32">mb</text:span><text:span text:style-name="T32">er</text:span><text:span text:style-name="T32">(4</text:span><text:span text:style-name="T32">2)</text:span><text:span text:style-name="T32">).</text:span><text:span text:style-name="T32">ev</text:span><text:span text:style-name="T32">al</text:span><text:span text:style-name="T32">ua</text:span><text:span text:style-name="T32">te</text:span><text:span text:style-name="T32">(</text:span><text:span text:style-name="T38">i</text:span><text:span text:style-name="T38">np</text:span><text:span text:style-name="T38">ut</text:span><text:span text:style-name="T32">) </text:span><text:span text:style-name="T35">// </text:span><text:span text:style-name="T35">Un</text:span><text:span text:style-name="T35">fo</text:span><text:span text:style-name="T35">ld </text:span><text:span text:style-name="T35">.e</text:span><text:span text:style-name="T35">va</text:span><text:span text:style-name="T35">lu</text:span><text:span text:style-name="T35">te</text:span><text:span text:style-name="T32"> </text:span></text:p>
          <text:p text:style-name="P22"><text:span text:style-name="T22">el</text:span><text:span text:style-name="T22">se</text:span></text:p>
          <text:p text:style-name="P22"><text:span text:style-name="T32"><text:s text:c="3"/></text:span><text:span text:style-name="T32"><text:s/></text:span><text:span text:style-name="T32">As</text:span><text:span text:style-name="T32">si</text:span><text:span text:style-name="T32">gn</text:span><text:span text:style-name="T32">("</text:span><text:span text:style-name="T32">re</text:span><text:span text:style-name="T32">su</text:span><text:span text:style-name="T32">lt</text:span><text:span text:style-name="T32">", </text:span><text:span text:style-name="T32">Nu</text:span><text:span text:style-name="T32">mb</text:span><text:span text:style-name="T32">er</text:span><text:span text:style-name="T32">(1</text:span><text:span text:style-name="T32">2)</text:span><text:span text:style-name="T32">).</text:span><text:span text:style-name="T32">ev</text:span><text:span text:style-name="T32">al</text:span><text:span text:style-name="T32">ua</text:span><text:span text:style-name="T32">te</text:span><text:span text:style-name="T32">(</text:span><text:span text:style-name="T38">i</text:span><text:span text:style-name="T38">np</text:span><text:span text:style-name="T38">ut</text:span><text:span text:style-name="T32">) </text:span><text:span text:style-name="T35">// </text:span><text:span text:style-name="T35">of </text:span><text:span text:style-name="T35">as</text:span><text:span text:style-name="T35">si</text:span><text:span text:style-name="T35">gn</text:span><text:span text:style-name="T35">me</text:span><text:span text:style-name="T35">nt</text:span><text:span text:style-name="T35">s</text:span></text:p>
          <text:p text:style-name="P21"><text:span text:style-name="T22"/></text:p>
          <text:p text:style-name="P21"><text:span text:style-name="T44"/></text:p>
          <text:p text:style-name="P21"><text:span text:style-name="T44"/>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55" presentation:class="page"/>
          <draw:frame presentation:style-name="pr1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Textfolie_5f_">
        <office:forms form:automatic-focus="false" form:apply-design-mode="false"/>
        <draw:frame draw:name="Foliennummernplatzhalter 1_51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7" draw:text-style-name="P23" draw:layer="layout" svg:width="22.86cm" svg:height="10.16cm" svg:x="1.27cm" svg:y="3.81cm">
          <text:p text:style-name="P21"><text:span text:style-name="T32">if </text:span><text:span text:style-name="T32">(</text:span><text:span text:style-name="T38">i</text:span><text:span text:style-name="T38">np</text:span><text:span text:style-name="T38">ut</text:span><text:span text:style-name="T32">(“</text:span><text:span text:style-name="T32">x”</text:span><text:span text:style-name="T32">)</text:span><text:span text:style-name="T22"> </text:span><text:span text:style-name="T22">* </text:span><text:span text:style-name="T22">2 </text:span><text:span text:style-name="T22">&gt; </text:span><text:span text:style-name="T32">12</text:span><text:span text:style-name="T32">) <text:s/></text:span><text:span text:style-name="T32"><text:s text:c="3"/></text:span><text:span text:style-name="T32"><text:s text:c="3"/></text:span><text:span text:style-name="T32"><text:s text:c="3"/></text:span><text:span text:style-name="T32"><text:s text:c="3"/></text:span><text:span text:style-name="T32"><text:s/></text:span><text:span text:style-name="T35">/</text:span><text:span text:style-name="T35">/ </text:span><text:span text:style-name="T35">if </text:span><text:span text:style-name="T35">(x </text:span><text:span text:style-name="T35">* </text:span><text:span text:style-name="T35">2 </text:span><text:span text:style-name="T35">&gt; </text:span><text:span text:style-name="T35">12 </text:span><text:span text:style-name="T35">)</text:span></text:p>
          <text:p text:style-name="P21"><text:span text:style-name="T33"><text:tab/></text:span><text:span text:style-name="T47">in</text:span><text:span text:style-name="T47">pu</text:span><text:span text:style-name="T47">t</text:span><text:span text:style-name="T33"> </text:span><text:span text:style-name="T33">+ </text:span><text:span text:style-name="T33">(“</text:span><text:span text:style-name="T33">re</text:span><text:span text:style-name="T33">su</text:span><text:span text:style-name="T33">lt</text:span><text:span text:style-name="T33">” </text:span><text:span text:style-name="T33">-&gt; </text:span><text:span text:style-name="T33">42</text:span><text:span text:style-name="T33">) <text:s/></text:span><text:span text:style-name="T33"><text:s text:c="3"/></text:span><text:span text:style-name="T33"><text:s text:c="3"/></text:span><text:span text:style-name="T33"><text:s text:c="3"/></text:span><text:span text:style-name="T35">// </text:span><text:span text:style-name="T35">th</text:span><text:span text:style-name="T35">en </text:span><text:span text:style-name="T35">{ </text:span><text:span text:style-name="T35">re</text:span><text:span text:style-name="T35">su</text:span><text:span text:style-name="T35">lt </text:span><text:span text:style-name="T35">:= </text:span><text:span text:style-name="T35">42</text:span><text:span text:style-name="T35">; </text:span><text:span text:style-name="T35">}</text:span></text:p>
          <text:p text:style-name="P22"><text:span text:style-name="T22">el</text:span><text:span text:style-name="T22">se</text:span></text:p>
          <text:p text:style-name="P22"><text:span text:style-name="T24"><text:tab/></text:span><text:span text:style-name="T46">in</text:span><text:span text:style-name="T46">pu</text:span><text:span text:style-name="T46">t</text:span><text:span text:style-name="T24"> </text:span><text:span text:style-name="T24">+ </text:span><text:span text:style-name="T24">(“</text:span><text:span text:style-name="T24">re</text:span><text:span text:style-name="T24">su</text:span><text:span text:style-name="T24">lt</text:span><text:span text:style-name="T24">” </text:span><text:span text:style-name="T24">-&gt; </text:span><text:span text:style-name="T24">12</text:span><text:span text:style-name="T24">) <text:s/></text:span><text:span text:style-name="T24"><text:s text:c="3"/></text:span><text:span text:style-name="T24"><text:s text:c="3"/></text:span><text:span text:style-name="T24"><text:s text:c="3"/></text:span><text:span text:style-name="T21">// </text:span><text:span text:style-name="T21">el</text:span><text:span text:style-name="T21">se </text:span><text:span text:style-name="T21">{ </text:span><text:span text:style-name="T21">re</text:span><text:span text:style-name="T21">su</text:span><text:span text:style-name="T21">lt </text:span><text:span text:style-name="T21">:= </text:span><text:span text:style-name="T21">12</text:span><text:span text:style-name="T21">; </text:span><text:span text:style-name="T21">}</text:span></text:p>
          <text:p text:style-name="P22"><text:span text:style-name="T48"/></text:p>
          <text:p text:style-name="P21"><text:span text:style-name="T44"/></text:p>
          <text:p text:style-name="P21"><text:span text:style-name="T44"/></text:p>
          <draw:enhanced-geometry svg:viewBox="0 0 21600 21600" draw:type="rectangle" draw:enhanced-path="M 0 0 L 21600 0 21600 21600 0 21600 0 0 Z N"/>
        </draw:custom-shape>
        <draw:frame draw:name="Textplatzhalter 3_4" presentation:style-name="pr70" draw:text-style-name="P20" draw:layer="layout" svg:width="20.32cm" svg:height="1.566cm" svg:x="2.54cm" svg:y="15.414cm" presentation:class="outline" presentation:user-transformed="true">
          <draw:text-box>
            <text:p text:style-name="P19"><text:span text:style-name="T18">Source program was </text:span><text:span text:style-name="T18">translated to another </text:span><text:span text:style-name="T18">language!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56" presentation:class="page"/>
          <draw:frame presentation:style-name="pr1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Textfolie_5f_">
        <office:forms form:automatic-focus="false" form:apply-design-mode="false"/>
        <draw:frame draw:name="Foliennummernplatzhalter 1_66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42" presentation:style-name="pr71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S</text:span><text:span text:style-name="T1">e</text:span><text:span text:style-name="T1">c</text:span><text:span text:style-name="T1">o</text:span><text:span text:style-name="T1">n</text:span><text:span text:style-name="T1">d </text:span><text:span text:style-name="T1">F</text:span><text:span text:style-name="T1">ut</text:span><text:span text:style-name="T1">a</text:span><text:span text:style-name="T1">m</text:span><text:span text:style-name="T1">ur</text:span><text:span text:style-name="T1">a </text:span><text:span text:style-name="T1">Pr</text:span><text:span text:style-name="T1">oj</text:span><text:span text:style-name="T1">e</text:span><text:span text:style-name="T1">ct</text:span><text:span text:style-name="T1">io</text:span><text:span text:style-name="T1">n</text:span></text:p>
          </draw:text-box>
        </draw:frame>
        <draw:frame draw:name="Textplatzhalter 3_39" presentation:style-name="pr72" draw:text-style-name="P8" draw:layer="layout" svg:width="23.4cm" svg:height="8.255cm" svg:x="0.9cm" svg:y="8.89cm" presentation:class="outline" presentation:user-transformed="true">
          <draw:text-box>
            <text:list text:style-name="L1">
              <text:list-item>
                <text:p><text:span text:style-name="T3">A Partial Evaluator </text:span><text:span text:style-name="T3">accepts multiple inputs</text:span></text:p>
                <text:p><text:span text:style-name="T3"/></text:p>
                <text:p><text:span text:style-name="T3">⇒ </text:span><text:span text:style-name="T3">Partial Evaluator can </text:span><text:span text:style-name="T3">specialize a Partial </text:span><text:span text:style-name="T3">Evaluator</text:span><text:span text:style-name="T42"> <text:s text:c="22"/></text:span><text:span text:style-name="T42"><text:s text:c="26"/>with </text:span><text:span text:style-name="T42">respect to an </text:span><text:span text:style-name="T42">Interpreter</text:span><text:span text:style-name="T3">!</text:span></text:p>
              </text:list-item>
            </text:list>
          </draw:text-box>
        </draw:frame>
        <draw:custom-shape draw:style-name="gr28" draw:text-style-name="P28" draw:layer="layout" svg:width="13.335cm" svg:height="2.505cm" svg:x="5.715cm" svg:y="5.08cm">
          <text:p text:style-name="P27"><text:span text:style-name="T32">target = ⟦pe⟧ (interpreter, program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Textfolie_5f_">
        <office:forms form:automatic-focus="false" form:apply-design-mode="false"/>
        <draw:frame draw:name="Foliennummernplatzhalter 1_33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33" presentation:style-name="pr73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S</text:span><text:span text:style-name="T1">e</text:span><text:span text:style-name="T1">c</text:span><text:span text:style-name="T1">o</text:span><text:span text:style-name="T1">n</text:span><text:span text:style-name="T1">d </text:span><text:span text:style-name="T1">F</text:span><text:span text:style-name="T1">ut</text:span><text:span text:style-name="T1">a</text:span><text:span text:style-name="T1">m</text:span><text:span text:style-name="T1">ur</text:span><text:span text:style-name="T1">a </text:span><text:span text:style-name="T1">Pr</text:span><text:span text:style-name="T1">oj</text:span><text:span text:style-name="T1">e</text:span><text:span text:style-name="T1">ct</text:span><text:span text:style-name="T1">io</text:span><text:span text:style-name="T1">n</text:span></text:p>
          </draw:text-box>
        </draw:frame>
        <draw:frame draw:name="Textplatzhalter 3_22" presentation:style-name="pr74" draw:text-style-name="P8" draw:layer="layout" svg:width="23.4cm" svg:height="7.62cm" svg:x="0.9cm" svg:y="9.525cm" presentation:class="outline" presentation:user-transformed="true">
          <draw:text-box>
            <text:list text:style-name="L1">
              <text:list-item>
                <text:p><text:span text:style-name="T3">Specialization of a </text:span><text:span text:style-name="T3">Partial Evaluator with </text:span><text:span text:style-name="T3">respect to an Interpreter </text:span><text:span text:style-name="T3">yields:</text:span></text:p>
                <text:list>
                  <text:list-header>
                    <text:p><text:span text:style-name="T11">Compiler</text:span></text:p>
                  </text:list-header>
                </text:list>
                <text:p><text:span text:style-name="T11"/></text:p>
              </text:list-item>
              <text:list-item>
                <text:p><text:span text:style-name="T43">Partial Evaluator can </text:span><text:span text:style-name="T43">act as compiler </text:span><text:span text:style-name="T43">generator!</text:span></text:p>
              </text:list-item>
            </text:list>
          </draw:text-box>
        </draw:frame>
        <draw:custom-shape draw:style-name="gr29" draw:text-style-name="P28" draw:layer="layout" svg:width="14.605cm" svg:height="3.175cm" svg:x="5.715cm" svg:y="5.08cm">
          <text:p text:style-name="P27"><text:span text:style-name="T32">target = ⟦pe⟧ (interpreter, program) <text:s text:c="8"/></text:span></text:p>
          <text:p text:style-name="P27"><text:span text:style-name="T32"><text:s text:c="14"/></text:span><text:span text:style-name="T32">= ⟦</text:span><text:span text:style-name="T33">⟦pe⟧ (pe, interpreter)</text:span><text:span text:style-name="T22">⟧ (program) <text:s text:c="8"/></text:span></text:p>
          <text:p text:style-name="P27"><text:span text:style-name="T32"><text:s text:c="13"/></text:span><text:span text:style-name="T32">= <text:s text:c="5"/>⟦</text:span><text:span text:style-name="T33">compiler</text:span><text:span text:style-name="T32">⟧ <text:s text:c="9"/>(program) <text:s text:c="7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Textfolie_5f_">
        <office:forms form:automatic-focus="false" form:apply-design-mode="false"/>
        <draw:frame draw:name="Foliennummernplatzhalter 1_34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34" presentation:style-name="pr75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T</text:span><text:span text:style-name="T1">hi</text:span><text:span text:style-name="T1">rd </text:span><text:span text:style-name="T1">F</text:span><text:span text:style-name="T1">ut</text:span><text:span text:style-name="T1">a</text:span><text:span text:style-name="T1">m</text:span><text:span text:style-name="T1">ur</text:span><text:span text:style-name="T1">a </text:span><text:span text:style-name="T1">Pr</text:span><text:span text:style-name="T1">oj</text:span><text:span text:style-name="T1">e</text:span><text:span text:style-name="T1">ct</text:span><text:span text:style-name="T1">io</text:span><text:span text:style-name="T1">n</text:span></text:p>
          </draw:text-box>
        </draw:frame>
        <draw:frame draw:name="Textplatzhalter 3_23" presentation:style-name="pr76" draw:text-style-name="P8" draw:layer="layout" svg:width="23.4cm" svg:height="8.255cm" svg:x="0.9cm" svg:y="8.89cm" presentation:class="outline" presentation:user-transformed="true">
          <draw:text-box>
            <text:list text:style-name="L1">
              <text:list-item>
                <text:p><text:span text:style-name="T3">A Partial Evaluator </text:span><text:span text:style-name="T3">accepts multiple inputs </text:span><text:span text:style-name="T5">again</text:span></text:p>
                <text:p><text:span text:style-name="T3"/></text:p>
                <text:p><text:span text:style-name="T3">⇒ </text:span><text:span text:style-name="T3">Partial Evaluator can </text:span><text:span text:style-name="T3">specialize a Partial </text:span><text:span text:style-name="T3">Evaluator</text:span><text:span text:style-name="T42"> <text:s text:c="22"/></text:span><text:span text:style-name="T42"><text:s text:c="26"/>with </text:span><text:span text:style-name="T42">respect to a Partial </text:span><text:span text:style-name="T42">Evaluator</text:span><text:span text:style-name="T3">!</text:span></text:p>
              </text:list-item>
            </text:list>
          </draw:text-box>
        </draw:frame>
        <draw:custom-shape draw:style-name="gr30" draw:text-style-name="P28" draw:layer="layout" svg:width="13.335cm" svg:height="2.505cm" svg:x="5.715cm" svg:y="5.08cm">
          <text:p text:style-name="P27"><text:span text:style-name="T32">compiler = ⟦pe⟧ (pe, interpreter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Textfolie_5f_">
        <office:forms form:automatic-focus="false" form:apply-design-mode="false"/>
        <draw:frame draw:name="Foliennummernplatzhalter 1_67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43" presentation:style-name="pr77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T</text:span><text:span text:style-name="T1">hi</text:span><text:span text:style-name="T1">rd </text:span><text:span text:style-name="T1">F</text:span><text:span text:style-name="T1">ut</text:span><text:span text:style-name="T1">a</text:span><text:span text:style-name="T1">m</text:span><text:span text:style-name="T1">ur</text:span><text:span text:style-name="T1">a </text:span><text:span text:style-name="T1">Pr</text:span><text:span text:style-name="T1">oj</text:span><text:span text:style-name="T1">e</text:span><text:span text:style-name="T1">ct</text:span><text:span text:style-name="T1">io</text:span><text:span text:style-name="T1">n</text:span></text:p>
          </draw:text-box>
        </draw:frame>
        <draw:frame draw:name="Textplatzhalter 3_40" presentation:style-name="pr78" draw:text-style-name="P8" draw:layer="layout" svg:width="23.4cm" svg:height="7.62cm" svg:x="0.9cm" svg:y="9.525cm" presentation:class="outline" presentation:user-transformed="true">
          <draw:text-box>
            <text:list text:style-name="L1">
              <text:list-item>
                <text:p><text:span text:style-name="T3">Specialization of a </text:span><text:span text:style-name="T3">Partial Evaluator with </text:span><text:span text:style-name="T3">respect to a Partial </text:span><text:span text:style-name="T3">Evaluator yields:</text:span></text:p>
                <text:list>
                  <text:list-header>
                    <text:p><text:span text:style-name="T11">Compiler </text:span><text:span text:style-name="T11">Compiler </text:span><text:span text:style-name="T42">or</text:span><text:span text:style-name="T11"> </text:span><text:span text:style-name="T11">Compiler </text:span><text:span text:style-name="T11">Generator</text:span></text:p>
                  </text:list-header>
                </text:list>
                <text:p><text:span text:style-name="T11"/></text:p>
              </text:list-item>
              <text:list-item>
                <text:p><text:span text:style-name="T43">Partial Evaluator can </text:span><text:span text:style-name="T43">act as compiler </text:span><text:span text:style-name="T43">generator </text:span><text:span text:style-name="T49">generator</text:span><text:span text:style-name="T43">!</text:span></text:p>
              </text:list-item>
            </text:list>
          </draw:text-box>
        </draw:frame>
        <draw:custom-shape draw:style-name="gr31" draw:text-style-name="P24" draw:layer="layout" svg:width="14.605cm" svg:height="3.175cm" svg:x="5.715cm" svg:y="5.08cm">
          <text:p text:style-name="P22"><text:span text:style-name="T32"><text:s text:c="3"/></text:span><text:span text:style-name="T32">compiler = ⟦pe⟧ (pe, interpreter) <text:s text:c="8"/></text:span></text:p>
          <text:p text:style-name="P22"><text:span text:style-name="T32"><text:s text:c="12"/></text:span><text:span text:style-name="T32">= ⟦</text:span><text:span text:style-name="T33">⟦pe⟧ (pe, pe)</text:span><text:span text:style-name="T22">⟧ (interpreter)</text:span></text:p>
          <text:p text:style-name="P22"><text:span text:style-name="T32"><text:s text:c="12"/></text:span><text:span text:style-name="T32">= <text:s/>⟦</text:span><text:span text:style-name="T33">compiler-gen</text:span><text:span text:style-name="T32">⟧ (interpreter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Textfolie_5f_">
        <office:forms form:automatic-focus="false" form:apply-design-mode="false"/>
        <draw:frame draw:name="Foliennummernplatzhalter 1_68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44" presentation:style-name="pr79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F</text:span><text:span text:style-name="T1">o</text:span><text:span text:style-name="T1">ur</text:span><text:span text:style-name="T1">th </text:span><text:span text:style-name="T1">F</text:span><text:span text:style-name="T1">ut</text:span><text:span text:style-name="T1">a</text:span><text:span text:style-name="T1">m</text:span><text:span text:style-name="T1">ur</text:span><text:span text:style-name="T1">a </text:span><text:span text:style-name="T1">Pr</text:span><text:span text:style-name="T1">oj</text:span><text:span text:style-name="T1">e</text:span><text:span text:style-name="T1">ct</text:span><text:span text:style-name="T1">io</text:span><text:span text:style-name="T1">n</text:span><text:span text:style-name="T1">?</text:span></text:p>
          </draw:text-box>
        </draw:frame>
        <draw:frame draw:name="Textplatzhalter 3_41" presentation:style-name="pr80" draw:text-style-name="P8" draw:layer="layout" svg:width="23.4cm" svg:height="8.255cm" svg:x="0.9cm" svg:y="8.89cm" presentation:class="outline" presentation:user-transformed="true">
          <draw:text-box>
            <text:list text:style-name="L1">
              <text:list-item>
                <text:p><text:span text:style-name="T3">A Partial Evaluator </text:span><text:span text:style-name="T3">accepts multiple inputs </text:span><text:span text:style-name="T5">again²</text:span></text:p>
                <text:p><text:span text:style-name="T3"/></text:p>
                <text:p><text:span text:style-name="T3">⇒ </text:span><text:span text:style-name="T3">Partial Evaluator can </text:span><text:span text:style-name="T3">specialize a Partial </text:span><text:span text:style-name="T3">Evaluator</text:span><text:span text:style-name="T42"> <text:s text:c="22"/></text:span><text:span text:style-name="T42"><text:s text:c="26"/>with </text:span><text:span text:style-name="T42">respect to a Partial </text:span><text:span text:style-name="T42">Evaluator</text:span><text:span text:style-name="T3">!</text:span></text:p>
              </text:list-item>
            </text:list>
          </draw:text-box>
        </draw:frame>
        <draw:custom-shape draw:style-name="gr32" draw:text-style-name="P28" draw:layer="layout" svg:width="13.335cm" svg:height="2.505cm" svg:x="5.715cm" svg:y="5.08cm">
          <text:p text:style-name="P27"><text:span text:style-name="T32">compiler-gen = ⟦pe⟧ (pe, pe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Textfolie_5f_">
        <office:forms form:automatic-focus="false" form:apply-design-mode="false"/>
        <draw:frame draw:name="Foliennummernplatzhalter 1_35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35" presentation:style-name="pr81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F</text:span><text:span text:style-name="T1">o</text:span><text:span text:style-name="T1">ur</text:span><text:span text:style-name="T1">th </text:span><text:span text:style-name="T1">F</text:span><text:span text:style-name="T1">ut</text:span><text:span text:style-name="T1">a</text:span><text:span text:style-name="T1">m</text:span><text:span text:style-name="T1">ur</text:span><text:span text:style-name="T1">a </text:span><text:span text:style-name="T1">Pr</text:span><text:span text:style-name="T1">oj</text:span><text:span text:style-name="T1">e</text:span><text:span text:style-name="T1">ct</text:span><text:span text:style-name="T1">io</text:span><text:span text:style-name="T1">n</text:span><text:span text:style-name="T1">?</text:span></text:p>
          </draw:text-box>
        </draw:frame>
        <draw:frame draw:name="Textplatzhalter 3_24" presentation:style-name="pr82" draw:text-style-name="P8" draw:layer="layout" svg:width="23.4cm" svg:height="7.62cm" svg:x="0.9cm" svg:y="9.525cm" presentation:class="outline" presentation:user-transformed="true">
          <draw:text-box>
            <text:list text:style-name="L1">
              <text:list-item>
                <text:p><text:span text:style-name="T3">No new functionality </text:span><text:span text:style-name="T3">arises from further </text:span><text:span text:style-name="T3">specialization</text:span></text:p>
                <text:list>
                  <text:list-item>
                    <text:p><text:span text:style-name="T3">Nothing can </text:span><text:span text:style-name="T3">change, since all </text:span><text:span text:style-name="T3">parts of the </text:span><text:span text:style-name="T3">equation are </text:span><text:span text:style-name="T50">pe</text:span></text:p>
                  </text:list-item>
                </text:list>
                <text:p><text:span text:style-name="T11"/></text:p>
              </text:list-item>
              <text:list-item>
                <text:p><text:span text:style-name="T51">Speed-Ups are </text:span><text:span text:style-name="T51">possible!</text:span></text:p>
              </text:list-item>
            </text:list>
          </draw:text-box>
        </draw:frame>
        <draw:custom-shape draw:style-name="gr33" draw:text-style-name="P24" draw:layer="layout" svg:width="14.605cm" svg:height="3.175cm" svg:x="5.715cm" svg:y="5.08cm">
          <text:p text:style-name="P22"><text:span text:style-name="T32"><text:s text:c="2"/></text:span><text:span text:style-name="T32">compiler-gen = ⟦</text:span><text:span text:style-name="T38">pe</text:span><text:span text:style-name="T32">⟧ (pe, pe) <text:s text:c="8"/></text:span></text:p>
          <text:p text:style-name="P22"><text:span text:style-name="T32"><text:s text:c="15"/></text:span><text:span text:style-name="T32">= ⟦⟦pe⟧ (</text:span><text:span text:style-name="T38">pe</text:span><text:span text:style-name="T32">, pe)</text:span><text:span text:style-name="T22">⟧ (pe)</text:span></text:p>
          <text:p text:style-name="P22"><text:span text:style-name="T32"><text:s text:c="15"/></text:span><text:span text:style-name="T32">= ⟦⟦⟦pe⟧ (pe, </text:span><text:span text:style-name="T38">pe</text:span><text:span text:style-name="T32">)⟧ (pe)⟧ (pe)</text:span></text:p>
          <text:p text:style-name="P22"><text:span text:style-name="T32"><text:s text:c="14"/></text:span><text:span text:style-name="T32">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Textfolie_5f_">
        <office:forms form:automatic-focus="false" form:apply-design-mode="false"/>
        <draw:frame draw:name="Foliennummernplatzhalter 1_69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45" presentation:style-name="pr83" draw:text-style-name="P13" draw:layer="layout" svg:width="23.393cm" svg:height="1.595cm" svg:x="0.737cm" svg:y="7.93cm" presentation:class="title" presentation:user-transformed="true">
          <draw:text-box>
            <text:p text:style-name="P12"><text:span text:style-name="T14">A</text:span><text:span text:style-name="T14">p</text:span><text:span text:style-name="T14">p</text:span><text:span text:style-name="T14">li</text:span><text:span text:style-name="T14">c</text:span><text:span text:style-name="T14">a</text:span><text:span text:style-name="T14">ti</text:span><text:span text:style-name="T14">o</text:span><text:span text:style-name="T14">n</text:span><text:span text:style-name="T14">s</text:span><text:span text:style-name="T14"><text:line-break/></text:span><text:span text:style-name="T14">&amp;</text:span><text:span text:style-name="T14"><text:line-break/></text:span><text:span text:style-name="T14">L</text:span><text:span text:style-name="T14">i</text:span><text:span text:style-name="T14">m</text:span><text:span text:style-name="T14">it</text:span><text:span text:style-name="T14">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Textfolie_5f_">
        <office:forms form:automatic-focus="false" form:apply-design-mode="false"/>
        <draw:frame draw:name="Foliennummernplatzhalter 1_71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47" presentation:style-name="pr84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Applications of Partial Evaluation</text:span></text:p>
          </draw:text-box>
        </draw:frame>
        <draw:frame draw:name="Textplatzhalter 3_43" presentation:style-name="pr85" draw:text-style-name="P8" draw:layer="layout" svg:width="23.4cm" svg:height="12.825cm" svg:x="0.9cm" svg:y="4.503cm" presentation:class="outline" presentation:user-transformed="true">
          <draw:text-box>
            <text:list text:style-name="L1">
              <text:list-header>
                <text:p><text:span text:style-name="T3"/></text:p>
              </text:list-header>
              <text:list-item>
                <text:p><text:span text:style-name="T3">Programs with a fixed (or rarely changing) configuration</text:span></text:p>
                <text:list>
                  <text:list-item>
                    <text:p><text:span text:style-name="T3">Web Servers with configuration file</text:span></text:p>
                  </text:list-item>
                  <text:list-item>
                    <text:p><text:span text:style-name="T3">Rendering of a fixed scene</text:span></text:p>
                  </text:list-item>
                </text:list>
                <text:p><text:span text:style-name="T3"/></text:p>
              </text:list-item>
              <text:list-item>
                <text:p><text:span text:style-name="T3">Domain Specific Languages</text:span></text:p>
                <text:list>
                  <text:list-item>
                    <text:p><text:span text:style-name="T3">Specialization to programs removes interpretation overhead</text:span></text:p>
                  </text:list-item>
                </text:list>
                <text:p><text:span text:style-name="T3"/></text:p>
              </text:list-item>
              <text:list-item>
                <text:p><text:span text:style-name="T3">General Software Development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1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Textfolie_5f_">
        <office:forms form:automatic-focus="false" form:apply-design-mode="false"/>
        <draw:frame draw:name="Foliennummernplatzhalter 1_72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48" presentation:style-name="pr86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Li</text:span><text:span text:style-name="T1">m</text:span><text:span text:style-name="T1">it</text:span><text:span text:style-name="T1">s </text:span><text:span text:style-name="T1">of </text:span><text:span text:style-name="T1">P</text:span><text:span text:style-name="T1">ar</text:span><text:span text:style-name="T1">ti</text:span><text:span text:style-name="T1">al </text:span><text:span text:style-name="T1">E</text:span><text:span text:style-name="T1">v</text:span><text:span text:style-name="T1">al</text:span><text:span text:style-name="T1">u</text:span><text:span text:style-name="T1">at</text:span><text:span text:style-name="T1">io</text:span><text:span text:style-name="T1">n </text:span><text:span text:style-name="T1">– </text:span><text:span text:style-name="T1">T</text:span><text:span text:style-name="T1">er</text:span><text:span text:style-name="T1">m</text:span><text:span text:style-name="T1">in</text:span><text:span text:style-name="T1">at</text:span><text:span text:style-name="T1">io</text:span><text:span text:style-name="T1">n</text:span></text:p>
          </draw:text-box>
        </draw:frame>
        <draw:frame draw:name="Textplatzhalter 3_44" presentation:style-name="pr87" draw:text-style-name="P8" draw:layer="layout" svg:width="23.4cm" svg:height="6.927cm" svg:x="0.9cm" svg:y="4.503cm" presentation:class="outline" presentation:user-transformed="true">
          <draw:text-box>
            <text:list text:style-name="L1">
              <text:list-header>
                <text:p><text:span text:style-name="T3"/></text:p>
              </text:list-header>
              <text:list-item>
                <text:p><text:span text:style-name="T3">Limited depth of </text:span><text:span text:style-name="T3">optimizations </text:span><text:span text:style-name="T3">(Unfolding, Symbolic </text:span><text:span text:style-name="T3">Computations)</text:span></text:p>
                <text:list>
                  <text:list-item>
                    <text:p><text:span text:style-name="T3">Unfolding has to </text:span><text:span text:style-name="T3">terminate with call </text:span><text:span text:style-name="T3">to (generic) </text:span><text:span text:style-name="T3">definition</text:span></text:p>
                  </text:list-item>
                </text:list>
                <text:p><text:span text:style-name="T3"/></text:p>
              </text:list-item>
              <text:list-item>
                <text:p><text:span text:style-name="T3">Limited amount of </text:span><text:span text:style-name="T3">created definitions </text:span><text:span text:style-name="T3">(Program Point </text:span><text:span text:style-name="T3">Specialization)</text:span></text:p>
                <text:list>
                  <text:list-item>
                    <text:p><text:span text:style-name="T3">Amount of </text:span><text:span text:style-name="T3">definitions has to be </text:span><text:span text:style-name="T3">limited</text:span></text:p>
                  </text:list-item>
                </text:list>
              </text:list-item>
            </text:list>
          </draw:text-box>
        </draw:frame>
        <draw:custom-shape draw:style-name="gr34" draw:text-style-name="P29" draw:layer="layout" svg:width="7.62cm" svg:height="1.905cm" svg:x="8.89cm" svg:y="13.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5" draw:text-style-name="P31" draw:layer="layout" svg:width="6.985cm" svg:height="0.962cm" svg:x="1.47cm" svg:y="14.405cm">
          <draw:text-box>
            <text:p text:style-name="P30"><text:span text:style-name="T52">O</text:span><text:span text:style-name="T52">pti</text:span><text:span text:style-name="T52">mi</text:span><text:span text:style-name="T52">za</text:span><text:span text:style-name="T52">tio</text:span><text:span text:style-name="T52">n</text:span></text:p>
          </draw:text-box>
        </draw:frame>
        <draw:frame draw:style-name="gr35" draw:text-style-name="P33" draw:layer="layout" svg:width="6.985cm" svg:height="0.962cm" svg:x="17.045cm" svg:y="14.405cm">
          <draw:text-box>
            <text:p text:style-name="P32"><text:span text:style-name="T52">Te</text:span><text:span text:style-name="T52">rm</text:span><text:span text:style-name="T52">in</text:span><text:span text:style-name="T52">ati</text:span><text:span text:style-name="T52">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1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Textfolie_5f_">
        <office:forms form:automatic-focus="false" form:apply-design-mode="false"/>
        <draw:frame draw:name="Foliennummernplatzhalter 1_73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49" presentation:style-name="pr88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Li</text:span><text:span text:style-name="T1">m</text:span><text:span text:style-name="T1">it</text:span><text:span text:style-name="T1">s </text:span><text:span text:style-name="T1">of </text:span><text:span text:style-name="T1">P</text:span><text:span text:style-name="T1">ar</text:span><text:span text:style-name="T1">ti</text:span><text:span text:style-name="T1">al </text:span><text:span text:style-name="T1">E</text:span><text:span text:style-name="T1">v</text:span><text:span text:style-name="T1">al</text:span><text:span text:style-name="T1">u</text:span><text:span text:style-name="T1">at</text:span><text:span text:style-name="T1">io</text:span><text:span text:style-name="T1">n</text:span></text:p>
          </draw:text-box>
        </draw:frame>
        <draw:frame draw:name="Textplatzhalter 3_45" presentation:style-name="pr89" draw:text-style-name="P8" draw:layer="layout" svg:width="23.4cm" svg:height="10.737cm" svg:x="0.9cm" svg:y="4.503cm" presentation:class="outline" presentation:user-transformed="true">
          <draw:text-box>
            <text:list text:style-name="L1">
              <text:list-header>
                <text:p><text:span text:style-name="T3"/></text:p>
              </text:list-header>
              <text:list-item>
                <text:p><text:span text:style-name="T3">Speed-Up is hard to </text:span><text:span text:style-name="T3">predict</text:span></text:p>
                <text:list>
                  <text:list-item>
                    <text:p><text:span text:style-name="T3">Binding Time </text:span><text:span text:style-name="T3">Analysis makes </text:span><text:span text:style-name="T3">predictions easier </text:span><text:span text:style-name="T3">(at cost of </text:span><text:span text:style-name="T3">performance)</text:span></text:p>
                  </text:list-item>
                  <text:list-item>
                    <text:p><text:span text:style-name="T3">More analysis </text:span><text:span text:style-name="T3">requires more time </text:span><text:span text:style-name="T3">⇒ Less overall gain</text:span></text:p>
                  </text:list-item>
                </text:list>
                <text:p><text:span text:style-name="T3"/></text:p>
              </text:list-item>
              <text:list-item>
                <text:p><text:span text:style-name="T3">Difficult to use without </text:span><text:span text:style-name="T3">knowledge or </text:span><text:span text:style-name="T3">experience</text:span></text:p>
                <text:p><text:span text:style-name="T3"/></text:p>
              </text:list-item>
              <text:list-item>
                <text:p><text:span text:style-name="T3">Cannot invent new </text:span><text:span text:style-name="T3">optimization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1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Textfolie_5f_">
        <office:forms form:automatic-focus="false" form:apply-design-mode="false"/>
        <draw:frame draw:name="Foliennummernplatzhalter 1_74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50" presentation:style-name="pr90" draw:text-style-name="P13" draw:layer="layout" svg:width="23.393cm" svg:height="1.595cm" svg:x="0.737cm" svg:y="7.93cm" presentation:class="title" presentation:user-transformed="true">
          <draw:text-box>
            <text:p text:style-name="P12"><text:span text:style-name="T14">C</text:span><text:span text:style-name="T14">o</text:span><text:span text:style-name="T14">n</text:span><text:span text:style-name="T14">c</text:span><text:span text:style-name="T14">l</text:span><text:span text:style-name="T14">u</text:span><text:span text:style-name="T14">s</text:span><text:span text:style-name="T14">i</text:span><text:span text:style-name="T14">o</text:span><text:span text:style-name="T14">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Textfolie_5f_">
        <office:forms form:automatic-focus="false" form:apply-design-mode="false"/>
        <draw:frame draw:name="Foliennummernplatzhalter 1_75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51" presentation:style-name="pr91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C</text:span><text:span text:style-name="T1">o</text:span><text:span text:style-name="T1">n</text:span><text:span text:style-name="T1">cl</text:span><text:span text:style-name="T1">u</text:span><text:span text:style-name="T1">si</text:span><text:span text:style-name="T1">o</text:span><text:span text:style-name="T1">n</text:span></text:p>
          </draw:text-box>
        </draw:frame>
        <draw:frame draw:name="Textplatzhalter 3_46" presentation:style-name="pr92" draw:text-style-name="P8" draw:layer="layout" svg:width="23.4cm" svg:height="12.825cm" svg:x="0.9cm" svg:y="4.503cm" presentation:class="outline" presentation:user-transformed="true">
          <draw:text-box>
            <text:list text:style-name="L1">
              <text:list-header>
                <text:p><text:span text:style-name="T3"/></text:p>
              </text:list-header>
              <text:list-item>
                <text:p><text:span text:style-name="T3">Partial Evaluation is </text:span><text:span text:style-name="T11">not</text:span><text:span text:style-name="T3"> </text:span><text:span text:style-name="T3">a replacement for </text:span><text:span text:style-name="T3">compilers / compiler </text:span><text:span text:style-name="T3">writers</text:span></text:p>
                <text:list>
                  <text:list-item>
                    <text:p><text:span text:style-name="T3">Humans are </text:span><text:span text:style-name="T3">required to </text:span><text:span text:style-name="T3">implement </text:span><text:span text:style-name="T3">optimization </text:span><text:span text:style-name="T3">techniques</text:span></text:p>
                  </text:list-item>
                </text:list>
                <text:p><text:span text:style-name="T3"/></text:p>
              </text:list-item>
              <text:list-item>
                <text:p><text:span text:style-name="T3">Applications are limited</text:span></text:p>
                <text:list>
                  <text:list-item>
                    <text:p><text:span text:style-name="T3">No “one size fits </text:span><text:span text:style-name="T3">all“-solution</text:span></text:p>
                  </text:list-item>
                  <text:list-item>
                    <text:p text:style-name="P34"><text:span text:style-name="T3">Varying benefits in </text:span><text:span text:style-name="T3">different areas</text:span></text:p>
                  </text:list-item>
                </text:list>
                <text:p><text:span text:style-name="T3"/></text:p>
              </text:list-item>
              <text:list-item>
                <text:p><text:span text:style-name="T3">More development </text:span><text:span text:style-name="T3">required (theoretical and </text:span><text:span text:style-name="T3">practical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1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Textfolie_5f_">
        <office:forms form:automatic-focus="false" form:apply-design-mode="false"/>
        <draw:frame draw:name="Foliennummernplatzhalter 1_76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52" presentation:style-name="pr93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F</text:span><text:span text:style-name="T1">ur</text:span><text:span text:style-name="T1">th</text:span><text:span text:style-name="T1">er </text:span><text:span text:style-name="T1">R</text:span><text:span text:style-name="T1">e</text:span><text:span text:style-name="T1">a</text:span><text:span text:style-name="T1">di</text:span><text:span text:style-name="T1">n</text:span><text:span text:style-name="T1">g</text:span></text:p>
          </draw:text-box>
        </draw:frame>
        <draw:frame draw:name="Textplatzhalter 3_5" presentation:style-name="pr94" draw:text-style-name="P8" draw:layer="layout" svg:width="23.4cm" svg:height="12.825cm" svg:x="0.9cm" svg:y="4.503cm" presentation:class="outline" presentation:user-transformed="true">
          <draw:text-box>
            <text:list text:style-name="L1">
              <text:list-header>
                <text:p><text:span text:style-name="T3"/></text:p>
              </text:list-header>
              <text:list-item>
                <text:p><text:span text:style-name="T3">S. Kleene. “General </text:span><text:span text:style-name="T3">Recursive Functions of </text:span><text:span text:style-name="T3">Natural Numbers”. In: </text:span><text:span text:style-name="T5">Mathematische Annalen</text:span><text:span text:style-name="T3"> </text:span><text:span text:style-name="T3">112.1 (Dec. 1936), pp. </text:span><text:span text:style-name="T3">727–742.</text:span></text:p>
              </text:list-item>
              <text:list-item>
                <text:p><text:span text:style-name="T3">N. Jones, C. Gomard, </text:span><text:span text:style-name="T3">and P. Sestoft. </text:span><text:span text:style-name="T5">Partial </text:span><text:span text:style-name="T5">Evaluation and </text:span><text:span text:style-name="T5">Automatic Program </text:span><text:span text:style-name="T5">Generation</text:span><text:span text:style-name="T3">. Prentice </text:span><text:span text:style-name="T3">Hall, 1993. ISBN: </text:span><text:span text:style-name="T3">0130202495.</text:span></text:p>
              </text:list-item>
              <text:list-item>
                <text:p><text:span text:style-name="T3">N. Jones. “An </text:span><text:span text:style-name="T3">Introduction to Partial </text:span><text:span text:style-name="T3">Evaluation”. In: </text:span><text:span text:style-name="T5">ACM </text:span><text:span text:style-name="T5">Computing Surveys</text:span><text:span text:style-name="T3"> </text:span><text:span text:style-name="T3">28.3 (1996), pp. 480–</text:span><text:span text:style-name="T3">503.</text:span></text:p>
              </text:list-item>
              <text:list-item>
                <text:p><text:span text:style-name="T3">Y. Futamura. “Partial </text:span><text:span text:style-name="T3">Evaluation of </text:span><text:span text:style-name="T3">Computation Process–</text:span><text:span text:style-name="T3">An Approach to a </text:span><text:span text:style-name="T3">CompilerCompiler”. In: </text:span><text:span text:style-name="T5">Higher-Order and </text:span><text:span text:style-name="T5">Symbolic Computation</text:span><text:span text:style-name="T3"> </text:span><text:span text:style-name="T3">12.4 (1999), pp. 381–</text:span><text:span text:style-name="T3">391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1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Textfolie_5f_">
        <office:forms form:automatic-focus="false" form:apply-design-mode="false"/>
        <draw:frame draw:name="Foliennummernplatzhalter 1_77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53" presentation:style-name="pr95" draw:text-style-name="P13" draw:layer="layout" svg:width="23.393cm" svg:height="1.595cm" svg:x="0.737cm" svg:y="7.93cm" presentation:class="title" presentation:user-transformed="true">
          <draw:text-box>
            <text:p text:style-name="P12"><text:span text:style-name="T14">D</text:span><text:span text:style-name="T14">i</text:span><text:span text:style-name="T14">s</text:span><text:span text:style-name="T14">c</text:span><text:span text:style-name="T14">u</text:span><text:span text:style-name="T14">s</text:span><text:span text:style-name="T14">s</text:span><text:span text:style-name="T14">i</text:span><text:span text:style-name="T14">o</text:span><text:span text:style-name="T14">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2" svg:font-family="Arial"/>
    <style:font-face style:name="Calibri3" svg:font-family="Calibri"/>
    <style:font-face style:name="MS PGothic2" svg:font-family="'MS PGothic'"/>
    <style:font-face style:name="Arial6" svg:font-family="Arial" style:font-family-generic="modern"/>
    <style:font-face style:name="JetBrains Mono1" svg:font-family="'JetBrains Mono'" style:font-family-generic="modern"/>
    <style:font-face style:name="MS PGothic1" svg:font-family="'MS PGothic'" style:font-family-generic="modern"/>
    <style:font-face style:name="Arial" svg:font-family="Arial" style:font-family-generic="swiss"/>
    <style:font-face style:name="Calibri2" svg:font-family="Calibri" style:font-family-generic="swiss"/>
    <style:font-face style:name="Source Code Pro Medium" svg:font-family="'Source Code Pro Medium'" style:font-pitch="fixed"/>
    <style:font-face style:name="MS PGothic4" svg:font-family="'MS PGothic'" style:font-family-generic="modern" style:font-pitch="fixed"/>
    <style:font-face style:name="Arial3" svg:font-family="Arial" style:font-pitch="variable"/>
    <style:font-face style:name="Calibri" svg:font-family="Calibri" style:font-pitch="variable"/>
    <style:font-face style:name="DejaVu Sans2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S PGothic3" svg:font-family="'MS PGothic'" style:font-pitch="variable"/>
    <style:font-face style:name="Source Code Pro Medium1" svg:font-family="'Source Code Pro Medium'" style:font-pitch="variable"/>
    <style:font-face style:name="DejaVu Sans1" svg:font-family="'DejaVu Sans'" style:font-family-generic="modern" style:font-pitch="variable"/>
    <style:font-face style:name="FreeSans3" svg:font-family="FreeSans" style:font-family-generic="modern" style:font-pitch="variable"/>
    <style:font-face style:name="JetBrains Mono" svg:font-family="'JetBrains Mono'" style:font-family-generic="modern" style:font-pitch="variable"/>
    <style:font-face style:name="MS PGothic5" svg:font-family="'MS PGothic'" style:font-family-generic="modern" style:font-pitch="variable"/>
    <style:font-face style:name="Arial1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4" svg:font-family="Arial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S PGothic" svg:font-family="'MS PGothi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2__5f_THM-Titelfolie-background" style:display-name="2_THM-Titelfolie-background" style:family="presentation">
      <style:graphic-properties draw:stroke="none" draw:fill="solid" draw:fill-color="#ffffff"/>
      <style:text-properties style:letter-kerning="true"/>
    </style:style>
    <style:style style:name="_32__5f_THM-Titelfolie-backgroundobjects" style:display-name="2_THM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HM-Titelfolie-notes" style:display-name="2_THM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HM-Titelfolie-outline1" style:display-name="2_THM-Titelfolie-outline1" style:family="presentation">
      <style:graphic-properties draw:stroke="none" draw:fill="none" draw:auto-grow-height="false" draw:fit-to-size="false" style:shrink-to-fit="true">
        <text:list-style style:name="_32__5f_THM-Titelfolie-outline1" style:display-name="2_THM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a5c66" loext:opacity="100%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S PGothic4" style:font-family-asian="'MS PGothic'" style:font-family-generic-asian="modern" style:font-pitch-asian="fixed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2__5f_THM-Titelfolie-outline2" style:display-name="2_THM-Titelfolie-outline2" style:family="presentation" style:parent-style-name="_32__5f_THM-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2__5f_THM-Titelfolie-outline3" style:display-name="2_THM-Titelfolie-outline3" style:family="presentation" style:parent-style-name="_32__5f_THM-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2__5f_THM-Titelfolie-outline4" style:display-name="2_THM-Titelfolie-outline4" style:family="presentation" style:parent-style-name="_32__5f_THM-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2__5f_THM-Titelfolie-outline5" style:display-name="2_THM-Titelfolie-outline5" style:family="presentation" style:parent-style-name="_32__5f_THM-Titelfolie-outline4">
      <style:paragraph-properties fo:margin-top="0.1cm" fo:margin-bottom="0cm"/>
      <style:text-properties fo:font-size="20pt" style:font-size-asian="20pt" style:font-size-complex="20pt"/>
    </style:style>
    <style:style style:name="_32__5f_THM-Titelfolie-outline6" style:display-name="2_THM-Titelfolie-outline6" style:family="presentation" style:parent-style-name="_32__5f_THM-Titelfolie-outline5">
      <style:paragraph-properties fo:margin-top="0.1cm" fo:margin-bottom="0cm"/>
      <style:text-properties fo:font-size="20pt" style:font-size-asian="20pt" style:font-size-complex="20pt"/>
    </style:style>
    <style:style style:name="_32__5f_THM-Titelfolie-outline7" style:display-name="2_THM-Titelfolie-outline7" style:family="presentation" style:parent-style-name="_32__5f_THM-Titelfolie-outline6">
      <style:paragraph-properties fo:margin-top="0.1cm" fo:margin-bottom="0cm"/>
      <style:text-properties fo:font-size="20pt" style:font-size-asian="20pt" style:font-size-complex="20pt"/>
    </style:style>
    <style:style style:name="_32__5f_THM-Titelfolie-outline8" style:display-name="2_THM-Titelfolie-outline8" style:family="presentation" style:parent-style-name="_32__5f_THM-Titelfolie-outline7">
      <style:paragraph-properties fo:margin-top="0.1cm" fo:margin-bottom="0cm"/>
      <style:text-properties fo:font-size="20pt" style:font-size-asian="20pt" style:font-size-complex="20pt"/>
    </style:style>
    <style:style style:name="_32__5f_THM-Titelfolie-outline9" style:display-name="2_THM-Titelfolie-outline9" style:family="presentation" style:parent-style-name="_32__5f_THM-Titelfolie-outline8">
      <style:paragraph-properties fo:margin-top="0.1cm" fo:margin-bottom="0cm"/>
      <style:text-properties fo:font-size="20pt" style:font-size-asian="20pt" style:font-size-complex="20pt"/>
    </style:style>
    <style:style style:name="_32__5f_THM-Titelfolie-subtitle" style:display-name="2_THM-Titelfolie-subtitle" style:family="presentation">
      <style:graphic-properties draw:stroke="none" draw:fill="none" draw:textarea-vertical-align="middle">
        <text:list-style style:name="_32__5f_THM-Titelfolie-subtitle" style:display-name="2_THM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HM-Titelfolie-title" style:display-name="2_THM-Titelfolie-title" style:family="presentation">
      <style:graphic-properties draw:stroke="none" draw:fill="none" draw:textarea-vertical-align="middle">
        <text:list-style style:name="_32__5f_THM-Titelfolie-title" style:display-name="2_THM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fo:font-size="22pt" fo:letter-spacing="normal" fo:language="de" fo:country="DE" fo:font-style="normal" fo:text-shadow="none" style:text-underline-style="none" fo:font-weight="normal" style:letter-kerning="true" fo:background-color="transparent" style:font-name-asian="MS PGothic2" style:font-family-asian="'MS PGothic'" style:font-size-asian="22pt" style:font-style-asian="normal" style:font-weight-asian="normal" style:font-name-complex="Arial4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Kapitelfolie_20_mit_20_Bilder-background" style:display-name="Kapitelfolie mit Bilder-background" style:family="presentation">
      <style:graphic-properties draw:stroke="none" draw:fill="solid" draw:fill-color="#ffffff"/>
      <style:text-properties style:letter-kerning="true"/>
    </style:style>
    <style:style style:name="Kapitelfolie_20_mit_20_Bilder-backgroundobjects" style:display-name="Kapitelfolie mit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pitelfolie_20_mit_20_Bilder-notes" style:display-name="Kapitelfolie mit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apitelfolie_20_mit_20_Bilder-outline1" style:display-name="Kapitelfolie mit Bilder-outline1" style:family="presentation">
      <style:graphic-properties draw:stroke="none" draw:fill="none" draw:auto-grow-height="false" draw:fit-to-size="false" style:shrink-to-fit="true">
        <text:list-style style:name="Kapitelfolie_20_mit_20_Bilder-outline1" style:display-name="Kapitelfolie mit 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a5c66" loext:opacity="100%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S PGothic4" style:font-family-asian="'MS PGothic'" style:font-family-generic-asian="modern" style:font-pitch-asian="fixed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Kapitelfolie_20_mit_20_Bilder-outline2" style:display-name="Kapitelfolie mit Bilder-outline2" style:family="presentation" style:parent-style-name="Kapitelfolie_20_mit_20_Bilder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Kapitelfolie_20_mit_20_Bilder-outline3" style:display-name="Kapitelfolie mit Bilder-outline3" style:family="presentation" style:parent-style-name="Kapitelfolie_20_mit_20_Bilder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Kapitelfolie_20_mit_20_Bilder-outline4" style:display-name="Kapitelfolie mit Bilder-outline4" style:family="presentation" style:parent-style-name="Kapitelfolie_20_mit_20_Bilder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Kapitelfolie_20_mit_20_Bilder-outline5" style:display-name="Kapitelfolie mit Bilder-outline5" style:family="presentation" style:parent-style-name="Kapitelfolie_20_mit_20_Bilder-outline4">
      <style:paragraph-properties fo:margin-top="0.1cm" fo:margin-bottom="0cm"/>
      <style:text-properties fo:font-size="20pt" style:font-size-asian="20pt" style:font-size-complex="20pt"/>
    </style:style>
    <style:style style:name="Kapitelfolie_20_mit_20_Bilder-outline6" style:display-name="Kapitelfolie mit Bilder-outline6" style:family="presentation" style:parent-style-name="Kapitelfolie_20_mit_20_Bilder-outline5">
      <style:paragraph-properties fo:margin-top="0.1cm" fo:margin-bottom="0cm"/>
      <style:text-properties fo:font-size="20pt" style:font-size-asian="20pt" style:font-size-complex="20pt"/>
    </style:style>
    <style:style style:name="Kapitelfolie_20_mit_20_Bilder-outline7" style:display-name="Kapitelfolie mit Bilder-outline7" style:family="presentation" style:parent-style-name="Kapitelfolie_20_mit_20_Bilder-outline6">
      <style:paragraph-properties fo:margin-top="0.1cm" fo:margin-bottom="0cm"/>
      <style:text-properties fo:font-size="20pt" style:font-size-asian="20pt" style:font-size-complex="20pt"/>
    </style:style>
    <style:style style:name="Kapitelfolie_20_mit_20_Bilder-outline8" style:display-name="Kapitelfolie mit Bilder-outline8" style:family="presentation" style:parent-style-name="Kapitelfolie_20_mit_20_Bilder-outline7">
      <style:paragraph-properties fo:margin-top="0.1cm" fo:margin-bottom="0cm"/>
      <style:text-properties fo:font-size="20pt" style:font-size-asian="20pt" style:font-size-complex="20pt"/>
    </style:style>
    <style:style style:name="Kapitelfolie_20_mit_20_Bilder-outline9" style:display-name="Kapitelfolie mit Bilder-outline9" style:family="presentation" style:parent-style-name="Kapitelfolie_20_mit_20_Bilder-outline8">
      <style:paragraph-properties fo:margin-top="0.1cm" fo:margin-bottom="0cm"/>
      <style:text-properties fo:font-size="20pt" style:font-size-asian="20pt" style:font-size-complex="20pt"/>
    </style:style>
    <style:style style:name="Kapitelfolie_20_mit_20_Bilder-subtitle" style:display-name="Kapitelfolie mit Bilder-subtitle" style:family="presentation">
      <style:graphic-properties draw:stroke="none" draw:fill="none" draw:textarea-vertical-align="middle">
        <text:list-style style:name="Kapitelfolie_20_mit_20_Bilder-subtitle" style:display-name="Kapitelfolie mit 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pitelfolie_20_mit_20_Bilder-title" style:display-name="Kapitelfolie mit Bilder-title" style:family="presentation">
      <style:graphic-properties draw:stroke="none" draw:fill="none" draw:textarea-vertical-align="middle">
        <text:list-style style:name="Kapitelfolie_20_mit_20_Bilder-title" style:display-name="Kapitelfolie mit 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fo:font-size="22pt" fo:letter-spacing="normal" fo:language="de" fo:country="DE" fo:font-style="normal" fo:text-shadow="none" style:text-underline-style="none" fo:font-weight="normal" style:letter-kerning="true" fo:background-color="transparent" style:font-name-asian="MS PGothic2" style:font-family-asian="'MS PGothic'" style:font-size-asian="22pt" style:font-style-asian="normal" style:font-weight-asian="normal" style:font-name-complex="Arial4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extfolie-background" style:family="presentation">
      <style:graphic-properties draw:stroke="none" draw:fill="solid" draw:fill-color="#ffffff"/>
      <style:text-properties style:letter-kerning="true"/>
    </style:style>
    <style:style style:name="Text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folie-outline1" style:family="presentation">
      <style:graphic-properties draw:stroke="none" draw:fill="none" draw:auto-grow-height="false" draw:fit-to-size="false" style:shrink-to-fit="true">
        <text:list-style style:name="Text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a5c66" loext:opacity="100%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S PGothic4" style:font-family-asian="'MS PGothic'" style:font-family-generic-asian="modern" style:font-pitch-asian="fixed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xtfolie-outline2" style:family="presentation" style:parent-style-name="Text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Textfolie-outline3" style:family="presentation" style:parent-style-name="Text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Textfolie-outline4" style:family="presentation" style:parent-style-name="Text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Textfolie-outline5" style:family="presentation" style:parent-style-name="Textfolie-outline4">
      <style:paragraph-properties fo:margin-top="0.1cm" fo:margin-bottom="0cm"/>
      <style:text-properties fo:font-size="20pt" style:font-size-asian="20pt" style:font-size-complex="20pt"/>
    </style:style>
    <style:style style:name="Textfolie-outline6" style:family="presentation" style:parent-style-name="Textfolie-outline5">
      <style:paragraph-properties fo:margin-top="0.1cm" fo:margin-bottom="0cm"/>
      <style:text-properties fo:font-size="20pt" style:font-size-asian="20pt" style:font-size-complex="20pt"/>
    </style:style>
    <style:style style:name="Textfolie-outline7" style:family="presentation" style:parent-style-name="Textfolie-outline6">
      <style:paragraph-properties fo:margin-top="0.1cm" fo:margin-bottom="0cm"/>
      <style:text-properties fo:font-size="20pt" style:font-size-asian="20pt" style:font-size-complex="20pt"/>
    </style:style>
    <style:style style:name="Textfolie-outline8" style:family="presentation" style:parent-style-name="Textfolie-outline7">
      <style:paragraph-properties fo:margin-top="0.1cm" fo:margin-bottom="0cm"/>
      <style:text-properties fo:font-size="20pt" style:font-size-asian="20pt" style:font-size-complex="20pt"/>
    </style:style>
    <style:style style:name="Textfolie-outline9" style:family="presentation" style:parent-style-name="Textfolie-outline8">
      <style:paragraph-properties fo:margin-top="0.1cm" fo:margin-bottom="0cm"/>
      <style:text-properties fo:font-size="20pt" style:font-size-asian="20pt" style:font-size-complex="20pt"/>
    </style:style>
    <style:style style:name="Textfolie-subtitle" style:family="presentation">
      <style:graphic-properties draw:stroke="none" draw:fill="none" draw:textarea-vertical-align="middle">
        <text:list-style style:name="Text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folie-title" style:family="presentation">
      <style:graphic-properties draw:stroke="none" draw:fill="none" draw:textarea-vertical-align="middle">
        <text:list-style style:name="Text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fo:font-size="22pt" fo:letter-spacing="normal" fo:language="de" fo:country="DE" fo:font-style="normal" fo:text-shadow="none" style:text-underline-style="none" fo:font-weight="normal" style:letter-kerning="true" fo:background-color="transparent" style:font-name-asian="MS PGothic2" style:font-family-asian="'MS PGothic'" style:font-size-asian="22pt" style:font-style-asian="normal" style:font-weight-asian="normal" style:font-name-complex="Arial4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_31__5f_Textfolie-background" style:display-name="1_Textfolie-background" style:family="presentation">
      <style:graphic-properties draw:stroke="none" draw:fill="solid" draw:fill-color="#ffffff"/>
      <style:text-properties style:letter-kerning="true"/>
    </style:style>
    <style:style style:name="_31__5f_Textfolie-backgroundobjects" style:display-name="1_Text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extfolie-notes" style:display-name="1_Text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extfolie-outline1" style:display-name="1_Textfolie-outline1" style:family="presentation">
      <style:graphic-properties draw:stroke="none" draw:fill="none" draw:auto-grow-height="false" draw:fit-to-size="false" style:shrink-to-fit="true">
        <text:list-style style:name="_31__5f_Textfolie-outline1" style:display-name="1_Text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a5c66" loext:opacity="100%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S PGothic4" style:font-family-asian="'MS PGothic'" style:font-family-generic-asian="modern" style:font-pitch-asian="fixed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_5f_Textfolie-outline2" style:display-name="1_Textfolie-outline2" style:family="presentation" style:parent-style-name="_31__5f_Text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1__5f_Textfolie-outline3" style:display-name="1_Textfolie-outline3" style:family="presentation" style:parent-style-name="_31__5f_Text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1__5f_Textfolie-outline4" style:display-name="1_Textfolie-outline4" style:family="presentation" style:parent-style-name="_31__5f_Text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1__5f_Textfolie-outline5" style:display-name="1_Textfolie-outline5" style:family="presentation" style:parent-style-name="_31__5f_Textfolie-outline4">
      <style:paragraph-properties fo:margin-top="0.1cm" fo:margin-bottom="0cm"/>
      <style:text-properties fo:font-size="20pt" style:font-size-asian="20pt" style:font-size-complex="20pt"/>
    </style:style>
    <style:style style:name="_31__5f_Textfolie-outline6" style:display-name="1_Textfolie-outline6" style:family="presentation" style:parent-style-name="_31__5f_Textfolie-outline5">
      <style:paragraph-properties fo:margin-top="0.1cm" fo:margin-bottom="0cm"/>
      <style:text-properties fo:font-size="20pt" style:font-size-asian="20pt" style:font-size-complex="20pt"/>
    </style:style>
    <style:style style:name="_31__5f_Textfolie-outline7" style:display-name="1_Textfolie-outline7" style:family="presentation" style:parent-style-name="_31__5f_Textfolie-outline6">
      <style:paragraph-properties fo:margin-top="0.1cm" fo:margin-bottom="0cm"/>
      <style:text-properties fo:font-size="20pt" style:font-size-asian="20pt" style:font-size-complex="20pt"/>
    </style:style>
    <style:style style:name="_31__5f_Textfolie-outline8" style:display-name="1_Textfolie-outline8" style:family="presentation" style:parent-style-name="_31__5f_Textfolie-outline7">
      <style:paragraph-properties fo:margin-top="0.1cm" fo:margin-bottom="0cm"/>
      <style:text-properties fo:font-size="20pt" style:font-size-asian="20pt" style:font-size-complex="20pt"/>
    </style:style>
    <style:style style:name="_31__5f_Textfolie-outline9" style:display-name="1_Textfolie-outline9" style:family="presentation" style:parent-style-name="_31__5f_Textfolie-outline8">
      <style:paragraph-properties fo:margin-top="0.1cm" fo:margin-bottom="0cm"/>
      <style:text-properties fo:font-size="20pt" style:font-size-asian="20pt" style:font-size-complex="20pt"/>
    </style:style>
    <style:style style:name="_31__5f_Textfolie-subtitle" style:display-name="1_Textfolie-subtitle" style:family="presentation">
      <style:graphic-properties draw:stroke="none" draw:fill="none" draw:textarea-vertical-align="middle">
        <text:list-style style:name="_31__5f_Textfolie-subtitle" style:display-name="1_Text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extfolie-title" style:display-name="1_Textfolie-title" style:family="presentation">
      <style:graphic-properties draw:stroke="none" draw:fill="none" draw:textarea-vertical-align="middle">
        <text:list-style style:name="_31__5f_Textfolie-title" style:display-name="1_Text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fo:font-size="22pt" fo:letter-spacing="normal" fo:language="de" fo:country="DE" fo:font-style="normal" fo:text-shadow="none" style:text-underline-style="none" fo:font-weight="normal" style:letter-kerning="true" fo:background-color="transparent" style:font-name-asian="MS PGothic2" style:font-family-asian="'MS PGothic'" style:font-size-asian="22pt" style:font-style-asian="normal" style:font-weight-asian="normal" style:font-name-complex="Arial4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_31__5f_Textfeld_2b_Aufzählung_20_im_20_Block-background" style:display-name="1_Textfeld+Aufzählung im Block-background" style:family="presentation">
      <style:graphic-properties draw:stroke="none" draw:fill="solid" draw:fill-color="#ffffff"/>
      <style:text-properties style:letter-kerning="true"/>
    </style:style>
    <style:style style:name="_31__5f_Textfeld_2b_Aufzählung_20_im_20_Block-backgroundobjects" style:display-name="1_Textfeld+Aufzählung im Blo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extfeld_2b_Aufzählung_20_im_20_Block-notes" style:display-name="1_Textfeld+Aufzählung im Bloc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extfeld_2b_Aufzählung_20_im_20_Block-outline1" style:display-name="1_Textfeld+Aufzählung im Block-outline1" style:family="presentation">
      <style:graphic-properties draw:stroke="none" draw:fill="none" draw:auto-grow-height="false" draw:fit-to-size="false" style:shrink-to-fit="true">
        <text:list-style style:name="_31__5f_Textfeld_2b_Aufzählung_20_im_20_Block-outline1" style:display-name="1_Textfeld+Aufzählung im Blo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a5c66" loext:opacity="100%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S PGothic4" style:font-family-asian="'MS PGothic'" style:font-family-generic-asian="modern" style:font-pitch-asian="fixed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_5f_Textfeld_2b_Aufzählung_20_im_20_Block-outline2" style:display-name="1_Textfeld+Aufzählung im Block-outline2" style:family="presentation" style:parent-style-name="_31__5f_Textfeld_2b_Aufzählung_20_im_20_Bloc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1__5f_Textfeld_2b_Aufzählung_20_im_20_Block-outline3" style:display-name="1_Textfeld+Aufzählung im Block-outline3" style:family="presentation" style:parent-style-name="_31__5f_Textfeld_2b_Aufzählung_20_im_20_Bloc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1__5f_Textfeld_2b_Aufzählung_20_im_20_Block-outline4" style:display-name="1_Textfeld+Aufzählung im Block-outline4" style:family="presentation" style:parent-style-name="_31__5f_Textfeld_2b_Aufzählung_20_im_20_Bloc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1__5f_Textfeld_2b_Aufzählung_20_im_20_Block-outline5" style:display-name="1_Textfeld+Aufzählung im Block-outline5" style:family="presentation" style:parent-style-name="_31__5f_Textfeld_2b_Aufzählung_20_im_20_Block-outline4">
      <style:paragraph-properties fo:margin-top="0.1cm" fo:margin-bottom="0cm"/>
      <style:text-properties fo:font-size="20pt" style:font-size-asian="20pt" style:font-size-complex="20pt"/>
    </style:style>
    <style:style style:name="_31__5f_Textfeld_2b_Aufzählung_20_im_20_Block-outline6" style:display-name="1_Textfeld+Aufzählung im Block-outline6" style:family="presentation" style:parent-style-name="_31__5f_Textfeld_2b_Aufzählung_20_im_20_Block-outline5">
      <style:paragraph-properties fo:margin-top="0.1cm" fo:margin-bottom="0cm"/>
      <style:text-properties fo:font-size="20pt" style:font-size-asian="20pt" style:font-size-complex="20pt"/>
    </style:style>
    <style:style style:name="_31__5f_Textfeld_2b_Aufzählung_20_im_20_Block-outline7" style:display-name="1_Textfeld+Aufzählung im Block-outline7" style:family="presentation" style:parent-style-name="_31__5f_Textfeld_2b_Aufzählung_20_im_20_Block-outline6">
      <style:paragraph-properties fo:margin-top="0.1cm" fo:margin-bottom="0cm"/>
      <style:text-properties fo:font-size="20pt" style:font-size-asian="20pt" style:font-size-complex="20pt"/>
    </style:style>
    <style:style style:name="_31__5f_Textfeld_2b_Aufzählung_20_im_20_Block-outline8" style:display-name="1_Textfeld+Aufzählung im Block-outline8" style:family="presentation" style:parent-style-name="_31__5f_Textfeld_2b_Aufzählung_20_im_20_Block-outline7">
      <style:paragraph-properties fo:margin-top="0.1cm" fo:margin-bottom="0cm"/>
      <style:text-properties fo:font-size="20pt" style:font-size-asian="20pt" style:font-size-complex="20pt"/>
    </style:style>
    <style:style style:name="_31__5f_Textfeld_2b_Aufzählung_20_im_20_Block-outline9" style:display-name="1_Textfeld+Aufzählung im Block-outline9" style:family="presentation" style:parent-style-name="_31__5f_Textfeld_2b_Aufzählung_20_im_20_Block-outline8">
      <style:paragraph-properties fo:margin-top="0.1cm" fo:margin-bottom="0cm"/>
      <style:text-properties fo:font-size="20pt" style:font-size-asian="20pt" style:font-size-complex="20pt"/>
    </style:style>
    <style:style style:name="_31__5f_Textfeld_2b_Aufzählung_20_im_20_Block-subtitle" style:display-name="1_Textfeld+Aufzählung im Block-subtitle" style:family="presentation">
      <style:graphic-properties draw:stroke="none" draw:fill="none" draw:textarea-vertical-align="middle">
        <text:list-style style:name="_31__5f_Textfeld_2b_Aufzählung_20_im_20_Block-subtitle" style:display-name="1_Textfeld+Aufzählung im Bloc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extfeld_2b_Aufzählung_20_im_20_Block-title" style:display-name="1_Textfeld+Aufzählung im Block-title" style:family="presentation">
      <style:graphic-properties draw:stroke="none" draw:fill="none" draw:textarea-vertical-align="middle">
        <text:list-style style:name="_31__5f_Textfeld_2b_Aufzählung_20_im_20_Block-title" style:display-name="1_Textfeld+Aufzählung im Bloc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fo:font-size="22pt" fo:letter-spacing="normal" fo:language="de" fo:country="DE" fo:font-style="normal" fo:text-shadow="none" style:text-underline-style="none" fo:font-weight="normal" style:letter-kerning="true" fo:background-color="transparent" style:font-name-asian="MS PGothic2" style:font-family-asian="'MS PGothic'" style:font-size-asian="22pt" style:font-style-asian="normal" style:font-weight-asian="normal" style:font-name-complex="Arial4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_32__5f_Textfeld_2b_Aufzählung_20_im_20_Block-background" style:display-name="2_Textfeld+Aufzählung im Block-background" style:family="presentation">
      <style:graphic-properties draw:stroke="none" draw:fill="solid" draw:fill-color="#ffffff"/>
      <style:text-properties style:letter-kerning="true"/>
    </style:style>
    <style:style style:name="_32__5f_Textfeld_2b_Aufzählung_20_im_20_Block-backgroundobjects" style:display-name="2_Textfeld+Aufzählung im Blo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extfeld_2b_Aufzählung_20_im_20_Block-notes" style:display-name="2_Textfeld+Aufzählung im Bloc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extfeld_2b_Aufzählung_20_im_20_Block-outline1" style:display-name="2_Textfeld+Aufzählung im Block-outline1" style:family="presentation">
      <style:graphic-properties draw:stroke="none" draw:fill="none" draw:auto-grow-height="false" draw:fit-to-size="false" style:shrink-to-fit="true">
        <text:list-style style:name="_32__5f_Textfeld_2b_Aufzählung_20_im_20_Block-outline1" style:display-name="2_Textfeld+Aufzählung im Blo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a5c66" loext:opacity="100%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S PGothic4" style:font-family-asian="'MS PGothic'" style:font-family-generic-asian="modern" style:font-pitch-asian="fixed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2__5f_Textfeld_2b_Aufzählung_20_im_20_Block-outline2" style:display-name="2_Textfeld+Aufzählung im Block-outline2" style:family="presentation" style:parent-style-name="_32__5f_Textfeld_2b_Aufzählung_20_im_20_Bloc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2__5f_Textfeld_2b_Aufzählung_20_im_20_Block-outline3" style:display-name="2_Textfeld+Aufzählung im Block-outline3" style:family="presentation" style:parent-style-name="_32__5f_Textfeld_2b_Aufzählung_20_im_20_Bloc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2__5f_Textfeld_2b_Aufzählung_20_im_20_Block-outline4" style:display-name="2_Textfeld+Aufzählung im Block-outline4" style:family="presentation" style:parent-style-name="_32__5f_Textfeld_2b_Aufzählung_20_im_20_Bloc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2__5f_Textfeld_2b_Aufzählung_20_im_20_Block-outline5" style:display-name="2_Textfeld+Aufzählung im Block-outline5" style:family="presentation" style:parent-style-name="_32__5f_Textfeld_2b_Aufzählung_20_im_20_Block-outline4">
      <style:paragraph-properties fo:margin-top="0.1cm" fo:margin-bottom="0cm"/>
      <style:text-properties fo:font-size="20pt" style:font-size-asian="20pt" style:font-size-complex="20pt"/>
    </style:style>
    <style:style style:name="_32__5f_Textfeld_2b_Aufzählung_20_im_20_Block-outline6" style:display-name="2_Textfeld+Aufzählung im Block-outline6" style:family="presentation" style:parent-style-name="_32__5f_Textfeld_2b_Aufzählung_20_im_20_Block-outline5">
      <style:paragraph-properties fo:margin-top="0.1cm" fo:margin-bottom="0cm"/>
      <style:text-properties fo:font-size="20pt" style:font-size-asian="20pt" style:font-size-complex="20pt"/>
    </style:style>
    <style:style style:name="_32__5f_Textfeld_2b_Aufzählung_20_im_20_Block-outline7" style:display-name="2_Textfeld+Aufzählung im Block-outline7" style:family="presentation" style:parent-style-name="_32__5f_Textfeld_2b_Aufzählung_20_im_20_Block-outline6">
      <style:paragraph-properties fo:margin-top="0.1cm" fo:margin-bottom="0cm"/>
      <style:text-properties fo:font-size="20pt" style:font-size-asian="20pt" style:font-size-complex="20pt"/>
    </style:style>
    <style:style style:name="_32__5f_Textfeld_2b_Aufzählung_20_im_20_Block-outline8" style:display-name="2_Textfeld+Aufzählung im Block-outline8" style:family="presentation" style:parent-style-name="_32__5f_Textfeld_2b_Aufzählung_20_im_20_Block-outline7">
      <style:paragraph-properties fo:margin-top="0.1cm" fo:margin-bottom="0cm"/>
      <style:text-properties fo:font-size="20pt" style:font-size-asian="20pt" style:font-size-complex="20pt"/>
    </style:style>
    <style:style style:name="_32__5f_Textfeld_2b_Aufzählung_20_im_20_Block-outline9" style:display-name="2_Textfeld+Aufzählung im Block-outline9" style:family="presentation" style:parent-style-name="_32__5f_Textfeld_2b_Aufzählung_20_im_20_Block-outline8">
      <style:paragraph-properties fo:margin-top="0.1cm" fo:margin-bottom="0cm"/>
      <style:text-properties fo:font-size="20pt" style:font-size-asian="20pt" style:font-size-complex="20pt"/>
    </style:style>
    <style:style style:name="_32__5f_Textfeld_2b_Aufzählung_20_im_20_Block-subtitle" style:display-name="2_Textfeld+Aufzählung im Block-subtitle" style:family="presentation">
      <style:graphic-properties draw:stroke="none" draw:fill="none" draw:textarea-vertical-align="middle">
        <text:list-style style:name="_32__5f_Textfeld_2b_Aufzählung_20_im_20_Block-subtitle" style:display-name="2_Textfeld+Aufzählung im Bloc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extfeld_2b_Aufzählung_20_im_20_Block-title" style:display-name="2_Textfeld+Aufzählung im Block-title" style:family="presentation">
      <style:graphic-properties draw:stroke="none" draw:fill="none" draw:textarea-vertical-align="middle">
        <text:list-style style:name="_32__5f_Textfeld_2b_Aufzählung_20_im_20_Block-title" style:display-name="2_Textfeld+Aufzählung im Bloc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fo:font-size="22pt" fo:letter-spacing="normal" fo:language="de" fo:country="DE" fo:font-style="normal" fo:text-shadow="none" style:text-underline-style="none" fo:font-weight="normal" style:letter-kerning="true" fo:background-color="transparent" style:font-name-asian="MS PGothic2" style:font-family-asian="'MS PGothic'" style:font-size-asian="22pt" style:font-style-asian="normal" style:font-weight-asian="normal" style:font-name-complex="Arial4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Aufzählungsfeld_20_1_2c_5_20_zeilig-background" style:display-name="Aufzählungsfeld 1,5 zeilig-background" style:family="presentation">
      <style:graphic-properties draw:stroke="none" draw:fill="solid" draw:fill-color="#ffffff"/>
      <style:text-properties style:letter-kerning="true"/>
    </style:style>
    <style:style style:name="Aufzählungsfeld_20_1_2c_5_20_zeilig-backgroundobjects" style:display-name="Aufzählungsfeld 1,5 zeili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fzählungsfeld_20_1_2c_5_20_zeilig-notes" style:display-name="Aufzählungsfeld 1,5 zeili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fzählungsfeld_20_1_2c_5_20_zeilig-outline1" style:display-name="Aufzählungsfeld 1,5 zeilig-outline1" style:family="presentation">
      <style:graphic-properties draw:stroke="none" draw:fill="none" draw:auto-grow-height="false" draw:fit-to-size="false" style:shrink-to-fit="true">
        <text:list-style style:name="Aufzählungsfeld_20_1_2c_5_20_zeilig-outline1" style:display-name="Aufzählungsfeld 1,5 zeili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a5c66" loext:opacity="100%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S PGothic4" style:font-family-asian="'MS PGothic'" style:font-family-generic-asian="modern" style:font-pitch-asian="fixed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ufzählungsfeld_20_1_2c_5_20_zeilig-outline2" style:display-name="Aufzählungsfeld 1,5 zeilig-outline2" style:family="presentation" style:parent-style-name="Aufzählungsfeld_20_1_2c_5_20_zeilig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Aufzählungsfeld_20_1_2c_5_20_zeilig-outline3" style:display-name="Aufzählungsfeld 1,5 zeilig-outline3" style:family="presentation" style:parent-style-name="Aufzählungsfeld_20_1_2c_5_20_zeilig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Aufzählungsfeld_20_1_2c_5_20_zeilig-outline4" style:display-name="Aufzählungsfeld 1,5 zeilig-outline4" style:family="presentation" style:parent-style-name="Aufzählungsfeld_20_1_2c_5_20_zeilig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Aufzählungsfeld_20_1_2c_5_20_zeilig-outline5" style:display-name="Aufzählungsfeld 1,5 zeilig-outline5" style:family="presentation" style:parent-style-name="Aufzählungsfeld_20_1_2c_5_20_zeilig-outline4">
      <style:paragraph-properties fo:margin-top="0.1cm" fo:margin-bottom="0cm"/>
      <style:text-properties fo:font-size="20pt" style:font-size-asian="20pt" style:font-size-complex="20pt"/>
    </style:style>
    <style:style style:name="Aufzählungsfeld_20_1_2c_5_20_zeilig-outline6" style:display-name="Aufzählungsfeld 1,5 zeilig-outline6" style:family="presentation" style:parent-style-name="Aufzählungsfeld_20_1_2c_5_20_zeilig-outline5">
      <style:paragraph-properties fo:margin-top="0.1cm" fo:margin-bottom="0cm"/>
      <style:text-properties fo:font-size="20pt" style:font-size-asian="20pt" style:font-size-complex="20pt"/>
    </style:style>
    <style:style style:name="Aufzählungsfeld_20_1_2c_5_20_zeilig-outline7" style:display-name="Aufzählungsfeld 1,5 zeilig-outline7" style:family="presentation" style:parent-style-name="Aufzählungsfeld_20_1_2c_5_20_zeilig-outline6">
      <style:paragraph-properties fo:margin-top="0.1cm" fo:margin-bottom="0cm"/>
      <style:text-properties fo:font-size="20pt" style:font-size-asian="20pt" style:font-size-complex="20pt"/>
    </style:style>
    <style:style style:name="Aufzählungsfeld_20_1_2c_5_20_zeilig-outline8" style:display-name="Aufzählungsfeld 1,5 zeilig-outline8" style:family="presentation" style:parent-style-name="Aufzählungsfeld_20_1_2c_5_20_zeilig-outline7">
      <style:paragraph-properties fo:margin-top="0.1cm" fo:margin-bottom="0cm"/>
      <style:text-properties fo:font-size="20pt" style:font-size-asian="20pt" style:font-size-complex="20pt"/>
    </style:style>
    <style:style style:name="Aufzählungsfeld_20_1_2c_5_20_zeilig-outline9" style:display-name="Aufzählungsfeld 1,5 zeilig-outline9" style:family="presentation" style:parent-style-name="Aufzählungsfeld_20_1_2c_5_20_zeilig-outline8">
      <style:paragraph-properties fo:margin-top="0.1cm" fo:margin-bottom="0cm"/>
      <style:text-properties fo:font-size="20pt" style:font-size-asian="20pt" style:font-size-complex="20pt"/>
    </style:style>
    <style:style style:name="Aufzählungsfeld_20_1_2c_5_20_zeilig-subtitle" style:display-name="Aufzählungsfeld 1,5 zeilig-subtitle" style:family="presentation">
      <style:graphic-properties draw:stroke="none" draw:fill="none" draw:textarea-vertical-align="middle">
        <text:list-style style:name="Aufzählungsfeld_20_1_2c_5_20_zeilig-subtitle" style:display-name="Aufzählungsfeld 1,5 zeili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fzählungsfeld_20_1_2c_5_20_zeilig-title" style:display-name="Aufzählungsfeld 1,5 zeilig-title" style:family="presentation">
      <style:graphic-properties draw:stroke="none" draw:fill="none" draw:textarea-vertical-align="middle">
        <text:list-style style:name="Aufzählungsfeld_20_1_2c_5_20_zeilig-title" style:display-name="Aufzählungsfeld 1,5 zeili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fo:font-size="22pt" fo:letter-spacing="normal" fo:language="de" fo:country="DE" fo:font-style="normal" fo:text-shadow="none" style:text-underline-style="none" fo:font-weight="normal" style:letter-kerning="true" fo:background-color="transparent" style:font-name-asian="MS PGothic2" style:font-family-asian="'MS PGothic'" style:font-size-asian="22pt" style:font-style-asian="normal" style:font-weight-asian="normal" style:font-name-complex="Arial4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_31__5f_Kapitelfolie-background" style:display-name="1_Kapitelfolie-background" style:family="presentation">
      <style:graphic-properties draw:stroke="none" draw:fill="solid" draw:fill-color="#ffffff"/>
      <style:text-properties style:letter-kerning="true"/>
    </style:style>
    <style:style style:name="_31__5f_Kapitelfolie-backgroundobjects" style:display-name="1_Kap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Kapitelfolie-notes" style:display-name="1_Kap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Kapitelfolie-outline1" style:display-name="1_Kapitelfolie-outline1" style:family="presentation">
      <style:graphic-properties draw:stroke="none" draw:fill="none" draw:auto-grow-height="false" draw:fit-to-size="false" style:shrink-to-fit="true">
        <text:list-style style:name="_31__5f_Kapitelfolie-outline1" style:display-name="1_Kap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a5c66" loext:opacity="100%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S PGothic4" style:font-family-asian="'MS PGothic'" style:font-family-generic-asian="modern" style:font-pitch-asian="fixed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_5f_Kapitelfolie-outline2" style:display-name="1_Kapitelfolie-outline2" style:family="presentation" style:parent-style-name="_31__5f_Kap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1__5f_Kapitelfolie-outline3" style:display-name="1_Kapitelfolie-outline3" style:family="presentation" style:parent-style-name="_31__5f_Kap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1__5f_Kapitelfolie-outline4" style:display-name="1_Kapitelfolie-outline4" style:family="presentation" style:parent-style-name="_31__5f_Kap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1__5f_Kapitelfolie-outline5" style:display-name="1_Kapitelfolie-outline5" style:family="presentation" style:parent-style-name="_31__5f_Kapitelfolie-outline4">
      <style:paragraph-properties fo:margin-top="0.1cm" fo:margin-bottom="0cm"/>
      <style:text-properties fo:font-size="20pt" style:font-size-asian="20pt" style:font-size-complex="20pt"/>
    </style:style>
    <style:style style:name="_31__5f_Kapitelfolie-outline6" style:display-name="1_Kapitelfolie-outline6" style:family="presentation" style:parent-style-name="_31__5f_Kapitelfolie-outline5">
      <style:paragraph-properties fo:margin-top="0.1cm" fo:margin-bottom="0cm"/>
      <style:text-properties fo:font-size="20pt" style:font-size-asian="20pt" style:font-size-complex="20pt"/>
    </style:style>
    <style:style style:name="_31__5f_Kapitelfolie-outline7" style:display-name="1_Kapitelfolie-outline7" style:family="presentation" style:parent-style-name="_31__5f_Kapitelfolie-outline6">
      <style:paragraph-properties fo:margin-top="0.1cm" fo:margin-bottom="0cm"/>
      <style:text-properties fo:font-size="20pt" style:font-size-asian="20pt" style:font-size-complex="20pt"/>
    </style:style>
    <style:style style:name="_31__5f_Kapitelfolie-outline8" style:display-name="1_Kapitelfolie-outline8" style:family="presentation" style:parent-style-name="_31__5f_Kapitelfolie-outline7">
      <style:paragraph-properties fo:margin-top="0.1cm" fo:margin-bottom="0cm"/>
      <style:text-properties fo:font-size="20pt" style:font-size-asian="20pt" style:font-size-complex="20pt"/>
    </style:style>
    <style:style style:name="_31__5f_Kapitelfolie-outline9" style:display-name="1_Kapitelfolie-outline9" style:family="presentation" style:parent-style-name="_31__5f_Kapitelfolie-outline8">
      <style:paragraph-properties fo:margin-top="0.1cm" fo:margin-bottom="0cm"/>
      <style:text-properties fo:font-size="20pt" style:font-size-asian="20pt" style:font-size-complex="20pt"/>
    </style:style>
    <style:style style:name="_31__5f_Kapitelfolie-subtitle" style:display-name="1_Kapitelfolie-subtitle" style:family="presentation">
      <style:graphic-properties draw:stroke="none" draw:fill="none" draw:textarea-vertical-align="middle">
        <text:list-style style:name="_31__5f_Kapitelfolie-subtitle" style:display-name="1_Kap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Kapitelfolie-title" style:display-name="1_Kapitelfolie-title" style:family="presentation">
      <style:graphic-properties draw:stroke="none" draw:fill="none" draw:textarea-vertical-align="middle">
        <text:list-style style:name="_31__5f_Kapitelfolie-title" style:display-name="1_Kap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fo:font-size="22pt" fo:letter-spacing="normal" fo:language="de" fo:country="DE" fo:font-style="normal" fo:text-shadow="none" style:text-underline-style="none" fo:font-weight="normal" style:letter-kerning="true" fo:background-color="transparent" style:font-name-asian="MS PGothic2" style:font-family-asian="'MS PGothic'" style:font-size-asian="22pt" style:font-style-asian="normal" style:font-weight-asian="normal" style:font-name-complex="Arial4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_32__5f_Kapitelfolie-background" style:display-name="2_Kapitelfolie-background" style:family="presentation">
      <style:graphic-properties draw:stroke="none" draw:fill="solid" draw:fill-color="#ffffff"/>
      <style:text-properties style:letter-kerning="true"/>
    </style:style>
    <style:style style:name="_32__5f_Kapitelfolie-backgroundobjects" style:display-name="2_Kap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Kapitelfolie-notes" style:display-name="2_Kap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Kapitelfolie-outline1" style:display-name="2_Kapitelfolie-outline1" style:family="presentation">
      <style:graphic-properties draw:stroke="none" draw:fill="none" draw:auto-grow-height="false" draw:fit-to-size="false" style:shrink-to-fit="true">
        <text:list-style style:name="_32__5f_Kapitelfolie-outline1" style:display-name="2_Kap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a5c66" loext:opacity="100%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S PGothic4" style:font-family-asian="'MS PGothic'" style:font-family-generic-asian="modern" style:font-pitch-asian="fixed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2__5f_Kapitelfolie-outline2" style:display-name="2_Kapitelfolie-outline2" style:family="presentation" style:parent-style-name="_32__5f_Kap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2__5f_Kapitelfolie-outline3" style:display-name="2_Kapitelfolie-outline3" style:family="presentation" style:parent-style-name="_32__5f_Kap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2__5f_Kapitelfolie-outline4" style:display-name="2_Kapitelfolie-outline4" style:family="presentation" style:parent-style-name="_32__5f_Kap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2__5f_Kapitelfolie-outline5" style:display-name="2_Kapitelfolie-outline5" style:family="presentation" style:parent-style-name="_32__5f_Kapitelfolie-outline4">
      <style:paragraph-properties fo:margin-top="0.1cm" fo:margin-bottom="0cm"/>
      <style:text-properties fo:font-size="20pt" style:font-size-asian="20pt" style:font-size-complex="20pt"/>
    </style:style>
    <style:style style:name="_32__5f_Kapitelfolie-outline6" style:display-name="2_Kapitelfolie-outline6" style:family="presentation" style:parent-style-name="_32__5f_Kapitelfolie-outline5">
      <style:paragraph-properties fo:margin-top="0.1cm" fo:margin-bottom="0cm"/>
      <style:text-properties fo:font-size="20pt" style:font-size-asian="20pt" style:font-size-complex="20pt"/>
    </style:style>
    <style:style style:name="_32__5f_Kapitelfolie-outline7" style:display-name="2_Kapitelfolie-outline7" style:family="presentation" style:parent-style-name="_32__5f_Kapitelfolie-outline6">
      <style:paragraph-properties fo:margin-top="0.1cm" fo:margin-bottom="0cm"/>
      <style:text-properties fo:font-size="20pt" style:font-size-asian="20pt" style:font-size-complex="20pt"/>
    </style:style>
    <style:style style:name="_32__5f_Kapitelfolie-outline8" style:display-name="2_Kapitelfolie-outline8" style:family="presentation" style:parent-style-name="_32__5f_Kapitelfolie-outline7">
      <style:paragraph-properties fo:margin-top="0.1cm" fo:margin-bottom="0cm"/>
      <style:text-properties fo:font-size="20pt" style:font-size-asian="20pt" style:font-size-complex="20pt"/>
    </style:style>
    <style:style style:name="_32__5f_Kapitelfolie-outline9" style:display-name="2_Kapitelfolie-outline9" style:family="presentation" style:parent-style-name="_32__5f_Kapitelfolie-outline8">
      <style:paragraph-properties fo:margin-top="0.1cm" fo:margin-bottom="0cm"/>
      <style:text-properties fo:font-size="20pt" style:font-size-asian="20pt" style:font-size-complex="20pt"/>
    </style:style>
    <style:style style:name="_32__5f_Kapitelfolie-subtitle" style:display-name="2_Kapitelfolie-subtitle" style:family="presentation">
      <style:graphic-properties draw:stroke="none" draw:fill="none" draw:textarea-vertical-align="middle">
        <text:list-style style:name="_32__5f_Kapitelfolie-subtitle" style:display-name="2_Kap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Kapitelfolie-title" style:display-name="2_Kapitelfolie-title" style:family="presentation">
      <style:graphic-properties draw:stroke="none" draw:fill="none" draw:textarea-vertical-align="middle">
        <text:list-style style:name="_32__5f_Kapitelfolie-title" style:display-name="2_Kap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fo:font-size="22pt" fo:letter-spacing="normal" fo:language="de" fo:country="DE" fo:font-style="normal" fo:text-shadow="none" style:text-underline-style="none" fo:font-weight="normal" style:letter-kerning="true" fo:background-color="transparent" style:font-name-asian="MS PGothic2" style:font-family-asian="'MS PGothic'" style:font-size-asian="22pt" style:font-style-asian="normal" style:font-weight-asian="normal" style:font-name-complex="Arial4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_33__5f_Kapitelfolie-background" style:display-name="3_Kapitelfolie-background" style:family="presentation">
      <style:graphic-properties draw:stroke="none" draw:fill="solid" draw:fill-color="#ffffff"/>
      <style:text-properties style:letter-kerning="true"/>
    </style:style>
    <style:style style:name="_33__5f_Kapitelfolie-backgroundobjects" style:display-name="3_Kap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Kapitelfolie-notes" style:display-name="3_Kap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Kapitelfolie-outline1" style:display-name="3_Kapitelfolie-outline1" style:family="presentation">
      <style:graphic-properties draw:stroke="none" draw:fill="none" draw:auto-grow-height="false" draw:fit-to-size="false" style:shrink-to-fit="true">
        <text:list-style style:name="_33__5f_Kapitelfolie-outline1" style:display-name="3_Kap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a5c66" loext:opacity="100%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S PGothic4" style:font-family-asian="'MS PGothic'" style:font-family-generic-asian="modern" style:font-pitch-asian="fixed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3__5f_Kapitelfolie-outline2" style:display-name="3_Kapitelfolie-outline2" style:family="presentation" style:parent-style-name="_33__5f_Kap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3__5f_Kapitelfolie-outline3" style:display-name="3_Kapitelfolie-outline3" style:family="presentation" style:parent-style-name="_33__5f_Kap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3__5f_Kapitelfolie-outline4" style:display-name="3_Kapitelfolie-outline4" style:family="presentation" style:parent-style-name="_33__5f_Kap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3__5f_Kapitelfolie-outline5" style:display-name="3_Kapitelfolie-outline5" style:family="presentation" style:parent-style-name="_33__5f_Kapitelfolie-outline4">
      <style:paragraph-properties fo:margin-top="0.1cm" fo:margin-bottom="0cm"/>
      <style:text-properties fo:font-size="20pt" style:font-size-asian="20pt" style:font-size-complex="20pt"/>
    </style:style>
    <style:style style:name="_33__5f_Kapitelfolie-outline6" style:display-name="3_Kapitelfolie-outline6" style:family="presentation" style:parent-style-name="_33__5f_Kapitelfolie-outline5">
      <style:paragraph-properties fo:margin-top="0.1cm" fo:margin-bottom="0cm"/>
      <style:text-properties fo:font-size="20pt" style:font-size-asian="20pt" style:font-size-complex="20pt"/>
    </style:style>
    <style:style style:name="_33__5f_Kapitelfolie-outline7" style:display-name="3_Kapitelfolie-outline7" style:family="presentation" style:parent-style-name="_33__5f_Kapitelfolie-outline6">
      <style:paragraph-properties fo:margin-top="0.1cm" fo:margin-bottom="0cm"/>
      <style:text-properties fo:font-size="20pt" style:font-size-asian="20pt" style:font-size-complex="20pt"/>
    </style:style>
    <style:style style:name="_33__5f_Kapitelfolie-outline8" style:display-name="3_Kapitelfolie-outline8" style:family="presentation" style:parent-style-name="_33__5f_Kapitelfolie-outline7">
      <style:paragraph-properties fo:margin-top="0.1cm" fo:margin-bottom="0cm"/>
      <style:text-properties fo:font-size="20pt" style:font-size-asian="20pt" style:font-size-complex="20pt"/>
    </style:style>
    <style:style style:name="_33__5f_Kapitelfolie-outline9" style:display-name="3_Kapitelfolie-outline9" style:family="presentation" style:parent-style-name="_33__5f_Kapitelfolie-outline8">
      <style:paragraph-properties fo:margin-top="0.1cm" fo:margin-bottom="0cm"/>
      <style:text-properties fo:font-size="20pt" style:font-size-asian="20pt" style:font-size-complex="20pt"/>
    </style:style>
    <style:style style:name="_33__5f_Kapitelfolie-subtitle" style:display-name="3_Kapitelfolie-subtitle" style:family="presentation">
      <style:graphic-properties draw:stroke="none" draw:fill="none" draw:textarea-vertical-align="middle">
        <text:list-style style:name="_33__5f_Kapitelfolie-subtitle" style:display-name="3_Kap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Kapitelfolie-title" style:display-name="3_Kapitelfolie-title" style:family="presentation">
      <style:graphic-properties draw:stroke="none" draw:fill="none" draw:textarea-vertical-align="middle">
        <text:list-style style:name="_33__5f_Kapitelfolie-title" style:display-name="3_Kap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fo:font-size="22pt" fo:letter-spacing="normal" fo:language="de" fo:country="DE" fo:font-style="normal" fo:text-shadow="none" style:text-underline-style="none" fo:font-weight="normal" style:letter-kerning="true" fo:background-color="transparent" style:font-name-asian="MS PGothic2" style:font-family-asian="'MS PGothic'" style:font-size-asian="22pt" style:font-style-asian="normal" style:font-weight-asian="normal" style:font-name-complex="Arial4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false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a5c66" loext:opacity="100%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S PGothic4" style:font-family-asian="'MS PGothic'" style:font-family-generic-asian="modern" style:font-pitch-asian="fixed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fo:font-size="22pt" fo:letter-spacing="normal" fo:language="de" fo:country="DE" fo:font-style="normal" fo:text-shadow="none" style:text-underline-style="none" fo:font-weight="normal" style:letter-kerning="true" fo:background-color="transparent" style:font-name-asian="MS PGothic2" style:font-family-asian="'MS PGothic'" style:font-size-asian="22pt" style:font-style-asian="normal" style:font-weight-asian="normal" style:font-name-complex="Arial4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_31__5f_Aufzählungsfeld_2b_Bild-background" style:display-name="1_Aufzählungsfeld+Bild-background" style:family="presentation">
      <style:graphic-properties draw:stroke="none" draw:fill="solid" draw:fill-color="#ffffff"/>
      <style:text-properties style:letter-kerning="true"/>
    </style:style>
    <style:style style:name="_31__5f_Aufzählungsfeld_2b_Bild-backgroundobjects" style:display-name="1_Aufzählungsfeld+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Aufzählungsfeld_2b_Bild-notes" style:display-name="1_Aufzählungsfeld+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Aufzählungsfeld_2b_Bild-outline1" style:display-name="1_Aufzählungsfeld+Bild-outline1" style:family="presentation">
      <style:graphic-properties draw:stroke="none" draw:fill="none" draw:auto-grow-height="false" draw:fit-to-size="false" style:shrink-to-fit="true">
        <text:list-style style:name="_31__5f_Aufzählungsfeld_2b_Bild-outline1" style:display-name="1_Aufzählungsfeld+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a5c66" loext:opacity="100%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S PGothic4" style:font-family-asian="'MS PGothic'" style:font-family-generic-asian="modern" style:font-pitch-asian="fixed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_5f_Aufzählungsfeld_2b_Bild-outline2" style:display-name="1_Aufzählungsfeld+Bild-outline2" style:family="presentation" style:parent-style-name="_31__5f_Aufzählungsfeld_2b_Bil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1__5f_Aufzählungsfeld_2b_Bild-outline3" style:display-name="1_Aufzählungsfeld+Bild-outline3" style:family="presentation" style:parent-style-name="_31__5f_Aufzählungsfeld_2b_Bil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1__5f_Aufzählungsfeld_2b_Bild-outline4" style:display-name="1_Aufzählungsfeld+Bild-outline4" style:family="presentation" style:parent-style-name="_31__5f_Aufzählungsfeld_2b_Bil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1__5f_Aufzählungsfeld_2b_Bild-outline5" style:display-name="1_Aufzählungsfeld+Bild-outline5" style:family="presentation" style:parent-style-name="_31__5f_Aufzählungsfeld_2b_Bild-outline4">
      <style:paragraph-properties fo:margin-top="0.1cm" fo:margin-bottom="0cm"/>
      <style:text-properties fo:font-size="20pt" style:font-size-asian="20pt" style:font-size-complex="20pt"/>
    </style:style>
    <style:style style:name="_31__5f_Aufzählungsfeld_2b_Bild-outline6" style:display-name="1_Aufzählungsfeld+Bild-outline6" style:family="presentation" style:parent-style-name="_31__5f_Aufzählungsfeld_2b_Bild-outline5">
      <style:paragraph-properties fo:margin-top="0.1cm" fo:margin-bottom="0cm"/>
      <style:text-properties fo:font-size="20pt" style:font-size-asian="20pt" style:font-size-complex="20pt"/>
    </style:style>
    <style:style style:name="_31__5f_Aufzählungsfeld_2b_Bild-outline7" style:display-name="1_Aufzählungsfeld+Bild-outline7" style:family="presentation" style:parent-style-name="_31__5f_Aufzählungsfeld_2b_Bild-outline6">
      <style:paragraph-properties fo:margin-top="0.1cm" fo:margin-bottom="0cm"/>
      <style:text-properties fo:font-size="20pt" style:font-size-asian="20pt" style:font-size-complex="20pt"/>
    </style:style>
    <style:style style:name="_31__5f_Aufzählungsfeld_2b_Bild-outline8" style:display-name="1_Aufzählungsfeld+Bild-outline8" style:family="presentation" style:parent-style-name="_31__5f_Aufzählungsfeld_2b_Bild-outline7">
      <style:paragraph-properties fo:margin-top="0.1cm" fo:margin-bottom="0cm"/>
      <style:text-properties fo:font-size="20pt" style:font-size-asian="20pt" style:font-size-complex="20pt"/>
    </style:style>
    <style:style style:name="_31__5f_Aufzählungsfeld_2b_Bild-outline9" style:display-name="1_Aufzählungsfeld+Bild-outline9" style:family="presentation" style:parent-style-name="_31__5f_Aufzählungsfeld_2b_Bild-outline8">
      <style:paragraph-properties fo:margin-top="0.1cm" fo:margin-bottom="0cm"/>
      <style:text-properties fo:font-size="20pt" style:font-size-asian="20pt" style:font-size-complex="20pt"/>
    </style:style>
    <style:style style:name="_31__5f_Aufzählungsfeld_2b_Bild-subtitle" style:display-name="1_Aufzählungsfeld+Bild-subtitle" style:family="presentation">
      <style:graphic-properties draw:stroke="none" draw:fill="none" draw:textarea-vertical-align="middle">
        <text:list-style style:name="_31__5f_Aufzählungsfeld_2b_Bild-subtitle" style:display-name="1_Aufzählungsfeld+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Aufzählungsfeld_2b_Bild-title" style:display-name="1_Aufzählungsfeld+Bild-title" style:family="presentation">
      <style:graphic-properties draw:stroke="none" draw:fill="none" draw:textarea-vertical-align="middle">
        <text:list-style style:name="_31__5f_Aufzählungsfeld_2b_Bild-title" style:display-name="1_Aufzählungsfeld+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fo:font-size="22pt" fo:letter-spacing="normal" fo:language="de" fo:country="DE" fo:font-style="normal" fo:text-shadow="none" style:text-underline-style="none" fo:font-weight="normal" style:letter-kerning="true" fo:background-color="transparent" style:font-name-asian="MS PGothic2" style:font-family-asian="'MS PGothic'" style:font-size-asian="22pt" style:font-style-asian="normal" style:font-weight-asian="normal" style:font-name-complex="Arial4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extfeld_2b_Aufzählungsfeld_2b_Bild-background" style:display-name="Textfeld+Aufzählungsfeld+Bild-background" style:family="presentation">
      <style:graphic-properties draw:stroke="none" draw:fill="solid" draw:fill-color="#ffffff"/>
      <style:text-properties style:letter-kerning="true"/>
    </style:style>
    <style:style style:name="Textfeld_2b_Aufzählungsfeld_2b_Bild-backgroundobjects" style:display-name="Textfeld+Aufzählungsfeld+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feld_2b_Aufzählungsfeld_2b_Bild-notes" style:display-name="Textfeld+Aufzählungsfeld+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feld_2b_Aufzählungsfeld_2b_Bild-outline1" style:display-name="Textfeld+Aufzählungsfeld+Bild-outline1" style:family="presentation">
      <style:graphic-properties draw:stroke="none" draw:fill="none" draw:auto-grow-height="false" draw:fit-to-size="false" style:shrink-to-fit="true">
        <text:list-style style:name="Textfeld_2b_Aufzählungsfeld_2b_Bild-outline1" style:display-name="Textfeld+Aufzählungsfeld+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a5c66" loext:opacity="100%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S PGothic4" style:font-family-asian="'MS PGothic'" style:font-family-generic-asian="modern" style:font-pitch-asian="fixed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xtfeld_2b_Aufzählungsfeld_2b_Bild-outline2" style:display-name="Textfeld+Aufzählungsfeld+Bild-outline2" style:family="presentation" style:parent-style-name="Textfeld_2b_Aufzählungsfeld_2b_Bil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Textfeld_2b_Aufzählungsfeld_2b_Bild-outline3" style:display-name="Textfeld+Aufzählungsfeld+Bild-outline3" style:family="presentation" style:parent-style-name="Textfeld_2b_Aufzählungsfeld_2b_Bil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Textfeld_2b_Aufzählungsfeld_2b_Bild-outline4" style:display-name="Textfeld+Aufzählungsfeld+Bild-outline4" style:family="presentation" style:parent-style-name="Textfeld_2b_Aufzählungsfeld_2b_Bil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Textfeld_2b_Aufzählungsfeld_2b_Bild-outline5" style:display-name="Textfeld+Aufzählungsfeld+Bild-outline5" style:family="presentation" style:parent-style-name="Textfeld_2b_Aufzählungsfeld_2b_Bild-outline4">
      <style:paragraph-properties fo:margin-top="0.1cm" fo:margin-bottom="0cm"/>
      <style:text-properties fo:font-size="20pt" style:font-size-asian="20pt" style:font-size-complex="20pt"/>
    </style:style>
    <style:style style:name="Textfeld_2b_Aufzählungsfeld_2b_Bild-outline6" style:display-name="Textfeld+Aufzählungsfeld+Bild-outline6" style:family="presentation" style:parent-style-name="Textfeld_2b_Aufzählungsfeld_2b_Bild-outline5">
      <style:paragraph-properties fo:margin-top="0.1cm" fo:margin-bottom="0cm"/>
      <style:text-properties fo:font-size="20pt" style:font-size-asian="20pt" style:font-size-complex="20pt"/>
    </style:style>
    <style:style style:name="Textfeld_2b_Aufzählungsfeld_2b_Bild-outline7" style:display-name="Textfeld+Aufzählungsfeld+Bild-outline7" style:family="presentation" style:parent-style-name="Textfeld_2b_Aufzählungsfeld_2b_Bild-outline6">
      <style:paragraph-properties fo:margin-top="0.1cm" fo:margin-bottom="0cm"/>
      <style:text-properties fo:font-size="20pt" style:font-size-asian="20pt" style:font-size-complex="20pt"/>
    </style:style>
    <style:style style:name="Textfeld_2b_Aufzählungsfeld_2b_Bild-outline8" style:display-name="Textfeld+Aufzählungsfeld+Bild-outline8" style:family="presentation" style:parent-style-name="Textfeld_2b_Aufzählungsfeld_2b_Bild-outline7">
      <style:paragraph-properties fo:margin-top="0.1cm" fo:margin-bottom="0cm"/>
      <style:text-properties fo:font-size="20pt" style:font-size-asian="20pt" style:font-size-complex="20pt"/>
    </style:style>
    <style:style style:name="Textfeld_2b_Aufzählungsfeld_2b_Bild-outline9" style:display-name="Textfeld+Aufzählungsfeld+Bild-outline9" style:family="presentation" style:parent-style-name="Textfeld_2b_Aufzählungsfeld_2b_Bild-outline8">
      <style:paragraph-properties fo:margin-top="0.1cm" fo:margin-bottom="0cm"/>
      <style:text-properties fo:font-size="20pt" style:font-size-asian="20pt" style:font-size-complex="20pt"/>
    </style:style>
    <style:style style:name="Textfeld_2b_Aufzählungsfeld_2b_Bild-subtitle" style:display-name="Textfeld+Aufzählungsfeld+Bild-subtitle" style:family="presentation">
      <style:graphic-properties draw:stroke="none" draw:fill="none" draw:textarea-vertical-align="middle">
        <text:list-style style:name="Textfeld_2b_Aufzählungsfeld_2b_Bild-subtitle" style:display-name="Textfeld+Aufzählungsfeld+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feld_2b_Aufzählungsfeld_2b_Bild-title" style:display-name="Textfeld+Aufzählungsfeld+Bild-title" style:family="presentation">
      <style:graphic-properties draw:stroke="none" draw:fill="none" draw:textarea-vertical-align="middle">
        <text:list-style style:name="Textfeld_2b_Aufzählungsfeld_2b_Bild-title" style:display-name="Textfeld+Aufzählungsfeld+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fo:font-size="22pt" fo:letter-spacing="normal" fo:language="de" fo:country="DE" fo:font-style="normal" fo:text-shadow="none" style:text-underline-style="none" fo:font-weight="normal" style:letter-kerning="true" fo:background-color="transparent" style:font-name-asian="MS PGothic2" style:font-family-asian="'MS PGothic'" style:font-size-asian="22pt" style:font-style-asian="normal" style:font-weight-asian="normal" style:font-name-complex="Arial4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extfolie_5f_-background" style:display-name="Textfolie_-background" style:family="presentation">
      <style:graphic-properties draw:stroke="none" draw:fill="solid" draw:fill-color="#ffffff"/>
      <style:text-properties style:letter-kerning="true"/>
    </style:style>
    <style:style style:name="Textfolie_5f_-backgroundobjects" style:display-name="Textfoli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folie_5f_-notes" style:display-name="Textfoli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folie_5f_-outline1" style:display-name="Textfolie_-outline1" style:family="presentation">
      <style:graphic-properties draw:stroke="none" draw:fill="none" draw:auto-grow-height="false" draw:fit-to-size="false" style:shrink-to-fit="true">
        <text:list-style style:name="Textfolie_5f_-outline1" style:display-name="Textfoli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a5c66" loext:opacity="100%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S PGothic4" style:font-family-asian="'MS PGothic'" style:font-family-generic-asian="modern" style:font-pitch-asian="fixed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xtfolie_5f_-outline2" style:display-name="Textfolie_-outline2" style:family="presentation" style:parent-style-name="Textfolie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Textfolie_5f_-outline3" style:display-name="Textfolie_-outline3" style:family="presentation" style:parent-style-name="Textfolie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Textfolie_5f_-outline4" style:display-name="Textfolie_-outline4" style:family="presentation" style:parent-style-name="Textfolie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Textfolie_5f_-outline5" style:display-name="Textfolie_-outline5" style:family="presentation" style:parent-style-name="Textfolie_5f_-outline4">
      <style:paragraph-properties fo:margin-top="0.1cm" fo:margin-bottom="0cm"/>
      <style:text-properties fo:font-size="20pt" style:font-size-asian="20pt" style:font-size-complex="20pt"/>
    </style:style>
    <style:style style:name="Textfolie_5f_-outline6" style:display-name="Textfolie_-outline6" style:family="presentation" style:parent-style-name="Textfolie_5f_-outline5">
      <style:paragraph-properties fo:margin-top="0.1cm" fo:margin-bottom="0cm"/>
      <style:text-properties fo:font-size="20pt" style:font-size-asian="20pt" style:font-size-complex="20pt"/>
    </style:style>
    <style:style style:name="Textfolie_5f_-outline7" style:display-name="Textfolie_-outline7" style:family="presentation" style:parent-style-name="Textfolie_5f_-outline6">
      <style:paragraph-properties fo:margin-top="0.1cm" fo:margin-bottom="0cm"/>
      <style:text-properties fo:font-size="20pt" style:font-size-asian="20pt" style:font-size-complex="20pt"/>
    </style:style>
    <style:style style:name="Textfolie_5f_-outline8" style:display-name="Textfolie_-outline8" style:family="presentation" style:parent-style-name="Textfolie_5f_-outline7">
      <style:paragraph-properties fo:margin-top="0.1cm" fo:margin-bottom="0cm"/>
      <style:text-properties fo:font-size="20pt" style:font-size-asian="20pt" style:font-size-complex="20pt"/>
    </style:style>
    <style:style style:name="Textfolie_5f_-outline9" style:display-name="Textfolie_-outline9" style:family="presentation" style:parent-style-name="Textfolie_5f_-outline8">
      <style:paragraph-properties fo:margin-top="0.1cm" fo:margin-bottom="0cm"/>
      <style:text-properties fo:font-size="20pt" style:font-size-asian="20pt" style:font-size-complex="20pt"/>
    </style:style>
    <style:style style:name="Textfolie_5f_-subtitle" style:display-name="Textfolie_-subtitle" style:family="presentation">
      <style:graphic-properties draw:stroke="none" draw:fill="none" draw:textarea-vertical-align="middle">
        <text:list-style style:name="Textfolie_5f_-subtitle" style:display-name="Textfoli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folie_5f_-title" style:display-name="Textfolie_-title" style:family="presentation">
      <style:graphic-properties draw:stroke="none" draw:fill="none" draw:textarea-vertical-align="middle">
        <text:list-style style:name="Textfolie_5f_-title" style:display-name="Textfoli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fo:font-size="22pt" fo:letter-spacing="normal" fo:language="de" fo:country="DE" fo:font-style="normal" fo:text-shadow="none" style:text-underline-style="none" fo:font-weight="normal" style:letter-kerning="true" fo:background-color="transparent" style:font-name-asian="MS PGothic2" style:font-family-asian="'MS PGothic'" style:font-size-asian="22pt" style:font-style-asian="normal" style:font-weight-asian="normal" style:font-name-complex="Arial4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4a5c6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4.584cm" fo:min-width="7.499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.018cm" draw:stroke-linejoin="miter" draw:fill="solid" draw:fill-color="#80ba2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.026cm" svg:stroke-linecap="butt" draw:fill="solid" draw:fill-color="#dfe5e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cm" fo:padding-right="0.25cm" fo:wrap-option="wrap"/>
    </style:style>
    <style:style style:name="Mgr10" style:family="graphic" style:parent-style-name="standard">
      <style:graphic-properties draw:stroke="solid" svg:stroke-width="0.018cm" svg:stroke-color="#4a5c66" draw:stroke-linejoin="miter" draw:fill="solid" draw:fill-color="#4a5c6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solid" svg:stroke-width="0.018cm" svg:stroke-color="#80ba24" draw:stroke-linejoin="miter" draw:fill="solid" draw:fill-color="#80ba2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solid" svg:stroke-width="0.018cm" svg:stroke-color="#4a5c66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13" style:family="graphic" style:parent-style-name="standard">
      <style:graphic-properties draw:stroke="none" svg:stroke-width="0cm" draw:fill="solid" draw:fill-color="#4a5c66" draw:textarea-vertical-align="middle" draw:auto-grow-height="false" draw:fit-to-size="false" style:shrink-to-fit="false" fo:min-height="0.751cm" fo:min-width="24.891cm" fo:padding-top="0.125cm" fo:padding-bottom="0.125cm" fo:padding-left="0.25cm" fo:padding-right="0.25cm" fo:wrap-option="no-wrap"/>
    </style:style>
    <style:style style:name="Mpr1" style:family="presentation" style:parent-style-name="_32__5f_THM-Titelfolie-outline1">
      <style:graphic-properties draw:stroke="none" svg:stroke-width="0cm" draw:fill="none" draw:textarea-vertical-align="bottom" draw:auto-grow-height="false" draw:fit-to-size="false" style:shrink-to-fit="false" fo:min-height="11.049cm" fo:padding-top="0.127cm" fo:padding-bottom="0.127cm" fo:padding-left="0cm" fo:padding-right="0.254cm" fo:wrap-option="wrap"/>
      <style:paragraph-properties style:writing-mode="lr-tb"/>
    </style:style>
    <style:style style:name="Mpr2" style:family="presentation" style:parent-style-name="_32__5f_THM-Titelfoli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_32__5f_THM-Titelfoli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Kapitelfolie_20_mit_20_Bilder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Mpr5" style:family="presentation" style:parent-style-name="Kapitelfolie_20_mit_20_Bild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Kapitelfolie_20_mit_20_Bilde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Kapitelfolie_20_mit_20_Bilde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Text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extfolie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Mpr10" style:family="presentation" style:parent-style-name="Textfoli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.254cm" fo:wrap-option="wrap"/>
      <style:paragraph-properties style:writing-mode="lr-tb"/>
    </style:style>
    <style:style style:name="Mpr11" style:family="presentation" style:parent-style-name="Textfoli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Textfoli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_31__5f_Text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_31__5f_Textfolie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Mpr15" style:family="presentation" style:parent-style-name="_31__5f_Textfoli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.254cm" fo:wrap-option="wrap"/>
      <style:paragraph-properties style:writing-mode="lr-tb"/>
    </style:style>
    <style:style style:name="Mpr16" style:family="presentation" style:parent-style-name="_31__5f_Textfoli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cm" fo:padding-right="0.25cm" fo:wrap-option="wrap"/>
      <style:paragraph-properties style:writing-mode="lr-tb"/>
    </style:style>
    <style:style style:name="Mpr17" style:family="presentation" style:parent-style-name="_31__5f_Textfoli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_31__5f_Textfoli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_31__5f_Textfeld_2b_Aufzählung_20_im_20_Bloc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_31__5f_Textfeld_2b_Aufzählung_20_im_20_Block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Mpr21" style:family="presentation" style:parent-style-name="_31__5f_Textfeld_2b_Aufzählung_20_im_20_Block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.25cm" fo:wrap-option="wrap"/>
      <style:paragraph-properties style:writing-mode="lr-tb"/>
    </style:style>
    <style:style style:name="Mpr22" style:family="presentation" style:parent-style-name="_31__5f_Textfeld_2b_Aufzählung_20_im_20_Bloc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3" style:family="presentation" style:parent-style-name="_31__5f_Textfeld_2b_Aufzählung_20_im_20_Bloc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4" style:family="presentation" style:parent-style-name="_32__5f_Textfeld_2b_Aufzählung_20_im_20_Bloc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_32__5f_Textfeld_2b_Aufzählung_20_im_20_Block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Mpr26" style:family="presentation" style:parent-style-name="_32__5f_Textfeld_2b_Aufzählung_20_im_20_Block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.25cm" fo:wrap-option="wrap"/>
      <style:paragraph-properties style:writing-mode="lr-tb"/>
    </style:style>
    <style:style style:name="Mpr27" style:family="presentation" style:parent-style-name="_32__5f_Textfeld_2b_Aufzählung_20_im_20_Bloc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8" style:family="presentation" style:parent-style-name="_32__5f_Textfeld_2b_Aufzählung_20_im_20_Bloc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9" style:family="presentation" style:parent-style-name="Aufzählungsfeld_20_1_2c_5_20_zeilig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.254cm" fo:wrap-option="wrap"/>
      <style:paragraph-properties style:writing-mode="lr-tb"/>
    </style:style>
    <style:style style:name="Mpr30" style:family="presentation" style:parent-style-name="Aufzählungsfeld_20_1_2c_5_20_zeilig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Mpr31" style:family="presentation" style:parent-style-name="Aufzählungsfeld_20_1_2c_5_20_zeilig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Aufzählungsfeld_20_1_2c_5_20_zeilig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3" style:family="presentation" style:parent-style-name="Aufzählungsfeld_20_1_2c_5_20_zeilig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4" style:family="presentation" style:parent-style-name="_31__5f_Kapitelfolie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Mpr35" style:family="presentation" style:parent-style-name="_31__5f_Kap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_31__5f_Kapitelfoli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.254cm" fo:wrap-option="wrap"/>
      <style:paragraph-properties style:writing-mode="lr-tb"/>
    </style:style>
    <style:style style:name="Mpr37" style:family="presentation" style:parent-style-name="_31__5f_Kapitelfoli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8" style:family="presentation" style:parent-style-name="_31__5f_Kapitelfoli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9" style:family="presentation" style:parent-style-name="_32__5f_Kapitelfolie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Mpr40" style:family="presentation" style:parent-style-name="_32__5f_Kap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_32__5f_Kapitelfoli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.254cm" fo:wrap-option="wrap"/>
      <style:paragraph-properties style:writing-mode="lr-tb"/>
    </style:style>
    <style:style style:name="Mpr42" style:family="presentation" style:parent-style-name="_32__5f_Kapitelfoli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3" style:family="presentation" style:parent-style-name="_32__5f_Kapitelfoli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4" style:family="presentation" style:parent-style-name="_33__5f_Kapitelfolie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Mpr45" style:family="presentation" style:parent-style-name="_33__5f_Kap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_33__5f_Kapitelfoli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.254cm" fo:wrap-option="wrap"/>
      <style:paragraph-properties style:writing-mode="lr-tb"/>
    </style:style>
    <style:style style:name="Mpr47" style:family="presentation" style:parent-style-name="_33__5f_Kapitelfoli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8" style:family="presentation" style:parent-style-name="_33__5f_Kapitelfoli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9" style:family="presentation" style:parent-style-name="Zwei_20_Inhalte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Mpr50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.254cm" fo:wrap-option="wrap"/>
      <style:paragraph-properties style:writing-mode="lr-tb"/>
    </style:style>
    <style:style style:name="Mpr51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Zwei_20_Inhalt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3" style:family="presentation" style:parent-style-name="Zwei_20_Inhalt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4" style:family="presentation" style:parent-style-name="_31__5f_Aufzählungsfeld_2b_Bild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.254cm" fo:wrap-option="wrap"/>
      <style:paragraph-properties style:writing-mode="lr-tb"/>
    </style:style>
    <style:style style:name="Mpr55" style:family="presentation" style:parent-style-name="_31__5f_Aufzählungsfeld_2b_Bild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Mpr56" style:family="presentation" style:parent-style-name="_31__5f_Aufzählungsfeld_2b_Bild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_31__5f_Aufzählungsfeld_2b_Bil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8" style:family="presentation" style:parent-style-name="_31__5f_Aufzählungsfeld_2b_Bil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9" style:family="presentation" style:parent-style-name="Textfeld_2b_Aufzählungsfeld_2b_Bild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.254cm" fo:wrap-option="wrap"/>
      <style:paragraph-properties style:writing-mode="lr-tb"/>
    </style:style>
    <style:style style:name="Mpr60" style:family="presentation" style:parent-style-name="Textfeld_2b_Aufzählungsfeld_2b_Bild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Mpr61" style:family="presentation" style:parent-style-name="Textfeld_2b_Aufzählungsfeld_2b_Bild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Textfeld_2b_Aufzählungsfeld_2b_Bil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3" style:family="presentation" style:parent-style-name="Textfeld_2b_Aufzählungsfeld_2b_Bil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4" style:family="presentation" style:parent-style-name="Textfoli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Textfolie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Mpr66" style:family="presentation" style:parent-style-name="Textfolie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.254cm" fo:wrap-option="wrap"/>
      <style:paragraph-properties style:writing-mode="lr-tb"/>
    </style:style>
    <style:style style:name="Mpr67" style:family="presentation" style:parent-style-name="Textfolie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8" style:family="presentation" style:parent-style-name="Textfolie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4a5c66"/>
      <style:paragraph-properties fo:text-align="center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font-size="18pt"/>
    </style:style>
    <style:style style:name="MP7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MP8" style:family="paragraph">
      <loext:graphic-properties draw:fill="none"/>
      <style:paragraph-properties fo:text-align="center"/>
      <style:text-properties fo:font-size="18pt"/>
    </style:style>
    <style:style style:name="MP9" style:family="paragraph">
      <loext:graphic-properties draw:fill="solid" draw:fill-color="#ffffff"/>
      <style:paragraph-properties fo:text-align="center" style:font-independent-line-spacing="true"/>
      <style:text-properties fo:font-size="24pt"/>
    </style:style>
    <style:style style:name="MP10" style:family="paragraph">
      <style:paragraph-properties fo:margin-left="0cm" fo:margin-right="0cm" fo:margin-top="0.155cm" fo:margin-bottom="0cm" fo:line-height="15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1" style:family="paragraph">
      <loext:graphic-properties draw:fill="none"/>
      <style:paragraph-properties fo:text-align="center" style:writing-mode="lr-tb" style:font-independent-line-spacing="true"/>
      <style:text-properties fo:font-size="22pt"/>
    </style:style>
    <style:style style:name="MP12" style:family="paragraph">
      <style:paragraph-properties fo:margin-top="0cm" fo:margin-bottom="0cm" fo:line-height="100%" fo:text-align="start" style:punctuation-wrap="hanging" style:writing-mode="lr-tb"/>
    </style:style>
    <style:style style:name="MP13" style:family="paragraph">
      <style:paragraph-properties fo:margin-top="0cm" fo:margin-bottom="0cm" fo:line-height="100%" fo:text-align="end" style:punctuation-wrap="hanging" style:writing-mode="lr-tb"/>
      <style:text-properties fo:font-size="11pt" style:font-size-asian="14pt" style:font-size-complex="14pt"/>
    </style:style>
    <style:style style:name="MP14" style:family="paragraph">
      <loext:graphic-properties draw:fill="none" draw:fill-color="#ffffff"/>
      <style:paragraph-properties fo:text-align="center" style:writing-mode="lr-tb" style:font-independent-line-spacing="true"/>
      <style:text-properties fo:font-size="11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/>
    </style:style>
    <style:style style:name="MP16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7" style:family="paragraph">
      <loext:graphic-properties draw:fill="solid" draw:fill-color="#80ba24"/>
      <style:paragraph-properties fo:text-align="center" style:font-independent-line-spacing="true"/>
      <style:text-properties fo:font-size="24pt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9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MP20" style:family="paragraph">
      <loext:graphic-properties draw:fill="solid" draw:fill-color="#dfe5e6"/>
      <style:paragraph-properties fo:text-align="center" style:font-independent-line-spacing="true"/>
      <style:text-properties fo:font-size="18pt"/>
    </style:style>
    <style:style style:name="MP21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MP22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23" style:family="paragraph">
      <style:paragraph-properties fo:margin-left="0cm" fo:margin-right="0cm" fo:margin-top="0.141cm" fo:margin-bottom="0cm" fo:line-height="1.446cm" fo:text-align="start" fo:text-indent="0cm" style:punctuation-wrap="hanging" style:writing-mode="lr-tb"/>
    </style:style>
    <style:style style:name="MP24" style:family="paragraph">
      <style:paragraph-properties fo:margin-left="0cm" fo:margin-right="0cm" fo:text-indent="0cm"/>
    </style:style>
    <style:style style:name="MP25" style:family="paragraph">
      <loext:graphic-properties draw:fill="none"/>
      <style:paragraph-properties fo:text-align="center" style:writing-mode="lr-tb" style:font-independent-line-spacing="true"/>
      <style:text-properties fo:font-size="20pt"/>
    </style:style>
    <style:style style:name="MP26" style:family="paragraph">
      <style:paragraph-properties fo:margin-left="0.741cm" fo:margin-right="0cm" fo:margin-top="0.099cm" fo:margin-bottom="0cm" fo:line-height="100%" fo:text-align="start" fo:text-indent="-0.7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7" style:family="paragraph">
      <loext:graphic-properties draw:fill="none"/>
      <style:paragraph-properties fo:text-align="center" style:writing-mode="lr-tb" style:font-independent-line-spacing="true"/>
      <style:text-properties fo:font-size="14pt"/>
    </style:style>
    <style:style style:name="MP28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MP2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/>
    </style:style>
    <style:style style:name="MP30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1pt" fo:letter-spacing="normal" fo:language="de" fo:country="DE" fo:font-style="normal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MT3" style:family="text">
      <style:text-properties fo:font-variant="normal" fo:text-transform="none" fo:color="#4a5c66" loext:opacity="100%" style:text-line-through-style="none" style:text-line-through-type="none" style:text-position="0% 100%" style:font-name="Arial4" fo:font-size="22pt" fo:letter-spacing="normal" fo:language="de" fo:country="DE" fo:font-style="normal" style:text-underline-style="none" fo:font-weight="bold" style:font-name-asian="MS PGothic4" style:font-size-asian="22pt" style:font-style-asian="normal" style:font-weight-asian="bold" style:font-name-complex="Arial4" style:font-size-complex="22pt" style:font-style-complex="normal" style:font-weight-complex="bold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1pt" fo:letter-spacing="normal" fo:language="de" fo:country="DE" fo:font-style="normal" style:text-underline-style="none" fo:font-weight="normal" style:font-name-asian="MS PGothic2" style:font-size-asian="11pt" style:font-style-asian="normal" style:font-weight-asian="normal" style:font-size-complex="11pt" style:font-style-complex="normal" style:font-weight-complex="normal"/>
    </style:style>
    <style:style style:name="MT5" style:family="text">
      <style:text-properties fo:font-variant="normal" fo:text-transform="none" fo:color="#4a5c66" loext:opacity="100%" style:text-line-through-style="none" style:text-line-through-type="none" style:text-position="0% 100%" style:font-name="Arial4" fo:font-size="18pt" fo:letter-spacing="normal" fo:language="de" fo:country="DE" fo:font-style="normal" style:text-underline-style="none" fo:font-weight="normal" style:font-name-asian="MS PGothic4" style:font-size-asian="18pt" style:font-style-asian="normal" style:font-weight-asian="normal" style:font-name-complex="Arial4" style:font-size-complex="18pt" style:font-style-complex="normal" style:font-weight-complex="normal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Arial4" fo:font-size="24pt" fo:letter-spacing="normal" fo:language="de" fo:country="DE" fo:font-style="normal" style:text-underline-style="none" fo:font-weight="bold" style:font-name-asian="MS PGothic4" style:font-size-asian="24pt" style:font-style-asian="normal" style:font-weight-asian="bold" style:font-name-complex="Arial4" style:font-size-complex="24pt" style:font-style-complex="normal" style:font-weight-complex="bold"/>
    </style:style>
    <style:style style:name="MT7" style:family="text">
      <style:text-properties fo:font-variant="normal" fo:text-transform="none" fo:color="#4a5c66" loext:opacity="100%" style:text-line-through-style="none" style:text-line-through-type="none" style:text-position="0% 100%" style:font-name="Arial4" fo:font-size="20pt" fo:letter-spacing="normal" fo:language="de" fo:country="DE" fo:font-style="normal" style:text-underline-style="none" fo:font-weight="normal" style:font-name-asian="MS PGothic4" style:font-size-asian="20pt" style:font-style-asian="normal" style:font-weight-asian="normal" style:font-name-complex="Arial4" style:font-size-complex="20pt" style:font-style-complex="normal" style:font-weight-complex="normal"/>
    </style:style>
    <style:style style:name="MT8" style:family="text">
      <style:text-properties fo:font-variant="normal" fo:text-transform="none" fo:color="#4a5c66" loext:opacity="100%" style:text-line-through-style="none" style:text-line-through-type="none" style:text-position="0% 100%" style:font-name="Arial2" fo:font-size="18pt" fo:letter-spacing="normal" fo:language="de" fo:country="DE" fo:font-style="normal" style:text-underline-style="none" fo:font-weight="normal" style:font-name-asian="MS PGothic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Arial4" fo:font-size="14pt" fo:letter-spacing="normal" fo:language="de" fo:country="DE" fo:font-style="normal" style:text-underline-style="none" fo:font-weight="normal" style:font-name-asian="MS PGothic4" style:font-size-asian="14pt" style:font-style-asian="normal" style:font-weight-asian="normal" style:font-name-complex="Arial4" style:font-size-complex="14pt" style:font-style-complex="normal" style:font-weight-complex="normal"/>
    </style:style>
    <style:style style:name="MT10" style:family="text">
      <style:text-properties fo:font-variant="normal" fo:text-transform="none" fo:color="#4a5c66" loext:opacity="100%" style:text-line-through-style="none" style:text-line-through-type="none" style:text-position="0% 100%" style:font-name="Arial4" fo:font-size="18pt" fo:letter-spacing="normal" fo:language="de" fo:country="DE" fo:font-style="normal" style:text-underline-style="none" fo:font-weight="normal" style:font-name-asian="Arial2" style:font-size-asian="18pt" style:font-style-asian="normal" style:font-weight-asian="normal" style:font-name-complex="Arial4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74cm"/>
        <style:text-properties fo:font-family="Wingdings" style:font-charset="x-symbol" fo:color="#80ba24" fo:font-size="10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74cm"/>
        <style:text-properties fo:font-family="Wingdings" style:font-charset="x-symbol" fo:color="#80ba24" fo:font-size="106%"/>
      </text:list-level-style-bullet>
      <text:list-level-style-bullet text:level="2" text:bullet-char="">
        <style:list-level-properties text:space-before="0.742cm" text:min-label-width="0.766cm"/>
        <style:text-properties fo:font-family="Wingdings" style:font-charset="x-symbol" fo:color="#80ba24" fo:font-size="9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74cm"/>
        <style:text-properties fo:font-family="Wingdings" style:font-charset="x-symbol" fo:color="#80ba24" fo:font-size="106%"/>
      </text:list-level-style-bullet>
      <text:list-level-style-bullet text:level="2" text:bullet-char="">
        <style:list-level-properties text:space-before="0.742cm" text:min-label-width="0.766cm"/>
        <style:text-properties fo:font-family="Wingdings" style:font-charset="x-symbol" fo:color="#80ba24" fo:font-size="90%"/>
      </text:list-level-style-bullet>
      <text:list-level-style-bullet text:level="3" text:bullet-char="">
        <style:list-level-properties text:space-before="1.509cm" text:min-label-width="0.74cm"/>
        <style:text-properties fo:font-family="Wingdings" style:font-charset="x-symbol" fo:color="#80ba24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74cm"/>
        <style:text-properties fo:font-family="Wingdings" style:font-charset="x-symbol" fo:color="#80ba24" fo:font-size="106%"/>
      </text:list-level-style-bullet>
      <text:list-level-style-bullet text:level="2" text:bullet-char="">
        <style:list-level-properties text:space-before="0.742cm" text:min-label-width="0.766cm"/>
        <style:text-properties fo:font-family="Wingdings" style:font-charset="x-symbol" fo:color="#80ba24" fo:font-size="90%"/>
      </text:list-level-style-bullet>
      <text:list-level-style-bullet text:level="3" text:bullet-char="">
        <style:list-level-properties text:space-before="1.509cm" text:min-label-width="0.74cm"/>
        <style:text-properties fo:font-family="Wingdings" style:font-charset="x-symbol" fo:color="#80ba24" fo:font-size="80%"/>
      </text:list-level-style-bullet>
      <text:list-level-style-bullet text:level="4" text:bullet-char="">
        <style:list-level-properties text:space-before="2.25cm" text:min-label-width="0.74cm"/>
        <style:text-properties fo:font-family="Wingdings" style:font-charset="x-symbol" fo:color="#80ba24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74cm"/>
        <style:text-properties fo:font-family="Wingdings" style:font-charset="x-symbol" fo:color="#80ba24" fo:font-size="106%"/>
      </text:list-level-style-bullet>
      <text:list-level-style-bullet text:level="2" text:bullet-char="">
        <style:list-level-properties text:space-before="0.742cm" text:min-label-width="0.766cm"/>
        <style:text-properties fo:font-family="Wingdings" style:font-charset="x-symbol" fo:color="#80ba24" fo:font-size="90%"/>
      </text:list-level-style-bullet>
      <text:list-level-style-bullet text:level="3" text:bullet-char="">
        <style:list-level-properties text:space-before="1.509cm" text:min-label-width="0.74cm"/>
        <style:text-properties fo:font-family="Wingdings" style:font-charset="x-symbol" fo:color="#80ba24" fo:font-size="80%"/>
      </text:list-level-style-bullet>
      <text:list-level-style-bullet text:level="4" text:bullet-char="">
        <style:list-level-properties text:space-before="2.25cm" text:min-label-width="0.74cm"/>
        <style:text-properties fo:font-family="Wingdings" style:font-charset="x-symbol" fo:color="#80ba24" fo:font-size="80%"/>
      </text:list-level-style-bullet>
      <text:list-level-style-bullet text:level="5" text:bullet-char="">
        <style:list-level-properties text:space-before="2.991cm" text:min-label-width="0.74cm"/>
        <style:text-properties fo:font-family="Wingdings" style:font-charset="x-symbol" fo:color="#80ba24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2__5f_THM-Titelfolie" style:display-name="2_THM-Titelfolie" style:page-layout-name="PM1" draw:style-name="Mdp1">
      <office:forms form:automatic-focus="false" form:apply-design-mode="false"/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6"><text:span text:style-name="MT2">Name des <text:s/>Referent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38F8A1BAE4B25D57.png" xlink:type="simple" xlink:show="embed" xlink:actuate="onLoad" draw:mime-type="image/png">
          <text:p/>
        </draw:image>
      </draw:frame>
      <draw:frame draw:name="Picture 2" draw:style-name="Mgr5" draw:text-style-name="MP8" draw:layer="backgroundobjects" svg:width="11.552cm" svg:height="1.489cm" svg:x="0.9cm" svg:y="1cm">
        <draw:image xlink:href="Pictures/1000020100000559000000B1BE7519BF0C39CF3B.png" xlink:type="simple" xlink:show="embed" xlink:actuate="onLoad" draw:mime-type="image/png">
          <text:p/>
        </draw:image>
      </draw:frame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6"><text:span text:style-name="MT2">Niklas Deworetzk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5cm">
        <draw:image xlink:href="Pictures/10000201000001D90000002A38F8A1BAE4B25D57.png" xlink:type="simple" xlink:show="embed" xlink:actuate="onLoad" draw:mime-type="image/png">
          <text:p/>
        </draw:image>
      </draw:frame>
      <draw:frame draw:name="Bild 9" draw:style-name="Mgr5" draw:text-style-name="MP8" draw:layer="backgroundobjects" svg:width="25.399cm" svg:height="14.401cm" svg:x="0.018cm" svg:y="3.5cm">
        <draw:image xlink:href="Pictures/1000000000000898000004DF63B1C40909A636AD.jpg" xlink:type="simple" xlink:show="embed" xlink:actuate="onLoad" draw:mime-type="image/jpeg">
          <text:p/>
        </draw:image>
        <svg:desc>StudisTHM.jpg</svg:desc>
      </draw:frame>
      <draw:custom-shape draw:name="Rectangle 6" draw:style-name="Mgr6" draw:text-style-name="MP9" draw:layer="backgroundobjects" svg:width="7.998cm" svg:height="4.833cm" svg:x="16.4cm" svg:y="12.06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9" presentation:style-name="Mpr1" draw:text-style-name="MP11" draw:layer="backgroundobjects" svg:width="6.6cm" svg:height="6.198cm" svg:x="17.1cm" svg:y="10.326cm" presentation:class="outline" presentation:user-transformed="true">
        <draw:text-box>
          <text:list text:style-name="ML2">
            <text:list-item>
              <text:p text:style-name="MP10"><text:span text:style-name="MT3">ÜBERSCHRIFT</text:span></text:p>
            </text:list-item>
          </text:list>
        </draw:text-box>
      </draw:frame>
      <draw:frame presentation:style-name="_32__5f_THM-Titelfolie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_32__5f_THM-Titelfolie-title" draw:layer="backgroundobjects" svg:width="18.624cm" svg:height="10.476cm" svg:x="1.482cm" svg:y="2.123cm" presentation:class="page"/>
        <draw:frame presentation:style-name="_32__5f_THM-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Kapitelfolie_20_mit_20_Bilder" style:display-name="Kapitelfolie mit Bilder" style:page-layout-name="PM1" draw:style-name="Mdp1">
      <office:forms form:automatic-focus="false" form:apply-design-mode="false"/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6"><text:span text:style-name="MT2">Niklas Deworetzk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38F8A1BAE4B25D57.png" xlink:type="simple" xlink:show="embed" xlink:actuate="onLoad" draw:mime-type="image/png">
          <text:p/>
        </draw:image>
      </draw:frame>
      <draw:frame draw:name="Picture 2" draw:style-name="Mgr5" draw:text-style-name="MP8" draw:layer="backgroundobjects" svg:width="11.552cm" svg:height="1.489cm" svg:x="0.9cm" svg:y="1cm">
        <draw:image xlink:href="Pictures/1000020100000559000000B1BE7519BF0C39CF3B.png" xlink:type="simple" xlink:show="embed" xlink:actuate="onLoad" draw:mime-type="image/png">
          <text:p/>
        </draw:image>
      </draw:frame>
      <draw:frame draw:name="Bildplatzhalter 6" presentation:style-name="Kapitelfolie_20_mit_20_Bilder-outline1" draw:layer="backgroundobjects" svg:width="7.345cm" svg:height="12.6cm" svg:x="16.929cm" svg:y="4.724cm" presentation:class="outline" presentation:placeholder="true" presentation:user-transformed="true">
        <draw:text-box/>
      </draw:frame>
      <draw:frame draw:name="Bildplatzhalter 6" presentation:style-name="Kapitelfolie_20_mit_20_Bilder-outline1" draw:layer="backgroundobjects" svg:width="7.345cm" svg:height="12.6cm" svg:x="0.9cm" svg:y="4.724cm" presentation:class="outline" presentation:placeholder="true" presentation:user-transformed="true">
        <draw:text-box/>
      </draw:frame>
      <draw:frame draw:name="Bildplatzhalter 6" presentation:style-name="Kapitelfolie_20_mit_20_Bilder-outline1" draw:layer="backgroundobjects" svg:width="7.345cm" svg:height="12.602cm" svg:x="8.9cm" svg:y="4.723cm" presentation:class="outline" presentation:placeholder="true" presentation:user-transformed="true">
        <draw:text-box/>
      </draw:frame>
      <draw:frame draw:name="Titel 1" presentation:style-name="Mpr4" draw:text-style-name="MP11" draw:layer="backgroundobjects" svg:width="23.591cm" svg:height="1.6cm" svg:x="0.9cm" svg:y="3cm" presentation:class="title" presentation:user-transformed="true">
        <draw:text-box>
          <text:p text:style-name="MP12"><text:span text:style-name="MT3">M</text:span><text:span text:style-name="MT3">a</text:span><text:span text:style-name="MT3">st</text:span><text:span text:style-name="MT3">er</text:span><text:span text:style-name="MT3">tit</text:span><text:span text:style-name="MT3">el</text:span><text:span text:style-name="MT3">fo</text:span><text:span text:style-name="MT3">r</text:span><text:span text:style-name="MT3">m</text:span><text:span text:style-name="MT3">at </text:span><text:span text:style-name="MT3">b</text:span><text:span text:style-name="MT3">e</text:span><text:span text:style-name="MT3">ar</text:span><text:span text:style-name="MT3">b</text:span><text:span text:style-name="MT3">ei</text:span><text:span text:style-name="MT3">te</text:span><text:span text:style-name="MT3">n</text:span></text:p>
        </draw:text-box>
      </draw:frame>
      <draw:frame draw:name="Foliennummernplatzhalter 2" presentation:style-name="Mpr5" draw:text-style-name="MP14" draw:layer="backgroundobjects" svg:width="1.326cm" svg:height="0.74cm" svg:x="23.301cm" svg:y="18.18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Textplatzhalter 17" presentation:style-name="Kapitelfolie_20_mit_20_Bilder-outline1" draw:layer="backgroundobjects" svg:width="6.451cm" svg:height="1.745cm" svg:x="1.584cm" svg:y="5.231cm" presentation:class="outline" presentation:placeholder="true" presentation:user-transformed="true">
        <draw:text-box/>
      </draw:frame>
      <draw:frame draw:name="Textplatzhalter 21" presentation:style-name="Kapitelfolie_20_mit_20_Bilder-outline1" draw:layer="backgroundobjects" svg:width="6.673cm" svg:height="2.058cm" svg:x="9.598cm" svg:y="5.048cm" presentation:class="outline" presentation:placeholder="true" presentation:user-transformed="true">
        <draw:text-box/>
      </draw:frame>
      <draw:frame draw:name="Textplatzhalter 23" presentation:style-name="Kapitelfolie_20_mit_20_Bilder-outline1" draw:layer="backgroundobjects" svg:width="6.64cm" svg:height="2.248cm" svg:x="17.634cm" svg:y="5.048cm" presentation:class="outline" presentation:placeholder="true" presentation:user-transformed="true">
        <draw:text-box/>
      </draw:frame>
      <presentation:notes style:page-layout-name="PM0">
        <draw:page-thumbnail presentation:style-name="Kapitelfolie_20_mit_20_Bilder-title" draw:layer="backgroundobjects" svg:width="13.968cm" svg:height="10.476cm" svg:x="3.81cm" svg:y="2.123cm" presentation:class="page"/>
        <draw:frame presentation:style-name="Kapitelfolie_20_mit_20_Bilder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folie" style:page-layout-name="PM1" draw:style-name="Mdp1">
      <office:forms form:automatic-focus="false" form:apply-design-mode="false"/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15"><text:span text:style-name="MT2">Niklas Deworetzk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Pa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38F8A1BAE4B25D57.png" xlink:type="simple" xlink:show="embed" xlink:actuate="onLoad" draw:mime-type="image/png">
          <text:p/>
        </draw:image>
      </draw:frame>
      <draw:frame draw:name="Picture 2" draw:style-name="Mgr5" draw:text-style-name="MP8" draw:layer="backgroundobjects" svg:width="11.552cm" svg:height="1.489cm" svg:x="0.9cm" svg:y="1cm">
        <draw:image xlink:href="Pictures/1000020100000559000000B1BE7519BF0C39CF3B.png" xlink:type="simple" xlink:show="embed" xlink:actuate="onLoad" draw:mime-type="image/png">
          <text:p/>
        </draw:image>
      </draw:frame>
      <draw:frame draw:name="Foliennummernplatzhalter 5" presentation:style-name="Mpr8" draw:text-style-name="MP14" draw:layer="backgroundobjects" svg:width="1.326cm" svg:height="0.74cm" svg:x="23.301cm" svg:y="18.18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Titel 2" presentation:style-name="Mpr9" draw:text-style-name="MP11" draw:layer="backgroundobjects" svg:width="23.393cm" svg:height="1.595cm" svg:x="0.9cm" svg:y="3cm" presentation:class="title" presentation:user-transformed="true">
        <draw:text-box>
          <text:p text:style-name="MP12"><text:span text:style-name="MT3">M</text:span><text:span text:style-name="MT3">a</text:span><text:span text:style-name="MT3">st</text:span><text:span text:style-name="MT3">er</text:span><text:span text:style-name="MT3">tit</text:span><text:span text:style-name="MT3">el</text:span><text:span text:style-name="MT3">fo</text:span><text:span text:style-name="MT3">r</text:span><text:span text:style-name="MT3">m</text:span><text:span text:style-name="MT3">at </text:span><text:span text:style-name="MT3">b</text:span><text:span text:style-name="MT3">e</text:span><text:span text:style-name="MT3">ar</text:span><text:span text:style-name="MT3">b</text:span><text:span text:style-name="MT3">ei</text:span><text:span text:style-name="MT3">te</text:span><text:span text:style-name="MT3">n</text:span></text:p>
        </draw:text-box>
      </draw:frame>
      <draw:frame draw:name="Textplatzhalter 7" presentation:style-name="Mpr10" draw:text-style-name="MP7" draw:layer="backgroundobjects" svg:width="23.4cm" svg:height="12.825cm" svg:x="0.9cm" svg:y="4.5cm" presentation:class="outline" presentation:user-transformed="true">
        <draw:text-box>
          <text:list text:style-name="ML2">
            <text:list-item>
              <text:p text:style-name="MP16"><text:span text:style-name="MT5">Mastertextformat </text:span><text:span text:style-name="MT5">bearbeiten</text:span></text:p>
            </text:list-item>
          </text:list>
        </draw:text-box>
      </draw:frame>
      <presentation:notes style:page-layout-name="PM0">
        <draw:page-thumbnail presentation:style-name="Textfolie-title" draw:layer="backgroundobjects" svg:width="13.968cm" svg:height="10.476cm" svg:x="3.81cm" svg:y="2.123cm" presentation:class="page"/>
        <draw:frame presentation:style-name="Textfoli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extfolie" style:display-name="1_Textfolie" style:page-layout-name="PM1" draw:style-name="Mdp1">
      <office:forms form:automatic-focus="false" form:apply-design-mode="false"/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15"><text:span text:style-name="MT2">Niklas Deworetzk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38F8A1BAE4B25D57.png" xlink:type="simple" xlink:show="embed" xlink:actuate="onLoad" draw:mime-type="image/png">
          <text:p/>
        </draw:image>
      </draw:frame>
      <draw:frame draw:name="Picture 2" draw:style-name="Mgr5" draw:text-style-name="MP8" draw:layer="backgroundobjects" svg:width="11.552cm" svg:height="1.489cm" svg:x="0.9cm" svg:y="1cm">
        <draw:image xlink:href="Pictures/1000020100000559000000B1BE7519BF0C39CF3B.png" xlink:type="simple" xlink:show="embed" xlink:actuate="onLoad" draw:mime-type="image/png">
          <text:p/>
        </draw:image>
      </draw:frame>
      <draw:frame draw:name="Foliennummernplatzhalter 5" presentation:style-name="Mpr13" draw:text-style-name="MP14" draw:layer="backgroundobjects" svg:width="1.326cm" svg:height="0.74cm" svg:x="23.301cm" svg:y="18.18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Titel 2" presentation:style-name="Mpr14" draw:text-style-name="MP11" draw:layer="backgroundobjects" svg:width="23.393cm" svg:height="1.595cm" svg:x="0.9cm" svg:y="3cm" presentation:class="title" presentation:user-transformed="true">
        <draw:text-box>
          <text:p text:style-name="MP12"><text:span text:style-name="MT3">M</text:span><text:span text:style-name="MT3">a</text:span><text:span text:style-name="MT3">st</text:span><text:span text:style-name="MT3">er</text:span><text:span text:style-name="MT3">tit</text:span><text:span text:style-name="MT3">el</text:span><text:span text:style-name="MT3">fo</text:span><text:span text:style-name="MT3">r</text:span><text:span text:style-name="MT3">m</text:span><text:span text:style-name="MT3">at </text:span><text:span text:style-name="MT3">b</text:span><text:span text:style-name="MT3">e</text:span><text:span text:style-name="MT3">ar</text:span><text:span text:style-name="MT3">b</text:span><text:span text:style-name="MT3">ei</text:span><text:span text:style-name="MT3">te</text:span><text:span text:style-name="MT3">n</text:span></text:p>
        </draw:text-box>
      </draw:frame>
      <draw:frame draw:name="Textplatzhalter 7" presentation:style-name="Mpr15" draw:text-style-name="MP7" draw:layer="backgroundobjects" svg:width="23.4cm" svg:height="4.824cm" svg:x="0.9cm" svg:y="4.5cm" presentation:class="outline" presentation:user-transformed="true">
        <draw:text-box>
          <text:list text:style-name="ML2">
            <text:list-item>
              <text:p text:style-name="MP16"><text:span text:style-name="MT5">Mastertextformat </text:span><text:span text:style-name="MT5">bearbeiten</text:span></text:p>
            </text:list-item>
          </text:list>
        </draw:text-box>
      </draw:frame>
      <draw:custom-shape draw:name="Rectangle 7" draw:style-name="Mgr7" draw:text-style-name="MP17" draw:layer="backgroundobjects" svg:width="7.399cm" svg:height="7.399cm" svg:x="0.9cm" svg:y="9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7" draw:text-style-name="MP17" draw:layer="backgroundobjects" svg:width="7.399cm" svg:height="7.399cm" svg:x="8.897cm" svg:y="9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7" draw:text-style-name="MP17" draw:layer="backgroundobjects" svg:width="7.399cm" svg:height="7.399cm" svg:x="16.9cm" svg:y="9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11" presentation:style-name="Mpr16" draw:text-style-name="MP19" draw:layer="backgroundobjects" svg:width="6cm" svg:height="2.134cm" svg:x="1.43cm" svg:y="10.32cm" presentation:class="outline" presentation:user-transformed="true">
        <draw:text-box>
          <text:p text:style-name="MP18"><text:span text:style-name="MT6">Text</text:span></text:p>
        </draw:text-box>
      </draw:frame>
      <draw:frame draw:name="Textplatzhalter 11" presentation:style-name="Mpr16" draw:text-style-name="MP19" draw:layer="backgroundobjects" svg:width="6cm" svg:height="2.134cm" svg:x="9.45cm" svg:y="10.32cm" presentation:class="outline" presentation:user-transformed="true">
        <draw:text-box>
          <text:p text:style-name="MP18"><text:span text:style-name="MT6">Text</text:span></text:p>
        </draw:text-box>
      </draw:frame>
      <draw:frame draw:name="Textplatzhalter 11" presentation:style-name="Mpr16" draw:text-style-name="MP19" draw:layer="backgroundobjects" svg:width="6cm" svg:height="2.134cm" svg:x="17.45cm" svg:y="10.324cm" presentation:class="outline" presentation:user-transformed="true">
        <draw:text-box>
          <text:p text:style-name="MP18"><text:span text:style-name="MT6">Text</text:span></text:p>
        </draw:text-box>
      </draw:frame>
      <presentation:notes style:page-layout-name="PM0">
        <draw:page-thumbnail presentation:style-name="_31__5f_Textfolie-title" draw:layer="backgroundobjects" svg:width="13.968cm" svg:height="10.476cm" svg:x="3.81cm" svg:y="2.123cm" presentation:class="page"/>
        <draw:frame presentation:style-name="_31__5f_Textfolie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extfeld_2b_Aufzählung_20_im_20_Block" style:display-name="1_Textfeld+Aufzählung im Block" style:page-layout-name="PM1" draw:style-name="Mdp1">
      <office:forms form:automatic-focus="false" form:apply-design-mode="false"/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15"><text:span text:style-name="MT2">Niklas Deworetzk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38F8A1BAE4B25D57.png" xlink:type="simple" xlink:show="embed" xlink:actuate="onLoad" draw:mime-type="image/png">
          <text:p/>
        </draw:image>
      </draw:frame>
      <draw:frame draw:name="Picture 2" draw:style-name="Mgr5" draw:text-style-name="MP8" draw:layer="backgroundobjects" svg:width="11.552cm" svg:height="1.489cm" svg:x="0.9cm" svg:y="1cm">
        <draw:image xlink:href="Pictures/1000020100000559000000B1BE7519BF0C39CF3B.png" xlink:type="simple" xlink:show="embed" xlink:actuate="onLoad" draw:mime-type="image/png">
          <text:p/>
        </draw:image>
      </draw:frame>
      <draw:custom-shape draw:name="Rechteck 15" draw:style-name="Mgr8" draw:text-style-name="MP20" draw:layer="backgroundobjects" svg:width="18.767cm" svg:height="3.999cm" svg:x="5.512cm" svg:y="7.7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5" presentation:style-name="Mpr19" draw:text-style-name="MP14" draw:layer="backgroundobjects" svg:width="1.326cm" svg:height="0.74cm" svg:x="23.301cm" svg:y="18.18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Titel 2" presentation:style-name="Mpr20" draw:text-style-name="MP11" draw:layer="backgroundobjects" svg:width="23.393cm" svg:height="1.595cm" svg:x="0.9cm" svg:y="3cm" presentation:class="title" presentation:user-transformed="true">
        <draw:text-box>
          <text:p text:style-name="MP12"><text:span text:style-name="MT3">M</text:span><text:span text:style-name="MT3">a</text:span><text:span text:style-name="MT3">st</text:span><text:span text:style-name="MT3">er</text:span><text:span text:style-name="MT3">tit</text:span><text:span text:style-name="MT3">el</text:span><text:span text:style-name="MT3">fo</text:span><text:span text:style-name="MT3">r</text:span><text:span text:style-name="MT3">m</text:span><text:span text:style-name="MT3">at </text:span><text:span text:style-name="MT3">b</text:span><text:span text:style-name="MT3">e</text:span><text:span text:style-name="MT3">ar</text:span><text:span text:style-name="MT3">b</text:span><text:span text:style-name="MT3">ei</text:span><text:span text:style-name="MT3">te</text:span><text:span text:style-name="MT3">n</text:span></text:p>
        </draw:text-box>
      </draw:frame>
      <draw:frame draw:name="Textplatzhalter 7" presentation:style-name="Mpr21" draw:text-style-name="MP7" draw:layer="backgroundobjects" svg:width="23.626cm" svg:height="3.694cm" svg:x="0.9cm" svg:y="4.5cm" presentation:class="outline" presentation:user-transformed="true">
        <draw:text-box>
          <text:list text:style-name="ML2">
            <text:list-item>
              <text:p text:style-name="MP16"><text:span text:style-name="MT5">Mastertextformat </text:span><text:span text:style-name="MT5">bearbeiten</text:span></text:p>
            </text:list-item>
          </text:list>
        </draw:text-box>
      </draw:frame>
      <draw:custom-shape draw:name="Rechteck 4" draw:style-name="Mgr8" draw:text-style-name="MP20" draw:layer="backgroundobjects" svg:width="18.767cm" svg:height="4.998cm" svg:x="5.512cm" svg:y="12.3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9" draw:text-style-name="MP21" draw:layer="backgroundobjects" svg:width="19.75cm" svg:height="4.104cm" svg:x="6.399cm" svg:y="6.7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" presentation:style-name="Mpr21" draw:text-style-name="MP7" draw:layer="backgroundobjects" svg:width="17.88cm" svg:height="4.246cm" svg:x="6.357cm" svg:y="8.279cm" presentation:class="outline" presentation:user-transformed="true">
        <draw:text-box>
          <text:list text:style-name="ML4">
            <text:list-item>
              <text:p text:style-name="MP22"><text:span text:style-name="MT5">Mastertextformat </text:span><text:span text:style-name="MT5">bearbeiten</text:span></text:p>
            </text:list-item>
          </text:list>
        </draw:text-box>
      </draw:frame>
      <draw:frame draw:name="Textplatzhalter 2" presentation:style-name="Mpr21" draw:text-style-name="MP7" draw:layer="backgroundobjects" svg:width="17.88cm" svg:height="4.246cm" svg:x="6.378cm" svg:y="12.925cm" presentation:class="outline" presentation:user-transformed="true">
        <draw:text-box>
          <text:list text:style-name="ML4">
            <text:list-item>
              <text:p text:style-name="MP22"><text:span text:style-name="MT5">Mastertextformat </text:span><text:span text:style-name="MT5">bearbeiten</text:span></text:p>
            </text:list-item>
          </text:list>
        </draw:text-box>
      </draw:frame>
      <draw:frame draw:name="Bild 13" draw:style-name="Mgr5" draw:text-style-name="MP8" draw:layer="backgroundobjects" svg:width="3.015cm" svg:height="3.2cm" svg:x="1.266cm" svg:y="8.124cm">
        <draw:image xlink:href="Pictures/10000000000000B6000000C14B4094CAE4C5E9F7.png" xlink:type="simple" xlink:show="embed" xlink:actuate="onLoad" draw:mime-type="image/png">
          <text:p/>
        </draw:image>
        <svg:desc>organisation.tif</svg:desc>
      </draw:frame>
      <draw:frame draw:name="Bild 1" draw:style-name="Mgr5" draw:text-style-name="MP8" draw:layer="backgroundobjects" svg:width="3.2cm" svg:height="1.86cm" svg:x="1.217cm" svg:y="13.776cm">
        <draw:image xlink:href="Pictures/100000000000011F000000A786239DEB2B11AC0C.png" xlink:type="simple" xlink:show="embed" xlink:actuate="onLoad" draw:mime-type="image/png">
          <text:p/>
        </draw:image>
        <svg:desc>euro-schein.tif</svg:desc>
      </draw:frame>
      <presentation:notes style:page-layout-name="PM0">
        <draw:page-thumbnail presentation:style-name="_31__5f_Textfeld_2b_Aufzählung_20_im_20_Block-title" draw:layer="backgroundobjects" svg:width="13.968cm" svg:height="10.476cm" svg:x="3.81cm" svg:y="2.123cm" presentation:class="page"/>
        <draw:frame presentation:style-name="_31__5f_Textfeld_2b_Aufzählung_20_im_20_Block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Textfeld_2b_Aufzählung_20_im_20_Block" style:display-name="2_Textfeld+Aufzählung im Block" style:page-layout-name="PM1" draw:style-name="Mdp1">
      <office:forms form:automatic-focus="false" form:apply-design-mode="false"/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15"><text:span text:style-name="MT2">Niklas Deworetzk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38F8A1BAE4B25D57.png" xlink:type="simple" xlink:show="embed" xlink:actuate="onLoad" draw:mime-type="image/png">
          <text:p/>
        </draw:image>
      </draw:frame>
      <draw:frame draw:name="Picture 2" draw:style-name="Mgr5" draw:text-style-name="MP8" draw:layer="backgroundobjects" svg:width="11.552cm" svg:height="1.489cm" svg:x="0.9cm" svg:y="1cm">
        <draw:image xlink:href="Pictures/1000020100000559000000B1BE7519BF0C39CF3B.png" xlink:type="simple" xlink:show="embed" xlink:actuate="onLoad" draw:mime-type="image/png">
          <text:p/>
        </draw:image>
      </draw:frame>
      <draw:frame draw:name="Foliennummernplatzhalter 5" presentation:style-name="Mpr24" draw:text-style-name="MP14" draw:layer="backgroundobjects" svg:width="1.326cm" svg:height="0.74cm" svg:x="23.301cm" svg:y="18.18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Titel 2" presentation:style-name="Mpr25" draw:text-style-name="MP11" draw:layer="backgroundobjects" svg:width="23.393cm" svg:height="1.595cm" svg:x="0.9cm" svg:y="3cm" presentation:class="title" presentation:user-transformed="true">
        <draw:text-box>
          <text:p text:style-name="MP12"><text:span text:style-name="MT3">M</text:span><text:span text:style-name="MT3">a</text:span><text:span text:style-name="MT3">st</text:span><text:span text:style-name="MT3">er</text:span><text:span text:style-name="MT3">tit</text:span><text:span text:style-name="MT3">el</text:span><text:span text:style-name="MT3">fo</text:span><text:span text:style-name="MT3">r</text:span><text:span text:style-name="MT3">m</text:span><text:span text:style-name="MT3">at </text:span><text:span text:style-name="MT3">b</text:span><text:span text:style-name="MT3">e</text:span><text:span text:style-name="MT3">ar</text:span><text:span text:style-name="MT3">b</text:span><text:span text:style-name="MT3">ei</text:span><text:span text:style-name="MT3">te</text:span><text:span text:style-name="MT3">n</text:span></text:p>
        </draw:text-box>
      </draw:frame>
      <draw:frame draw:name="Textplatzhalter 7" presentation:style-name="Mpr26" draw:text-style-name="MP7" draw:layer="backgroundobjects" svg:width="23.626cm" svg:height="3.694cm" svg:x="0.9cm" svg:y="4.5cm" presentation:class="outline" presentation:user-transformed="true">
        <draw:text-box>
          <text:list text:style-name="ML2">
            <text:list-item>
              <text:p text:style-name="MP16"><text:span text:style-name="MT5">Mastertextformat </text:span><text:span text:style-name="MT5">bearbeiten</text:span></text:p>
            </text:list-item>
          </text:list>
        </draw:text-box>
      </draw:frame>
      <draw:custom-shape draw:name="Rechteck 4" draw:style-name="Mgr8" draw:text-style-name="MP20" draw:layer="backgroundobjects" svg:width="18.767cm" svg:height="4.8cm" svg:x="5.512cm" svg:y="12.5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8" draw:text-style-name="MP20" draw:layer="backgroundobjects" svg:width="18.767cm" svg:height="4.8cm" svg:x="5.512cm" svg:y="7.1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9" draw:text-style-name="MP21" draw:layer="backgroundobjects" svg:width="19.75cm" svg:height="4.104cm" svg:x="6.399cm" svg:y="6.7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0" draw:style-name="Mgr5" draw:text-style-name="MP8" draw:layer="backgroundobjects" svg:width="3.223cm" svg:height="2.398cm" svg:x="1.098cm" svg:y="7.726cm">
        <draw:image xlink:href="Pictures/10000000000000EB000000AF1AC259988BD21594.png" xlink:type="simple" xlink:show="embed" xlink:actuate="onLoad" draw:mime-type="image/png">
          <text:p/>
        </draw:image>
        <svg:desc>icon_people.tif</svg:desc>
      </draw:frame>
      <draw:frame draw:name="Bild 11" draw:style-name="Mgr5" draw:text-style-name="MP8" draw:layer="backgroundobjects" svg:width="3.117cm" svg:height="2.288cm" svg:x="1.217cm" svg:y="13.437cm">
        <draw:image xlink:href="Pictures/1000000000000116000000CC436B0830A4848D45.png" xlink:type="simple" xlink:show="embed" xlink:actuate="onLoad" draw:mime-type="image/png">
          <text:p/>
        </draw:image>
        <svg:desc>haus.tif</svg:desc>
      </draw:frame>
      <draw:frame draw:name="Textplatzhalter 2" presentation:style-name="Mpr26" draw:text-style-name="MP7" draw:layer="backgroundobjects" svg:width="17.88cm" svg:height="4.246cm" svg:x="6.357cm" svg:y="7.879cm" presentation:class="outline" presentation:user-transformed="true">
        <draw:text-box>
          <text:list text:style-name="ML4">
            <text:list-item>
              <text:p text:style-name="MP22"><text:span text:style-name="MT5">Mastertextformat </text:span><text:span text:style-name="MT5">bearbeiten</text:span></text:p>
            </text:list-item>
          </text:list>
        </draw:text-box>
      </draw:frame>
      <draw:frame draw:name="Textplatzhalter 2" presentation:style-name="Mpr26" draw:text-style-name="MP7" draw:layer="backgroundobjects" svg:width="17.88cm" svg:height="4.246cm" svg:x="6.36cm" svg:y="13.279cm" presentation:class="outline" presentation:user-transformed="true">
        <draw:text-box>
          <text:list text:style-name="ML4">
            <text:list-item>
              <text:p text:style-name="MP22"><text:span text:style-name="MT5">Mastertextformat </text:span><text:span text:style-name="MT5">bearbeiten</text:span></text:p>
            </text:list-item>
          </text:list>
        </draw:text-box>
      </draw:frame>
      <presentation:notes style:page-layout-name="PM0">
        <draw:page-thumbnail presentation:style-name="_32__5f_Textfeld_2b_Aufzählung_20_im_20_Block-title" draw:layer="backgroundobjects" svg:width="13.968cm" svg:height="10.476cm" svg:x="3.81cm" svg:y="2.123cm" presentation:class="page"/>
        <draw:frame presentation:style-name="_32__5f_Textfeld_2b_Aufzählung_20_im_20_Block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ufzählungsfeld_20_1_2c_5_20_zeilig" style:display-name="Aufzählungsfeld 1,5 zeilig" style:page-layout-name="PM1" draw:style-name="Mdp1">
      <office:forms form:automatic-focus="false" form:apply-design-mode="false"/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15"><text:span text:style-name="MT2">Niklas Deworetzk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38F8A1BAE4B25D57.png" xlink:type="simple" xlink:show="embed" xlink:actuate="onLoad" draw:mime-type="image/png">
          <text:p/>
        </draw:image>
      </draw:frame>
      <draw:frame draw:name="Picture 2" draw:style-name="Mgr5" draw:text-style-name="MP8" draw:layer="backgroundobjects" svg:width="11.552cm" svg:height="1.489cm" svg:x="0.9cm" svg:y="1cm">
        <draw:image xlink:href="Pictures/1000020100000559000000B1BE7519BF0C39CF3B.png" xlink:type="simple" xlink:show="embed" xlink:actuate="onLoad" draw:mime-type="image/png">
          <text:p/>
        </draw:image>
      </draw:frame>
      <draw:frame draw:name="Inhaltsplatzhalter 2" presentation:style-name="Mpr29" draw:text-style-name="MP25" draw:layer="backgroundobjects" svg:width="23.259cm" svg:height="12.825cm" svg:x="0.9cm" svg:y="4.3cm" presentation:class="outline" presentation:user-transformed="true">
        <draw:text-box>
          <text:list text:style-name="ML2">
            <text:list-item>
              <text:p text:style-name="MP23"><text:span text:style-name="MT7">Mastertextformat </text:span><text:span text:style-name="MT7">bearbeiten</text:span></text:p>
              <text:list>
                <text:list-item>
                  <text:p text:style-name="MP24"><text:span text:style-name="MT7"/></text:p>
                </text:list-item>
              </text:list>
            </text:list-item>
          </text:list>
        </draw:text-box>
      </draw:frame>
      <draw:frame draw:name="Titel 9" presentation:style-name="Mpr30" draw:text-style-name="MP11" draw:layer="backgroundobjects" svg:width="23.389cm" svg:height="1.599cm" svg:x="0.9cm" svg:y="3cm" presentation:class="title" presentation:user-transformed="true">
        <draw:text-box>
          <text:p text:style-name="MP12"><text:span text:style-name="MT3">M</text:span><text:span text:style-name="MT3">a</text:span><text:span text:style-name="MT3">st</text:span><text:span text:style-name="MT3">er</text:span><text:span text:style-name="MT3">tit</text:span><text:span text:style-name="MT3">el</text:span><text:span text:style-name="MT3">fo</text:span><text:span text:style-name="MT3">r</text:span><text:span text:style-name="MT3">m</text:span><text:span text:style-name="MT3">at </text:span><text:span text:style-name="MT3">b</text:span><text:span text:style-name="MT3">e</text:span><text:span text:style-name="MT3">ar</text:span><text:span text:style-name="MT3">b</text:span><text:span text:style-name="MT3">ei</text:span><text:span text:style-name="MT3">te</text:span><text:span text:style-name="MT3">n</text:span></text:p>
        </draw:text-box>
      </draw:frame>
      <draw:frame draw:name="Foliennummernplatzhalter 5" presentation:style-name="Mpr31" draw:text-style-name="MP14" draw:layer="backgroundobjects" svg:width="1.326cm" svg:height="0.74cm" svg:x="23.301cm" svg:y="18.18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presentation:notes style:page-layout-name="PM0">
        <draw:page-thumbnail presentation:style-name="Aufzählungsfeld_20_1_2c_5_20_zeilig-title" draw:layer="backgroundobjects" svg:width="13.968cm" svg:height="10.476cm" svg:x="3.81cm" svg:y="2.123cm" presentation:class="page"/>
        <draw:frame presentation:style-name="Aufzählungsfeld_20_1_2c_5_20_zeilig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Kapitelfolie" style:display-name="1_Kapitelfolie" style:page-layout-name="PM1" draw:style-name="Mdp1">
      <office:forms form:automatic-focus="false" form:apply-design-mode="false"/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6"><text:span text:style-name="MT2">Name des <text:s/>Referent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38F8A1BAE4B25D57.png" xlink:type="simple" xlink:show="embed" xlink:actuate="onLoad" draw:mime-type="image/png">
          <text:p/>
        </draw:image>
      </draw:frame>
      <draw:frame draw:name="Picture 2" draw:style-name="Mgr5" draw:text-style-name="MP8" draw:layer="backgroundobjects" svg:width="11.552cm" svg:height="1.489cm" svg:x="0.9cm" svg:y="1cm">
        <draw:image xlink:href="Pictures/1000020100000559000000B1BE7519BF0C39CF3B.png" xlink:type="simple" xlink:show="embed" xlink:actuate="onLoad" draw:mime-type="image/png">
          <text:p/>
        </draw:image>
      </draw:frame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15"><text:span text:style-name="MT2">Niklas Deworetzk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38F8A1BAE4B25D57.png" xlink:type="simple" xlink:show="embed" xlink:actuate="onLoad" draw:mime-type="image/png">
          <text:p/>
        </draw:image>
      </draw:frame>
      <draw:custom-shape draw:name="Rectangle 7" draw:style-name="Mgr10" draw:text-style-name="MP5" draw:layer="backgroundobjects" svg:width="5.449cm" svg:height="5.449cm" svg:x="0.9cm" svg:y="5.8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10" draw:text-style-name="MP5" draw:layer="backgroundobjects" svg:width="5.449cm" svg:height="5.449cm" svg:x="6.897cm" svg:y="5.8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10" draw:text-style-name="MP5" draw:layer="backgroundobjects" svg:width="5.449cm" svg:height="5.449cm" svg:x="12.898cm" svg:y="5.8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11" draw:text-style-name="MP17" draw:layer="backgroundobjects" svg:width="5.449cm" svg:height="5.449cm" svg:x="18.896cm" svg:y="5.8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10" draw:text-style-name="MP5" draw:layer="backgroundobjects" svg:width="5.449cm" svg:height="5.449cm" svg:x="0.9cm" svg:y="11.8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4" draw:style-name="Mgr10" draw:text-style-name="MP5" draw:layer="backgroundobjects" svg:width="5.449cm" svg:height="5.449cm" svg:x="6.897cm" svg:y="11.8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5" draw:style-name="Mgr10" draw:text-style-name="MP5" draw:layer="backgroundobjects" svg:width="5.449cm" svg:height="5.449cm" svg:x="12.898cm" svg:y="11.8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6" draw:style-name="Mgr11" draw:text-style-name="MP17" draw:layer="backgroundobjects" svg:width="5.449cm" svg:height="5.449cm" svg:x="18.896cm" svg:y="11.8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4" draw:text-style-name="MP11" draw:layer="backgroundobjects" svg:width="23.589cm" svg:height="1.599cm" svg:x="0.9cm" svg:y="3cm" presentation:class="title" presentation:user-transformed="true">
        <draw:text-box>
          <text:p text:style-name="MP12"><text:span text:style-name="MT3">M</text:span><text:span text:style-name="MT3">a</text:span><text:span text:style-name="MT3">st</text:span><text:span text:style-name="MT3">er</text:span><text:span text:style-name="MT3">tit</text:span><text:span text:style-name="MT3">el</text:span><text:span text:style-name="MT3">fo</text:span><text:span text:style-name="MT3">r</text:span><text:span text:style-name="MT3">m</text:span><text:span text:style-name="MT3">at </text:span><text:span text:style-name="MT3">b</text:span><text:span text:style-name="MT3">e</text:span><text:span text:style-name="MT3">ar</text:span><text:span text:style-name="MT3">b</text:span><text:span text:style-name="MT3">ei</text:span><text:span text:style-name="MT3">te</text:span><text:span text:style-name="MT3">n</text:span></text:p>
        </draw:text-box>
      </draw:frame>
      <draw:frame draw:name="Foliennummernplatzhalter 5" presentation:style-name="Mpr35" draw:text-style-name="MP14" draw:layer="backgroundobjects" svg:width="1.326cm" svg:height="0.74cm" svg:x="23.301cm" svg:y="18.18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Textplatzhalter 17" presentation:style-name="Mpr36" draw:text-style-name="MP7" draw:layer="backgroundobjects" svg:width="23.591cm" svg:height="1.368cm" svg:x="0.9cm" svg:y="4.5cm" presentation:class="outline" presentation:user-transformed="true">
        <draw:text-box>
          <text:list text:style-name="ML2">
            <text:list-item>
              <text:p text:style-name="MP16"><text:span text:style-name="MT8">Textfeld</text:span></text:p>
            </text:list-item>
          </text:list>
        </draw:text-box>
      </draw:frame>
      <draw:frame draw:name="Textplatzhalter 18" presentation:style-name="_31__5f_Kapitelfolie-outline1" draw:layer="backgroundobjects" svg:width="4.199cm" svg:height="1.804cm" svg:x="1.499cm" svg:y="6.32cm" presentation:class="outline" presentation:placeholder="true" presentation:user-transformed="true">
        <draw:text-box/>
      </draw:frame>
      <draw:frame draw:name="Textplatzhalter 18" presentation:style-name="_31__5f_Kapitelfolie-outline1" draw:layer="backgroundobjects" svg:width="4.199cm" svg:height="1.804cm" svg:x="7.5cm" svg:y="6.32cm" presentation:class="outline" presentation:placeholder="true" presentation:user-transformed="true">
        <draw:text-box/>
      </draw:frame>
      <draw:frame draw:name="Textplatzhalter 18" presentation:style-name="_31__5f_Kapitelfolie-outline1" draw:layer="backgroundobjects" svg:width="4.199cm" svg:height="1.804cm" svg:x="13.5cm" svg:y="6.32cm" presentation:class="outline" presentation:placeholder="true" presentation:user-transformed="true">
        <draw:text-box/>
      </draw:frame>
      <draw:frame draw:name="Textplatzhalter 18" presentation:style-name="_31__5f_Kapitelfolie-outline1" draw:layer="backgroundobjects" svg:width="4.199cm" svg:height="1.804cm" svg:x="1.5cm" svg:y="12.32cm" presentation:class="outline" presentation:placeholder="true" presentation:user-transformed="true">
        <draw:text-box/>
      </draw:frame>
      <draw:frame draw:name="Textplatzhalter 18" presentation:style-name="_31__5f_Kapitelfolie-outline1" draw:layer="backgroundobjects" svg:width="4.199cm" svg:height="1.804cm" svg:x="7.5cm" svg:y="12.32cm" presentation:class="outline" presentation:placeholder="true" presentation:user-transformed="true">
        <draw:text-box/>
      </draw:frame>
      <draw:frame draw:name="Textplatzhalter 18" presentation:style-name="_31__5f_Kapitelfolie-outline1" draw:layer="backgroundobjects" svg:width="4.199cm" svg:height="1.804cm" svg:x="13.5cm" svg:y="12.32cm" presentation:class="outline" presentation:placeholder="true" presentation:user-transformed="true">
        <draw:text-box/>
      </draw:frame>
      <draw:frame draw:name="Textplatzhalter 24" presentation:style-name="Mpr36" draw:text-style-name="MP27" draw:layer="backgroundobjects" svg:width="4.199cm" svg:height="3.224cm" svg:x="1.499cm" svg:y="7.5cm" presentation:class="outline" presentation:user-transformed="true">
        <draw:text-box>
          <text:p text:style-name="MP26"><text:span text:style-name="MT9">Text hinzufügen</text:span></text:p>
        </draw:text-box>
      </draw:frame>
      <draw:frame draw:name="Textplatzhalter 24" presentation:style-name="Mpr36" draw:text-style-name="MP27" draw:layer="backgroundobjects" svg:width="4.749cm" svg:height="3.224cm" svg:x="7.5cm" svg:y="7.5cm" presentation:class="outline" presentation:user-transformed="true">
        <draw:text-box>
          <text:p text:style-name="MP26"><text:span text:style-name="MT9">Text hinzufügen</text:span></text:p>
        </draw:text-box>
      </draw:frame>
      <draw:frame draw:name="Textplatzhalter 24" presentation:style-name="Mpr36" draw:text-style-name="MP27" draw:layer="backgroundobjects" svg:width="4.199cm" svg:height="3.224cm" svg:x="13.5cm" svg:y="7.5cm" presentation:class="outline" presentation:user-transformed="true">
        <draw:text-box>
          <text:p text:style-name="MP26"><text:span text:style-name="MT9">Text hinzufügen</text:span></text:p>
        </draw:text-box>
      </draw:frame>
      <draw:frame draw:name="Textplatzhalter 24" presentation:style-name="Mpr36" draw:text-style-name="MP27" draw:layer="backgroundobjects" svg:width="4.199cm" svg:height="3.224cm" svg:x="1.499cm" svg:y="13.6cm" presentation:class="outline" presentation:user-transformed="true">
        <draw:text-box>
          <text:p text:style-name="MP26"><text:span text:style-name="MT9">Text hinzufügen</text:span></text:p>
        </draw:text-box>
      </draw:frame>
      <draw:frame draw:name="Textplatzhalter 24" presentation:style-name="Mpr36" draw:text-style-name="MP27" draw:layer="backgroundobjects" svg:width="4.199cm" svg:height="3.224cm" svg:x="7.5cm" svg:y="13.5cm" presentation:class="outline" presentation:user-transformed="true">
        <draw:text-box>
          <text:p text:style-name="MP26"><text:span text:style-name="MT9">Text hinzufügen</text:span></text:p>
        </draw:text-box>
      </draw:frame>
      <draw:frame draw:name="Textplatzhalter 24" presentation:style-name="Mpr36" draw:text-style-name="MP27" draw:layer="backgroundobjects" svg:width="4.199cm" svg:height="3.224cm" svg:x="13.5cm" svg:y="13.5cm" presentation:class="outline" presentation:user-transformed="true">
        <draw:text-box>
          <text:p text:style-name="MP26"><text:span text:style-name="MT9">Text hinzufügen</text:span></text:p>
        </draw:text-box>
      </draw:frame>
      <presentation:notes style:page-layout-name="PM0">
        <draw:page-thumbnail presentation:style-name="_31__5f_Kapitelfolie-title" draw:layer="backgroundobjects" svg:width="13.968cm" svg:height="10.476cm" svg:x="3.81cm" svg:y="2.123cm" presentation:class="page"/>
        <draw:frame presentation:style-name="_31__5f_Kap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3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Kapitelfolie" style:display-name="2_Kapitelfolie" style:page-layout-name="PM1" draw:style-name="Mdp1">
      <office:forms form:automatic-focus="false" form:apply-design-mode="false"/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6"><text:span text:style-name="MT2">Name des <text:s/>Referent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38F8A1BAE4B25D57.png" xlink:type="simple" xlink:show="embed" xlink:actuate="onLoad" draw:mime-type="image/png">
          <text:p/>
        </draw:image>
      </draw:frame>
      <draw:frame draw:name="Picture 2" draw:style-name="Mgr5" draw:text-style-name="MP8" draw:layer="backgroundobjects" svg:width="11.552cm" svg:height="1.489cm" svg:x="0.9cm" svg:y="1cm">
        <draw:image xlink:href="Pictures/1000020100000559000000B1BE7519BF0C39CF3B.png" xlink:type="simple" xlink:show="embed" xlink:actuate="onLoad" draw:mime-type="image/png">
          <text:p/>
        </draw:image>
      </draw:frame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15"><text:span text:style-name="MT2">Niklas Deworetzk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38F8A1BAE4B25D57.png" xlink:type="simple" xlink:show="embed" xlink:actuate="onLoad" draw:mime-type="image/png">
          <text:p/>
        </draw:image>
      </draw:frame>
      <draw:custom-shape draw:name="Rectangle 7" draw:style-name="Mgr12" draw:text-style-name="MP28" draw:layer="backgroundobjects" svg:width="5.449cm" svg:height="5.449cm" svg:x="0.9cm" svg:y="5.8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12" draw:text-style-name="MP28" draw:layer="backgroundobjects" svg:width="5.449cm" svg:height="5.449cm" svg:x="6.897cm" svg:y="5.8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12" draw:text-style-name="MP28" draw:layer="backgroundobjects" svg:width="5.449cm" svg:height="5.449cm" svg:x="12.898cm" svg:y="5.8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11" draw:text-style-name="MP17" draw:layer="backgroundobjects" svg:width="5.449cm" svg:height="5.449cm" svg:x="18.896cm" svg:y="5.8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12" draw:text-style-name="MP28" draw:layer="backgroundobjects" svg:width="5.449cm" svg:height="5.449cm" svg:x="0.9cm" svg:y="11.8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4" draw:style-name="Mgr12" draw:text-style-name="MP28" draw:layer="backgroundobjects" svg:width="5.449cm" svg:height="5.449cm" svg:x="6.897cm" svg:y="11.8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5" draw:style-name="Mgr12" draw:text-style-name="MP28" draw:layer="backgroundobjects" svg:width="5.449cm" svg:height="5.449cm" svg:x="12.898cm" svg:y="11.8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6" draw:style-name="Mgr11" draw:text-style-name="MP17" draw:layer="backgroundobjects" svg:width="5.449cm" svg:height="5.449cm" svg:x="18.896cm" svg:y="11.8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9" draw:text-style-name="MP11" draw:layer="backgroundobjects" svg:width="23.589cm" svg:height="1.599cm" svg:x="0.9cm" svg:y="3cm" presentation:class="title" presentation:user-transformed="true">
        <draw:text-box>
          <text:p text:style-name="MP12"><text:span text:style-name="MT3">M</text:span><text:span text:style-name="MT3">a</text:span><text:span text:style-name="MT3">st</text:span><text:span text:style-name="MT3">er</text:span><text:span text:style-name="MT3">tit</text:span><text:span text:style-name="MT3">el</text:span><text:span text:style-name="MT3">fo</text:span><text:span text:style-name="MT3">r</text:span><text:span text:style-name="MT3">m</text:span><text:span text:style-name="MT3">at </text:span><text:span text:style-name="MT3">b</text:span><text:span text:style-name="MT3">e</text:span><text:span text:style-name="MT3">ar</text:span><text:span text:style-name="MT3">b</text:span><text:span text:style-name="MT3">ei</text:span><text:span text:style-name="MT3">te</text:span><text:span text:style-name="MT3">n</text:span></text:p>
        </draw:text-box>
      </draw:frame>
      <draw:frame draw:name="Foliennummernplatzhalter 5" presentation:style-name="Mpr40" draw:text-style-name="MP14" draw:layer="backgroundobjects" svg:width="1.326cm" svg:height="0.74cm" svg:x="23.301cm" svg:y="18.18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Textplatzhalter 17" presentation:style-name="Mpr41" draw:text-style-name="MP7" draw:layer="backgroundobjects" svg:width="23.591cm" svg:height="0.824cm" svg:x="0.9cm" svg:y="4.5cm" presentation:class="outline" presentation:user-transformed="true">
        <draw:text-box>
          <text:list text:style-name="ML2">
            <text:list-item>
              <text:p text:style-name="MP16"><text:span text:style-name="MT8">Textfeld</text:span></text:p>
            </text:list-item>
          </text:list>
        </draw:text-box>
      </draw:frame>
      <draw:frame draw:name="Textplatzhalter 18" presentation:style-name="_32__5f_Kapitelfolie-outline1" draw:layer="backgroundobjects" svg:width="4.199cm" svg:height="2.804cm" svg:x="1.499cm" svg:y="6.32cm" presentation:class="outline" presentation:placeholder="true" presentation:user-transformed="true">
        <draw:text-box/>
      </draw:frame>
      <draw:frame draw:name="Textplatzhalter 18" presentation:style-name="_32__5f_Kapitelfolie-outline1" draw:layer="backgroundobjects" svg:width="4.199cm" svg:height="2.804cm" svg:x="7.5cm" svg:y="6.32cm" presentation:class="outline" presentation:placeholder="true" presentation:user-transformed="true">
        <draw:text-box/>
      </draw:frame>
      <draw:frame draw:name="Textplatzhalter 18" presentation:style-name="_32__5f_Kapitelfolie-outline1" draw:layer="backgroundobjects" svg:width="4.199cm" svg:height="2.804cm" svg:x="13.5cm" svg:y="6.32cm" presentation:class="outline" presentation:placeholder="true" presentation:user-transformed="true">
        <draw:text-box/>
      </draw:frame>
      <draw:frame draw:name="Textplatzhalter 18" presentation:style-name="_32__5f_Kapitelfolie-outline1" draw:layer="backgroundobjects" svg:width="4.199cm" svg:height="2.804cm" svg:x="1.5cm" svg:y="12.32cm" presentation:class="outline" presentation:placeholder="true" presentation:user-transformed="true">
        <draw:text-box/>
      </draw:frame>
      <draw:frame draw:name="Textplatzhalter 18" presentation:style-name="_32__5f_Kapitelfolie-outline1" draw:layer="backgroundobjects" svg:width="4.199cm" svg:height="2.804cm" svg:x="7.5cm" svg:y="12.32cm" presentation:class="outline" presentation:placeholder="true" presentation:user-transformed="true">
        <draw:text-box/>
      </draw:frame>
      <draw:frame draw:name="Textplatzhalter 18" presentation:style-name="_32__5f_Kapitelfolie-outline1" draw:layer="backgroundobjects" svg:width="4.199cm" svg:height="2.804cm" svg:x="13.558cm" svg:y="12.32cm" presentation:class="outline" presentation:placeholder="true" presentation:user-transformed="true">
        <draw:text-box/>
      </draw:frame>
      <presentation:notes style:page-layout-name="PM0">
        <draw:page-thumbnail presentation:style-name="_32__5f_Kapitelfolie-title" draw:layer="backgroundobjects" svg:width="13.968cm" svg:height="10.476cm" svg:x="3.81cm" svg:y="2.123cm" presentation:class="page"/>
        <draw:frame presentation:style-name="_32__5f_Kap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4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5f_Kapitelfolie" style:display-name="3_Kapitelfolie" style:page-layout-name="PM1" draw:style-name="Mdp1">
      <office:forms form:automatic-focus="false" form:apply-design-mode="false"/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6"><text:span text:style-name="MT2">Name des <text:s/>Referent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38F8A1BAE4B25D57.png" xlink:type="simple" xlink:show="embed" xlink:actuate="onLoad" draw:mime-type="image/png">
          <text:p/>
        </draw:image>
      </draw:frame>
      <draw:frame draw:name="Picture 2" draw:style-name="Mgr5" draw:text-style-name="MP8" draw:layer="backgroundobjects" svg:width="11.552cm" svg:height="1.489cm" svg:x="0.9cm" svg:y="1cm">
        <draw:image xlink:href="Pictures/1000020100000559000000B1BE7519BF0C39CF3B.png" xlink:type="simple" xlink:show="embed" xlink:actuate="onLoad" draw:mime-type="image/png">
          <text:p/>
        </draw:image>
      </draw:frame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15"><text:span text:style-name="MT2">Niklas Deworetzk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38F8A1BAE4B25D57.png" xlink:type="simple" xlink:show="embed" xlink:actuate="onLoad" draw:mime-type="image/png">
          <text:p/>
        </draw:image>
      </draw:frame>
      <draw:custom-shape draw:name="Rectangle 7" draw:style-name="Mgr10" draw:text-style-name="MP5" draw:layer="backgroundobjects" svg:width="5.449cm" svg:height="5.449cm" svg:x="0.9cm" svg:y="5.8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10" draw:text-style-name="MP5" draw:layer="backgroundobjects" svg:width="5.449cm" svg:height="5.449cm" svg:x="6.897cm" svg:y="5.8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10" draw:text-style-name="MP5" draw:layer="backgroundobjects" svg:width="5.449cm" svg:height="5.449cm" svg:x="12.898cm" svg:y="5.8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10" draw:text-style-name="MP5" draw:layer="backgroundobjects" svg:width="5.449cm" svg:height="5.449cm" svg:x="18.896cm" svg:y="5.8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10" draw:text-style-name="MP5" draw:layer="backgroundobjects" svg:width="5.449cm" svg:height="5.449cm" svg:x="0.9cm" svg:y="11.8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4" draw:style-name="Mgr10" draw:text-style-name="MP5" draw:layer="backgroundobjects" svg:width="5.449cm" svg:height="5.449cm" svg:x="6.897cm" svg:y="11.8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5" draw:style-name="Mgr10" draw:text-style-name="MP5" draw:layer="backgroundobjects" svg:width="5.449cm" svg:height="5.449cm" svg:x="12.898cm" svg:y="11.8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6" draw:style-name="Mgr10" draw:text-style-name="MP5" draw:layer="backgroundobjects" svg:width="5.449cm" svg:height="5.449cm" svg:x="18.896cm" svg:y="11.8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44" draw:text-style-name="MP11" draw:layer="backgroundobjects" svg:width="23.589cm" svg:height="1.599cm" svg:x="0.9cm" svg:y="3cm" presentation:class="title" presentation:user-transformed="true">
        <draw:text-box>
          <text:p text:style-name="MP12"><text:span text:style-name="MT3">M</text:span><text:span text:style-name="MT3">a</text:span><text:span text:style-name="MT3">st</text:span><text:span text:style-name="MT3">er</text:span><text:span text:style-name="MT3">tit</text:span><text:span text:style-name="MT3">el</text:span><text:span text:style-name="MT3">fo</text:span><text:span text:style-name="MT3">r</text:span><text:span text:style-name="MT3">m</text:span><text:span text:style-name="MT3">at </text:span><text:span text:style-name="MT3">b</text:span><text:span text:style-name="MT3">e</text:span><text:span text:style-name="MT3">ar</text:span><text:span text:style-name="MT3">b</text:span><text:span text:style-name="MT3">ei</text:span><text:span text:style-name="MT3">te</text:span><text:span text:style-name="MT3">n</text:span></text:p>
        </draw:text-box>
      </draw:frame>
      <draw:frame draw:name="Foliennummernplatzhalter 5" presentation:style-name="Mpr45" draw:text-style-name="MP14" draw:layer="backgroundobjects" svg:width="1.326cm" svg:height="0.74cm" svg:x="23.301cm" svg:y="18.18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Textplatzhalter 17" presentation:style-name="Mpr46" draw:text-style-name="MP7" draw:layer="backgroundobjects" svg:width="23.591cm" svg:height="1.891cm" svg:x="0.9cm" svg:y="4.5cm" presentation:class="outline" presentation:user-transformed="true">
        <draw:text-box>
          <text:list text:style-name="ML2">
            <text:list-item>
              <text:p text:style-name="MP16"><text:span text:style-name="MT8">Textfeld</text:span></text:p>
            </text:list-item>
          </text:list>
        </draw:text-box>
      </draw:frame>
      <draw:frame draw:name="Textplatzhalter 18" presentation:style-name="_33__5f_Kapitelfolie-outline1" draw:layer="backgroundobjects" svg:width="4.199cm" svg:height="1.804cm" svg:x="1.499cm" svg:y="6.32cm" presentation:class="outline" presentation:placeholder="true" presentation:user-transformed="true">
        <draw:text-box/>
      </draw:frame>
      <draw:frame draw:name="Textplatzhalter 24" presentation:style-name="Mpr46" draw:text-style-name="MP27" draw:layer="backgroundobjects" svg:width="4.199cm" svg:height="3.224cm" svg:x="1.499cm" svg:y="7.5cm" presentation:class="outline" presentation:user-transformed="true">
        <draw:text-box>
          <text:p text:style-name="MP26"><text:span text:style-name="MT9">Text hinzufügen</text:span></text:p>
        </draw:text-box>
      </draw:frame>
      <draw:frame draw:name="Textplatzhalter 18" presentation:style-name="_33__5f_Kapitelfolie-outline1" draw:layer="backgroundobjects" svg:width="4.199cm" svg:height="1.804cm" svg:x="7.5cm" svg:y="6.32cm" presentation:class="outline" presentation:placeholder="true" presentation:user-transformed="true">
        <draw:text-box/>
      </draw:frame>
      <draw:frame draw:name="Textplatzhalter 24" presentation:style-name="Mpr46" draw:text-style-name="MP27" draw:layer="backgroundobjects" svg:width="4.749cm" svg:height="3.224cm" svg:x="7.5cm" svg:y="7.5cm" presentation:class="outline" presentation:user-transformed="true">
        <draw:text-box>
          <text:p text:style-name="MP26"><text:span text:style-name="MT9">Text hinzufügen</text:span></text:p>
        </draw:text-box>
      </draw:frame>
      <draw:frame draw:name="Textplatzhalter 18" presentation:style-name="_33__5f_Kapitelfolie-outline1" draw:layer="backgroundobjects" svg:width="4.199cm" svg:height="1.804cm" svg:x="13.5cm" svg:y="6.32cm" presentation:class="outline" presentation:placeholder="true" presentation:user-transformed="true">
        <draw:text-box/>
      </draw:frame>
      <draw:frame draw:name="Textplatzhalter 24" presentation:style-name="Mpr46" draw:text-style-name="MP27" draw:layer="backgroundobjects" svg:width="4.199cm" svg:height="3.224cm" svg:x="13.5cm" svg:y="7.5cm" presentation:class="outline" presentation:user-transformed="true">
        <draw:text-box>
          <text:p text:style-name="MP26"><text:span text:style-name="MT9">Text hinzufügen</text:span></text:p>
        </draw:text-box>
      </draw:frame>
      <draw:frame draw:name="Textplatzhalter 18" presentation:style-name="_33__5f_Kapitelfolie-outline1" draw:layer="backgroundobjects" svg:width="4.199cm" svg:height="1.804cm" svg:x="19.502cm" svg:y="6.311cm" presentation:class="outline" presentation:placeholder="true" presentation:user-transformed="true">
        <draw:text-box/>
      </draw:frame>
      <draw:frame draw:name="Textplatzhalter 24" presentation:style-name="Mpr46" draw:text-style-name="MP27" draw:layer="backgroundobjects" svg:width="4.199cm" svg:height="3.224cm" svg:x="19.502cm" svg:y="7.491cm" presentation:class="outline" presentation:user-transformed="true">
        <draw:text-box>
          <text:p text:style-name="MP26"><text:span text:style-name="MT9">Text hinzufügen</text:span></text:p>
        </draw:text-box>
      </draw:frame>
      <draw:frame draw:name="Textplatzhalter 18" presentation:style-name="_33__5f_Kapitelfolie-outline1" draw:layer="backgroundobjects" svg:width="4.199cm" svg:height="1.804cm" svg:x="1.5cm" svg:y="12.32cm" presentation:class="outline" presentation:placeholder="true" presentation:user-transformed="true">
        <draw:text-box/>
      </draw:frame>
      <draw:frame draw:name="Textplatzhalter 24" presentation:style-name="Mpr46" draw:text-style-name="MP27" draw:layer="backgroundobjects" svg:width="4.199cm" svg:height="3.224cm" svg:x="1.499cm" svg:y="13.6cm" presentation:class="outline" presentation:user-transformed="true">
        <draw:text-box>
          <text:p text:style-name="MP26"><text:span text:style-name="MT9">Text hinzufügen</text:span></text:p>
        </draw:text-box>
      </draw:frame>
      <draw:frame draw:name="Textplatzhalter 18" presentation:style-name="_33__5f_Kapitelfolie-outline1" draw:layer="backgroundobjects" svg:width="4.199cm" svg:height="1.804cm" svg:x="7.5cm" svg:y="12.32cm" presentation:class="outline" presentation:placeholder="true" presentation:user-transformed="true">
        <draw:text-box/>
      </draw:frame>
      <draw:frame draw:name="Textplatzhalter 24" presentation:style-name="Mpr46" draw:text-style-name="MP27" draw:layer="backgroundobjects" svg:width="4.199cm" svg:height="3.224cm" svg:x="7.5cm" svg:y="13.5cm" presentation:class="outline" presentation:user-transformed="true">
        <draw:text-box>
          <text:p text:style-name="MP26"><text:span text:style-name="MT9">Text hinzufügen</text:span></text:p>
        </draw:text-box>
      </draw:frame>
      <draw:frame draw:name="Textplatzhalter 18" presentation:style-name="_33__5f_Kapitelfolie-outline1" draw:layer="backgroundobjects" svg:width="4.199cm" svg:height="1.804cm" svg:x="13.5cm" svg:y="12.32cm" presentation:class="outline" presentation:placeholder="true" presentation:user-transformed="true">
        <draw:text-box/>
      </draw:frame>
      <draw:frame draw:name="Textplatzhalter 24" presentation:style-name="Mpr46" draw:text-style-name="MP27" draw:layer="backgroundobjects" svg:width="4.199cm" svg:height="3.224cm" svg:x="13.5cm" svg:y="13.5cm" presentation:class="outline" presentation:user-transformed="true">
        <draw:text-box>
          <text:p text:style-name="MP26"><text:span text:style-name="MT9">Text hinzufügen</text:span></text:p>
        </draw:text-box>
      </draw:frame>
      <draw:frame draw:name="Textplatzhalter 18" presentation:style-name="_33__5f_Kapitelfolie-outline1" draw:layer="backgroundobjects" svg:width="4.199cm" svg:height="1.804cm" svg:x="19.502cm" svg:y="12.32cm" presentation:class="outline" presentation:placeholder="true" presentation:user-transformed="true">
        <draw:text-box/>
      </draw:frame>
      <draw:frame draw:name="Textplatzhalter 24" presentation:style-name="Mpr46" draw:text-style-name="MP27" draw:layer="backgroundobjects" svg:width="4.199cm" svg:height="3.224cm" svg:x="19.502cm" svg:y="13.5cm" presentation:class="outline" presentation:user-transformed="true">
        <draw:text-box>
          <text:p text:style-name="MP26"><text:span text:style-name="MT9">Text hinzufügen</text:span></text:p>
        </draw:text-box>
      </draw:frame>
      <presentation:notes style:page-layout-name="PM0">
        <draw:page-thumbnail presentation:style-name="_33__5f_Kapitelfolie-title" draw:layer="backgroundobjects" svg:width="13.968cm" svg:height="10.476cm" svg:x="3.81cm" svg:y="2.123cm" presentation:class="page"/>
        <draw:frame presentation:style-name="_33__5f_Kap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office:forms form:automatic-focus="false" form:apply-design-mode="false"/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15"><text:span text:style-name="MT2">Niklas Deworetzk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38F8A1BAE4B25D57.png" xlink:type="simple" xlink:show="embed" xlink:actuate="onLoad" draw:mime-type="image/png">
          <text:p/>
        </draw:image>
      </draw:frame>
      <draw:frame draw:name="Picture 2" draw:style-name="Mgr5" draw:text-style-name="MP8" draw:layer="backgroundobjects" svg:width="11.552cm" svg:height="1.489cm" svg:x="0.9cm" svg:y="1cm">
        <draw:image xlink:href="Pictures/1000020100000559000000B1BE7519BF0C39CF3B.png" xlink:type="simple" xlink:show="embed" xlink:actuate="onLoad" draw:mime-type="image/png">
          <text:p/>
        </draw:image>
      </draw:frame>
      <draw:frame draw:name="Titel 1" presentation:style-name="Mpr49" draw:text-style-name="MP11" draw:layer="backgroundobjects" svg:width="23.589cm" svg:height="1.599cm" svg:x="0.9cm" svg:y="3cm" presentation:class="title" presentation:user-transformed="true">
        <draw:text-box>
          <text:p text:style-name="MP12"><text:span text:style-name="MT3">M</text:span><text:span text:style-name="MT3">a</text:span><text:span text:style-name="MT3">st</text:span><text:span text:style-name="MT3">er</text:span><text:span text:style-name="MT3">tit</text:span><text:span text:style-name="MT3">el</text:span><text:span text:style-name="MT3">fo</text:span><text:span text:style-name="MT3">r</text:span><text:span text:style-name="MT3">m</text:span><text:span text:style-name="MT3">at </text:span><text:span text:style-name="MT3">b</text:span><text:span text:style-name="MT3">e</text:span><text:span text:style-name="MT3">ar</text:span><text:span text:style-name="MT3">b</text:span><text:span text:style-name="MT3">ei</text:span><text:span text:style-name="MT3">te</text:span><text:span text:style-name="MT3">n</text:span></text:p>
        </draw:text-box>
      </draw:frame>
      <draw:frame draw:name="Inhaltsplatzhalter 2" presentation:style-name="Mpr50" draw:text-style-name="MP7" draw:layer="backgroundobjects" svg:width="11.341cm" svg:height="12.825cm" svg:x="0.9cm" svg:y="4.5cm" presentation:class="outline" presentation:user-transformed="true">
        <draw:text-box>
          <text:list text:style-name="ML2">
            <text:list-item>
              <text:p text:style-name="MP22"><text:span text:style-name="MT5">Mastertextformat </text:span><text:span text:style-name="MT5">bearbeiten</text:span></text:p>
              <text:list>
                <text:list-item>
                  <text:p text:style-name="MP22"><text:span text:style-name="MT10">Zweite Ebene</text:span></text:p>
                  <text:list>
                    <text:list-item>
                      <text:p text:style-name="MP22"><text:span text:style-name="MT10">Dritte Ebene</text:span></text:p>
                      <text:list>
                        <text:list-item>
                          <text:p text:style-name="MP22"><text:span text:style-name="MT10">Vierte </text:span><text:span text:style-name="MT10">Ebene</text:span></text:p>
                          <text:list>
                            <text:list-item>
                              <text:p text:style-name="MP22"><text:span text:style-name="MT10">Fünfte </text:span><text:span text:style-name="MT10">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50" draw:text-style-name="MP7" draw:layer="backgroundobjects" svg:width="11.267cm" svg:height="12.825cm" svg:x="13.033cm" svg:y="4.5cm" presentation:class="outline" presentation:user-transformed="true">
        <draw:text-box>
          <text:list text:style-name="ML4">
            <text:list-item>
              <text:p text:style-name="MP22"><text:span text:style-name="MT5">Mastertextformat </text:span><text:span text:style-name="MT5">bearbeiten</text:span></text:p>
            </text:list-item>
          </text:list>
          <text:list text:style-name="ML5">
            <text:list-item>
              <text:list>
                <text:list-item>
                  <text:p text:style-name="MP22"><text:span text:style-name="MT10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2"><text:span text:style-name="MT10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0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51" draw:text-style-name="MP14" draw:layer="backgroundobjects" svg:width="1.326cm" svg:height="0.74cm" svg:x="23.301cm" svg:y="18.18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presentation:notes style:page-layout-name="PM0">
        <draw:page-thumbnail presentation:style-name="Zwei_20_Inhalte-title" draw:layer="backgroundobjects" svg:width="13.968cm" svg:height="10.476cm" svg:x="3.81cm" svg:y="2.123cm" presentation:class="page"/>
        <draw:frame presentation:style-name="Zwei_20_Inhalte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Aufzählungsfeld_2b_Bild" style:display-name="1_Aufzählungsfeld+Bild" style:page-layout-name="PM1" draw:style-name="Mdp1">
      <office:forms form:automatic-focus="false" form:apply-design-mode="false"/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15"><text:span text:style-name="MT2">Niklas Deworetzk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38F8A1BAE4B25D57.png" xlink:type="simple" xlink:show="embed" xlink:actuate="onLoad" draw:mime-type="image/png">
          <text:p/>
        </draw:image>
      </draw:frame>
      <draw:frame draw:name="Picture 2" draw:style-name="Mgr5" draw:text-style-name="MP8" draw:layer="backgroundobjects" svg:width="11.552cm" svg:height="1.489cm" svg:x="0.9cm" svg:y="1cm">
        <draw:image xlink:href="Pictures/1000020100000559000000B1BE7519BF0C39CF3B.png" xlink:type="simple" xlink:show="embed" xlink:actuate="onLoad" draw:mime-type="image/png">
          <text:p/>
        </draw:image>
      </draw:frame>
      <draw:frame draw:name="Bildplatzhalter 4" presentation:style-name="_31__5f_Aufzählungsfeld_2b_Bild-outline1" draw:layer="backgroundobjects" svg:width="7.346cm" svg:height="12.825cm" svg:x="16.942cm" svg:y="4.5cm" presentation:class="outline" presentation:placeholder="true" presentation:user-transformed="true">
        <draw:text-box/>
      </draw:frame>
      <draw:frame draw:name="Inhaltsplatzhalter 2" presentation:style-name="Mpr54" draw:text-style-name="MP7" draw:layer="backgroundobjects" svg:width="15.651cm" svg:height="12.825cm" svg:x="0.9cm" svg:y="4.5cm" presentation:class="outline" presentation:user-transformed="true">
        <draw:text-box>
          <text:list text:style-name="ML4">
            <text:list-item>
              <text:p text:style-name="MP22"><text:span text:style-name="MT5">Mastertextformat </text:span><text:span text:style-name="MT5">bearbeiten</text:span></text:p>
            </text:list-item>
          </text:list>
          <text:list text:style-name="ML5">
            <text:list-item>
              <text:list>
                <text:list-item>
                  <text:p text:style-name="MP22"><text:span text:style-name="MT10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2"><text:span text:style-name="MT10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0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9" presentation:style-name="Mpr55" draw:text-style-name="MP11" draw:layer="backgroundobjects" svg:width="23.389cm" svg:height="1.599cm" svg:x="0.9cm" svg:y="3cm" presentation:class="title" presentation:user-transformed="true">
        <draw:text-box>
          <text:p text:style-name="MP12"><text:span text:style-name="MT3">M</text:span><text:span text:style-name="MT3">a</text:span><text:span text:style-name="MT3">st</text:span><text:span text:style-name="MT3">er</text:span><text:span text:style-name="MT3">tit</text:span><text:span text:style-name="MT3">el</text:span><text:span text:style-name="MT3">fo</text:span><text:span text:style-name="MT3">r</text:span><text:span text:style-name="MT3">m</text:span><text:span text:style-name="MT3">at </text:span><text:span text:style-name="MT3">b</text:span><text:span text:style-name="MT3">e</text:span><text:span text:style-name="MT3">ar</text:span><text:span text:style-name="MT3">b</text:span><text:span text:style-name="MT3">ei</text:span><text:span text:style-name="MT3">te</text:span><text:span text:style-name="MT3">n</text:span></text:p>
        </draw:text-box>
      </draw:frame>
      <draw:frame draw:name="Foliennummernplatzhalter 5" presentation:style-name="Mpr56" draw:text-style-name="MP14" draw:layer="backgroundobjects" svg:width="1.326cm" svg:height="0.74cm" svg:x="23.301cm" svg:y="18.18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presentation:notes style:page-layout-name="PM0">
        <draw:page-thumbnail presentation:style-name="_31__5f_Aufzählungsfeld_2b_Bild-title" draw:layer="backgroundobjects" svg:width="13.968cm" svg:height="10.476cm" svg:x="3.81cm" svg:y="2.123cm" presentation:class="page"/>
        <draw:frame presentation:style-name="_31__5f_Aufzählungsfeld_2b_Bild-notes" draw:layer="backgroundobjects" svg:width="17.271cm" svg:height="12.572cm" svg:x="2.159cm" svg:y="13.271cm" presentation:class="notes" presentation:placeholder="true">
          <draw:text-box/>
        </draw:frame>
        <draw:frame presentation:style-name="Mpr5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feld_2b_Aufzählungsfeld_2b_Bild" style:display-name="Textfeld+Aufzählungsfeld+Bild" style:page-layout-name="PM1" draw:style-name="Mdp1">
      <office:forms form:automatic-focus="false" form:apply-design-mode="false"/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15"><text:span text:style-name="MT2">Niklas Deworetzk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38F8A1BAE4B25D57.png" xlink:type="simple" xlink:show="embed" xlink:actuate="onLoad" draw:mime-type="image/png">
          <text:p/>
        </draw:image>
      </draw:frame>
      <draw:frame draw:name="Picture 2" draw:style-name="Mgr5" draw:text-style-name="MP8" draw:layer="backgroundobjects" svg:width="11.552cm" svg:height="1.489cm" svg:x="0.9cm" svg:y="1cm">
        <draw:image xlink:href="Pictures/1000020100000559000000B1BE7519BF0C39CF3B.png" xlink:type="simple" xlink:show="embed" xlink:actuate="onLoad" draw:mime-type="image/png">
          <text:p/>
        </draw:image>
      </draw:frame>
      <draw:frame draw:name="Bildplatzhalter 4" presentation:style-name="Textfeld_2b_Aufzählungsfeld_2b_Bild-outline1" draw:layer="backgroundobjects" svg:width="7.346cm" svg:height="12.825cm" svg:x="16.942cm" svg:y="4.5cm" presentation:class="outline" presentation:placeholder="true" presentation:user-transformed="true">
        <draw:text-box/>
      </draw:frame>
      <draw:frame draw:name="Inhaltsplatzhalter 2" presentation:style-name="Mpr59" draw:text-style-name="MP7" draw:layer="backgroundobjects" svg:width="15.651cm" svg:height="8.825cm" svg:x="0.9cm" svg:y="8.5cm" presentation:class="outline" presentation:user-transformed="true">
        <draw:text-box>
          <text:list text:style-name="ML4">
            <text:list-item>
              <text:p text:style-name="MP22"><text:span text:style-name="MT5">Mastertextformat </text:span><text:span text:style-name="MT5">bearbeiten</text:span></text:p>
            </text:list-item>
          </text:list>
          <text:list text:style-name="ML5">
            <text:list-item>
              <text:list>
                <text:list-item>
                  <text:p text:style-name="MP22"><text:span text:style-name="MT10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2"><text:span text:style-name="MT10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0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9" presentation:style-name="Mpr60" draw:text-style-name="MP11" draw:layer="backgroundobjects" svg:width="23.389cm" svg:height="1.599cm" svg:x="0.9cm" svg:y="3cm" presentation:class="title" presentation:user-transformed="true">
        <draw:text-box>
          <text:p text:style-name="MP12"><text:span text:style-name="MT3">M</text:span><text:span text:style-name="MT3">a</text:span><text:span text:style-name="MT3">st</text:span><text:span text:style-name="MT3">er</text:span><text:span text:style-name="MT3">tit</text:span><text:span text:style-name="MT3">el</text:span><text:span text:style-name="MT3">fo</text:span><text:span text:style-name="MT3">r</text:span><text:span text:style-name="MT3">m</text:span><text:span text:style-name="MT3">at </text:span><text:span text:style-name="MT3">b</text:span><text:span text:style-name="MT3">e</text:span><text:span text:style-name="MT3">ar</text:span><text:span text:style-name="MT3">b</text:span><text:span text:style-name="MT3">ei</text:span><text:span text:style-name="MT3">te</text:span><text:span text:style-name="MT3">n</text:span></text:p>
        </draw:text-box>
      </draw:frame>
      <draw:frame draw:name="Foliennummernplatzhalter 5" presentation:style-name="Mpr61" draw:text-style-name="MP14" draw:layer="backgroundobjects" svg:width="1.326cm" svg:height="0.74cm" svg:x="23.301cm" svg:y="18.18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Textplatzhalter 10" presentation:style-name="Mpr59" draw:text-style-name="MP7" draw:layer="backgroundobjects" svg:width="17.4cm" svg:height="3.977cm" svg:x="0.9cm" svg:y="4.5cm" presentation:class="outline" presentation:user-transformed="true">
        <draw:text-box>
          <text:p text:style-name="MP16"><text:span text:style-name="MT5">Mastertextformat bearbeiten</text:span></text:p>
        </draw:text-box>
      </draw:frame>
      <presentation:notes style:page-layout-name="PM0">
        <draw:page-thumbnail presentation:style-name="Textfeld_2b_Aufzählungsfeld_2b_Bild-title" draw:layer="backgroundobjects" svg:width="13.968cm" svg:height="10.476cm" svg:x="3.81cm" svg:y="2.123cm" presentation:class="page"/>
        <draw:frame presentation:style-name="Textfeld_2b_Aufzählungsfeld_2b_Bild-notes" draw:layer="backgroundobjects" svg:width="17.271cm" svg:height="12.572cm" svg:x="2.159cm" svg:y="13.271cm" presentation:class="notes" presentation:placeholder="true">
          <draw:text-box/>
        </draw:frame>
        <draw:frame presentation:style-name="Mpr6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folie_5f_" style:display-name="Textfolie_" style:page-layout-name="PM1" draw:style-name="Mdp1">
      <office:forms form:automatic-focus="false" form:apply-design-mode="false"/>
      <draw:custom-shape draw:name="Rectangle 5" draw:style-name="Mgr1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29" draw:layer="backgroundobjects" svg:width="6.005cm" svg:height="0.716cm" svg:x="16.1cm" svg:y="18.19cm">
        <text:p text:style-name="MP15"><text:span text:style-name="MT2">Niklas Deworetzk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30" draw:layer="backgroundobjects" svg:width="1.6cm" svg:height="0.716cm" svg:x="22.102cm" svg:y="18.19cm">
        <text:p text:style-name="MP6"><text:span text:style-name="MT2">Pa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38F8A1BAE4B25D57.png" xlink:type="simple" xlink:show="embed" xlink:actuate="onLoad" draw:mime-type="image/png">
          <text:p/>
        </draw:image>
      </draw:frame>
      <draw:frame draw:name="Picture 2" draw:style-name="Mgr5" draw:text-style-name="MP8" draw:layer="backgroundobjects" svg:width="11.552cm" svg:height="1.489cm" svg:x="0.9cm" svg:y="1cm">
        <draw:image xlink:href="Pictures/1000020100000559000000B1BE7519BF0C39CF3B.png" xlink:type="simple" xlink:show="embed" xlink:actuate="onLoad" draw:mime-type="image/png">
          <text:p/>
        </draw:image>
      </draw:frame>
      <draw:frame draw:name="Foliennummernplatzhalter 5" presentation:style-name="Mpr64" draw:text-style-name="MP14" draw:layer="backgroundobjects" svg:width="1.326cm" svg:height="0.74cm" svg:x="23.301cm" svg:y="18.18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Titel 2" presentation:style-name="Mpr65" draw:text-style-name="MP11" draw:layer="backgroundobjects" svg:width="23.393cm" svg:height="1.595cm" svg:x="0.9cm" svg:y="3cm" presentation:class="title" presentation:user-transformed="true">
        <draw:text-box>
          <text:p text:style-name="MP12"><text:span text:style-name="MT3">M</text:span><text:span text:style-name="MT3">a</text:span><text:span text:style-name="MT3">st</text:span><text:span text:style-name="MT3">er</text:span><text:span text:style-name="MT3">tit</text:span><text:span text:style-name="MT3">el</text:span><text:span text:style-name="MT3">fo</text:span><text:span text:style-name="MT3">r</text:span><text:span text:style-name="MT3">m</text:span><text:span text:style-name="MT3">at </text:span><text:span text:style-name="MT3">b</text:span><text:span text:style-name="MT3">e</text:span><text:span text:style-name="MT3">ar</text:span><text:span text:style-name="MT3">b</text:span><text:span text:style-name="MT3">ei</text:span><text:span text:style-name="MT3">te</text:span><text:span text:style-name="MT3">n</text:span></text:p>
        </draw:text-box>
      </draw:frame>
      <draw:frame draw:name="Textplatzhalter 7" presentation:style-name="Mpr66" draw:text-style-name="MP7" draw:layer="backgroundobjects" svg:width="23.4cm" svg:height="12.825cm" svg:x="0.9cm" svg:y="4.5cm" presentation:class="outline" presentation:user-transformed="true">
        <draw:text-box>
          <text:list text:style-name="ML2">
            <text:list-item>
              <text:p text:style-name="MP16"><text:span text:style-name="MT5">Mastertextformat </text:span><text:span text:style-name="MT5">bearbeiten</text:span></text:p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Textfolie_5f_-title" draw:layer="backgroundobjects" svg:width="13.968cm" svg:height="10.476cm" svg:x="3.81cm" svg:y="2.123cm" presentation:class="page"/>
        <draw:frame presentation:style-name="Textfolie_5f_-notes" draw:layer="backgroundobjects" svg:width="17.271cm" svg:height="12.572cm" svg:x="2.159cm" svg:y="13.271cm" presentation:class="notes" presentation:placeholder="true">
          <draw:text-box/>
        </draw:frame>
        <draw:frame presentation:style-name="Mpr6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Using Partial Evaluation to Generate Compilers</dc:title>
    <meta:initial-creator>Niklas Deworetzki</meta:initial-creator>
    <meta:editing-cycles>2</meta:editing-cycles>
    <meta:creation-date>2021-02-07T17:00:15.075156853</meta:creation-date>
    <meta:editing-duration>PT56M52S</meta:editing-duration>
    <meta:generator>LibreOffice/7.1.0.3$Linux_X86_64 LibreOffice_project/10$Build-3</meta:generator>
    <dc:date>2021-02-07T18:06:39.834975335</dc:date>
    <dc:creator>Niklas Deworetzki</dc:creator>
    <meta:document-statistic meta:object-count="719"/>
    <meta:user-defined meta:name="AppVersion">15.004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4</meta:user-defined>
    <meta:template xlink:type="simple" xlink:actuate="onRequest" xlink:title="THM-092017" xlink:href=""/>
  </office:meta>
</office:document-meta>
</file>

<file path=Object 1/content.xml><?xml version="1.0" encoding="utf-8"?>
<math xmlns="http://www.w3.org/1998/Math/MathML" display="block">
  <semantics>
    <msubsup>
      <mi>S</mi>
      <mi>n</mi>
      <mi>m</mi>
    </msubsup>
    <annotation encoding="StarMath 5.0">S^m_n</annotation>
  </semantics>
</math>
</file>